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65009" calcext:value-type="float">
            <text:p>-0.0065009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9934991" calcext:value-type="float">
            <text:p>0.993499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9934991" calcext:value-type="float">
            <text:p>1.9934991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.9934991" calcext:value-type="float">
            <text:p>2.993499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.9934991" calcext:value-type="float">
            <text:p>3.9934991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4.9934991" calcext:value-type="float">
            <text:p>4.993499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.9934991" calcext:value-type="float">
            <text:p>5.9934991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6.9934991" calcext:value-type="float">
            <text:p>6.993499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7.9934991" calcext:value-type="float">
            <text:p>7.993499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8.9934991" calcext:value-type="float">
            <text:p>8.993499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.9934991" calcext:value-type="float">
            <text:p>9.9934991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10.9934991" calcext:value-type="float">
            <text:p>10.9934991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9934991" calcext:value-type="float">
            <text:p>11.9934991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12.9934991" calcext:value-type="float">
            <text:p>12.993499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3.9934991" calcext:value-type="float">
            <text:p>13.9934991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4.9934991" calcext:value-type="float">
            <text:p>14.993499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5.9934991" calcext:value-type="float">
            <text:p>15.9934991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16.9934991" calcext:value-type="float">
            <text:p>16.993499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.9934991" calcext:value-type="float">
            <text:p>17.9934991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18.9934991" calcext:value-type="float">
            <text:p>18.993499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9.9934991" calcext:value-type="float">
            <text:p>19.993499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20.9934991" calcext:value-type="float">
            <text:p>20.9934991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21.9934991" calcext:value-type="float">
            <text:p>21.9934991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22.9934991" calcext:value-type="float">
            <text:p>22.993499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23.9934991" calcext:value-type="float">
            <text:p>23.993499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4.9934991" calcext:value-type="float">
            <text:p>24.993499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5.9934991" calcext:value-type="float">
            <text:p>25.9934991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26.9934991" calcext:value-type="float">
            <text:p>26.9934991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7.9934991" calcext:value-type="float">
            <text:p>27.9934991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28.9934991" calcext:value-type="float">
            <text:p>28.993499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9.9934991" calcext:value-type="float">
            <text:p>29.9934991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30.9934991" calcext:value-type="float">
            <text:p>30.993499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.9934991" calcext:value-type="float">
            <text:p>31.9934991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32.9934991" calcext:value-type="float">
            <text:p>32.993499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33.9934991" calcext:value-type="float">
            <text:p>33.9934991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34.9934991" calcext:value-type="float">
            <text:p>34.9934991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35.9934991" calcext:value-type="float">
            <text:p>35.9934991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36.9934991" calcext:value-type="float">
            <text:p>36.993499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37.9934991" calcext:value-type="float">
            <text:p>37.993499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38.9934991" calcext:value-type="float">
            <text:p>38.99349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9.9934991" calcext:value-type="float">
            <text:p>39.9934991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40.9934991" calcext:value-type="float">
            <text:p>40.993499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41.9934991" calcext:value-type="float">
            <text:p>41.9934991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42.9934991" calcext:value-type="float">
            <text:p>42.9934991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3.9934991" calcext:value-type="float">
            <text:p>43.993499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44.9934991" calcext:value-type="float">
            <text:p>44.993499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45.9934991" calcext:value-type="float">
            <text:p>45.9934991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46.9934991" calcext:value-type="float">
            <text:p>46.993499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47.9934991" calcext:value-type="float">
            <text:p>47.9934991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48.9934991" calcext:value-type="float">
            <text:p>48.993499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49.9934991" calcext:value-type="float">
            <text:p>49.9934991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50.9934991" calcext:value-type="float">
            <text:p>50.993499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51.9934991" calcext:value-type="float">
            <text:p>51.9934991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52.9934991" calcext:value-type="float">
            <text:p>52.99349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3.9934991" calcext:value-type="float">
            <text:p>53.9934991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54.9934991" calcext:value-type="float">
            <text:p>54.993499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55.9934991" calcext:value-type="float">
            <text:p>55.993499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56.9934991" calcext:value-type="float">
            <text:p>56.993499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57.9934991" calcext:value-type="float">
            <text:p>57.9934991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58.9934991" calcext:value-type="float">
            <text:p>58.993499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9.9934991" calcext:value-type="float">
            <text:p>59.993499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60.9934991" calcext:value-type="float">
            <text:p>60.993499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61.9934991" calcext:value-type="float">
            <text:p>61.9934991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62.9934991" calcext:value-type="float">
            <text:p>62.993499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63.9934991" calcext:value-type="float">
            <text:p>63.9934991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64.9934991" calcext:value-type="float">
            <text:p>64.993499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65.9934991" calcext:value-type="float">
            <text:p>65.9934991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66.9934991" calcext:value-type="float">
            <text:p>66.9934991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67.9934991" calcext:value-type="float">
            <text:p>67.9934991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68.9934991" calcext:value-type="float">
            <text:p>68.993499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69.9934991" calcext:value-type="float">
            <text:p>69.9934991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70.9934991" calcext:value-type="float">
            <text:p>70.993499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71.9934991" calcext:value-type="float">
            <text:p>71.9934991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72.9934991" calcext:value-type="float">
            <text:p>72.9934991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73.9934991" calcext:value-type="float">
            <text:p>73.993499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74.9934991" calcext:value-type="float">
            <text:p>74.993499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75.9934991" calcext:value-type="float">
            <text:p>75.993499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76.9934991" calcext:value-type="float">
            <text:p>76.9934991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77.9934991" calcext:value-type="float">
            <text:p>77.993499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78.9934991" calcext:value-type="float">
            <text:p>78.993499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79.9934991" calcext:value-type="float">
            <text:p>79.9934991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80.9934991" calcext:value-type="float">
            <text:p>80.993499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81.9934991" calcext:value-type="float">
            <text:p>81.993499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82.9934991" calcext:value-type="float">
            <text:p>82.993499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83.9934991" calcext:value-type="float">
            <text:p>83.993499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84.9934991" calcext:value-type="float">
            <text:p>84.9934991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85.9934991" calcext:value-type="float">
            <text:p>85.9934991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86.9934991" calcext:value-type="float">
            <text:p>86.993499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87.9934991" calcext:value-type="float">
            <text:p>87.9934991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88.9934991" calcext:value-type="float">
            <text:p>88.993499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89.9934991" calcext:value-type="float">
            <text:p>89.993499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90.9934991" calcext:value-type="float">
            <text:p>90.993499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91.9934991" calcext:value-type="float">
            <text:p>91.9934991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92.9934991" calcext:value-type="float">
            <text:p>92.9934991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93.9934991" calcext:value-type="float">
            <text:p>93.9934991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94.9934991" calcext:value-type="float">
            <text:p>94.993499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95.9934991" calcext:value-type="float">
            <text:p>95.9934991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96.9934991" calcext:value-type="float">
            <text:p>96.993499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97.9934991" calcext:value-type="float">
            <text:p>97.9934991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98.9934991" calcext:value-type="float">
            <text:p>98.993499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9.9934991" calcext:value-type="float">
            <text:p>99.9934991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00.9934991" calcext:value-type="float">
            <text:p>100.993499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01.9934991" calcext:value-type="float">
            <text:p>101.993499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102.9934991" calcext:value-type="float">
            <text:p>102.993499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03.9934991" calcext:value-type="float">
            <text:p>103.993499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104.9934991" calcext:value-type="float">
            <text:p>104.993499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05.9934991" calcext:value-type="float">
            <text:p>105.993499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06.9934991" calcext:value-type="float">
            <text:p>106.993499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07.9934991" calcext:value-type="float">
            <text:p>107.9934991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08.9934991" calcext:value-type="float">
            <text:p>108.9934991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9.9934991" calcext:value-type="float">
            <text:p>109.9934991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110.9934991" calcext:value-type="float">
            <text:p>110.993499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1.9934991" calcext:value-type="float">
            <text:p>111.9934991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112.9934991" calcext:value-type="float">
            <text:p>112.993499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13.9934991" calcext:value-type="float">
            <text:p>113.9934991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114.9934991" calcext:value-type="float">
            <text:p>114.9934991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5.9934991" calcext:value-type="float">
            <text:p>115.9934991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116.9934991" calcext:value-type="float">
            <text:p>116.993499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17.9934991" calcext:value-type="float">
            <text:p>117.9934991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118.9934991" calcext:value-type="float">
            <text:p>118.993499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9.9934991" calcext:value-type="float">
            <text:p>119.9934991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120.9934991" calcext:value-type="float">
            <text:p>120.993499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21.9934991" calcext:value-type="float">
            <text:p>121.9934991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122.9934991" calcext:value-type="float">
            <text:p>122.993499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23.9934991" calcext:value-type="float">
            <text:p>123.993499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124.9934991" calcext:value-type="float">
            <text:p>124.993499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25.9934991" calcext:value-type="float">
            <text:p>125.9934991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126.9934991" calcext:value-type="float">
            <text:p>126.993499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27.9934991" calcext:value-type="float">
            <text:p>127.9934991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128.9934991" calcext:value-type="float">
            <text:p>128.99349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29.9934991" calcext:value-type="float">
            <text:p>129.9934991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130.9934991" calcext:value-type="float">
            <text:p>130.993499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31.9934991" calcext:value-type="float">
            <text:p>131.9934991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132.9934991" calcext:value-type="float">
            <text:p>132.993499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33.9934991" calcext:value-type="float">
            <text:p>133.9934991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134.9934991" calcext:value-type="float">
            <text:p>134.993499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35.9934991" calcext:value-type="float">
            <text:p>135.993499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136.9934991" calcext:value-type="float">
            <text:p>136.9934991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37.9934991" calcext:value-type="float">
            <text:p>137.9934991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138.9934991" calcext:value-type="float">
            <text:p>138.993499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39.9934991" calcext:value-type="float">
            <text:p>139.993499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40.9934991" calcext:value-type="float">
            <text:p>140.993499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41.9934991" calcext:value-type="float">
            <text:p>141.9934991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42.9934991" calcext:value-type="float">
            <text:p>142.993499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43.9934991" calcext:value-type="float">
            <text:p>143.993499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44.9934991" calcext:value-type="float">
            <text:p>144.9934991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45.9934991" calcext:value-type="float">
            <text:p>145.9934991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46.9934991" calcext:value-type="float">
            <text:p>146.993499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47.9934991" calcext:value-type="float">
            <text:p>147.9934991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48.9934991" calcext:value-type="float">
            <text:p>148.993499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49.9934991" calcext:value-type="float">
            <text:p>149.993499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50.9934991" calcext:value-type="float">
            <text:p>150.993499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1.9934991" calcext:value-type="float">
            <text:p>151.9934991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52.9934991" calcext:value-type="float">
            <text:p>152.993499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53.9934991" calcext:value-type="float">
            <text:p>153.993499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54.9934991" calcext:value-type="float">
            <text:p>154.993499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5.9934991" calcext:value-type="float">
            <text:p>155.993499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56.9934991" calcext:value-type="float">
            <text:p>156.993499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57.9934991" calcext:value-type="float">
            <text:p>157.9934991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58.9934991" calcext:value-type="float">
            <text:p>158.993499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9.9934991" calcext:value-type="float">
            <text:p>159.9934991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60.9934991" calcext:value-type="float">
            <text:p>160.993499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61.9934991" calcext:value-type="float">
            <text:p>161.9934991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62.9934991" calcext:value-type="float">
            <text:p>162.993499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63.9934991" calcext:value-type="float">
            <text:p>163.993499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64.9934991" calcext:value-type="float">
            <text:p>164.993499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65.9934991" calcext:value-type="float">
            <text:p>165.9934991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66.9934991" calcext:value-type="float">
            <text:p>166.993499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67.9934991" calcext:value-type="float">
            <text:p>167.9934991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68.9934991" calcext:value-type="float">
            <text:p>168.9934991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69.9934991" calcext:value-type="float">
            <text:p>169.9934991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70.9934991" calcext:value-type="float">
            <text:p>170.993499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1.9934991" calcext:value-type="float">
            <text:p>171.9934991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72.9934991" calcext:value-type="float">
            <text:p>172.9934991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73.9934991" calcext:value-type="float">
            <text:p>173.9934991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74.9934991" calcext:value-type="float">
            <text:p>174.993499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5.9934991" calcext:value-type="float">
            <text:p>175.993499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76.9934991" calcext:value-type="float">
            <text:p>176.993499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77.9934991" calcext:value-type="float">
            <text:p>177.9934991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78.9934991" calcext:value-type="float">
            <text:p>178.993499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79.9934991" calcext:value-type="float">
            <text:p>179.9934991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80.9934991" calcext:value-type="float">
            <text:p>180.993499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81.9934991" calcext:value-type="float">
            <text:p>181.9934991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82.9934991" calcext:value-type="float">
            <text:p>182.993499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83.9934991" calcext:value-type="float">
            <text:p>183.993499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84.9934991" calcext:value-type="float">
            <text:p>184.9934991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85.9934991" calcext:value-type="float">
            <text:p>185.9934991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86.9934991" calcext:value-type="float">
            <text:p>186.9934991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87.9934991" calcext:value-type="float">
            <text:p>187.9934991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88.9934991" calcext:value-type="float">
            <text:p>188.9934991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89.9934991" calcext:value-type="float">
            <text:p>189.9934991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90.9934991" calcext:value-type="float">
            <text:p>190.993499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91.9934991" calcext:value-type="float">
            <text:p>191.9934991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92.9934991" calcext:value-type="float">
            <text:p>192.993499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93.9934991" calcext:value-type="float">
            <text:p>193.993499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94.9934991" calcext:value-type="float">
            <text:p>194.993499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95.9934991" calcext:value-type="float">
            <text:p>195.9934991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96.9934991" calcext:value-type="float">
            <text:p>196.9934991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97.9934991" calcext:value-type="float">
            <text:p>197.9934991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98.9934991" calcext:value-type="float">
            <text:p>198.9934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.9934991" calcext:value-type="float">
            <text:p>199.9934991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200.9934991" calcext:value-type="float">
            <text:p>200.9934991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201.9934991" calcext:value-type="float">
            <text:p>201.9934991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202.9934991" calcext:value-type="float">
            <text:p>202.993499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203.9934991" calcext:value-type="float">
            <text:p>203.9934991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204.9934991" calcext:value-type="float">
            <text:p>204.993499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05.9934991" calcext:value-type="float">
            <text:p>205.9934991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206.9934991" calcext:value-type="float">
            <text:p>206.993499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207.9934991" calcext:value-type="float">
            <text:p>207.9934991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208.9934991" calcext:value-type="float">
            <text:p>208.993499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09.9934991" calcext:value-type="float">
            <text:p>209.9934991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210.9934991" calcext:value-type="float">
            <text:p>210.993499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211.9934991" calcext:value-type="float">
            <text:p>211.9934991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212.9934991" calcext:value-type="float">
            <text:p>212.9934991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213.9934991" calcext:value-type="float">
            <text:p>213.9934991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214.9934991" calcext:value-type="float">
            <text:p>214.9934991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215.9934991" calcext:value-type="float">
            <text:p>215.9934991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216.9934991" calcext:value-type="float">
            <text:p>216.9934991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217.9934991" calcext:value-type="float">
            <text:p>217.9934991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218.9934991" calcext:value-type="float">
            <text:p>218.993499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19.9934991" calcext:value-type="float">
            <text:p>219.9934991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220.9934991" calcext:value-type="float">
            <text:p>220.993499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221.9934991" calcext:value-type="float">
            <text:p>221.9934991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222.9934991" calcext:value-type="float">
            <text:p>222.9934991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223.9934991" calcext:value-type="float">
            <text:p>223.9934991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224.9934991" calcext:value-type="float">
            <text:p>224.993499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225.9934991" calcext:value-type="float">
            <text:p>225.9934991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226.9934991" calcext:value-type="float">
            <text:p>226.993499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27.9934991" calcext:value-type="float">
            <text:p>227.9934991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228.9934991" calcext:value-type="float">
            <text:p>228.993499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229.9934991" calcext:value-type="float">
            <text:p>229.9934991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230.9934991" calcext:value-type="float">
            <text:p>230.9934991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231.9934991" calcext:value-type="float">
            <text:p>231.9934991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232.9934991" calcext:value-type="float">
            <text:p>232.9934991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233.9934991" calcext:value-type="float">
            <text:p>233.9934991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234.9934991" calcext:value-type="float">
            <text:p>234.993499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235.9934991" calcext:value-type="float">
            <text:p>235.9934991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236.9934991" calcext:value-type="float">
            <text:p>236.993499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237.9934991" calcext:value-type="float">
            <text:p>237.9934991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238.9934991" calcext:value-type="float">
            <text:p>238.993499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39.9934991" calcext:value-type="float">
            <text:p>239.9934991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240.9934991" calcext:value-type="float">
            <text:p>240.993499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241.9934991" calcext:value-type="float">
            <text:p>241.9934991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242.9934991" calcext:value-type="float">
            <text:p>242.9934991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243.9934991" calcext:value-type="float">
            <text:p>243.9934991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244.9934991" calcext:value-type="float">
            <text:p>244.9934991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245.9934991" calcext:value-type="float">
            <text:p>245.9934991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246.9934991" calcext:value-type="float">
            <text:p>246.993499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247.9934991" calcext:value-type="float">
            <text:p>247.9934991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248.9934991" calcext:value-type="float">
            <text:p>248.993499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249.9934991" calcext:value-type="float">
            <text:p>249.9934991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250.9934991" calcext:value-type="float">
            <text:p>250.993499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251.9934991" calcext:value-type="float">
            <text:p>251.9934991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252.9934991" calcext:value-type="float">
            <text:p>252.993499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253.9934991" calcext:value-type="float">
            <text:p>253.9934991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254.9934991" calcext:value-type="float">
            <text:p>254.9934991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55.9934991" calcext:value-type="float">
            <text:p>255.9934991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256.9934991" calcext:value-type="float">
            <text:p>256.9934991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57.9934991" calcext:value-type="float">
            <text:p>257.9934991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258.9934991" calcext:value-type="float">
            <text:p>258.9934991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59.9934991" calcext:value-type="float">
            <text:p>259.9934991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260.9934991" calcext:value-type="float">
            <text:p>260.993499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61.9934991" calcext:value-type="float">
            <text:p>261.9934991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262.9934991" calcext:value-type="float">
            <text:p>262.993499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63.9934991" calcext:value-type="float">
            <text:p>263.9934991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264.9934991" calcext:value-type="float">
            <text:p>264.9934991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65.9934991" calcext:value-type="float">
            <text:p>265.9934991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266.9934991" calcext:value-type="float">
            <text:p>266.9934991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67.9934991" calcext:value-type="float">
            <text:p>267.9934991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268.9934991" calcext:value-type="float">
            <text:p>268.993499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69.9934991" calcext:value-type="float">
            <text:p>269.9934991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270.9934991" calcext:value-type="float">
            <text:p>270.9934991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71.9934991" calcext:value-type="float">
            <text:p>271.9934991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272.9934991" calcext:value-type="float">
            <text:p>272.993499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73.9934991" calcext:value-type="float">
            <text:p>273.9934991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274.9934991" calcext:value-type="float">
            <text:p>274.993499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75.9934991" calcext:value-type="float">
            <text:p>275.9934991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276.9934991" calcext:value-type="float">
            <text:p>276.9934991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77.9934991" calcext:value-type="float">
            <text:p>277.9934991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278.9934991" calcext:value-type="float">
            <text:p>278.993499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79.9934991" calcext:value-type="float">
            <text:p>279.9934991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280.9934991" calcext:value-type="float">
            <text:p>280.993499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81.9934991" calcext:value-type="float">
            <text:p>281.9934991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282.9934991" calcext:value-type="float">
            <text:p>282.9934991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83.9934991" calcext:value-type="float">
            <text:p>283.9934991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284.9934991" calcext:value-type="float">
            <text:p>284.9934991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85.9934991" calcext:value-type="float">
            <text:p>285.9934991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286.9934991" calcext:value-type="float">
            <text:p>286.9934991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87.9934991" calcext:value-type="float">
            <text:p>287.9934991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288.9934991" calcext:value-type="float">
            <text:p>288.993499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89.9934991" calcext:value-type="float">
            <text:p>289.9934991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290.9934991" calcext:value-type="float">
            <text:p>290.993499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91.9934991" calcext:value-type="float">
            <text:p>291.9934991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292.9934991" calcext:value-type="float">
            <text:p>292.9934991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93.9934991" calcext:value-type="float">
            <text:p>293.9934991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294.9934991" calcext:value-type="float">
            <text:p>294.9934991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95.9934991" calcext:value-type="float">
            <text:p>295.9934991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296.9934991" calcext:value-type="float">
            <text:p>296.9934991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97.9934991" calcext:value-type="float">
            <text:p>297.9934991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298.9934991" calcext:value-type="float">
            <text:p>298.993499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99.9934991" calcext:value-type="float">
            <text:p>299.9934991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300.9934991" calcext:value-type="float">
            <text:p>300.993499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301.9934991" calcext:value-type="float">
            <text:p>301.9934991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302.9934991" calcext:value-type="float">
            <text:p>302.9934991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03.9934991" calcext:value-type="float">
            <text:p>303.9934991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304.9934991" calcext:value-type="float">
            <text:p>304.9934991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305.9934991" calcext:value-type="float">
            <text:p>305.9934991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306.9934991" calcext:value-type="float">
            <text:p>306.9934991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307.9934991" calcext:value-type="float">
            <text:p>307.9934991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308.9934991" calcext:value-type="float">
            <text:p>308.9934991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309.9934991" calcext:value-type="float">
            <text:p>309.9934991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310.9934991" calcext:value-type="float">
            <text:p>310.993499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11.9934991" calcext:value-type="float">
            <text:p>311.9934991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312.9934991" calcext:value-type="float">
            <text:p>312.993499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313.9934991" calcext:value-type="float">
            <text:p>313.9934991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314.9934991" calcext:value-type="float">
            <text:p>314.993499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315.9934991" calcext:value-type="float">
            <text:p>315.9934991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316.9934991" calcext:value-type="float">
            <text:p>316.9934991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317.9934991" calcext:value-type="float">
            <text:p>317.9934991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318.9934991" calcext:value-type="float">
            <text:p>318.993499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19.9934991" calcext:value-type="float">
            <text:p>319.9934991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320.9934991" calcext:value-type="float">
            <text:p>320.9934991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321.9934991" calcext:value-type="float">
            <text:p>321.9934991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322.9934991" calcext:value-type="float">
            <text:p>322.9934991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323.9934991" calcext:value-type="float">
            <text:p>323.9934991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324.9934991" calcext:value-type="float">
            <text:p>324.9934991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325.9934991" calcext:value-type="float">
            <text:p>325.9934991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326.9934991" calcext:value-type="float">
            <text:p>326.9934991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27.9934991" calcext:value-type="float">
            <text:p>327.9934991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328.9934991" calcext:value-type="float">
            <text:p>328.9934991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329.9934991" calcext:value-type="float">
            <text:p>329.9934991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330.9934991" calcext:value-type="float">
            <text:p>330.9934991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331.9934991" calcext:value-type="float">
            <text:p>331.9934991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332.9934991" calcext:value-type="float">
            <text:p>332.993499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333.9934991" calcext:value-type="float">
            <text:p>333.9934991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334.9934991" calcext:value-type="float">
            <text:p>334.993499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35.9934991" calcext:value-type="float">
            <text:p>335.9934991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336.9934991" calcext:value-type="float">
            <text:p>336.993499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337.9934991" calcext:value-type="float">
            <text:p>337.9934991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office:value-type="float" office:value="338.9934991" calcext:value-type="float">
            <text:p>338.9934991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339.9934991" calcext:value-type="float">
            <text:p>339.9934991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340.9934991" calcext:value-type="float">
            <text:p>340.9934991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341.9934991" calcext:value-type="float">
            <text:p>341.9934991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342.9934991" calcext:value-type="float">
            <text:p>342.993499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43.9934991" calcext:value-type="float">
            <text:p>343.9934991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344.9934991" calcext:value-type="float">
            <text:p>344.9934991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345.9934991" calcext:value-type="float">
            <text:p>345.9934991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346.9934991" calcext:value-type="float">
            <text:p>346.9934991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347.9934991" calcext:value-type="float">
            <text:p>347.9934991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348.9934991" calcext:value-type="float">
            <text:p>348.993499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349.9934991" calcext:value-type="float">
            <text:p>349.9934991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350.9934991" calcext:value-type="float">
            <text:p>350.993499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51.9934991" calcext:value-type="float">
            <text:p>351.9934991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352.9934991" calcext:value-type="float">
            <text:p>352.9934991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353.9934991" calcext:value-type="float">
            <text:p>353.9934991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354.9934991" calcext:value-type="float">
            <text:p>354.993499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355.9934991" calcext:value-type="float">
            <text:p>355.9934991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356.9934991" calcext:value-type="float">
            <text:p>356.9934991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357.9934991" calcext:value-type="float">
            <text:p>357.9934991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358.9934991" calcext:value-type="float">
            <text:p>358.993499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59.9934991" calcext:value-type="float">
            <text:p>359.9934991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360.9934991" calcext:value-type="float">
            <text:p>360.9934991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361.9934991" calcext:value-type="float">
            <text:p>361.9934991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362.9934991" calcext:value-type="float">
            <text:p>362.9934991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363.9934991" calcext:value-type="float">
            <text:p>363.9934991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364.9934991" calcext:value-type="float">
            <text:p>364.9934991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365.9934991" calcext:value-type="float">
            <text:p>365.9934991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366.9934991" calcext:value-type="float">
            <text:p>366.9934991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67.9934991" calcext:value-type="float">
            <text:p>367.9934991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368.9934991" calcext:value-type="float">
            <text:p>368.993499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369.9934991" calcext:value-type="float">
            <text:p>369.9934991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370.9934991" calcext:value-type="float">
            <text:p>370.993499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371.9934991" calcext:value-type="float">
            <text:p>371.9934991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372.9934991" calcext:value-type="float">
            <text:p>372.9934991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373.9934991" calcext:value-type="float">
            <text:p>373.9934991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374.9934991" calcext:value-type="float">
            <text:p>374.9934991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75.9934991" calcext:value-type="float">
            <text:p>375.9934991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376.9934991" calcext:value-type="float">
            <text:p>376.9934991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77.9934991" calcext:value-type="float">
            <text:p>377.9934991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378.9934991" calcext:value-type="float">
            <text:p>378.993499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379.9934991" calcext:value-type="float">
            <text:p>379.9934991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380.9934991" calcext:value-type="float">
            <text:p>380.9934991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381.9934991" calcext:value-type="float">
            <text:p>381.9934991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382.9934991" calcext:value-type="float">
            <text:p>382.9934991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83.9934991" calcext:value-type="float">
            <text:p>383.9934991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384.9934991" calcext:value-type="float">
            <text:p>384.9934991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385.9934991" calcext:value-type="float">
            <text:p>385.9934991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386.9934991" calcext:value-type="float">
            <text:p>386.9934991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387.9934991" calcext:value-type="float">
            <text:p>387.9934991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388.9934991" calcext:value-type="float">
            <text:p>388.993499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389.9934991" calcext:value-type="float">
            <text:p>389.9934991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390.9934991" calcext:value-type="float">
            <text:p>390.993499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91.9934991" calcext:value-type="float">
            <text:p>391.9934991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392.9934991" calcext:value-type="float">
            <text:p>392.993499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393.9934991" calcext:value-type="float">
            <text:p>393.9934991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394.9934991" calcext:value-type="float">
            <text:p>394.993499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395.9934991" calcext:value-type="float">
            <text:p>395.9934991</text:p>
          </table:table-cell>
        </table:table-row>
        <table:table-row table:style-name="ro1">
          <table:table-cell office:value-type="float" office:value="1.985" calcext:value-type="float">
            <text:p>1.985</text:p>
          </table:table-cell>
          <table:table-cell office:value-type="float" office:value="396.9934991" calcext:value-type="float">
            <text:p>396.993499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397.9934991" calcext:value-type="float">
            <text:p>397.9934991</text:p>
          </table:table-cell>
        </table:table-row>
        <table:table-row table:style-name="ro1">
          <table:table-cell office:value-type="float" office:value="1.995" calcext:value-type="float">
            <text:p>1.995</text:p>
          </table:table-cell>
          <table:table-cell office:value-type="float" office:value="398.9934991" calcext:value-type="float">
            <text:p>398.9934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9.9934991" calcext:value-type="float">
            <text:p>399.9934991</text:p>
          </table:table-cell>
        </table:table-row>
        <table:table-row table:style-name="ro1">
          <table:table-cell office:value-type="float" office:value="2.005" calcext:value-type="float">
            <text:p>2.005</text:p>
          </table:table-cell>
          <table:table-cell office:value-type="float" office:value="400.9934991" calcext:value-type="float">
            <text:p>400.993499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401.9934991" calcext:value-type="float">
            <text:p>401.9934991</text:p>
          </table:table-cell>
        </table:table-row>
        <table:table-row table:style-name="ro1">
          <table:table-cell office:value-type="float" office:value="2.015" calcext:value-type="float">
            <text:p>2.015</text:p>
          </table:table-cell>
          <table:table-cell office:value-type="float" office:value="402.9934991" calcext:value-type="float">
            <text:p>402.993499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403.9934991" calcext:value-type="float">
            <text:p>403.9934991</text:p>
          </table:table-cell>
        </table:table-row>
        <table:table-row table:style-name="ro1">
          <table:table-cell office:value-type="float" office:value="2.025" calcext:value-type="float">
            <text:p>2.025</text:p>
          </table:table-cell>
          <table:table-cell office:value-type="float" office:value="404.9934991" calcext:value-type="float">
            <text:p>404.993499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05.9934991" calcext:value-type="float">
            <text:p>405.9934991</text:p>
          </table:table-cell>
        </table:table-row>
        <table:table-row table:style-name="ro1">
          <table:table-cell office:value-type="float" office:value="2.035" calcext:value-type="float">
            <text:p>2.035</text:p>
          </table:table-cell>
          <table:table-cell office:value-type="float" office:value="406.9934991" calcext:value-type="float">
            <text:p>406.993499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407.9934991" calcext:value-type="float">
            <text:p>407.9934991</text:p>
          </table:table-cell>
        </table:table-row>
        <table:table-row table:style-name="ro1">
          <table:table-cell office:value-type="float" office:value="2.045" calcext:value-type="float">
            <text:p>2.045</text:p>
          </table:table-cell>
          <table:table-cell office:value-type="float" office:value="408.9934991" calcext:value-type="float">
            <text:p>408.993499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09.9934991" calcext:value-type="float">
            <text:p>409.9934991</text:p>
          </table:table-cell>
        </table:table-row>
        <table:table-row table:style-name="ro1">
          <table:table-cell office:value-type="float" office:value="2.055" calcext:value-type="float">
            <text:p>2.055</text:p>
          </table:table-cell>
          <table:table-cell office:value-type="float" office:value="410.9934991" calcext:value-type="float">
            <text:p>410.993499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411.9934991" calcext:value-type="float">
            <text:p>411.9934991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412.9934991" calcext:value-type="float">
            <text:p>412.9934991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413.9934991" calcext:value-type="float">
            <text:p>413.9934991</text:p>
          </table:table-cell>
        </table:table-row>
        <table:table-row table:style-name="ro1">
          <table:table-cell office:value-type="float" office:value="2.075" calcext:value-type="float">
            <text:p>2.075</text:p>
          </table:table-cell>
          <table:table-cell office:value-type="float" office:value="414.9934991" calcext:value-type="float">
            <text:p>414.9934991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415.9934991" calcext:value-type="float">
            <text:p>415.9934991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416.9934991" calcext:value-type="float">
            <text:p>416.9934991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417.9934991" calcext:value-type="float">
            <text:p>417.9934991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418.9934991" calcext:value-type="float">
            <text:p>418.993499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419.9934991" calcext:value-type="float">
            <text:p>419.9934991</text:p>
          </table:table-cell>
        </table:table-row>
        <table:table-row table:style-name="ro1">
          <table:table-cell office:value-type="float" office:value="2.105" calcext:value-type="float">
            <text:p>2.105</text:p>
          </table:table-cell>
          <table:table-cell office:value-type="float" office:value="420.9934991" calcext:value-type="float">
            <text:p>420.993499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421.9934991" calcext:value-type="float">
            <text:p>421.9934991</text:p>
          </table:table-cell>
        </table:table-row>
        <table:table-row table:style-name="ro1">
          <table:table-cell office:value-type="float" office:value="2.115" calcext:value-type="float">
            <text:p>2.115</text:p>
          </table:table-cell>
          <table:table-cell office:value-type="float" office:value="422.9934991" calcext:value-type="float">
            <text:p>422.993499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423.9934991" calcext:value-type="float">
            <text:p>423.9934991</text:p>
          </table:table-cell>
        </table:table-row>
        <table:table-row table:style-name="ro1">
          <table:table-cell office:value-type="float" office:value="2.125" calcext:value-type="float">
            <text:p>2.125</text:p>
          </table:table-cell>
          <table:table-cell office:value-type="float" office:value="424.9934991" calcext:value-type="float">
            <text:p>424.993499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425.9934991" calcext:value-type="float">
            <text:p>425.9934991</text:p>
          </table:table-cell>
        </table:table-row>
        <table:table-row table:style-name="ro1">
          <table:table-cell office:value-type="float" office:value="2.135" calcext:value-type="float">
            <text:p>2.135</text:p>
          </table:table-cell>
          <table:table-cell office:value-type="float" office:value="426.9934991" calcext:value-type="float">
            <text:p>426.993499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427.9934991" calcext:value-type="float">
            <text:p>427.9934991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 office:value-type="float" office:value="428.9934991" calcext:value-type="float">
            <text:p>428.9934991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29.9934991" calcext:value-type="float">
            <text:p>429.9934991</text:p>
          </table:table-cell>
        </table:table-row>
        <table:table-row table:style-name="ro1">
          <table:table-cell office:value-type="float" office:value="2.155" calcext:value-type="float">
            <text:p>2.155</text:p>
          </table:table-cell>
          <table:table-cell office:value-type="float" office:value="430.9934991" calcext:value-type="float">
            <text:p>430.9934991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431.9934991" calcext:value-type="float">
            <text:p>431.9934991</text:p>
          </table:table-cell>
        </table:table-row>
        <table:table-row table:style-name="ro1">
          <table:table-cell office:value-type="float" office:value="2.165" calcext:value-type="float">
            <text:p>2.165</text:p>
          </table:table-cell>
          <table:table-cell office:value-type="float" office:value="432.9934991" calcext:value-type="float">
            <text:p>432.9934991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433.9934991" calcext:value-type="float">
            <text:p>433.9934991</text:p>
          </table:table-cell>
        </table:table-row>
        <table:table-row table:style-name="ro1">
          <table:table-cell office:value-type="float" office:value="2.175" calcext:value-type="float">
            <text:p>2.175</text:p>
          </table:table-cell>
          <table:table-cell office:value-type="float" office:value="434.9934991" calcext:value-type="float">
            <text:p>434.993499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435.9934991" calcext:value-type="float">
            <text:p>435.9934991</text:p>
          </table:table-cell>
        </table:table-row>
        <table:table-row table:style-name="ro1">
          <table:table-cell office:value-type="float" office:value="2.185" calcext:value-type="float">
            <text:p>2.185</text:p>
          </table:table-cell>
          <table:table-cell office:value-type="float" office:value="436.9934991" calcext:value-type="float">
            <text:p>436.993499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437.9934991" calcext:value-type="float">
            <text:p>437.9934991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438.9934991" calcext:value-type="float">
            <text:p>438.99349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39.9934991" calcext:value-type="float">
            <text:p>439.9934991</text:p>
          </table:table-cell>
        </table:table-row>
        <table:table-row table:style-name="ro1">
          <table:table-cell office:value-type="float" office:value="2.205" calcext:value-type="float">
            <text:p>2.205</text:p>
          </table:table-cell>
          <table:table-cell office:value-type="float" office:value="440.9934991" calcext:value-type="float">
            <text:p>440.993499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441.9934991" calcext:value-type="float">
            <text:p>441.9934991</text:p>
          </table:table-cell>
        </table:table-row>
        <table:table-row table:style-name="ro1">
          <table:table-cell office:value-type="float" office:value="2.215" calcext:value-type="float">
            <text:p>2.215</text:p>
          </table:table-cell>
          <table:table-cell office:value-type="float" office:value="442.9934991" calcext:value-type="float">
            <text:p>442.9934991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43.9934991" calcext:value-type="float">
            <text:p>443.9934991</text:p>
          </table:table-cell>
        </table:table-row>
        <table:table-row table:style-name="ro1">
          <table:table-cell office:value-type="float" office:value="2.225" calcext:value-type="float">
            <text:p>2.225</text:p>
          </table:table-cell>
          <table:table-cell office:value-type="float" office:value="444.9934991" calcext:value-type="float">
            <text:p>444.9934991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445.9934991" calcext:value-type="float">
            <text:p>445.9934991</text:p>
          </table:table-cell>
        </table:table-row>
        <table:table-row table:style-name="ro1">
          <table:table-cell office:value-type="float" office:value="2.235" calcext:value-type="float">
            <text:p>2.235</text:p>
          </table:table-cell>
          <table:table-cell office:value-type="float" office:value="446.9934991" calcext:value-type="float">
            <text:p>446.9934991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47.9934991" calcext:value-type="float">
            <text:p>447.9934991</text:p>
          </table:table-cell>
        </table:table-row>
        <table:table-row table:style-name="ro1">
          <table:table-cell office:value-type="float" office:value="2.245" calcext:value-type="float">
            <text:p>2.245</text:p>
          </table:table-cell>
          <table:table-cell office:value-type="float" office:value="448.9934991" calcext:value-type="float">
            <text:p>448.993499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449.9934991" calcext:value-type="float">
            <text:p>449.9934991</text:p>
          </table:table-cell>
        </table:table-row>
        <table:table-row table:style-name="ro1">
          <table:table-cell office:value-type="float" office:value="2.255" calcext:value-type="float">
            <text:p>2.255</text:p>
          </table:table-cell>
          <table:table-cell office:value-type="float" office:value="450.9934991" calcext:value-type="float">
            <text:p>450.993499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51.9934991" calcext:value-type="float">
            <text:p>451.9934991</text:p>
          </table:table-cell>
        </table:table-row>
        <table:table-row table:style-name="ro1">
          <table:table-cell office:value-type="float" office:value="2.265" calcext:value-type="float">
            <text:p>2.265</text:p>
          </table:table-cell>
          <table:table-cell office:value-type="float" office:value="452.9934991" calcext:value-type="float">
            <text:p>452.9934991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453.9934991" calcext:value-type="float">
            <text:p>453.9934991</text:p>
          </table:table-cell>
        </table:table-row>
        <table:table-row table:style-name="ro1">
          <table:table-cell office:value-type="float" office:value="2.275" calcext:value-type="float">
            <text:p>2.275</text:p>
          </table:table-cell>
          <table:table-cell office:value-type="float" office:value="454.9934991" calcext:value-type="float">
            <text:p>454.9934991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55.9934991" calcext:value-type="float">
            <text:p>455.9934991</text:p>
          </table:table-cell>
        </table:table-row>
        <table:table-row table:style-name="ro1">
          <table:table-cell office:value-type="float" office:value="2.285" calcext:value-type="float">
            <text:p>2.285</text:p>
          </table:table-cell>
          <table:table-cell office:value-type="float" office:value="456.9934991" calcext:value-type="float">
            <text:p>456.9934991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57.9934991" calcext:value-type="float">
            <text:p>457.9934991</text:p>
          </table:table-cell>
        </table:table-row>
        <table:table-row table:style-name="ro1">
          <table:table-cell office:value-type="float" office:value="2.295" calcext:value-type="float">
            <text:p>2.295</text:p>
          </table:table-cell>
          <table:table-cell office:value-type="float" office:value="458.9934991" calcext:value-type="float">
            <text:p>458.9934991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59.9934991" calcext:value-type="float">
            <text:p>459.9934991</text:p>
          </table:table-cell>
        </table:table-row>
        <table:table-row table:style-name="ro1">
          <table:table-cell office:value-type="float" office:value="2.305" calcext:value-type="float">
            <text:p>2.305</text:p>
          </table:table-cell>
          <table:table-cell office:value-type="float" office:value="460.9934991" calcext:value-type="float">
            <text:p>460.993499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461.9934991" calcext:value-type="float">
            <text:p>461.9934991</text:p>
          </table:table-cell>
        </table:table-row>
        <table:table-row table:style-name="ro1">
          <table:table-cell office:value-type="float" office:value="2.315" calcext:value-type="float">
            <text:p>2.315</text:p>
          </table:table-cell>
          <table:table-cell office:value-type="float" office:value="462.9934991" calcext:value-type="float">
            <text:p>462.993499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463.9934991" calcext:value-type="float">
            <text:p>463.9934991</text:p>
          </table:table-cell>
        </table:table-row>
        <table:table-row table:style-name="ro1">
          <table:table-cell office:value-type="float" office:value="2.325" calcext:value-type="float">
            <text:p>2.325</text:p>
          </table:table-cell>
          <table:table-cell office:value-type="float" office:value="464.9934991" calcext:value-type="float">
            <text:p>464.9934991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465.9934991" calcext:value-type="float">
            <text:p>465.9934991</text:p>
          </table:table-cell>
        </table:table-row>
        <table:table-row table:style-name="ro1">
          <table:table-cell office:value-type="float" office:value="2.335" calcext:value-type="float">
            <text:p>2.335</text:p>
          </table:table-cell>
          <table:table-cell office:value-type="float" office:value="466.9934991" calcext:value-type="float">
            <text:p>466.9934991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467.9934991" calcext:value-type="float">
            <text:p>467.9934991</text:p>
          </table:table-cell>
        </table:table-row>
        <table:table-row table:style-name="ro1">
          <table:table-cell office:value-type="float" office:value="2.345" calcext:value-type="float">
            <text:p>2.345</text:p>
          </table:table-cell>
          <table:table-cell office:value-type="float" office:value="468.9934991" calcext:value-type="float">
            <text:p>468.9934991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69.9934991" calcext:value-type="float">
            <text:p>469.9934991</text:p>
          </table:table-cell>
        </table:table-row>
        <table:table-row table:style-name="ro1">
          <table:table-cell office:value-type="float" office:value="2.355" calcext:value-type="float">
            <text:p>2.355</text:p>
          </table:table-cell>
          <table:table-cell office:value-type="float" office:value="470.9934991" calcext:value-type="float">
            <text:p>470.993499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471.9934991" calcext:value-type="float">
            <text:p>471.9934991</text:p>
          </table:table-cell>
        </table:table-row>
        <table:table-row table:style-name="ro1">
          <table:table-cell office:value-type="float" office:value="2.365" calcext:value-type="float">
            <text:p>2.365</text:p>
          </table:table-cell>
          <table:table-cell office:value-type="float" office:value="472.9934991" calcext:value-type="float">
            <text:p>472.9934991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73.9934991" calcext:value-type="float">
            <text:p>473.9934991</text:p>
          </table:table-cell>
        </table:table-row>
        <table:table-row table:style-name="ro1">
          <table:table-cell office:value-type="float" office:value="2.375" calcext:value-type="float">
            <text:p>2.375</text:p>
          </table:table-cell>
          <table:table-cell office:value-type="float" office:value="474.9934991" calcext:value-type="float">
            <text:p>474.9934991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475.9934991" calcext:value-type="float">
            <text:p>475.9934991</text:p>
          </table:table-cell>
        </table:table-row>
        <table:table-row table:style-name="ro1">
          <table:table-cell office:value-type="float" office:value="2.385" calcext:value-type="float">
            <text:p>2.385</text:p>
          </table:table-cell>
          <table:table-cell office:value-type="float" office:value="476.9934991" calcext:value-type="float">
            <text:p>476.9934991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477.9934991" calcext:value-type="float">
            <text:p>477.9934991</text:p>
          </table:table-cell>
        </table:table-row>
        <table:table-row table:style-name="ro1">
          <table:table-cell office:value-type="float" office:value="2.395" calcext:value-type="float">
            <text:p>2.395</text:p>
          </table:table-cell>
          <table:table-cell office:value-type="float" office:value="478.9934991" calcext:value-type="float">
            <text:p>478.993499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79.9934991" calcext:value-type="float">
            <text:p>479.9934991</text:p>
          </table:table-cell>
        </table:table-row>
        <table:table-row table:style-name="ro1">
          <table:table-cell office:value-type="float" office:value="2.405" calcext:value-type="float">
            <text:p>2.405</text:p>
          </table:table-cell>
          <table:table-cell office:value-type="float" office:value="480.9934991" calcext:value-type="float">
            <text:p>480.993499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481.9934991" calcext:value-type="float">
            <text:p>481.9934991</text:p>
          </table:table-cell>
        </table:table-row>
        <table:table-row table:style-name="ro1">
          <table:table-cell office:value-type="float" office:value="2.415" calcext:value-type="float">
            <text:p>2.415</text:p>
          </table:table-cell>
          <table:table-cell office:value-type="float" office:value="482.9934991" calcext:value-type="float">
            <text:p>482.9934991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483.9934991" calcext:value-type="float">
            <text:p>483.9934991</text:p>
          </table:table-cell>
        </table:table-row>
        <table:table-row table:style-name="ro1">
          <table:table-cell office:value-type="float" office:value="2.425" calcext:value-type="float">
            <text:p>2.425</text:p>
          </table:table-cell>
          <table:table-cell office:value-type="float" office:value="484.9934991" calcext:value-type="float">
            <text:p>484.9934991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485.9934991" calcext:value-type="float">
            <text:p>485.9934991</text:p>
          </table:table-cell>
        </table:table-row>
        <table:table-row table:style-name="ro1">
          <table:table-cell office:value-type="float" office:value="2.435" calcext:value-type="float">
            <text:p>2.435</text:p>
          </table:table-cell>
          <table:table-cell office:value-type="float" office:value="486.9934991" calcext:value-type="float">
            <text:p>486.9934991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487.9934991" calcext:value-type="float">
            <text:p>487.9934991</text:p>
          </table:table-cell>
        </table:table-row>
        <table:table-row table:style-name="ro1">
          <table:table-cell office:value-type="float" office:value="2.445" calcext:value-type="float">
            <text:p>2.445</text:p>
          </table:table-cell>
          <table:table-cell office:value-type="float" office:value="488.9934991" calcext:value-type="float">
            <text:p>488.993499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9.9934991" calcext:value-type="float">
            <text:p>489.9934991</text:p>
          </table:table-cell>
        </table:table-row>
        <table:table-row table:style-name="ro1">
          <table:table-cell office:value-type="float" office:value="2.455" calcext:value-type="float">
            <text:p>2.455</text:p>
          </table:table-cell>
          <table:table-cell office:value-type="float" office:value="490.9934991" calcext:value-type="float">
            <text:p>490.993499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491.9934991" calcext:value-type="float">
            <text:p>491.9934991</text:p>
          </table:table-cell>
        </table:table-row>
        <table:table-row table:style-name="ro1">
          <table:table-cell office:value-type="float" office:value="2.465" calcext:value-type="float">
            <text:p>2.465</text:p>
          </table:table-cell>
          <table:table-cell office:value-type="float" office:value="492.9934991" calcext:value-type="float">
            <text:p>492.9934991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93.9934991" calcext:value-type="float">
            <text:p>493.9934991</text:p>
          </table:table-cell>
        </table:table-row>
        <table:table-row table:style-name="ro1">
          <table:table-cell office:value-type="float" office:value="2.475" calcext:value-type="float">
            <text:p>2.475</text:p>
          </table:table-cell>
          <table:table-cell office:value-type="float" office:value="494.9934991" calcext:value-type="float">
            <text:p>494.9934991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95.9934991" calcext:value-type="float">
            <text:p>495.9934991</text:p>
          </table:table-cell>
        </table:table-row>
        <table:table-row table:style-name="ro1">
          <table:table-cell office:value-type="float" office:value="2.485" calcext:value-type="float">
            <text:p>2.485</text:p>
          </table:table-cell>
          <table:table-cell office:value-type="float" office:value="496.9934991" calcext:value-type="float">
            <text:p>496.993499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497.9934991" calcext:value-type="float">
            <text:p>497.9934991</text:p>
          </table:table-cell>
        </table:table-row>
        <table:table-row table:style-name="ro1">
          <table:table-cell office:value-type="float" office:value="2.495" calcext:value-type="float">
            <text:p>2.495</text:p>
          </table:table-cell>
          <table:table-cell office:value-type="float" office:value="498.9934991" calcext:value-type="float">
            <text:p>498.99349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1.07502" calcext:value-type="float">
            <text:p>-1.07502</text:p>
          </table:table-cell>
        </table:table-row>
        <table:table-row table:style-name="ro1">
          <table:table-cell office:value-type="float" office:value="2.505" calcext:value-type="float">
            <text:p>2.505</text:p>
          </table:table-cell>
          <table:table-cell office:value-type="float" office:value="-0.0750200000000001" calcext:value-type="float">
            <text:p>-0.0750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92498" calcext:value-type="float">
            <text:p>0.92498</text:p>
          </table:table-cell>
        </table:table-row>
        <table:table-row table:style-name="ro1">
          <table:table-cell office:value-type="float" office:value="2.515" calcext:value-type="float">
            <text:p>2.515</text:p>
          </table:table-cell>
          <table:table-cell office:value-type="float" office:value="1.92498" calcext:value-type="float">
            <text:p>1.92498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2.92498" calcext:value-type="float">
            <text:p>2.92498</text:p>
          </table:table-cell>
        </table:table-row>
        <table:table-row table:style-name="ro1">
          <table:table-cell office:value-type="float" office:value="2.525" calcext:value-type="float">
            <text:p>2.525</text:p>
          </table:table-cell>
          <table:table-cell office:value-type="float" office:value="3.92498" calcext:value-type="float">
            <text:p>3.92498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4.92498" calcext:value-type="float">
            <text:p>4.92498</text:p>
          </table:table-cell>
        </table:table-row>
        <table:table-row table:style-name="ro1">
          <table:table-cell office:value-type="float" office:value="2.535" calcext:value-type="float">
            <text:p>2.535</text:p>
          </table:table-cell>
          <table:table-cell office:value-type="float" office:value="5.92498" calcext:value-type="float">
            <text:p>5.9249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6.92498" calcext:value-type="float">
            <text:p>6.92498</text:p>
          </table:table-cell>
        </table:table-row>
        <table:table-row table:style-name="ro1">
          <table:table-cell office:value-type="float" office:value="2.545" calcext:value-type="float">
            <text:p>2.545</text:p>
          </table:table-cell>
          <table:table-cell office:value-type="float" office:value="7.92498" calcext:value-type="float">
            <text:p>7.92498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8.92498" calcext:value-type="float">
            <text:p>8.92498</text:p>
          </table:table-cell>
        </table:table-row>
        <table:table-row table:style-name="ro1">
          <table:table-cell office:value-type="float" office:value="2.555" calcext:value-type="float">
            <text:p>2.555</text:p>
          </table:table-cell>
          <table:table-cell office:value-type="float" office:value="9.92498" calcext:value-type="float">
            <text:p>9.9249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10.92498" calcext:value-type="float">
            <text:p>10.92498</text:p>
          </table:table-cell>
        </table:table-row>
        <table:table-row table:style-name="ro1">
          <table:table-cell office:value-type="float" office:value="2.565" calcext:value-type="float">
            <text:p>2.565</text:p>
          </table:table-cell>
          <table:table-cell office:value-type="float" office:value="11.92498" calcext:value-type="float">
            <text:p>11.92498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12.92498" calcext:value-type="float">
            <text:p>12.92498</text:p>
          </table:table-cell>
        </table:table-row>
        <table:table-row table:style-name="ro1">
          <table:table-cell office:value-type="float" office:value="2.575" calcext:value-type="float">
            <text:p>2.575</text:p>
          </table:table-cell>
          <table:table-cell office:value-type="float" office:value="13.92498" calcext:value-type="float">
            <text:p>13.92498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14.92498" calcext:value-type="float">
            <text:p>14.92498</text:p>
          </table:table-cell>
        </table:table-row>
        <table:table-row table:style-name="ro1">
          <table:table-cell office:value-type="float" office:value="2.585" calcext:value-type="float">
            <text:p>2.585</text:p>
          </table:table-cell>
          <table:table-cell office:value-type="float" office:value="15.92498" calcext:value-type="float">
            <text:p>15.92498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16.92498" calcext:value-type="float">
            <text:p>16.92498</text:p>
          </table:table-cell>
        </table:table-row>
        <table:table-row table:style-name="ro1">
          <table:table-cell office:value-type="float" office:value="2.595" calcext:value-type="float">
            <text:p>2.595</text:p>
          </table:table-cell>
          <table:table-cell office:value-type="float" office:value="17.92498" calcext:value-type="float">
            <text:p>17.9249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8.92498" calcext:value-type="float">
            <text:p>18.92498</text:p>
          </table:table-cell>
        </table:table-row>
        <table:table-row table:style-name="ro1">
          <table:table-cell office:value-type="float" office:value="2.605" calcext:value-type="float">
            <text:p>2.605</text:p>
          </table:table-cell>
          <table:table-cell office:value-type="float" office:value="19.92498" calcext:value-type="float">
            <text:p>19.9249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20.92498" calcext:value-type="float">
            <text:p>20.92498</text:p>
          </table:table-cell>
        </table:table-row>
        <table:table-row table:style-name="ro1">
          <table:table-cell office:value-type="float" office:value="2.615" calcext:value-type="float">
            <text:p>2.615</text:p>
          </table:table-cell>
          <table:table-cell office:value-type="float" office:value="21.92498" calcext:value-type="float">
            <text:p>21.92498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2.92498" calcext:value-type="float">
            <text:p>22.92498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23.92498" calcext:value-type="float">
            <text:p>23.92498</text:p>
          </table:table-cell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24.92498" calcext:value-type="float">
            <text:p>24.92498</text:p>
          </table:table-cell>
        </table:table-row>
        <table:table-row table:style-name="ro1">
          <table:table-cell office:value-type="float" office:value="2.635" calcext:value-type="float">
            <text:p>2.635</text:p>
          </table:table-cell>
          <table:table-cell office:value-type="float" office:value="25.92498" calcext:value-type="float">
            <text:p>25.9249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6.92498" calcext:value-type="float">
            <text:p>26.92498</text:p>
          </table:table-cell>
        </table:table-row>
        <table:table-row table:style-name="ro1">
          <table:table-cell office:value-type="float" office:value="2.645" calcext:value-type="float">
            <text:p>2.645</text:p>
          </table:table-cell>
          <table:table-cell office:value-type="float" office:value="27.92498" calcext:value-type="float">
            <text:p>27.92498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28.92498" calcext:value-type="float">
            <text:p>28.92498</text:p>
          </table:table-cell>
        </table:table-row>
        <table:table-row table:style-name="ro1">
          <table:table-cell office:value-type="float" office:value="2.655" calcext:value-type="float">
            <text:p>2.655</text:p>
          </table:table-cell>
          <table:table-cell office:value-type="float" office:value="29.92498" calcext:value-type="float">
            <text:p>29.9249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30.92498" calcext:value-type="float">
            <text:p>30.92498</text:p>
          </table:table-cell>
        </table:table-row>
        <table:table-row table:style-name="ro1">
          <table:table-cell office:value-type="float" office:value="2.665" calcext:value-type="float">
            <text:p>2.665</text:p>
          </table:table-cell>
          <table:table-cell office:value-type="float" office:value="31.92498" calcext:value-type="float">
            <text:p>31.92498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32.92498" calcext:value-type="float">
            <text:p>32.92498</text:p>
          </table:table-cell>
        </table:table-row>
        <table:table-row table:style-name="ro1">
          <table:table-cell office:value-type="float" office:value="2.675" calcext:value-type="float">
            <text:p>2.675</text:p>
          </table:table-cell>
          <table:table-cell office:value-type="float" office:value="33.92498" calcext:value-type="float">
            <text:p>33.92498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4.92498" calcext:value-type="float">
            <text:p>34.92498</text:p>
          </table:table-cell>
        </table:table-row>
        <table:table-row table:style-name="ro1">
          <table:table-cell office:value-type="float" office:value="2.685" calcext:value-type="float">
            <text:p>2.685</text:p>
          </table:table-cell>
          <table:table-cell office:value-type="float" office:value="35.92498" calcext:value-type="float">
            <text:p>35.92498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36.92498" calcext:value-type="float">
            <text:p>36.92498</text:p>
          </table:table-cell>
        </table:table-row>
        <table:table-row table:style-name="ro1">
          <table:table-cell office:value-type="float" office:value="2.695" calcext:value-type="float">
            <text:p>2.695</text:p>
          </table:table-cell>
          <table:table-cell office:value-type="float" office:value="37.92498" calcext:value-type="float">
            <text:p>37.9249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8.92498" calcext:value-type="float">
            <text:p>38.92498</text:p>
          </table:table-cell>
        </table:table-row>
        <table:table-row table:style-name="ro1">
          <table:table-cell office:value-type="float" office:value="2.705" calcext:value-type="float">
            <text:p>2.705</text:p>
          </table:table-cell>
          <table:table-cell office:value-type="float" office:value="39.92498" calcext:value-type="float">
            <text:p>39.92498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40.92498" calcext:value-type="float">
            <text:p>40.92498</text:p>
          </table:table-cell>
        </table:table-row>
        <table:table-row table:style-name="ro1">
          <table:table-cell office:value-type="float" office:value="2.715" calcext:value-type="float">
            <text:p>2.715</text:p>
          </table:table-cell>
          <table:table-cell office:value-type="float" office:value="41.92498" calcext:value-type="float">
            <text:p>41.9249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42.92498" calcext:value-type="float">
            <text:p>42.92498</text:p>
          </table:table-cell>
        </table:table-row>
        <table:table-row table:style-name="ro1">
          <table:table-cell office:value-type="float" office:value="2.725" calcext:value-type="float">
            <text:p>2.725</text:p>
          </table:table-cell>
          <table:table-cell office:value-type="float" office:value="43.92498" calcext:value-type="float">
            <text:p>43.92498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44.92498" calcext:value-type="float">
            <text:p>44.92498</text:p>
          </table:table-cell>
        </table:table-row>
        <table:table-row table:style-name="ro1">
          <table:table-cell office:value-type="float" office:value="2.735" calcext:value-type="float">
            <text:p>2.735</text:p>
          </table:table-cell>
          <table:table-cell office:value-type="float" office:value="45.92498" calcext:value-type="float">
            <text:p>45.9249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46.92498" calcext:value-type="float">
            <text:p>46.92498</text:p>
          </table:table-cell>
        </table:table-row>
        <table:table-row table:style-name="ro1">
          <table:table-cell office:value-type="float" office:value="2.745" calcext:value-type="float">
            <text:p>2.745</text:p>
          </table:table-cell>
          <table:table-cell office:value-type="float" office:value="47.92498" calcext:value-type="float">
            <text:p>47.92498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48.92498" calcext:value-type="float">
            <text:p>48.92498</text:p>
          </table:table-cell>
        </table:table-row>
        <table:table-row table:style-name="ro1">
          <table:table-cell office:value-type="float" office:value="2.755" calcext:value-type="float">
            <text:p>2.755</text:p>
          </table:table-cell>
          <table:table-cell office:value-type="float" office:value="49.92498" calcext:value-type="float">
            <text:p>49.9249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50.92498" calcext:value-type="float">
            <text:p>50.92498</text:p>
          </table:table-cell>
        </table:table-row>
        <table:table-row table:style-name="ro1">
          <table:table-cell office:value-type="float" office:value="2.765" calcext:value-type="float">
            <text:p>2.765</text:p>
          </table:table-cell>
          <table:table-cell office:value-type="float" office:value="51.92498" calcext:value-type="float">
            <text:p>51.92498</text:p>
          </table:table-cell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52.92498" calcext:value-type="float">
            <text:p>52.92498</text:p>
          </table:table-cell>
        </table:table-row>
        <table:table-row table:style-name="ro1">
          <table:table-cell office:value-type="float" office:value="2.775" calcext:value-type="float">
            <text:p>2.775</text:p>
          </table:table-cell>
          <table:table-cell office:value-type="float" office:value="53.92498" calcext:value-type="float">
            <text:p>53.92498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54.92498" calcext:value-type="float">
            <text:p>54.92498</text:p>
          </table:table-cell>
        </table:table-row>
        <table:table-row table:style-name="ro1">
          <table:table-cell office:value-type="float" office:value="2.785" calcext:value-type="float">
            <text:p>2.785</text:p>
          </table:table-cell>
          <table:table-cell office:value-type="float" office:value="55.92498" calcext:value-type="float">
            <text:p>55.92498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56.92498" calcext:value-type="float">
            <text:p>56.92498</text:p>
          </table:table-cell>
        </table:table-row>
        <table:table-row table:style-name="ro1">
          <table:table-cell office:value-type="float" office:value="2.795" calcext:value-type="float">
            <text:p>2.795</text:p>
          </table:table-cell>
          <table:table-cell office:value-type="float" office:value="57.92498" calcext:value-type="float">
            <text:p>57.9249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58.92498" calcext:value-type="float">
            <text:p>58.92498</text:p>
          </table:table-cell>
        </table:table-row>
        <table:table-row table:style-name="ro1">
          <table:table-cell office:value-type="float" office:value="2.805" calcext:value-type="float">
            <text:p>2.805</text:p>
          </table:table-cell>
          <table:table-cell office:value-type="float" office:value="59.92498" calcext:value-type="float">
            <text:p>59.9249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60.92498" calcext:value-type="float">
            <text:p>60.92498</text:p>
          </table:table-cell>
        </table:table-row>
        <table:table-row table:style-name="ro1">
          <table:table-cell office:value-type="float" office:value="2.815" calcext:value-type="float">
            <text:p>2.815</text:p>
          </table:table-cell>
          <table:table-cell office:value-type="float" office:value="61.92498" calcext:value-type="float">
            <text:p>61.92498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62.92498" calcext:value-type="float">
            <text:p>62.92498</text:p>
          </table:table-cell>
        </table:table-row>
        <table:table-row table:style-name="ro1">
          <table:table-cell office:value-type="float" office:value="2.825" calcext:value-type="float">
            <text:p>2.825</text:p>
          </table:table-cell>
          <table:table-cell office:value-type="float" office:value="63.92498" calcext:value-type="float">
            <text:p>63.92498</text:p>
          </table:table-cell>
        </table:table-row>
        <table:table-row table:style-name="ro1">
          <table:table-cell office:value-type="float" office:value="2.83" calcext:value-type="float">
            <text:p>2.83</text:p>
          </table:table-cell>
          <table:table-cell office:value-type="float" office:value="64.92498" calcext:value-type="float">
            <text:p>64.92498</text:p>
          </table:table-cell>
        </table:table-row>
        <table:table-row table:style-name="ro1">
          <table:table-cell office:value-type="float" office:value="2.835" calcext:value-type="float">
            <text:p>2.835</text:p>
          </table:table-cell>
          <table:table-cell office:value-type="float" office:value="65.92498" calcext:value-type="float">
            <text:p>65.92498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66.92498" calcext:value-type="float">
            <text:p>66.92498</text:p>
          </table:table-cell>
        </table:table-row>
        <table:table-row table:style-name="ro1">
          <table:table-cell office:value-type="float" office:value="2.845" calcext:value-type="float">
            <text:p>2.845</text:p>
          </table:table-cell>
          <table:table-cell office:value-type="float" office:value="67.92498" calcext:value-type="float">
            <text:p>67.92498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68.92498" calcext:value-type="float">
            <text:p>68.92498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69.92498" calcext:value-type="float">
            <text:p>69.92498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70.92498" calcext:value-type="float">
            <text:p>70.92498</text:p>
          </table:table-cell>
        </table:table-row>
        <table:table-row table:style-name="ro1">
          <table:table-cell office:value-type="float" office:value="2.865" calcext:value-type="float">
            <text:p>2.865</text:p>
          </table:table-cell>
          <table:table-cell office:value-type="float" office:value="71.92498" calcext:value-type="float">
            <text:p>71.92498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72.92498" calcext:value-type="float">
            <text:p>72.92498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73.92498" calcext:value-type="float">
            <text:p>73.9249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74.92498" calcext:value-type="float">
            <text:p>74.92498</text:p>
          </table:table-cell>
        </table:table-row>
        <table:table-row table:style-name="ro1">
          <table:table-cell office:value-type="float" office:value="2.885" calcext:value-type="float">
            <text:p>2.885</text:p>
          </table:table-cell>
          <table:table-cell office:value-type="float" office:value="75.92498" calcext:value-type="float">
            <text:p>75.92498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office:value-type="float" office:value="76.92498" calcext:value-type="float">
            <text:p>76.92498</text:p>
          </table:table-cell>
        </table:table-row>
        <table:table-row table:style-name="ro1">
          <table:table-cell office:value-type="float" office:value="2.895" calcext:value-type="float">
            <text:p>2.895</text:p>
          </table:table-cell>
          <table:table-cell office:value-type="float" office:value="77.92498" calcext:value-type="float">
            <text:p>77.92498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78.92498" calcext:value-type="float">
            <text:p>78.92498</text:p>
          </table:table-cell>
        </table:table-row>
        <table:table-row table:style-name="ro1">
          <table:table-cell office:value-type="float" office:value="2.905" calcext:value-type="float">
            <text:p>2.905</text:p>
          </table:table-cell>
          <table:table-cell office:value-type="float" office:value="79.92498" calcext:value-type="float">
            <text:p>79.9249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80.92498" calcext:value-type="float">
            <text:p>80.92498</text:p>
          </table:table-cell>
        </table:table-row>
        <table:table-row table:style-name="ro1">
          <table:table-cell office:value-type="float" office:value="2.915" calcext:value-type="float">
            <text:p>2.915</text:p>
          </table:table-cell>
          <table:table-cell office:value-type="float" office:value="81.92498" calcext:value-type="float">
            <text:p>81.92498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82.92498" calcext:value-type="float">
            <text:p>82.92498</text:p>
          </table:table-cell>
        </table:table-row>
        <table:table-row table:style-name="ro1">
          <table:table-cell office:value-type="float" office:value="2.925" calcext:value-type="float">
            <text:p>2.925</text:p>
          </table:table-cell>
          <table:table-cell office:value-type="float" office:value="83.92498" calcext:value-type="float">
            <text:p>83.92498</text:p>
          </table:table-cell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84.92498" calcext:value-type="float">
            <text:p>84.92498</text:p>
          </table:table-cell>
        </table:table-row>
        <table:table-row table:style-name="ro1">
          <table:table-cell office:value-type="float" office:value="2.935" calcext:value-type="float">
            <text:p>2.935</text:p>
          </table:table-cell>
          <table:table-cell office:value-type="float" office:value="85.92498" calcext:value-type="float">
            <text:p>85.92498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86.92498" calcext:value-type="float">
            <text:p>86.92498</text:p>
          </table:table-cell>
        </table:table-row>
        <table:table-row table:style-name="ro1">
          <table:table-cell office:value-type="float" office:value="2.945" calcext:value-type="float">
            <text:p>2.945</text:p>
          </table:table-cell>
          <table:table-cell office:value-type="float" office:value="87.92498" calcext:value-type="float">
            <text:p>87.92498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88.92498" calcext:value-type="float">
            <text:p>88.92498</text:p>
          </table:table-cell>
        </table:table-row>
        <table:table-row table:style-name="ro1">
          <table:table-cell office:value-type="float" office:value="2.955" calcext:value-type="float">
            <text:p>2.955</text:p>
          </table:table-cell>
          <table:table-cell office:value-type="float" office:value="89.92498" calcext:value-type="float">
            <text:p>89.9249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90.92498" calcext:value-type="float">
            <text:p>90.92498</text:p>
          </table:table-cell>
        </table:table-row>
        <table:table-row table:style-name="ro1">
          <table:table-cell office:value-type="float" office:value="2.965" calcext:value-type="float">
            <text:p>2.965</text:p>
          </table:table-cell>
          <table:table-cell office:value-type="float" office:value="91.92498" calcext:value-type="float">
            <text:p>91.92498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92.92498" calcext:value-type="float">
            <text:p>92.92498</text:p>
          </table:table-cell>
        </table:table-row>
        <table:table-row table:style-name="ro1">
          <table:table-cell office:value-type="float" office:value="2.975" calcext:value-type="float">
            <text:p>2.975</text:p>
          </table:table-cell>
          <table:table-cell office:value-type="float" office:value="93.92498" calcext:value-type="float">
            <text:p>93.92498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94.92498" calcext:value-type="float">
            <text:p>94.92498</text:p>
          </table:table-cell>
        </table:table-row>
        <table:table-row table:style-name="ro1">
          <table:table-cell office:value-type="float" office:value="2.985" calcext:value-type="float">
            <text:p>2.985</text:p>
          </table:table-cell>
          <table:table-cell office:value-type="float" office:value="95.92498" calcext:value-type="float">
            <text:p>95.92498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96.92498" calcext:value-type="float">
            <text:p>96.92498</text:p>
          </table:table-cell>
        </table:table-row>
        <table:table-row table:style-name="ro1">
          <table:table-cell office:value-type="float" office:value="2.995" calcext:value-type="float">
            <text:p>2.995</text:p>
          </table:table-cell>
          <table:table-cell office:value-type="float" office:value="97.92498" calcext:value-type="float">
            <text:p>97.924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.92498" calcext:value-type="float">
            <text:p>98.92498</text:p>
          </table:table-cell>
        </table:table-row>
        <table:table-row table:style-name="ro1">
          <table:table-cell office:value-type="float" office:value="3.005" calcext:value-type="float">
            <text:p>3.005</text:p>
          </table:table-cell>
          <table:table-cell office:value-type="float" office:value="99.92498" calcext:value-type="float">
            <text:p>99.92498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100.92498" calcext:value-type="float">
            <text:p>100.92498</text:p>
          </table:table-cell>
        </table:table-row>
        <table:table-row table:style-name="ro1">
          <table:table-cell office:value-type="float" office:value="3.015" calcext:value-type="float">
            <text:p>3.015</text:p>
          </table:table-cell>
          <table:table-cell office:value-type="float" office:value="101.92498" calcext:value-type="float">
            <text:p>101.92498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02.92498" calcext:value-type="float">
            <text:p>102.92498</text:p>
          </table:table-cell>
        </table:table-row>
        <table:table-row table:style-name="ro1">
          <table:table-cell office:value-type="float" office:value="3.025" calcext:value-type="float">
            <text:p>3.025</text:p>
          </table:table-cell>
          <table:table-cell office:value-type="float" office:value="103.92498" calcext:value-type="float">
            <text:p>103.92498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104.92498" calcext:value-type="float">
            <text:p>104.92498</text:p>
          </table:table-cell>
        </table:table-row>
        <table:table-row table:style-name="ro1">
          <table:table-cell office:value-type="float" office:value="3.035" calcext:value-type="float">
            <text:p>3.035</text:p>
          </table:table-cell>
          <table:table-cell office:value-type="float" office:value="105.92498" calcext:value-type="float">
            <text:p>105.92498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06.92498" calcext:value-type="float">
            <text:p>106.92498</text:p>
          </table:table-cell>
        </table:table-row>
        <table:table-row table:style-name="ro1">
          <table:table-cell office:value-type="float" office:value="3.045" calcext:value-type="float">
            <text:p>3.045</text:p>
          </table:table-cell>
          <table:table-cell office:value-type="float" office:value="107.92498" calcext:value-type="float">
            <text:p>107.92498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108.92498" calcext:value-type="float">
            <text:p>108.92498</text:p>
          </table:table-cell>
        </table:table-row>
        <table:table-row table:style-name="ro1">
          <table:table-cell office:value-type="float" office:value="3.055" calcext:value-type="float">
            <text:p>3.055</text:p>
          </table:table-cell>
          <table:table-cell office:value-type="float" office:value="109.92498" calcext:value-type="float">
            <text:p>109.92498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10.92498" calcext:value-type="float">
            <text:p>110.92498</text:p>
          </table:table-cell>
        </table:table-row>
        <table:table-row table:style-name="ro1">
          <table:table-cell office:value-type="float" office:value="3.065" calcext:value-type="float">
            <text:p>3.065</text:p>
          </table:table-cell>
          <table:table-cell office:value-type="float" office:value="111.92498" calcext:value-type="float">
            <text:p>111.92498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12.92498" calcext:value-type="float">
            <text:p>112.92498</text:p>
          </table:table-cell>
        </table:table-row>
        <table:table-row table:style-name="ro1">
          <table:table-cell office:value-type="float" office:value="3.075" calcext:value-type="float">
            <text:p>3.075</text:p>
          </table:table-cell>
          <table:table-cell office:value-type="float" office:value="113.92498" calcext:value-type="float">
            <text:p>113.9249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14.92498" calcext:value-type="float">
            <text:p>114.92498</text:p>
          </table:table-cell>
        </table:table-row>
        <table:table-row table:style-name="ro1">
          <table:table-cell office:value-type="float" office:value="3.085" calcext:value-type="float">
            <text:p>3.085</text:p>
          </table:table-cell>
          <table:table-cell office:value-type="float" office:value="115.92498" calcext:value-type="float">
            <text:p>115.92498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116.92498" calcext:value-type="float">
            <text:p>116.92498</text:p>
          </table:table-cell>
        </table:table-row>
        <table:table-row table:style-name="ro1">
          <table:table-cell office:value-type="float" office:value="3.095" calcext:value-type="float">
            <text:p>3.095</text:p>
          </table:table-cell>
          <table:table-cell office:value-type="float" office:value="117.92498" calcext:value-type="float">
            <text:p>117.9249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18.92498" calcext:value-type="float">
            <text:p>118.92498</text:p>
          </table:table-cell>
        </table:table-row>
        <table:table-row table:style-name="ro1">
          <table:table-cell office:value-type="float" office:value="3.105" calcext:value-type="float">
            <text:p>3.105</text:p>
          </table:table-cell>
          <table:table-cell office:value-type="float" office:value="119.92498" calcext:value-type="float">
            <text:p>119.92498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120.92498" calcext:value-type="float">
            <text:p>120.92498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office:value-type="float" office:value="121.92498" calcext:value-type="float">
            <text:p>121.92498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22.92498" calcext:value-type="float">
            <text:p>122.92498</text:p>
          </table:table-cell>
        </table:table-row>
        <table:table-row table:style-name="ro1">
          <table:table-cell office:value-type="float" office:value="3.125" calcext:value-type="float">
            <text:p>3.125</text:p>
          </table:table-cell>
          <table:table-cell office:value-type="float" office:value="123.92498" calcext:value-type="float">
            <text:p>123.92498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124.92498" calcext:value-type="float">
            <text:p>124.92498</text:p>
          </table:table-cell>
        </table:table-row>
        <table:table-row table:style-name="ro1">
          <table:table-cell office:value-type="float" office:value="3.135" calcext:value-type="float">
            <text:p>3.135</text:p>
          </table:table-cell>
          <table:table-cell office:value-type="float" office:value="125.92498" calcext:value-type="float">
            <text:p>125.9249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26.92498" calcext:value-type="float">
            <text:p>126.92498</text:p>
          </table:table-cell>
        </table:table-row>
        <table:table-row table:style-name="ro1">
          <table:table-cell office:value-type="float" office:value="3.145" calcext:value-type="float">
            <text:p>3.145</text:p>
          </table:table-cell>
          <table:table-cell office:value-type="float" office:value="127.92498" calcext:value-type="float">
            <text:p>127.9249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28.92498" calcext:value-type="float">
            <text:p>128.92498</text:p>
          </table:table-cell>
        </table:table-row>
        <table:table-row table:style-name="ro1">
          <table:table-cell office:value-type="float" office:value="3.155" calcext:value-type="float">
            <text:p>3.155</text:p>
          </table:table-cell>
          <table:table-cell office:value-type="float" office:value="129.92498" calcext:value-type="float">
            <text:p>129.9249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30.92498" calcext:value-type="float">
            <text:p>130.92498</text:p>
          </table:table-cell>
        </table:table-row>
        <table:table-row table:style-name="ro1">
          <table:table-cell office:value-type="float" office:value="3.165" calcext:value-type="float">
            <text:p>3.165</text:p>
          </table:table-cell>
          <table:table-cell office:value-type="float" office:value="131.92498" calcext:value-type="float">
            <text:p>131.92498</text:p>
          </table:table-cell>
        </table:table-row>
        <table:table-row table:style-name="ro1">
          <table:table-cell office:value-type="float" office:value="3.17" calcext:value-type="float">
            <text:p>3.17</text:p>
          </table:table-cell>
          <table:table-cell office:value-type="float" office:value="132.92498" calcext:value-type="float">
            <text:p>132.92498</text:p>
          </table:table-cell>
        </table:table-row>
        <table:table-row table:style-name="ro1">
          <table:table-cell office:value-type="float" office:value="3.175" calcext:value-type="float">
            <text:p>3.175</text:p>
          </table:table-cell>
          <table:table-cell office:value-type="float" office:value="133.92498" calcext:value-type="float">
            <text:p>133.9249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34.92498" calcext:value-type="float">
            <text:p>134.92498</text:p>
          </table:table-cell>
        </table:table-row>
        <table:table-row table:style-name="ro1">
          <table:table-cell office:value-type="float" office:value="3.185" calcext:value-type="float">
            <text:p>3.185</text:p>
          </table:table-cell>
          <table:table-cell office:value-type="float" office:value="135.92498" calcext:value-type="float">
            <text:p>135.92498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136.92498" calcext:value-type="float">
            <text:p>136.92498</text:p>
          </table:table-cell>
        </table:table-row>
        <table:table-row table:style-name="ro1">
          <table:table-cell office:value-type="float" office:value="3.195" calcext:value-type="float">
            <text:p>3.195</text:p>
          </table:table-cell>
          <table:table-cell office:value-type="float" office:value="137.92498" calcext:value-type="float">
            <text:p>137.9249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38.92498" calcext:value-type="float">
            <text:p>138.92498</text:p>
          </table:table-cell>
        </table:table-row>
        <table:table-row table:style-name="ro1">
          <table:table-cell office:value-type="float" office:value="3.205" calcext:value-type="float">
            <text:p>3.205</text:p>
          </table:table-cell>
          <table:table-cell office:value-type="float" office:value="139.92498" calcext:value-type="float">
            <text:p>139.92498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140.92498" calcext:value-type="float">
            <text:p>140.92498</text:p>
          </table:table-cell>
        </table:table-row>
        <table:table-row table:style-name="ro1">
          <table:table-cell office:value-type="float" office:value="3.215" calcext:value-type="float">
            <text:p>3.215</text:p>
          </table:table-cell>
          <table:table-cell office:value-type="float" office:value="141.92498" calcext:value-type="float">
            <text:p>141.9249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42.92498" calcext:value-type="float">
            <text:p>142.92498</text:p>
          </table:table-cell>
        </table:table-row>
        <table:table-row table:style-name="ro1">
          <table:table-cell office:value-type="float" office:value="3.225" calcext:value-type="float">
            <text:p>3.225</text:p>
          </table:table-cell>
          <table:table-cell office:value-type="float" office:value="143.92498" calcext:value-type="float">
            <text:p>143.92498</text:p>
          </table:table-cell>
        </table:table-row>
        <table:table-row table:style-name="ro1">
          <table:table-cell office:value-type="float" office:value="3.23" calcext:value-type="float">
            <text:p>3.23</text:p>
          </table:table-cell>
          <table:table-cell office:value-type="float" office:value="144.92498" calcext:value-type="float">
            <text:p>144.92498</text:p>
          </table:table-cell>
        </table:table-row>
        <table:table-row table:style-name="ro1">
          <table:table-cell office:value-type="float" office:value="3.235" calcext:value-type="float">
            <text:p>3.235</text:p>
          </table:table-cell>
          <table:table-cell office:value-type="float" office:value="145.92498" calcext:value-type="float">
            <text:p>145.9249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46.92498" calcext:value-type="float">
            <text:p>146.92498</text:p>
          </table:table-cell>
        </table:table-row>
        <table:table-row table:style-name="ro1">
          <table:table-cell office:value-type="float" office:value="3.245" calcext:value-type="float">
            <text:p>3.245</text:p>
          </table:table-cell>
          <table:table-cell office:value-type="float" office:value="147.92498" calcext:value-type="float">
            <text:p>147.9249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48.92498" calcext:value-type="float">
            <text:p>148.92498</text:p>
          </table:table-cell>
        </table:table-row>
        <table:table-row table:style-name="ro1">
          <table:table-cell office:value-type="float" office:value="3.255" calcext:value-type="float">
            <text:p>3.255</text:p>
          </table:table-cell>
          <table:table-cell office:value-type="float" office:value="149.92498" calcext:value-type="float">
            <text:p>149.9249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50.92498" calcext:value-type="float">
            <text:p>150.92498</text:p>
          </table:table-cell>
        </table:table-row>
        <table:table-row table:style-name="ro1">
          <table:table-cell office:value-type="float" office:value="3.265" calcext:value-type="float">
            <text:p>3.265</text:p>
          </table:table-cell>
          <table:table-cell office:value-type="float" office:value="151.92498" calcext:value-type="float">
            <text:p>151.92498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152.92498" calcext:value-type="float">
            <text:p>152.92498</text:p>
          </table:table-cell>
        </table:table-row>
        <table:table-row table:style-name="ro1">
          <table:table-cell office:value-type="float" office:value="3.275" calcext:value-type="float">
            <text:p>3.275</text:p>
          </table:table-cell>
          <table:table-cell office:value-type="float" office:value="153.92498" calcext:value-type="float">
            <text:p>153.92498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54.92498" calcext:value-type="float">
            <text:p>154.92498</text:p>
          </table:table-cell>
        </table:table-row>
        <table:table-row table:style-name="ro1">
          <table:table-cell office:value-type="float" office:value="3.285" calcext:value-type="float">
            <text:p>3.285</text:p>
          </table:table-cell>
          <table:table-cell office:value-type="float" office:value="155.92498" calcext:value-type="float">
            <text:p>155.92498</text:p>
          </table:table-cell>
        </table:table-row>
        <table:table-row table:style-name="ro1">
          <table:table-cell office:value-type="float" office:value="3.29" calcext:value-type="float">
            <text:p>3.29</text:p>
          </table:table-cell>
          <table:table-cell office:value-type="float" office:value="156.92498" calcext:value-type="float">
            <text:p>156.92498</text:p>
          </table:table-cell>
        </table:table-row>
        <table:table-row table:style-name="ro1">
          <table:table-cell office:value-type="float" office:value="3.295" calcext:value-type="float">
            <text:p>3.295</text:p>
          </table:table-cell>
          <table:table-cell office:value-type="float" office:value="157.92498" calcext:value-type="float">
            <text:p>157.9249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8.92498" calcext:value-type="float">
            <text:p>158.92498</text:p>
          </table:table-cell>
        </table:table-row>
        <table:table-row table:style-name="ro1">
          <table:table-cell office:value-type="float" office:value="3.305" calcext:value-type="float">
            <text:p>3.305</text:p>
          </table:table-cell>
          <table:table-cell office:value-type="float" office:value="159.92498" calcext:value-type="float">
            <text:p>159.92498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160.92498" calcext:value-type="float">
            <text:p>160.92498</text:p>
          </table:table-cell>
        </table:table-row>
        <table:table-row table:style-name="ro1">
          <table:table-cell office:value-type="float" office:value="3.315" calcext:value-type="float">
            <text:p>3.315</text:p>
          </table:table-cell>
          <table:table-cell office:value-type="float" office:value="161.92498" calcext:value-type="float">
            <text:p>161.92498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62.92498" calcext:value-type="float">
            <text:p>162.92498</text:p>
          </table:table-cell>
        </table:table-row>
        <table:table-row table:style-name="ro1">
          <table:table-cell office:value-type="float" office:value="3.325" calcext:value-type="float">
            <text:p>3.325</text:p>
          </table:table-cell>
          <table:table-cell office:value-type="float" office:value="163.92498" calcext:value-type="float">
            <text:p>163.92498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164.92498" calcext:value-type="float">
            <text:p>164.92498</text:p>
          </table:table-cell>
        </table:table-row>
        <table:table-row table:style-name="ro1">
          <table:table-cell office:value-type="float" office:value="3.335" calcext:value-type="float">
            <text:p>3.335</text:p>
          </table:table-cell>
          <table:table-cell office:value-type="float" office:value="165.92498" calcext:value-type="float">
            <text:p>165.92498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66.92498" calcext:value-type="float">
            <text:p>166.92498</text:p>
          </table:table-cell>
        </table:table-row>
        <table:table-row table:style-name="ro1">
          <table:table-cell office:value-type="float" office:value="3.345" calcext:value-type="float">
            <text:p>3.345</text:p>
          </table:table-cell>
          <table:table-cell office:value-type="float" office:value="167.92498" calcext:value-type="float">
            <text:p>167.92498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168.92498" calcext:value-type="float">
            <text:p>168.92498</text:p>
          </table:table-cell>
        </table:table-row>
        <table:table-row table:style-name="ro1">
          <table:table-cell office:value-type="float" office:value="3.355" calcext:value-type="float">
            <text:p>3.355</text:p>
          </table:table-cell>
          <table:table-cell office:value-type="float" office:value="169.92498" calcext:value-type="float">
            <text:p>169.9249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70.92498" calcext:value-type="float">
            <text:p>170.92498</text:p>
          </table:table-cell>
        </table:table-row>
        <table:table-row table:style-name="ro1">
          <table:table-cell office:value-type="float" office:value="3.365" calcext:value-type="float">
            <text:p>3.365</text:p>
          </table:table-cell>
          <table:table-cell office:value-type="float" office:value="171.92498" calcext:value-type="float">
            <text:p>171.92498</text:p>
          </table:table-cell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172.92498" calcext:value-type="float">
            <text:p>172.92498</text:p>
          </table:table-cell>
        </table:table-row>
        <table:table-row table:style-name="ro1">
          <table:table-cell office:value-type="float" office:value="3.375" calcext:value-type="float">
            <text:p>3.375</text:p>
          </table:table-cell>
          <table:table-cell office:value-type="float" office:value="173.92498" calcext:value-type="float">
            <text:p>173.9249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74.92498" calcext:value-type="float">
            <text:p>174.92498</text:p>
          </table:table-cell>
        </table:table-row>
        <table:table-row table:style-name="ro1">
          <table:table-cell office:value-type="float" office:value="3.385" calcext:value-type="float">
            <text:p>3.385</text:p>
          </table:table-cell>
          <table:table-cell office:value-type="float" office:value="175.92498" calcext:value-type="float">
            <text:p>175.92498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176.92498" calcext:value-type="float">
            <text:p>176.92498</text:p>
          </table:table-cell>
        </table:table-row>
        <table:table-row table:style-name="ro1">
          <table:table-cell office:value-type="float" office:value="3.395" calcext:value-type="float">
            <text:p>3.395</text:p>
          </table:table-cell>
          <table:table-cell office:value-type="float" office:value="177.92498" calcext:value-type="float">
            <text:p>177.9249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78.92498" calcext:value-type="float">
            <text:p>178.92498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179.92498" calcext:value-type="float">
            <text:p>179.92498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180.92498" calcext:value-type="float">
            <text:p>180.92498</text:p>
          </table:table-cell>
        </table:table-row>
        <table:table-row table:style-name="ro1">
          <table:table-cell office:value-type="float" office:value="3.415" calcext:value-type="float">
            <text:p>3.415</text:p>
          </table:table-cell>
          <table:table-cell office:value-type="float" office:value="181.92498" calcext:value-type="float">
            <text:p>181.92498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82.92498" calcext:value-type="float">
            <text:p>182.92498</text:p>
          </table:table-cell>
        </table:table-row>
        <table:table-row table:style-name="ro1">
          <table:table-cell office:value-type="float" office:value="3.425" calcext:value-type="float">
            <text:p>3.425</text:p>
          </table:table-cell>
          <table:table-cell office:value-type="float" office:value="183.92498" calcext:value-type="float">
            <text:p>183.92498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184.92498" calcext:value-type="float">
            <text:p>184.92498</text:p>
          </table:table-cell>
        </table:table-row>
        <table:table-row table:style-name="ro1">
          <table:table-cell office:value-type="float" office:value="3.435" calcext:value-type="float">
            <text:p>3.435</text:p>
          </table:table-cell>
          <table:table-cell office:value-type="float" office:value="185.92498" calcext:value-type="float">
            <text:p>185.9249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86.92498" calcext:value-type="float">
            <text:p>186.92498</text:p>
          </table:table-cell>
        </table:table-row>
        <table:table-row table:style-name="ro1">
          <table:table-cell office:value-type="float" office:value="3.445" calcext:value-type="float">
            <text:p>3.445</text:p>
          </table:table-cell>
          <table:table-cell office:value-type="float" office:value="187.92498" calcext:value-type="float">
            <text:p>187.92498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188.92498" calcext:value-type="float">
            <text:p>188.92498</text:p>
          </table:table-cell>
        </table:table-row>
        <table:table-row table:style-name="ro1">
          <table:table-cell office:value-type="float" office:value="3.455" calcext:value-type="float">
            <text:p>3.455</text:p>
          </table:table-cell>
          <table:table-cell office:value-type="float" office:value="189.92498" calcext:value-type="float">
            <text:p>189.92498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190.92498" calcext:value-type="float">
            <text:p>190.92498</text:p>
          </table:table-cell>
        </table:table-row>
        <table:table-row table:style-name="ro1">
          <table:table-cell office:value-type="float" office:value="3.465" calcext:value-type="float">
            <text:p>3.465</text:p>
          </table:table-cell>
          <table:table-cell office:value-type="float" office:value="191.92498" calcext:value-type="float">
            <text:p>191.92498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192.92498" calcext:value-type="float">
            <text:p>192.92498</text:p>
          </table:table-cell>
        </table:table-row>
        <table:table-row table:style-name="ro1">
          <table:table-cell office:value-type="float" office:value="3.475" calcext:value-type="float">
            <text:p>3.475</text:p>
          </table:table-cell>
          <table:table-cell office:value-type="float" office:value="193.92498" calcext:value-type="float">
            <text:p>193.92498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194.92498" calcext:value-type="float">
            <text:p>194.92498</text:p>
          </table:table-cell>
        </table:table-row>
        <table:table-row table:style-name="ro1">
          <table:table-cell office:value-type="float" office:value="3.485" calcext:value-type="float">
            <text:p>3.485</text:p>
          </table:table-cell>
          <table:table-cell office:value-type="float" office:value="195.92498" calcext:value-type="float">
            <text:p>195.92498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196.92498" calcext:value-type="float">
            <text:p>196.92498</text:p>
          </table:table-cell>
        </table:table-row>
        <table:table-row table:style-name="ro1">
          <table:table-cell office:value-type="float" office:value="3.495" calcext:value-type="float">
            <text:p>3.495</text:p>
          </table:table-cell>
          <table:table-cell office:value-type="float" office:value="197.92498" calcext:value-type="float">
            <text:p>197.9249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8.92498" calcext:value-type="float">
            <text:p>198.92498</text:p>
          </table:table-cell>
        </table:table-row>
        <table:table-row table:style-name="ro1">
          <table:table-cell office:value-type="float" office:value="3.505" calcext:value-type="float">
            <text:p>3.505</text:p>
          </table:table-cell>
          <table:table-cell office:value-type="float" office:value="199.92498" calcext:value-type="float">
            <text:p>199.92498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200.92498" calcext:value-type="float">
            <text:p>200.92498</text:p>
          </table:table-cell>
        </table:table-row>
        <table:table-row table:style-name="ro1">
          <table:table-cell office:value-type="float" office:value="3.515" calcext:value-type="float">
            <text:p>3.515</text:p>
          </table:table-cell>
          <table:table-cell office:value-type="float" office:value="201.92498" calcext:value-type="float">
            <text:p>201.9249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202.92498" calcext:value-type="float">
            <text:p>202.92498</text:p>
          </table:table-cell>
        </table:table-row>
        <table:table-row table:style-name="ro1">
          <table:table-cell office:value-type="float" office:value="3.525" calcext:value-type="float">
            <text:p>3.525</text:p>
          </table:table-cell>
          <table:table-cell office:value-type="float" office:value="203.92498" calcext:value-type="float">
            <text:p>203.92498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04.92498" calcext:value-type="float">
            <text:p>204.92498</text:p>
          </table:table-cell>
        </table:table-row>
        <table:table-row table:style-name="ro1">
          <table:table-cell office:value-type="float" office:value="3.535" calcext:value-type="float">
            <text:p>3.535</text:p>
          </table:table-cell>
          <table:table-cell office:value-type="float" office:value="205.92498" calcext:value-type="float">
            <text:p>205.9249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206.92498" calcext:value-type="float">
            <text:p>206.92498</text:p>
          </table:table-cell>
        </table:table-row>
        <table:table-row table:style-name="ro1">
          <table:table-cell office:value-type="float" office:value="3.545" calcext:value-type="float">
            <text:p>3.545</text:p>
          </table:table-cell>
          <table:table-cell office:value-type="float" office:value="207.92498" calcext:value-type="float">
            <text:p>207.92498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208.92498" calcext:value-type="float">
            <text:p>208.92498</text:p>
          </table:table-cell>
        </table:table-row>
        <table:table-row table:style-name="ro1">
          <table:table-cell office:value-type="float" office:value="3.555" calcext:value-type="float">
            <text:p>3.555</text:p>
          </table:table-cell>
          <table:table-cell office:value-type="float" office:value="209.92498" calcext:value-type="float">
            <text:p>209.92498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210.92498" calcext:value-type="float">
            <text:p>210.92498</text:p>
          </table:table-cell>
        </table:table-row>
        <table:table-row table:style-name="ro1">
          <table:table-cell office:value-type="float" office:value="3.565" calcext:value-type="float">
            <text:p>3.565</text:p>
          </table:table-cell>
          <table:table-cell office:value-type="float" office:value="211.92498" calcext:value-type="float">
            <text:p>211.92498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212.92498" calcext:value-type="float">
            <text:p>212.92498</text:p>
          </table:table-cell>
        </table:table-row>
        <table:table-row table:style-name="ro1">
          <table:table-cell office:value-type="float" office:value="3.575" calcext:value-type="float">
            <text:p>3.575</text:p>
          </table:table-cell>
          <table:table-cell office:value-type="float" office:value="213.92498" calcext:value-type="float">
            <text:p>213.92498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214.92498" calcext:value-type="float">
            <text:p>214.92498</text:p>
          </table:table-cell>
        </table:table-row>
        <table:table-row table:style-name="ro1">
          <table:table-cell office:value-type="float" office:value="3.585" calcext:value-type="float">
            <text:p>3.585</text:p>
          </table:table-cell>
          <table:table-cell office:value-type="float" office:value="215.92498" calcext:value-type="float">
            <text:p>215.92498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16.92498" calcext:value-type="float">
            <text:p>216.92498</text:p>
          </table:table-cell>
        </table:table-row>
        <table:table-row table:style-name="ro1">
          <table:table-cell office:value-type="float" office:value="3.595" calcext:value-type="float">
            <text:p>3.595</text:p>
          </table:table-cell>
          <table:table-cell office:value-type="float" office:value="217.92498" calcext:value-type="float">
            <text:p>217.9249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8.92498" calcext:value-type="float">
            <text:p>218.92498</text:p>
          </table:table-cell>
        </table:table-row>
        <table:table-row table:style-name="ro1">
          <table:table-cell office:value-type="float" office:value="3.605" calcext:value-type="float">
            <text:p>3.605</text:p>
          </table:table-cell>
          <table:table-cell office:value-type="float" office:value="219.92498" calcext:value-type="float">
            <text:p>219.9249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220.92498" calcext:value-type="float">
            <text:p>220.92498</text:p>
          </table:table-cell>
        </table:table-row>
        <table:table-row table:style-name="ro1">
          <table:table-cell office:value-type="float" office:value="3.615" calcext:value-type="float">
            <text:p>3.615</text:p>
          </table:table-cell>
          <table:table-cell office:value-type="float" office:value="221.92498" calcext:value-type="float">
            <text:p>221.92498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222.92498" calcext:value-type="float">
            <text:p>222.92498</text:p>
          </table:table-cell>
        </table:table-row>
        <table:table-row table:style-name="ro1">
          <table:table-cell office:value-type="float" office:value="3.625" calcext:value-type="float">
            <text:p>3.625</text:p>
          </table:table-cell>
          <table:table-cell office:value-type="float" office:value="223.92498" calcext:value-type="float">
            <text:p>223.92498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224.92498" calcext:value-type="float">
            <text:p>224.92498</text:p>
          </table:table-cell>
        </table:table-row>
        <table:table-row table:style-name="ro1">
          <table:table-cell office:value-type="float" office:value="3.635" calcext:value-type="float">
            <text:p>3.635</text:p>
          </table:table-cell>
          <table:table-cell office:value-type="float" office:value="225.92498" calcext:value-type="float">
            <text:p>225.92498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226.92498" calcext:value-type="float">
            <text:p>226.92498</text:p>
          </table:table-cell>
        </table:table-row>
        <table:table-row table:style-name="ro1">
          <table:table-cell office:value-type="float" office:value="3.645" calcext:value-type="float">
            <text:p>3.645</text:p>
          </table:table-cell>
          <table:table-cell office:value-type="float" office:value="227.92498" calcext:value-type="float">
            <text:p>227.92498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228.92498" calcext:value-type="float">
            <text:p>228.92498</text:p>
          </table:table-cell>
        </table:table-row>
        <table:table-row table:style-name="ro1">
          <table:table-cell office:value-type="float" office:value="3.655" calcext:value-type="float">
            <text:p>3.655</text:p>
          </table:table-cell>
          <table:table-cell office:value-type="float" office:value="229.92498" calcext:value-type="float">
            <text:p>229.92498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230.92498" calcext:value-type="float">
            <text:p>230.92498</text:p>
          </table:table-cell>
        </table:table-row>
        <table:table-row table:style-name="ro1">
          <table:table-cell office:value-type="float" office:value="3.665" calcext:value-type="float">
            <text:p>3.665</text:p>
          </table:table-cell>
          <table:table-cell office:value-type="float" office:value="231.92498" calcext:value-type="float">
            <text:p>231.92498</text:p>
          </table:table-cell>
        </table:table-row>
        <table:table-row table:style-name="ro1">
          <table:table-cell office:value-type="float" office:value="3.67" calcext:value-type="float">
            <text:p>3.67</text:p>
          </table:table-cell>
          <table:table-cell office:value-type="float" office:value="232.92498" calcext:value-type="float">
            <text:p>232.92498</text:p>
          </table:table-cell>
        </table:table-row>
        <table:table-row table:style-name="ro1">
          <table:table-cell office:value-type="float" office:value="3.675" calcext:value-type="float">
            <text:p>3.675</text:p>
          </table:table-cell>
          <table:table-cell office:value-type="float" office:value="233.92498" calcext:value-type="float">
            <text:p>233.92498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234.92498" calcext:value-type="float">
            <text:p>234.92498</text:p>
          </table:table-cell>
        </table:table-row>
        <table:table-row table:style-name="ro1">
          <table:table-cell office:value-type="float" office:value="3.685" calcext:value-type="float">
            <text:p>3.685</text:p>
          </table:table-cell>
          <table:table-cell office:value-type="float" office:value="235.92498" calcext:value-type="float">
            <text:p>235.92498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36.92498" calcext:value-type="float">
            <text:p>236.92498</text:p>
          </table:table-cell>
        </table:table-row>
        <table:table-row table:style-name="ro1">
          <table:table-cell office:value-type="float" office:value="3.695" calcext:value-type="float">
            <text:p>3.695</text:p>
          </table:table-cell>
          <table:table-cell office:value-type="float" office:value="237.92498" calcext:value-type="float">
            <text:p>237.9249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38.92498" calcext:value-type="float">
            <text:p>238.92498</text:p>
          </table:table-cell>
        </table:table-row>
        <table:table-row table:style-name="ro1">
          <table:table-cell office:value-type="float" office:value="3.705" calcext:value-type="float">
            <text:p>3.705</text:p>
          </table:table-cell>
          <table:table-cell office:value-type="float" office:value="239.92498" calcext:value-type="float">
            <text:p>239.92498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240.92498" calcext:value-type="float">
            <text:p>240.92498</text:p>
          </table:table-cell>
        </table:table-row>
        <table:table-row table:style-name="ro1">
          <table:table-cell office:value-type="float" office:value="3.715" calcext:value-type="float">
            <text:p>3.715</text:p>
          </table:table-cell>
          <table:table-cell office:value-type="float" office:value="241.92498" calcext:value-type="float">
            <text:p>241.92498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242.92498" calcext:value-type="float">
            <text:p>242.92498</text:p>
          </table:table-cell>
        </table:table-row>
        <table:table-row table:style-name="ro1">
          <table:table-cell office:value-type="float" office:value="3.725" calcext:value-type="float">
            <text:p>3.725</text:p>
          </table:table-cell>
          <table:table-cell office:value-type="float" office:value="243.92498" calcext:value-type="float">
            <text:p>243.92498</text:p>
          </table:table-cell>
        </table:table-row>
        <table:table-row table:style-name="ro1">
          <table:table-cell office:value-type="float" office:value="3.73" calcext:value-type="float">
            <text:p>3.73</text:p>
          </table:table-cell>
          <table:table-cell office:value-type="float" office:value="244.92498" calcext:value-type="float">
            <text:p>244.92498</text:p>
          </table:table-cell>
        </table:table-row>
        <table:table-row table:style-name="ro1">
          <table:table-cell office:value-type="float" office:value="3.735" calcext:value-type="float">
            <text:p>3.735</text:p>
          </table:table-cell>
          <table:table-cell office:value-type="float" office:value="245.92498" calcext:value-type="float">
            <text:p>245.92498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246.92498" calcext:value-type="float">
            <text:p>246.92498</text:p>
          </table:table-cell>
        </table:table-row>
        <table:table-row table:style-name="ro1">
          <table:table-cell office:value-type="float" office:value="3.745" calcext:value-type="float">
            <text:p>3.745</text:p>
          </table:table-cell>
          <table:table-cell office:value-type="float" office:value="247.92498" calcext:value-type="float">
            <text:p>247.92498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248.92498" calcext:value-type="float">
            <text:p>248.92498</text:p>
          </table:table-cell>
        </table:table-row>
        <table:table-row table:style-name="ro1">
          <table:table-cell office:value-type="float" office:value="3.755" calcext:value-type="float">
            <text:p>3.755</text:p>
          </table:table-cell>
          <table:table-cell office:value-type="float" office:value="249.92498" calcext:value-type="float">
            <text:p>249.92498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250.92498" calcext:value-type="float">
            <text:p>250.92498</text:p>
          </table:table-cell>
        </table:table-row>
        <table:table-row table:style-name="ro1">
          <table:table-cell office:value-type="float" office:value="3.765" calcext:value-type="float">
            <text:p>3.765</text:p>
          </table:table-cell>
          <table:table-cell office:value-type="float" office:value="251.92498" calcext:value-type="float">
            <text:p>251.92498</text:p>
          </table:table-cell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252.92498" calcext:value-type="float">
            <text:p>252.92498</text:p>
          </table:table-cell>
        </table:table-row>
        <table:table-row table:style-name="ro1">
          <table:table-cell office:value-type="float" office:value="3.775" calcext:value-type="float">
            <text:p>3.775</text:p>
          </table:table-cell>
          <table:table-cell office:value-type="float" office:value="253.92498" calcext:value-type="float">
            <text:p>253.92498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254.92498" calcext:value-type="float">
            <text:p>254.92498</text:p>
          </table:table-cell>
        </table:table-row>
        <table:table-row table:style-name="ro1">
          <table:table-cell office:value-type="float" office:value="3.785" calcext:value-type="float">
            <text:p>3.785</text:p>
          </table:table-cell>
          <table:table-cell office:value-type="float" office:value="255.92498" calcext:value-type="float">
            <text:p>255.92498</text:p>
          </table:table-cell>
        </table:table-row>
        <table:table-row table:style-name="ro1">
          <table:table-cell office:value-type="float" office:value="3.79" calcext:value-type="float">
            <text:p>3.79</text:p>
          </table:table-cell>
          <table:table-cell office:value-type="float" office:value="256.92498" calcext:value-type="float">
            <text:p>256.92498</text:p>
          </table:table-cell>
        </table:table-row>
        <table:table-row table:style-name="ro1">
          <table:table-cell office:value-type="float" office:value="3.795" calcext:value-type="float">
            <text:p>3.795</text:p>
          </table:table-cell>
          <table:table-cell office:value-type="float" office:value="257.92498" calcext:value-type="float">
            <text:p>257.9249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58.92498" calcext:value-type="float">
            <text:p>258.92498</text:p>
          </table:table-cell>
        </table:table-row>
        <table:table-row table:style-name="ro1">
          <table:table-cell office:value-type="float" office:value="3.805" calcext:value-type="float">
            <text:p>3.805</text:p>
          </table:table-cell>
          <table:table-cell office:value-type="float" office:value="259.92498" calcext:value-type="float">
            <text:p>259.92498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60.92498" calcext:value-type="float">
            <text:p>260.92498</text:p>
          </table:table-cell>
        </table:table-row>
        <table:table-row table:style-name="ro1">
          <table:table-cell office:value-type="float" office:value="3.815" calcext:value-type="float">
            <text:p>3.815</text:p>
          </table:table-cell>
          <table:table-cell office:value-type="float" office:value="261.92498" calcext:value-type="float">
            <text:p>261.92498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262.92498" calcext:value-type="float">
            <text:p>262.92498</text:p>
          </table:table-cell>
        </table:table-row>
        <table:table-row table:style-name="ro1">
          <table:table-cell office:value-type="float" office:value="3.825" calcext:value-type="float">
            <text:p>3.825</text:p>
          </table:table-cell>
          <table:table-cell office:value-type="float" office:value="263.92498" calcext:value-type="float">
            <text:p>263.92498</text:p>
          </table:table-cell>
        </table:table-row>
        <table:table-row table:style-name="ro1">
          <table:table-cell office:value-type="float" office:value="3.83" calcext:value-type="float">
            <text:p>3.83</text:p>
          </table:table-cell>
          <table:table-cell office:value-type="float" office:value="264.92498" calcext:value-type="float">
            <text:p>264.92498</text:p>
          </table:table-cell>
        </table:table-row>
        <table:table-row table:style-name="ro1">
          <table:table-cell office:value-type="float" office:value="3.835" calcext:value-type="float">
            <text:p>3.835</text:p>
          </table:table-cell>
          <table:table-cell office:value-type="float" office:value="265.92498" calcext:value-type="float">
            <text:p>265.92498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266.92498" calcext:value-type="float">
            <text:p>266.92498</text:p>
          </table:table-cell>
        </table:table-row>
        <table:table-row table:style-name="ro1">
          <table:table-cell office:value-type="float" office:value="3.845" calcext:value-type="float">
            <text:p>3.845</text:p>
          </table:table-cell>
          <table:table-cell office:value-type="float" office:value="267.92498" calcext:value-type="float">
            <text:p>267.92498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268.92498" calcext:value-type="float">
            <text:p>268.92498</text:p>
          </table:table-cell>
        </table:table-row>
        <table:table-row table:style-name="ro1">
          <table:table-cell office:value-type="float" office:value="3.855" calcext:value-type="float">
            <text:p>3.855</text:p>
          </table:table-cell>
          <table:table-cell office:value-type="float" office:value="269.92498" calcext:value-type="float">
            <text:p>269.92498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70.92498" calcext:value-type="float">
            <text:p>270.92498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271.92498" calcext:value-type="float">
            <text:p>271.92498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72.92498" calcext:value-type="float">
            <text:p>272.92498</text:p>
          </table:table-cell>
        </table:table-row>
        <table:table-row table:style-name="ro1">
          <table:table-cell office:value-type="float" office:value="3.875" calcext:value-type="float">
            <text:p>3.875</text:p>
          </table:table-cell>
          <table:table-cell office:value-type="float" office:value="273.92498" calcext:value-type="float">
            <text:p>273.92498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74.92498" calcext:value-type="float">
            <text:p>274.92498</text:p>
          </table:table-cell>
        </table:table-row>
        <table:table-row table:style-name="ro1">
          <table:table-cell office:value-type="float" office:value="3.885" calcext:value-type="float">
            <text:p>3.885</text:p>
          </table:table-cell>
          <table:table-cell office:value-type="float" office:value="275.92498" calcext:value-type="float">
            <text:p>275.92498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 office:value-type="float" office:value="276.92498" calcext:value-type="float">
            <text:p>276.92498</text:p>
          </table:table-cell>
        </table:table-row>
        <table:table-row table:style-name="ro1">
          <table:table-cell office:value-type="float" office:value="3.895" calcext:value-type="float">
            <text:p>3.895</text:p>
          </table:table-cell>
          <table:table-cell office:value-type="float" office:value="277.92498" calcext:value-type="float">
            <text:p>277.9249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78.92498" calcext:value-type="float">
            <text:p>278.92498</text:p>
          </table:table-cell>
        </table:table-row>
        <table:table-row table:style-name="ro1">
          <table:table-cell office:value-type="float" office:value="3.905" calcext:value-type="float">
            <text:p>3.905</text:p>
          </table:table-cell>
          <table:table-cell office:value-type="float" office:value="279.92498" calcext:value-type="float">
            <text:p>279.92498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280.92498" calcext:value-type="float">
            <text:p>280.92498</text:p>
          </table:table-cell>
        </table:table-row>
        <table:table-row table:style-name="ro1">
          <table:table-cell office:value-type="float" office:value="3.915" calcext:value-type="float">
            <text:p>3.915</text:p>
          </table:table-cell>
          <table:table-cell office:value-type="float" office:value="281.92498" calcext:value-type="float">
            <text:p>281.92498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282.92498" calcext:value-type="float">
            <text:p>282.92498</text:p>
          </table:table-cell>
        </table:table-row>
        <table:table-row table:style-name="ro1">
          <table:table-cell office:value-type="float" office:value="3.925" calcext:value-type="float">
            <text:p>3.925</text:p>
          </table:table-cell>
          <table:table-cell office:value-type="float" office:value="283.92498" calcext:value-type="float">
            <text:p>283.9249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284.92498" calcext:value-type="float">
            <text:p>284.92498</text:p>
          </table:table-cell>
        </table:table-row>
        <table:table-row table:style-name="ro1">
          <table:table-cell office:value-type="float" office:value="3.935" calcext:value-type="float">
            <text:p>3.935</text:p>
          </table:table-cell>
          <table:table-cell office:value-type="float" office:value="285.92498" calcext:value-type="float">
            <text:p>285.92498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286.92498" calcext:value-type="float">
            <text:p>286.92498</text:p>
          </table:table-cell>
        </table:table-row>
        <table:table-row table:style-name="ro1">
          <table:table-cell office:value-type="float" office:value="3.945" calcext:value-type="float">
            <text:p>3.945</text:p>
          </table:table-cell>
          <table:table-cell office:value-type="float" office:value="287.92498" calcext:value-type="float">
            <text:p>287.92498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288.92498" calcext:value-type="float">
            <text:p>288.92498</text:p>
          </table:table-cell>
        </table:table-row>
        <table:table-row table:style-name="ro1">
          <table:table-cell office:value-type="float" office:value="3.955" calcext:value-type="float">
            <text:p>3.955</text:p>
          </table:table-cell>
          <table:table-cell office:value-type="float" office:value="289.92498" calcext:value-type="float">
            <text:p>289.9249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0.92498" calcext:value-type="float">
            <text:p>290.92498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office:value-type="float" office:value="291.92498" calcext:value-type="float">
            <text:p>291.92498</text:p>
          </table:table-cell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292.92498" calcext:value-type="float">
            <text:p>292.92498</text:p>
          </table:table-cell>
        </table:table-row>
        <table:table-row table:style-name="ro1">
          <table:table-cell office:value-type="float" office:value="3.975" calcext:value-type="float">
            <text:p>3.975</text:p>
          </table:table-cell>
          <table:table-cell office:value-type="float" office:value="293.92498" calcext:value-type="float">
            <text:p>293.92498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294.92498" calcext:value-type="float">
            <text:p>294.92498</text:p>
          </table:table-cell>
        </table:table-row>
        <table:table-row table:style-name="ro1">
          <table:table-cell office:value-type="float" office:value="3.985" calcext:value-type="float">
            <text:p>3.985</text:p>
          </table:table-cell>
          <table:table-cell office:value-type="float" office:value="295.92498" calcext:value-type="float">
            <text:p>295.92498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296.92498" calcext:value-type="float">
            <text:p>296.92498</text:p>
          </table:table-cell>
        </table:table-row>
        <table:table-row table:style-name="ro1">
          <table:table-cell office:value-type="float" office:value="3.995" calcext:value-type="float">
            <text:p>3.995</text:p>
          </table:table-cell>
          <table:table-cell office:value-type="float" office:value="297.92498" calcext:value-type="float">
            <text:p>297.92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8.92498" calcext:value-type="float">
            <text:p>298.92498</text:p>
          </table:table-cell>
        </table:table-row>
        <table:table-row table:style-name="ro1">
          <table:table-cell office:value-type="float" office:value="4.005" calcext:value-type="float">
            <text:p>4.005</text:p>
          </table:table-cell>
          <table:table-cell office:value-type="float" office:value="299.92498" calcext:value-type="float">
            <text:p>299.92498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00.92498" calcext:value-type="float">
            <text:p>300.92498</text:p>
          </table:table-cell>
        </table:table-row>
        <table:table-row table:style-name="ro1">
          <table:table-cell office:value-type="float" office:value="4.015" calcext:value-type="float">
            <text:p>4.015</text:p>
          </table:table-cell>
          <table:table-cell office:value-type="float" office:value="301.92498" calcext:value-type="float">
            <text:p>301.92498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02.92498" calcext:value-type="float">
            <text:p>302.92498</text:p>
          </table:table-cell>
        </table:table-row>
        <table:table-row table:style-name="ro1">
          <table:table-cell office:value-type="float" office:value="4.025" calcext:value-type="float">
            <text:p>4.025</text:p>
          </table:table-cell>
          <table:table-cell office:value-type="float" office:value="303.92498" calcext:value-type="float">
            <text:p>303.9249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304.92498" calcext:value-type="float">
            <text:p>304.92498</text:p>
          </table:table-cell>
        </table:table-row>
        <table:table-row table:style-name="ro1">
          <table:table-cell office:value-type="float" office:value="4.035" calcext:value-type="float">
            <text:p>4.035</text:p>
          </table:table-cell>
          <table:table-cell office:value-type="float" office:value="305.92498" calcext:value-type="float">
            <text:p>305.92498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06.92498" calcext:value-type="float">
            <text:p>306.92498</text:p>
          </table:table-cell>
        </table:table-row>
        <table:table-row table:style-name="ro1">
          <table:table-cell office:value-type="float" office:value="4.045" calcext:value-type="float">
            <text:p>4.045</text:p>
          </table:table-cell>
          <table:table-cell office:value-type="float" office:value="307.92498" calcext:value-type="float">
            <text:p>307.9249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308.92498" calcext:value-type="float">
            <text:p>308.92498</text:p>
          </table:table-cell>
        </table:table-row>
        <table:table-row table:style-name="ro1">
          <table:table-cell office:value-type="float" office:value="4.055" calcext:value-type="float">
            <text:p>4.055</text:p>
          </table:table-cell>
          <table:table-cell office:value-type="float" office:value="309.92498" calcext:value-type="float">
            <text:p>309.92498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310.92498" calcext:value-type="float">
            <text:p>310.92498</text:p>
          </table:table-cell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311.92498" calcext:value-type="float">
            <text:p>311.92498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312.92498" calcext:value-type="float">
            <text:p>312.92498</text:p>
          </table:table-cell>
        </table:table-row>
        <table:table-row table:style-name="ro1">
          <table:table-cell office:value-type="float" office:value="4.075" calcext:value-type="float">
            <text:p>4.075</text:p>
          </table:table-cell>
          <table:table-cell office:value-type="float" office:value="313.92498" calcext:value-type="float">
            <text:p>313.92498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14.92498" calcext:value-type="float">
            <text:p>314.92498</text:p>
          </table:table-cell>
        </table:table-row>
        <table:table-row table:style-name="ro1">
          <table:table-cell office:value-type="float" office:value="4.085" calcext:value-type="float">
            <text:p>4.085</text:p>
          </table:table-cell>
          <table:table-cell office:value-type="float" office:value="315.92498" calcext:value-type="float">
            <text:p>315.92498</text:p>
          </table:table-cell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316.92498" calcext:value-type="float">
            <text:p>316.92498</text:p>
          </table:table-cell>
        </table:table-row>
        <table:table-row table:style-name="ro1">
          <table:table-cell office:value-type="float" office:value="4.095" calcext:value-type="float">
            <text:p>4.095</text:p>
          </table:table-cell>
          <table:table-cell office:value-type="float" office:value="317.92498" calcext:value-type="float">
            <text:p>317.9249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18.92498" calcext:value-type="float">
            <text:p>318.92498</text:p>
          </table:table-cell>
        </table:table-row>
        <table:table-row table:style-name="ro1">
          <table:table-cell office:value-type="float" office:value="4.105" calcext:value-type="float">
            <text:p>4.105</text:p>
          </table:table-cell>
          <table:table-cell office:value-type="float" office:value="319.92498" calcext:value-type="float">
            <text:p>319.9249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320.92498" calcext:value-type="float">
            <text:p>320.92498</text:p>
          </table:table-cell>
        </table:table-row>
        <table:table-row table:style-name="ro1">
          <table:table-cell office:value-type="float" office:value="4.115" calcext:value-type="float">
            <text:p>4.115</text:p>
          </table:table-cell>
          <table:table-cell office:value-type="float" office:value="321.92498" calcext:value-type="float">
            <text:p>321.92498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22.92498" calcext:value-type="float">
            <text:p>322.92498</text:p>
          </table:table-cell>
        </table:table-row>
        <table:table-row table:style-name="ro1">
          <table:table-cell office:value-type="float" office:value="4.125" calcext:value-type="float">
            <text:p>4.125</text:p>
          </table:table-cell>
          <table:table-cell office:value-type="float" office:value="323.92498" calcext:value-type="float">
            <text:p>323.92498</text:p>
          </table:table-cell>
        </table:table-row>
        <table:table-row table:style-name="ro1">
          <table:table-cell office:value-type="float" office:value="4.13" calcext:value-type="float">
            <text:p>4.13</text:p>
          </table:table-cell>
          <table:table-cell office:value-type="float" office:value="324.92498" calcext:value-type="float">
            <text:p>324.92498</text:p>
          </table:table-cell>
        </table:table-row>
        <table:table-row table:style-name="ro1">
          <table:table-cell office:value-type="float" office:value="4.135" calcext:value-type="float">
            <text:p>4.135</text:p>
          </table:table-cell>
          <table:table-cell office:value-type="float" office:value="325.92498" calcext:value-type="float">
            <text:p>325.92498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326.92498" calcext:value-type="float">
            <text:p>326.92498</text:p>
          </table:table-cell>
        </table:table-row>
        <table:table-row table:style-name="ro1">
          <table:table-cell office:value-type="float" office:value="4.145" calcext:value-type="float">
            <text:p>4.145</text:p>
          </table:table-cell>
          <table:table-cell office:value-type="float" office:value="327.92498" calcext:value-type="float">
            <text:p>327.9249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328.92498" calcext:value-type="float">
            <text:p>328.92498</text:p>
          </table:table-cell>
        </table:table-row>
        <table:table-row table:style-name="ro1">
          <table:table-cell office:value-type="float" office:value="4.155" calcext:value-type="float">
            <text:p>4.155</text:p>
          </table:table-cell>
          <table:table-cell office:value-type="float" office:value="329.92498" calcext:value-type="float">
            <text:p>329.92498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30.92498" calcext:value-type="float">
            <text:p>330.92498</text:p>
          </table:table-cell>
        </table:table-row>
        <table:table-row table:style-name="ro1">
          <table:table-cell office:value-type="float" office:value="4.165" calcext:value-type="float">
            <text:p>4.165</text:p>
          </table:table-cell>
          <table:table-cell office:value-type="float" office:value="331.92498" calcext:value-type="float">
            <text:p>331.92498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332.92498" calcext:value-type="float">
            <text:p>332.92498</text:p>
          </table:table-cell>
        </table:table-row>
        <table:table-row table:style-name="ro1">
          <table:table-cell office:value-type="float" office:value="4.175" calcext:value-type="float">
            <text:p>4.175</text:p>
          </table:table-cell>
          <table:table-cell office:value-type="float" office:value="333.92498" calcext:value-type="float">
            <text:p>333.92498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334.92498" calcext:value-type="float">
            <text:p>334.92498</text:p>
          </table:table-cell>
        </table:table-row>
        <table:table-row table:style-name="ro1">
          <table:table-cell office:value-type="float" office:value="4.185" calcext:value-type="float">
            <text:p>4.185</text:p>
          </table:table-cell>
          <table:table-cell office:value-type="float" office:value="335.92498" calcext:value-type="float">
            <text:p>335.92498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336.92498" calcext:value-type="float">
            <text:p>336.92498</text:p>
          </table:table-cell>
        </table:table-row>
        <table:table-row table:style-name="ro1">
          <table:table-cell office:value-type="float" office:value="4.195" calcext:value-type="float">
            <text:p>4.195</text:p>
          </table:table-cell>
          <table:table-cell office:value-type="float" office:value="337.92498" calcext:value-type="float">
            <text:p>337.924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38.92498" calcext:value-type="float">
            <text:p>338.92498</text:p>
          </table:table-cell>
        </table:table-row>
        <table:table-row table:style-name="ro1">
          <table:table-cell office:value-type="float" office:value="4.205" calcext:value-type="float">
            <text:p>4.205</text:p>
          </table:table-cell>
          <table:table-cell office:value-type="float" office:value="339.92498" calcext:value-type="float">
            <text:p>339.92498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340.92498" calcext:value-type="float">
            <text:p>340.92498</text:p>
          </table:table-cell>
        </table:table-row>
        <table:table-row table:style-name="ro1">
          <table:table-cell office:value-type="float" office:value="4.215" calcext:value-type="float">
            <text:p>4.215</text:p>
          </table:table-cell>
          <table:table-cell office:value-type="float" office:value="341.92498" calcext:value-type="float">
            <text:p>341.92498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342.92498" calcext:value-type="float">
            <text:p>342.92498</text:p>
          </table:table-cell>
        </table:table-row>
        <table:table-row table:style-name="ro1">
          <table:table-cell office:value-type="float" office:value="4.225" calcext:value-type="float">
            <text:p>4.225</text:p>
          </table:table-cell>
          <table:table-cell office:value-type="float" office:value="343.92498" calcext:value-type="float">
            <text:p>343.92498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344.92498" calcext:value-type="float">
            <text:p>344.92498</text:p>
          </table:table-cell>
        </table:table-row>
        <table:table-row table:style-name="ro1">
          <table:table-cell office:value-type="float" office:value="4.235" calcext:value-type="float">
            <text:p>4.235</text:p>
          </table:table-cell>
          <table:table-cell office:value-type="float" office:value="345.92498" calcext:value-type="float">
            <text:p>345.92498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46.92498" calcext:value-type="float">
            <text:p>346.92498</text:p>
          </table:table-cell>
        </table:table-row>
        <table:table-row table:style-name="ro1">
          <table:table-cell office:value-type="float" office:value="4.245" calcext:value-type="float">
            <text:p>4.245</text:p>
          </table:table-cell>
          <table:table-cell office:value-type="float" office:value="347.92498" calcext:value-type="float">
            <text:p>347.9249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48.92498" calcext:value-type="float">
            <text:p>348.92498</text:p>
          </table:table-cell>
        </table:table-row>
        <table:table-row table:style-name="ro1">
          <table:table-cell office:value-type="float" office:value="4.255" calcext:value-type="float">
            <text:p>4.255</text:p>
          </table:table-cell>
          <table:table-cell office:value-type="float" office:value="349.92498" calcext:value-type="float">
            <text:p>349.92498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350.92498" calcext:value-type="float">
            <text:p>350.92498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office:value-type="float" office:value="351.92498" calcext:value-type="float">
            <text:p>351.92498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352.92498" calcext:value-type="float">
            <text:p>352.92498</text:p>
          </table:table-cell>
        </table:table-row>
        <table:table-row table:style-name="ro1">
          <table:table-cell office:value-type="float" office:value="4.275" calcext:value-type="float">
            <text:p>4.275</text:p>
          </table:table-cell>
          <table:table-cell office:value-type="float" office:value="353.92498" calcext:value-type="float">
            <text:p>353.9249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54.92498" calcext:value-type="float">
            <text:p>354.92498</text:p>
          </table:table-cell>
        </table:table-row>
        <table:table-row table:style-name="ro1">
          <table:table-cell office:value-type="float" office:value="4.285" calcext:value-type="float">
            <text:p>4.285</text:p>
          </table:table-cell>
          <table:table-cell office:value-type="float" office:value="355.92498" calcext:value-type="float">
            <text:p>355.92498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356.92498" calcext:value-type="float">
            <text:p>356.92498</text:p>
          </table:table-cell>
        </table:table-row>
        <table:table-row table:style-name="ro1">
          <table:table-cell office:value-type="float" office:value="4.295" calcext:value-type="float">
            <text:p>4.295</text:p>
          </table:table-cell>
          <table:table-cell office:value-type="float" office:value="357.92498" calcext:value-type="float">
            <text:p>357.92498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58.92498" calcext:value-type="float">
            <text:p>358.92498</text:p>
          </table:table-cell>
        </table:table-row>
        <table:table-row table:style-name="ro1">
          <table:table-cell office:value-type="float" office:value="4.305" calcext:value-type="float">
            <text:p>4.305</text:p>
          </table:table-cell>
          <table:table-cell office:value-type="float" office:value="359.92498" calcext:value-type="float">
            <text:p>359.9249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360.92498" calcext:value-type="float">
            <text:p>360.92498</text:p>
          </table:table-cell>
        </table:table-row>
        <table:table-row table:style-name="ro1">
          <table:table-cell office:value-type="float" office:value="4.315" calcext:value-type="float">
            <text:p>4.315</text:p>
          </table:table-cell>
          <table:table-cell office:value-type="float" office:value="361.92498" calcext:value-type="float">
            <text:p>361.92498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62.92498" calcext:value-type="float">
            <text:p>362.92498</text:p>
          </table:table-cell>
        </table:table-row>
        <table:table-row table:style-name="ro1">
          <table:table-cell office:value-type="float" office:value="4.325" calcext:value-type="float">
            <text:p>4.325</text:p>
          </table:table-cell>
          <table:table-cell office:value-type="float" office:value="363.92498" calcext:value-type="float">
            <text:p>363.92498</text:p>
          </table:table-cell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364.92498" calcext:value-type="float">
            <text:p>364.92498</text:p>
          </table:table-cell>
        </table:table-row>
        <table:table-row table:style-name="ro1">
          <table:table-cell office:value-type="float" office:value="4.335" calcext:value-type="float">
            <text:p>4.335</text:p>
          </table:table-cell>
          <table:table-cell office:value-type="float" office:value="365.92498" calcext:value-type="float">
            <text:p>365.92498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366.92498" calcext:value-type="float">
            <text:p>366.92498</text:p>
          </table:table-cell>
        </table:table-row>
        <table:table-row table:style-name="ro1">
          <table:table-cell office:value-type="float" office:value="4.345" calcext:value-type="float">
            <text:p>4.345</text:p>
          </table:table-cell>
          <table:table-cell office:value-type="float" office:value="367.92498" calcext:value-type="float">
            <text:p>367.92498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368.92498" calcext:value-type="float">
            <text:p>368.92498</text:p>
          </table:table-cell>
        </table:table-row>
        <table:table-row table:style-name="ro1">
          <table:table-cell office:value-type="float" office:value="4.355" calcext:value-type="float">
            <text:p>4.355</text:p>
          </table:table-cell>
          <table:table-cell office:value-type="float" office:value="369.92498" calcext:value-type="float">
            <text:p>369.92498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70.92498" calcext:value-type="float">
            <text:p>370.92498</text:p>
          </table:table-cell>
        </table:table-row>
        <table:table-row table:style-name="ro1">
          <table:table-cell office:value-type="float" office:value="4.365" calcext:value-type="float">
            <text:p>4.365</text:p>
          </table:table-cell>
          <table:table-cell office:value-type="float" office:value="371.92498" calcext:value-type="float">
            <text:p>371.92498</text:p>
          </table:table-cell>
        </table:table-row>
        <table:table-row table:style-name="ro1">
          <table:table-cell office:value-type="float" office:value="4.37" calcext:value-type="float">
            <text:p>4.37</text:p>
          </table:table-cell>
          <table:table-cell office:value-type="float" office:value="372.92498" calcext:value-type="float">
            <text:p>372.92498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373.92498" calcext:value-type="float">
            <text:p>373.92498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374.92498" calcext:value-type="float">
            <text:p>374.92498</text:p>
          </table:table-cell>
        </table:table-row>
        <table:table-row table:style-name="ro1">
          <table:table-cell office:value-type="float" office:value="4.385" calcext:value-type="float">
            <text:p>4.385</text:p>
          </table:table-cell>
          <table:table-cell office:value-type="float" office:value="375.92498" calcext:value-type="float">
            <text:p>375.92498</text:p>
          </table:table-cell>
        </table:table-row>
        <table:table-row table:style-name="ro1">
          <table:table-cell office:value-type="float" office:value="4.39" calcext:value-type="float">
            <text:p>4.39</text:p>
          </table:table-cell>
          <table:table-cell office:value-type="float" office:value="376.92498" calcext:value-type="float">
            <text:p>376.92498</text:p>
          </table:table-cell>
        </table:table-row>
        <table:table-row table:style-name="ro1">
          <table:table-cell office:value-type="float" office:value="4.395" calcext:value-type="float">
            <text:p>4.395</text:p>
          </table:table-cell>
          <table:table-cell office:value-type="float" office:value="377.92498" calcext:value-type="float">
            <text:p>377.924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78.92498" calcext:value-type="float">
            <text:p>378.92498</text:p>
          </table:table-cell>
        </table:table-row>
        <table:table-row table:style-name="ro1">
          <table:table-cell office:value-type="float" office:value="4.405" calcext:value-type="float">
            <text:p>4.405</text:p>
          </table:table-cell>
          <table:table-cell office:value-type="float" office:value="379.92498" calcext:value-type="float">
            <text:p>379.92498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380.92498" calcext:value-type="float">
            <text:p>380.92498</text:p>
          </table:table-cell>
        </table:table-row>
        <table:table-row table:style-name="ro1">
          <table:table-cell office:value-type="float" office:value="4.415" calcext:value-type="float">
            <text:p>4.415</text:p>
          </table:table-cell>
          <table:table-cell office:value-type="float" office:value="381.92498" calcext:value-type="float">
            <text:p>381.92498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382.92498" calcext:value-type="float">
            <text:p>382.92498</text:p>
          </table:table-cell>
        </table:table-row>
        <table:table-row table:style-name="ro1">
          <table:table-cell office:value-type="float" office:value="4.425" calcext:value-type="float">
            <text:p>4.425</text:p>
          </table:table-cell>
          <table:table-cell office:value-type="float" office:value="383.92498" calcext:value-type="float">
            <text:p>383.92498</text:p>
          </table:table-cell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384.92498" calcext:value-type="float">
            <text:p>384.92498</text:p>
          </table:table-cell>
        </table:table-row>
        <table:table-row table:style-name="ro1">
          <table:table-cell office:value-type="float" office:value="4.435" calcext:value-type="float">
            <text:p>4.435</text:p>
          </table:table-cell>
          <table:table-cell office:value-type="float" office:value="385.92498" calcext:value-type="float">
            <text:p>385.9249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86.92498" calcext:value-type="float">
            <text:p>386.92498</text:p>
          </table:table-cell>
        </table:table-row>
        <table:table-row table:style-name="ro1">
          <table:table-cell office:value-type="float" office:value="4.445" calcext:value-type="float">
            <text:p>4.445</text:p>
          </table:table-cell>
          <table:table-cell office:value-type="float" office:value="387.92498" calcext:value-type="float">
            <text:p>387.92498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388.92498" calcext:value-type="float">
            <text:p>388.92498</text:p>
          </table:table-cell>
        </table:table-row>
        <table:table-row table:style-name="ro1">
          <table:table-cell office:value-type="float" office:value="4.455" calcext:value-type="float">
            <text:p>4.455</text:p>
          </table:table-cell>
          <table:table-cell office:value-type="float" office:value="389.92498" calcext:value-type="float">
            <text:p>389.9249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390.92498" calcext:value-type="float">
            <text:p>390.92498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391.92498" calcext:value-type="float">
            <text:p>391.92498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392.92498" calcext:value-type="float">
            <text:p>392.92498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393.92498" calcext:value-type="float">
            <text:p>393.92498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94.92498" calcext:value-type="float">
            <text:p>394.92498</text:p>
          </table:table-cell>
        </table:table-row>
        <table:table-row table:style-name="ro1">
          <table:table-cell office:value-type="float" office:value="4.485" calcext:value-type="float">
            <text:p>4.485</text:p>
          </table:table-cell>
          <table:table-cell office:value-type="float" office:value="395.92498" calcext:value-type="float">
            <text:p>395.92498</text:p>
          </table:table-cell>
        </table:table-row>
        <table:table-row table:style-name="ro1">
          <table:table-cell office:value-type="float" office:value="4.49" calcext:value-type="float">
            <text:p>4.49</text:p>
          </table:table-cell>
          <table:table-cell office:value-type="float" office:value="396.92498" calcext:value-type="float">
            <text:p>396.92498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397.92498" calcext:value-type="float">
            <text:p>397.9249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98.92498" calcext:value-type="float">
            <text:p>398.92498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 office:value-type="float" office:value="399.92498" calcext:value-type="float">
            <text:p>399.92498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00.92498" calcext:value-type="float">
            <text:p>400.92498</text:p>
          </table:table-cell>
        </table:table-row>
        <table:table-row table:style-name="ro1">
          <table:table-cell office:value-type="float" office:value="4.515" calcext:value-type="float">
            <text:p>4.515</text:p>
          </table:table-cell>
          <table:table-cell office:value-type="float" office:value="401.92498" calcext:value-type="float">
            <text:p>401.92498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402.92498" calcext:value-type="float">
            <text:p>402.92498</text:p>
          </table:table-cell>
        </table:table-row>
        <table:table-row table:style-name="ro1">
          <table:table-cell office:value-type="float" office:value="4.525" calcext:value-type="float">
            <text:p>4.525</text:p>
          </table:table-cell>
          <table:table-cell office:value-type="float" office:value="403.92498" calcext:value-type="float">
            <text:p>403.92498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404.92498" calcext:value-type="float">
            <text:p>404.92498</text:p>
          </table:table-cell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405.92498" calcext:value-type="float">
            <text:p>405.9249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406.92498" calcext:value-type="float">
            <text:p>406.92498</text:p>
          </table:table-cell>
        </table:table-row>
        <table:table-row table:style-name="ro1">
          <table:table-cell office:value-type="float" office:value="4.545" calcext:value-type="float">
            <text:p>4.545</text:p>
          </table:table-cell>
          <table:table-cell office:value-type="float" office:value="407.92498" calcext:value-type="float">
            <text:p>407.92498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408.92498" calcext:value-type="float">
            <text:p>408.92498</text:p>
          </table:table-cell>
        </table:table-row>
        <table:table-row table:style-name="ro1">
          <table:table-cell office:value-type="float" office:value="4.555" calcext:value-type="float">
            <text:p>4.555</text:p>
          </table:table-cell>
          <table:table-cell office:value-type="float" office:value="409.92498" calcext:value-type="float">
            <text:p>409.9249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410.92498" calcext:value-type="float">
            <text:p>410.92498</text:p>
          </table:table-cell>
        </table:table-row>
        <table:table-row table:style-name="ro1">
          <table:table-cell office:value-type="float" office:value="4.565" calcext:value-type="float">
            <text:p>4.565</text:p>
          </table:table-cell>
          <table:table-cell office:value-type="float" office:value="411.92498" calcext:value-type="float">
            <text:p>411.92498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12.92498" calcext:value-type="float">
            <text:p>412.92498</text:p>
          </table:table-cell>
        </table:table-row>
        <table:table-row table:style-name="ro1">
          <table:table-cell office:value-type="float" office:value="4.575" calcext:value-type="float">
            <text:p>4.575</text:p>
          </table:table-cell>
          <table:table-cell office:value-type="float" office:value="413.92498" calcext:value-type="float">
            <text:p>413.92498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414.92498" calcext:value-type="float">
            <text:p>414.92498</text:p>
          </table:table-cell>
        </table:table-row>
        <table:table-row table:style-name="ro1">
          <table:table-cell office:value-type="float" office:value="4.585" calcext:value-type="float">
            <text:p>4.585</text:p>
          </table:table-cell>
          <table:table-cell office:value-type="float" office:value="415.92498" calcext:value-type="float">
            <text:p>415.92498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416.92498" calcext:value-type="float">
            <text:p>416.92498</text:p>
          </table:table-cell>
        </table:table-row>
        <table:table-row table:style-name="ro1">
          <table:table-cell office:value-type="float" office:value="4.595" calcext:value-type="float">
            <text:p>4.595</text:p>
          </table:table-cell>
          <table:table-cell office:value-type="float" office:value="417.92498" calcext:value-type="float">
            <text:p>417.9249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18.92498" calcext:value-type="float">
            <text:p>418.92498</text:p>
          </table:table-cell>
        </table:table-row>
        <table:table-row table:style-name="ro1">
          <table:table-cell office:value-type="float" office:value="4.605" calcext:value-type="float">
            <text:p>4.605</text:p>
          </table:table-cell>
          <table:table-cell office:value-type="float" office:value="419.92498" calcext:value-type="float">
            <text:p>419.92498</text:p>
          </table:table-cell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420.92498" calcext:value-type="float">
            <text:p>420.92498</text:p>
          </table:table-cell>
        </table:table-row>
        <table:table-row table:style-name="ro1">
          <table:table-cell office:value-type="float" office:value="4.615" calcext:value-type="float">
            <text:p>4.615</text:p>
          </table:table-cell>
          <table:table-cell office:value-type="float" office:value="421.92498" calcext:value-type="float">
            <text:p>421.9249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422.92498" calcext:value-type="float">
            <text:p>422.92498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423.92498" calcext:value-type="float">
            <text:p>423.92498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424.92498" calcext:value-type="float">
            <text:p>424.92498</text:p>
          </table:table-cell>
        </table:table-row>
        <table:table-row table:style-name="ro1">
          <table:table-cell office:value-type="float" office:value="4.635" calcext:value-type="float">
            <text:p>4.635</text:p>
          </table:table-cell>
          <table:table-cell office:value-type="float" office:value="425.92498" calcext:value-type="float">
            <text:p>425.92498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426.92498" calcext:value-type="float">
            <text:p>426.92498</text:p>
          </table:table-cell>
        </table:table-row>
        <table:table-row table:style-name="ro1">
          <table:table-cell office:value-type="float" office:value="4.645" calcext:value-type="float">
            <text:p>4.645</text:p>
          </table:table-cell>
          <table:table-cell office:value-type="float" office:value="427.92498" calcext:value-type="float">
            <text:p>427.9249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428.92498" calcext:value-type="float">
            <text:p>428.92498</text:p>
          </table:table-cell>
        </table:table-row>
        <table:table-row table:style-name="ro1">
          <table:table-cell office:value-type="float" office:value="4.655" calcext:value-type="float">
            <text:p>4.655</text:p>
          </table:table-cell>
          <table:table-cell office:value-type="float" office:value="429.92498" calcext:value-type="float">
            <text:p>429.92498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430.92498" calcext:value-type="float">
            <text:p>430.92498</text:p>
          </table:table-cell>
        </table:table-row>
        <table:table-row table:style-name="ro1">
          <table:table-cell office:value-type="float" office:value="4.665" calcext:value-type="float">
            <text:p>4.665</text:p>
          </table:table-cell>
          <table:table-cell office:value-type="float" office:value="431.92498" calcext:value-type="float">
            <text:p>431.92498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432.92498" calcext:value-type="float">
            <text:p>432.92498</text:p>
          </table:table-cell>
        </table:table-row>
        <table:table-row table:style-name="ro1">
          <table:table-cell office:value-type="float" office:value="4.675" calcext:value-type="float">
            <text:p>4.675</text:p>
          </table:table-cell>
          <table:table-cell office:value-type="float" office:value="433.92498" calcext:value-type="float">
            <text:p>433.9249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434.92498" calcext:value-type="float">
            <text:p>434.92498</text:p>
          </table:table-cell>
        </table:table-row>
        <table:table-row table:style-name="ro1">
          <table:table-cell office:value-type="float" office:value="4.685" calcext:value-type="float">
            <text:p>4.685</text:p>
          </table:table-cell>
          <table:table-cell office:value-type="float" office:value="435.92498" calcext:value-type="float">
            <text:p>435.92498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436.92498" calcext:value-type="float">
            <text:p>436.92498</text:p>
          </table:table-cell>
        </table:table-row>
        <table:table-row table:style-name="ro1">
          <table:table-cell office:value-type="float" office:value="4.695" calcext:value-type="float">
            <text:p>4.695</text:p>
          </table:table-cell>
          <table:table-cell office:value-type="float" office:value="437.92498" calcext:value-type="float">
            <text:p>437.9249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438.92498" calcext:value-type="float">
            <text:p>438.92498</text:p>
          </table:table-cell>
        </table:table-row>
        <table:table-row table:style-name="ro1">
          <table:table-cell office:value-type="float" office:value="4.705" calcext:value-type="float">
            <text:p>4.705</text:p>
          </table:table-cell>
          <table:table-cell office:value-type="float" office:value="439.92498" calcext:value-type="float">
            <text:p>439.92498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440.92498" calcext:value-type="float">
            <text:p>440.92498</text:p>
          </table:table-cell>
        </table:table-row>
        <table:table-row table:style-name="ro1">
          <table:table-cell office:value-type="float" office:value="4.715" calcext:value-type="float">
            <text:p>4.715</text:p>
          </table:table-cell>
          <table:table-cell office:value-type="float" office:value="441.92498" calcext:value-type="float">
            <text:p>441.9249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442.92498" calcext:value-type="float">
            <text:p>442.92498</text:p>
          </table:table-cell>
        </table:table-row>
        <table:table-row table:style-name="ro1">
          <table:table-cell office:value-type="float" office:value="4.725" calcext:value-type="float">
            <text:p>4.725</text:p>
          </table:table-cell>
          <table:table-cell office:value-type="float" office:value="443.92498" calcext:value-type="float">
            <text:p>443.92498</text:p>
          </table:table-cell>
        </table:table-row>
        <table:table-row table:style-name="ro1">
          <table:table-cell office:value-type="float" office:value="4.73" calcext:value-type="float">
            <text:p>4.73</text:p>
          </table:table-cell>
          <table:table-cell office:value-type="float" office:value="444.92498" calcext:value-type="float">
            <text:p>444.92498</text:p>
          </table:table-cell>
        </table:table-row>
        <table:table-row table:style-name="ro1">
          <table:table-cell office:value-type="float" office:value="4.735" calcext:value-type="float">
            <text:p>4.735</text:p>
          </table:table-cell>
          <table:table-cell office:value-type="float" office:value="445.92498" calcext:value-type="float">
            <text:p>445.92498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446.92498" calcext:value-type="float">
            <text:p>446.92498</text:p>
          </table:table-cell>
        </table:table-row>
        <table:table-row table:style-name="ro1">
          <table:table-cell office:value-type="float" office:value="4.745" calcext:value-type="float">
            <text:p>4.745</text:p>
          </table:table-cell>
          <table:table-cell office:value-type="float" office:value="447.92498" calcext:value-type="float">
            <text:p>447.92498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448.92498" calcext:value-type="float">
            <text:p>448.92498</text:p>
          </table:table-cell>
        </table:table-row>
        <table:table-row table:style-name="ro1">
          <table:table-cell office:value-type="float" office:value="4.755" calcext:value-type="float">
            <text:p>4.755</text:p>
          </table:table-cell>
          <table:table-cell office:value-type="float" office:value="449.92498" calcext:value-type="float">
            <text:p>449.92498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450.92498" calcext:value-type="float">
            <text:p>450.92498</text:p>
          </table:table-cell>
        </table:table-row>
        <table:table-row table:style-name="ro1">
          <table:table-cell office:value-type="float" office:value="4.765" calcext:value-type="float">
            <text:p>4.765</text:p>
          </table:table-cell>
          <table:table-cell office:value-type="float" office:value="451.92498" calcext:value-type="float">
            <text:p>451.92498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452.92498" calcext:value-type="float">
            <text:p>452.92498</text:p>
          </table:table-cell>
        </table:table-row>
        <table:table-row table:style-name="ro1">
          <table:table-cell office:value-type="float" office:value="4.775" calcext:value-type="float">
            <text:p>4.775</text:p>
          </table:table-cell>
          <table:table-cell office:value-type="float" office:value="453.92498" calcext:value-type="float">
            <text:p>453.92498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454.92498" calcext:value-type="float">
            <text:p>454.92498</text:p>
          </table:table-cell>
        </table:table-row>
        <table:table-row table:style-name="ro1">
          <table:table-cell office:value-type="float" office:value="4.785" calcext:value-type="float">
            <text:p>4.785</text:p>
          </table:table-cell>
          <table:table-cell office:value-type="float" office:value="455.92498" calcext:value-type="float">
            <text:p>455.92498</text:p>
          </table:table-cell>
        </table:table-row>
        <table:table-row table:style-name="ro1">
          <table:table-cell office:value-type="float" office:value="4.79" calcext:value-type="float">
            <text:p>4.79</text:p>
          </table:table-cell>
          <table:table-cell office:value-type="float" office:value="456.92498" calcext:value-type="float">
            <text:p>456.92498</text:p>
          </table:table-cell>
        </table:table-row>
        <table:table-row table:style-name="ro1">
          <table:table-cell office:value-type="float" office:value="4.795" calcext:value-type="float">
            <text:p>4.795</text:p>
          </table:table-cell>
          <table:table-cell office:value-type="float" office:value="457.92498" calcext:value-type="float">
            <text:p>457.9249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58.92498" calcext:value-type="float">
            <text:p>458.92498</text:p>
          </table:table-cell>
        </table:table-row>
        <table:table-row table:style-name="ro1">
          <table:table-cell office:value-type="float" office:value="4.805" calcext:value-type="float">
            <text:p>4.805</text:p>
          </table:table-cell>
          <table:table-cell office:value-type="float" office:value="459.92498" calcext:value-type="float">
            <text:p>459.92498</text:p>
          </table:table-cell>
        </table:table-row>
        <table:table-row table:style-name="ro1">
          <table:table-cell office:value-type="float" office:value="4.81" calcext:value-type="float">
            <text:p>4.81</text:p>
          </table:table-cell>
          <table:table-cell office:value-type="float" office:value="460.92498" calcext:value-type="float">
            <text:p>460.92498</text:p>
          </table:table-cell>
        </table:table-row>
        <table:table-row table:style-name="ro1">
          <table:table-cell office:value-type="float" office:value="4.815" calcext:value-type="float">
            <text:p>4.815</text:p>
          </table:table-cell>
          <table:table-cell office:value-type="float" office:value="461.92498" calcext:value-type="float">
            <text:p>461.92498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462.92498" calcext:value-type="float">
            <text:p>462.92498</text:p>
          </table:table-cell>
        </table:table-row>
        <table:table-row table:style-name="ro1">
          <table:table-cell office:value-type="float" office:value="4.825" calcext:value-type="float">
            <text:p>4.825</text:p>
          </table:table-cell>
          <table:table-cell office:value-type="float" office:value="463.92498" calcext:value-type="float">
            <text:p>463.92498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64.92498" calcext:value-type="float">
            <text:p>464.92498</text:p>
          </table:table-cell>
        </table:table-row>
        <table:table-row table:style-name="ro1">
          <table:table-cell office:value-type="float" office:value="4.835" calcext:value-type="float">
            <text:p>4.835</text:p>
          </table:table-cell>
          <table:table-cell office:value-type="float" office:value="465.92498" calcext:value-type="float">
            <text:p>465.92498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466.92498" calcext:value-type="float">
            <text:p>466.92498</text:p>
          </table:table-cell>
        </table:table-row>
        <table:table-row table:style-name="ro1">
          <table:table-cell office:value-type="float" office:value="4.845" calcext:value-type="float">
            <text:p>4.845</text:p>
          </table:table-cell>
          <table:table-cell office:value-type="float" office:value="467.92498" calcext:value-type="float">
            <text:p>467.92498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468.92498" calcext:value-type="float">
            <text:p>468.92498</text:p>
          </table:table-cell>
        </table:table-row>
        <table:table-row table:style-name="ro1">
          <table:table-cell office:value-type="float" office:value="4.855" calcext:value-type="float">
            <text:p>4.855</text:p>
          </table:table-cell>
          <table:table-cell office:value-type="float" office:value="469.92498" calcext:value-type="float">
            <text:p>469.92498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470.92498" calcext:value-type="float">
            <text:p>470.92498</text:p>
          </table:table-cell>
        </table:table-row>
        <table:table-row table:style-name="ro1">
          <table:table-cell office:value-type="float" office:value="4.865" calcext:value-type="float">
            <text:p>4.865</text:p>
          </table:table-cell>
          <table:table-cell office:value-type="float" office:value="471.92498" calcext:value-type="float">
            <text:p>471.9249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472.92498" calcext:value-type="float">
            <text:p>472.92498</text:p>
          </table:table-cell>
        </table:table-row>
        <table:table-row table:style-name="ro1">
          <table:table-cell office:value-type="float" office:value="4.875" calcext:value-type="float">
            <text:p>4.875</text:p>
          </table:table-cell>
          <table:table-cell office:value-type="float" office:value="473.92498" calcext:value-type="float">
            <text:p>473.92498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74.92498" calcext:value-type="float">
            <text:p>474.92498</text:p>
          </table:table-cell>
        </table:table-row>
        <table:table-row table:style-name="ro1">
          <table:table-cell office:value-type="float" office:value="4.885" calcext:value-type="float">
            <text:p>4.885</text:p>
          </table:table-cell>
          <table:table-cell office:value-type="float" office:value="475.92498" calcext:value-type="float">
            <text:p>475.92498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476.92498" calcext:value-type="float">
            <text:p>476.92498</text:p>
          </table:table-cell>
        </table:table-row>
        <table:table-row table:style-name="ro1">
          <table:table-cell office:value-type="float" office:value="4.895" calcext:value-type="float">
            <text:p>4.895</text:p>
          </table:table-cell>
          <table:table-cell office:value-type="float" office:value="477.92498" calcext:value-type="float">
            <text:p>477.9249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478.92498" calcext:value-type="float">
            <text:p>478.92498</text:p>
          </table:table-cell>
        </table:table-row>
        <table:table-row table:style-name="ro1">
          <table:table-cell office:value-type="float" office:value="4.905" calcext:value-type="float">
            <text:p>4.905</text:p>
          </table:table-cell>
          <table:table-cell office:value-type="float" office:value="479.92498" calcext:value-type="float">
            <text:p>479.92498</text:p>
          </table:table-cell>
        </table:table-row>
        <table:table-row table:style-name="ro1">
          <table:table-cell office:value-type="float" office:value="4.91" calcext:value-type="float">
            <text:p>4.91</text:p>
          </table:table-cell>
          <table:table-cell office:value-type="float" office:value="480.92498" calcext:value-type="float">
            <text:p>480.92498</text:p>
          </table:table-cell>
        </table:table-row>
        <table:table-row table:style-name="ro1">
          <table:table-cell office:value-type="float" office:value="4.915" calcext:value-type="float">
            <text:p>4.915</text:p>
          </table:table-cell>
          <table:table-cell office:value-type="float" office:value="481.92498" calcext:value-type="float">
            <text:p>481.92498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82.92498" calcext:value-type="float">
            <text:p>482.92498</text:p>
          </table:table-cell>
        </table:table-row>
        <table:table-row table:style-name="ro1">
          <table:table-cell office:value-type="float" office:value="4.925" calcext:value-type="float">
            <text:p>4.925</text:p>
          </table:table-cell>
          <table:table-cell office:value-type="float" office:value="483.92498" calcext:value-type="float">
            <text:p>483.92498</text:p>
          </table:table-cell>
        </table:table-row>
        <table:table-row table:style-name="ro1">
          <table:table-cell office:value-type="float" office:value="4.93" calcext:value-type="float">
            <text:p>4.93</text:p>
          </table:table-cell>
          <table:table-cell office:value-type="float" office:value="484.92498" calcext:value-type="float">
            <text:p>484.92498</text:p>
          </table:table-cell>
        </table:table-row>
        <table:table-row table:style-name="ro1">
          <table:table-cell office:value-type="float" office:value="4.935" calcext:value-type="float">
            <text:p>4.935</text:p>
          </table:table-cell>
          <table:table-cell office:value-type="float" office:value="485.92498" calcext:value-type="float">
            <text:p>485.92498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486.92498" calcext:value-type="float">
            <text:p>486.92498</text:p>
          </table:table-cell>
        </table:table-row>
        <table:table-row table:style-name="ro1">
          <table:table-cell office:value-type="float" office:value="4.945" calcext:value-type="float">
            <text:p>4.945</text:p>
          </table:table-cell>
          <table:table-cell office:value-type="float" office:value="487.92498" calcext:value-type="float">
            <text:p>487.92498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488.92498" calcext:value-type="float">
            <text:p>488.92498</text:p>
          </table:table-cell>
        </table:table-row>
        <table:table-row table:style-name="ro1">
          <table:table-cell office:value-type="float" office:value="4.955" calcext:value-type="float">
            <text:p>4.955</text:p>
          </table:table-cell>
          <table:table-cell office:value-type="float" office:value="489.92498" calcext:value-type="float">
            <text:p>489.92498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90.92498" calcext:value-type="float">
            <text:p>490.92498</text:p>
          </table:table-cell>
        </table:table-row>
        <table:table-row table:style-name="ro1">
          <table:table-cell office:value-type="float" office:value="4.965" calcext:value-type="float">
            <text:p>4.965</text:p>
          </table:table-cell>
          <table:table-cell office:value-type="float" office:value="491.92498" calcext:value-type="float">
            <text:p>491.9249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492.92498" calcext:value-type="float">
            <text:p>492.92498</text:p>
          </table:table-cell>
        </table:table-row>
        <table:table-row table:style-name="ro1">
          <table:table-cell office:value-type="float" office:value="4.975" calcext:value-type="float">
            <text:p>4.975</text:p>
          </table:table-cell>
          <table:table-cell office:value-type="float" office:value="493.92498" calcext:value-type="float">
            <text:p>493.92498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494.92498" calcext:value-type="float">
            <text:p>494.92498</text:p>
          </table:table-cell>
        </table:table-row>
        <table:table-row table:style-name="ro1">
          <table:table-cell office:value-type="float" office:value="4.985" calcext:value-type="float">
            <text:p>4.985</text:p>
          </table:table-cell>
          <table:table-cell office:value-type="float" office:value="495.92498" calcext:value-type="float">
            <text:p>495.92498</text:p>
          </table:table-cell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496.92498" calcext:value-type="float">
            <text:p>496.92498</text:p>
          </table:table-cell>
        </table:table-row>
        <table:table-row table:style-name="ro1">
          <table:table-cell office:value-type="float" office:value="4.995" calcext:value-type="float">
            <text:p>4.995</text:p>
          </table:table-cell>
          <table:table-cell office:value-type="float" office:value="497.92498" calcext:value-type="float">
            <text:p>497.924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8.92498" calcext:value-type="float">
            <text:p>498.92498</text:p>
          </table:table-cell>
        </table:table-row>
        <table:table-row table:style-name="ro1">
          <table:table-cell office:value-type="float" office:value="5.005" calcext:value-type="float">
            <text:p>5.005</text:p>
          </table:table-cell>
          <table:table-cell office:value-type="float" office:value="499.92498" calcext:value-type="float">
            <text:p>499.92498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500.92498" calcext:value-type="float">
            <text:p>500.92498</text:p>
          </table:table-cell>
        </table:table-row>
        <table:table-row table:style-name="ro1">
          <table:table-cell office:value-type="float" office:value="5.015" calcext:value-type="float">
            <text:p>5.015</text:p>
          </table:table-cell>
          <table:table-cell office:value-type="float" office:value="501.92498" calcext:value-type="float">
            <text:p>501.92498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502.92498" calcext:value-type="float">
            <text:p>502.92498</text:p>
          </table:table-cell>
        </table:table-row>
        <table:table-row table:style-name="ro1">
          <table:table-cell office:value-type="float" office:value="5.025" calcext:value-type="float">
            <text:p>5.025</text:p>
          </table:table-cell>
          <table:table-cell office:value-type="float" office:value="503.92498" calcext:value-type="float">
            <text:p>503.92498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504.92498" calcext:value-type="float">
            <text:p>504.92498</text:p>
          </table:table-cell>
        </table:table-row>
        <table:table-row table:style-name="ro1">
          <table:table-cell office:value-type="float" office:value="5.035" calcext:value-type="float">
            <text:p>5.035</text:p>
          </table:table-cell>
          <table:table-cell office:value-type="float" office:value="505.92498" calcext:value-type="float">
            <text:p>505.9249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506.92498" calcext:value-type="float">
            <text:p>506.92498</text:p>
          </table:table-cell>
        </table:table-row>
        <table:table-row table:style-name="ro1">
          <table:table-cell office:value-type="float" office:value="5.045" calcext:value-type="float">
            <text:p>5.045</text:p>
          </table:table-cell>
          <table:table-cell office:value-type="float" office:value="507.92498" calcext:value-type="float">
            <text:p>507.92498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508.92498" calcext:value-type="float">
            <text:p>508.92498</text:p>
          </table:table-cell>
        </table:table-row>
        <table:table-row table:style-name="ro1">
          <table:table-cell office:value-type="float" office:value="5.055" calcext:value-type="float">
            <text:p>5.055</text:p>
          </table:table-cell>
          <table:table-cell office:value-type="float" office:value="509.92498" calcext:value-type="float">
            <text:p>509.9249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510.92498" calcext:value-type="float">
            <text:p>510.92498</text:p>
          </table:table-cell>
        </table:table-row>
        <table:table-row table:style-name="ro1">
          <table:table-cell office:value-type="float" office:value="5.065" calcext:value-type="float">
            <text:p>5.065</text:p>
          </table:table-cell>
          <table:table-cell office:value-type="float" office:value="511.92498" calcext:value-type="float">
            <text:p>511.9249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512.92498" calcext:value-type="float">
            <text:p>512.92498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513.92498" calcext:value-type="float">
            <text:p>513.92498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514.92498" calcext:value-type="float">
            <text:p>514.92498</text:p>
          </table:table-cell>
        </table:table-row>
        <table:table-row table:style-name="ro1">
          <table:table-cell office:value-type="float" office:value="5.085" calcext:value-type="float">
            <text:p>5.085</text:p>
          </table:table-cell>
          <table:table-cell office:value-type="float" office:value="515.92498" calcext:value-type="float">
            <text:p>515.92498</text:p>
          </table:table-cell>
        </table:table-row>
        <table:table-row table:style-name="ro1">
          <table:table-cell office:value-type="float" office:value="5.09" calcext:value-type="float">
            <text:p>5.09</text:p>
          </table:table-cell>
          <table:table-cell office:value-type="float" office:value="516.92498" calcext:value-type="float">
            <text:p>516.92498</text:p>
          </table:table-cell>
        </table:table-row>
        <table:table-row table:style-name="ro1">
          <table:table-cell office:value-type="float" office:value="5.095" calcext:value-type="float">
            <text:p>5.095</text:p>
          </table:table-cell>
          <table:table-cell office:value-type="float" office:value="517.92498" calcext:value-type="float">
            <text:p>517.9249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518.92498" calcext:value-type="float">
            <text:p>518.92498</text:p>
          </table:table-cell>
        </table:table-row>
        <table:table-row table:style-name="ro1">
          <table:table-cell office:value-type="float" office:value="5.105" calcext:value-type="float">
            <text:p>5.105</text:p>
          </table:table-cell>
          <table:table-cell office:value-type="float" office:value="519.92498" calcext:value-type="float">
            <text:p>519.92498</text:p>
          </table:table-cell>
        </table:table-row>
        <table:table-row table:style-name="ro1">
          <table:table-cell office:value-type="float" office:value="5.11" calcext:value-type="float">
            <text:p>5.11</text:p>
          </table:table-cell>
          <table:table-cell office:value-type="float" office:value="520.92498" calcext:value-type="float">
            <text:p>520.92498</text:p>
          </table:table-cell>
        </table:table-row>
        <table:table-row table:style-name="ro1">
          <table:table-cell office:value-type="float" office:value="5.115" calcext:value-type="float">
            <text:p>5.115</text:p>
          </table:table-cell>
          <table:table-cell office:value-type="float" office:value="521.92498" calcext:value-type="float">
            <text:p>521.92498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522.92498" calcext:value-type="float">
            <text:p>522.92498</text:p>
          </table:table-cell>
        </table:table-row>
        <table:table-row table:style-name="ro1">
          <table:table-cell office:value-type="float" office:value="5.125" calcext:value-type="float">
            <text:p>5.125</text:p>
          </table:table-cell>
          <table:table-cell office:value-type="float" office:value="523.92498" calcext:value-type="float">
            <text:p>523.92498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524.92498" calcext:value-type="float">
            <text:p>524.92498</text:p>
          </table:table-cell>
        </table:table-row>
        <table:table-row table:style-name="ro1">
          <table:table-cell office:value-type="float" office:value="5.135" calcext:value-type="float">
            <text:p>5.135</text:p>
          </table:table-cell>
          <table:table-cell office:value-type="float" office:value="525.92498" calcext:value-type="float">
            <text:p>525.92498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526.92498" calcext:value-type="float">
            <text:p>526.92498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527.92498" calcext:value-type="float">
            <text:p>527.92498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528.92498" calcext:value-type="float">
            <text:p>528.92498</text:p>
          </table:table-cell>
        </table:table-row>
        <table:table-row table:style-name="ro1">
          <table:table-cell office:value-type="float" office:value="5.155" calcext:value-type="float">
            <text:p>5.155</text:p>
          </table:table-cell>
          <table:table-cell office:value-type="float" office:value="529.92498" calcext:value-type="float">
            <text:p>529.92498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530.92498" calcext:value-type="float">
            <text:p>530.92498</text:p>
          </table:table-cell>
        </table:table-row>
        <table:table-row table:style-name="ro1">
          <table:table-cell office:value-type="float" office:value="5.165" calcext:value-type="float">
            <text:p>5.165</text:p>
          </table:table-cell>
          <table:table-cell office:value-type="float" office:value="531.92498" calcext:value-type="float">
            <text:p>531.92498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532.92498" calcext:value-type="float">
            <text:p>532.92498</text:p>
          </table:table-cell>
        </table:table-row>
        <table:table-row table:style-name="ro1">
          <table:table-cell office:value-type="float" office:value="5.175" calcext:value-type="float">
            <text:p>5.175</text:p>
          </table:table-cell>
          <table:table-cell office:value-type="float" office:value="533.92498" calcext:value-type="float">
            <text:p>533.92498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534.92498" calcext:value-type="float">
            <text:p>534.92498</text:p>
          </table:table-cell>
        </table:table-row>
        <table:table-row table:style-name="ro1">
          <table:table-cell office:value-type="float" office:value="5.185" calcext:value-type="float">
            <text:p>5.185</text:p>
          </table:table-cell>
          <table:table-cell office:value-type="float" office:value="535.92498" calcext:value-type="float">
            <text:p>535.92498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536.92498" calcext:value-type="float">
            <text:p>536.92498</text:p>
          </table:table-cell>
        </table:table-row>
        <table:table-row table:style-name="ro1">
          <table:table-cell office:value-type="float" office:value="5.195" calcext:value-type="float">
            <text:p>5.195</text:p>
          </table:table-cell>
          <table:table-cell office:value-type="float" office:value="537.92498" calcext:value-type="float">
            <text:p>537.9249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538.92498" calcext:value-type="float">
            <text:p>538.92498</text:p>
          </table:table-cell>
        </table:table-row>
        <table:table-row table:style-name="ro1">
          <table:table-cell office:value-type="float" office:value="5.205" calcext:value-type="float">
            <text:p>5.205</text:p>
          </table:table-cell>
          <table:table-cell office:value-type="float" office:value="539.92498" calcext:value-type="float">
            <text:p>539.92498</text:p>
          </table:table-cell>
        </table:table-row>
        <table:table-row table:style-name="ro1">
          <table:table-cell office:value-type="float" office:value="5.21" calcext:value-type="float">
            <text:p>5.21</text:p>
          </table:table-cell>
          <table:table-cell office:value-type="float" office:value="540.92498" calcext:value-type="float">
            <text:p>540.92498</text:p>
          </table:table-cell>
        </table:table-row>
        <table:table-row table:style-name="ro1">
          <table:table-cell office:value-type="float" office:value="5.215" calcext:value-type="float">
            <text:p>5.215</text:p>
          </table:table-cell>
          <table:table-cell office:value-type="float" office:value="541.92498" calcext:value-type="float">
            <text:p>541.92498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542.92498" calcext:value-type="float">
            <text:p>542.92498</text:p>
          </table:table-cell>
        </table:table-row>
        <table:table-row table:style-name="ro1">
          <table:table-cell office:value-type="float" office:value="5.225" calcext:value-type="float">
            <text:p>5.225</text:p>
          </table:table-cell>
          <table:table-cell office:value-type="float" office:value="543.92498" calcext:value-type="float">
            <text:p>543.92498</text:p>
          </table:table-cell>
        </table:table-row>
        <table:table-row table:style-name="ro1">
          <table:table-cell office:value-type="float" office:value="5.23" calcext:value-type="float">
            <text:p>5.23</text:p>
          </table:table-cell>
          <table:table-cell office:value-type="float" office:value="544.92498" calcext:value-type="float">
            <text:p>544.92498</text:p>
          </table:table-cell>
        </table:table-row>
        <table:table-row table:style-name="ro1">
          <table:table-cell office:value-type="float" office:value="5.235" calcext:value-type="float">
            <text:p>5.235</text:p>
          </table:table-cell>
          <table:table-cell office:value-type="float" office:value="545.92498" calcext:value-type="float">
            <text:p>545.92498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546.92498" calcext:value-type="float">
            <text:p>546.92498</text:p>
          </table:table-cell>
        </table:table-row>
        <table:table-row table:style-name="ro1">
          <table:table-cell office:value-type="float" office:value="5.245" calcext:value-type="float">
            <text:p>5.245</text:p>
          </table:table-cell>
          <table:table-cell office:value-type="float" office:value="547.92498" calcext:value-type="float">
            <text:p>547.92498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548.92498" calcext:value-type="float">
            <text:p>548.92498</text:p>
          </table:table-cell>
        </table:table-row>
        <table:table-row table:style-name="ro1">
          <table:table-cell office:value-type="float" office:value="5.255" calcext:value-type="float">
            <text:p>5.255</text:p>
          </table:table-cell>
          <table:table-cell office:value-type="float" office:value="549.92498" calcext:value-type="float">
            <text:p>549.92498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550.92498" calcext:value-type="float">
            <text:p>550.92498</text:p>
          </table:table-cell>
        </table:table-row>
        <table:table-row table:style-name="ro1">
          <table:table-cell office:value-type="float" office:value="5.265" calcext:value-type="float">
            <text:p>5.265</text:p>
          </table:table-cell>
          <table:table-cell office:value-type="float" office:value="551.92498" calcext:value-type="float">
            <text:p>551.92498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552.92498" calcext:value-type="float">
            <text:p>552.92498</text:p>
          </table:table-cell>
        </table:table-row>
        <table:table-row table:style-name="ro1">
          <table:table-cell office:value-type="float" office:value="5.275" calcext:value-type="float">
            <text:p>5.275</text:p>
          </table:table-cell>
          <table:table-cell office:value-type="float" office:value="553.92498" calcext:value-type="float">
            <text:p>553.92498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554.92498" calcext:value-type="float">
            <text:p>554.92498</text:p>
          </table:table-cell>
        </table:table-row>
        <table:table-row table:style-name="ro1">
          <table:table-cell office:value-type="float" office:value="5.285" calcext:value-type="float">
            <text:p>5.285</text:p>
          </table:table-cell>
          <table:table-cell office:value-type="float" office:value="555.92498" calcext:value-type="float">
            <text:p>555.92498</text:p>
          </table:table-cell>
        </table:table-row>
        <table:table-row table:style-name="ro1">
          <table:table-cell office:value-type="float" office:value="5.29" calcext:value-type="float">
            <text:p>5.29</text:p>
          </table:table-cell>
          <table:table-cell office:value-type="float" office:value="556.92498" calcext:value-type="float">
            <text:p>556.92498</text:p>
          </table:table-cell>
        </table:table-row>
        <table:table-row table:style-name="ro1">
          <table:table-cell office:value-type="float" office:value="5.295" calcext:value-type="float">
            <text:p>5.295</text:p>
          </table:table-cell>
          <table:table-cell office:value-type="float" office:value="557.92498" calcext:value-type="float">
            <text:p>557.92498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558.92498" calcext:value-type="float">
            <text:p>558.92498</text:p>
          </table:table-cell>
        </table:table-row>
        <table:table-row table:style-name="ro1">
          <table:table-cell office:value-type="float" office:value="5.305" calcext:value-type="float">
            <text:p>5.305</text:p>
          </table:table-cell>
          <table:table-cell office:value-type="float" office:value="559.92498" calcext:value-type="float">
            <text:p>559.92498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560.92498" calcext:value-type="float">
            <text:p>560.92498</text:p>
          </table:table-cell>
        </table:table-row>
        <table:table-row table:style-name="ro1">
          <table:table-cell office:value-type="float" office:value="5.315" calcext:value-type="float">
            <text:p>5.315</text:p>
          </table:table-cell>
          <table:table-cell office:value-type="float" office:value="561.92498" calcext:value-type="float">
            <text:p>561.92498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562.92498" calcext:value-type="float">
            <text:p>562.92498</text:p>
          </table:table-cell>
        </table:table-row>
        <table:table-row table:style-name="ro1">
          <table:table-cell office:value-type="float" office:value="5.325" calcext:value-type="float">
            <text:p>5.325</text:p>
          </table:table-cell>
          <table:table-cell office:value-type="float" office:value="563.92498" calcext:value-type="float">
            <text:p>563.92498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564.92498" calcext:value-type="float">
            <text:p>564.92498</text:p>
          </table:table-cell>
        </table:table-row>
        <table:table-row table:style-name="ro1">
          <table:table-cell office:value-type="float" office:value="5.335" calcext:value-type="float">
            <text:p>5.335</text:p>
          </table:table-cell>
          <table:table-cell office:value-type="float" office:value="565.92498" calcext:value-type="float">
            <text:p>565.92498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566.92498" calcext:value-type="float">
            <text:p>566.92498</text:p>
          </table:table-cell>
        </table:table-row>
        <table:table-row table:style-name="ro1">
          <table:table-cell office:value-type="float" office:value="5.345" calcext:value-type="float">
            <text:p>5.345</text:p>
          </table:table-cell>
          <table:table-cell office:value-type="float" office:value="567.92498" calcext:value-type="float">
            <text:p>567.9249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568.92498" calcext:value-type="float">
            <text:p>568.92498</text:p>
          </table:table-cell>
        </table:table-row>
        <table:table-row table:style-name="ro1">
          <table:table-cell office:value-type="float" office:value="5.355" calcext:value-type="float">
            <text:p>5.355</text:p>
          </table:table-cell>
          <table:table-cell office:value-type="float" office:value="569.92498" calcext:value-type="float">
            <text:p>569.92498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570.92498" calcext:value-type="float">
            <text:p>570.92498</text:p>
          </table:table-cell>
        </table:table-row>
        <table:table-row table:style-name="ro1">
          <table:table-cell office:value-type="float" office:value="5.365" calcext:value-type="float">
            <text:p>5.365</text:p>
          </table:table-cell>
          <table:table-cell office:value-type="float" office:value="571.92498" calcext:value-type="float">
            <text:p>571.92498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572.92498" calcext:value-type="float">
            <text:p>572.92498</text:p>
          </table:table-cell>
        </table:table-row>
        <table:table-row table:style-name="ro1">
          <table:table-cell office:value-type="float" office:value="5.375" calcext:value-type="float">
            <text:p>5.375</text:p>
          </table:table-cell>
          <table:table-cell office:value-type="float" office:value="573.92498" calcext:value-type="float">
            <text:p>573.92498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574.92498" calcext:value-type="float">
            <text:p>574.92498</text:p>
          </table:table-cell>
        </table:table-row>
        <table:table-row table:style-name="ro1">
          <table:table-cell office:value-type="float" office:value="5.385" calcext:value-type="float">
            <text:p>5.385</text:p>
          </table:table-cell>
          <table:table-cell office:value-type="float" office:value="575.92498" calcext:value-type="float">
            <text:p>575.92498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576.92498" calcext:value-type="float">
            <text:p>576.92498</text:p>
          </table:table-cell>
        </table:table-row>
        <table:table-row table:style-name="ro1">
          <table:table-cell office:value-type="float" office:value="5.395" calcext:value-type="float">
            <text:p>5.395</text:p>
          </table:table-cell>
          <table:table-cell office:value-type="float" office:value="577.92498" calcext:value-type="float">
            <text:p>577.9249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78.92498" calcext:value-type="float">
            <text:p>578.92498</text:p>
          </table:table-cell>
        </table:table-row>
        <table:table-row table:style-name="ro1">
          <table:table-cell office:value-type="float" office:value="5.405" calcext:value-type="float">
            <text:p>5.405</text:p>
          </table:table-cell>
          <table:table-cell office:value-type="float" office:value="579.92498" calcext:value-type="float">
            <text:p>579.92498</text:p>
          </table:table-cell>
        </table:table-row>
        <table:table-row table:style-name="ro1">
          <table:table-cell office:value-type="float" office:value="5.41" calcext:value-type="float">
            <text:p>5.41</text:p>
          </table:table-cell>
          <table:table-cell office:value-type="float" office:value="580.92498" calcext:value-type="float">
            <text:p>580.92498</text:p>
          </table:table-cell>
        </table:table-row>
        <table:table-row table:style-name="ro1">
          <table:table-cell office:value-type="float" office:value="5.415" calcext:value-type="float">
            <text:p>5.415</text:p>
          </table:table-cell>
          <table:table-cell office:value-type="float" office:value="581.92498" calcext:value-type="float">
            <text:p>581.92498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582.92498" calcext:value-type="float">
            <text:p>582.92498</text:p>
          </table:table-cell>
        </table:table-row>
        <table:table-row table:style-name="ro1">
          <table:table-cell office:value-type="float" office:value="5.425" calcext:value-type="float">
            <text:p>5.425</text:p>
          </table:table-cell>
          <table:table-cell office:value-type="float" office:value="583.92498" calcext:value-type="float">
            <text:p>583.92498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584.92498" calcext:value-type="float">
            <text:p>584.92498</text:p>
          </table:table-cell>
        </table:table-row>
        <table:table-row table:style-name="ro1">
          <table:table-cell office:value-type="float" office:value="5.435" calcext:value-type="float">
            <text:p>5.435</text:p>
          </table:table-cell>
          <table:table-cell office:value-type="float" office:value="585.92498" calcext:value-type="float">
            <text:p>585.9249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586.92498" calcext:value-type="float">
            <text:p>586.92498</text:p>
          </table:table-cell>
        </table:table-row>
        <table:table-row table:style-name="ro1">
          <table:table-cell office:value-type="float" office:value="5.445" calcext:value-type="float">
            <text:p>5.445</text:p>
          </table:table-cell>
          <table:table-cell office:value-type="float" office:value="587.92498" calcext:value-type="float">
            <text:p>587.92498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588.92498" calcext:value-type="float">
            <text:p>588.92498</text:p>
          </table:table-cell>
        </table:table-row>
        <table:table-row table:style-name="ro1">
          <table:table-cell office:value-type="float" office:value="5.455" calcext:value-type="float">
            <text:p>5.455</text:p>
          </table:table-cell>
          <table:table-cell office:value-type="float" office:value="589.92498" calcext:value-type="float">
            <text:p>589.92498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590.92498" calcext:value-type="float">
            <text:p>590.92498</text:p>
          </table:table-cell>
        </table:table-row>
        <table:table-row table:style-name="ro1">
          <table:table-cell office:value-type="float" office:value="5.465" calcext:value-type="float">
            <text:p>5.465</text:p>
          </table:table-cell>
          <table:table-cell office:value-type="float" office:value="591.92498" calcext:value-type="float">
            <text:p>591.92498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592.92498" calcext:value-type="float">
            <text:p>592.92498</text:p>
          </table:table-cell>
        </table:table-row>
        <table:table-row table:style-name="ro1">
          <table:table-cell office:value-type="float" office:value="5.475" calcext:value-type="float">
            <text:p>5.475</text:p>
          </table:table-cell>
          <table:table-cell office:value-type="float" office:value="593.92498" calcext:value-type="float">
            <text:p>593.9249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594.92498" calcext:value-type="float">
            <text:p>594.92498</text:p>
          </table:table-cell>
        </table:table-row>
        <table:table-row table:style-name="ro1">
          <table:table-cell office:value-type="float" office:value="5.485" calcext:value-type="float">
            <text:p>5.485</text:p>
          </table:table-cell>
          <table:table-cell office:value-type="float" office:value="595.92498" calcext:value-type="float">
            <text:p>595.92498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596.92498" calcext:value-type="float">
            <text:p>596.92498</text:p>
          </table:table-cell>
        </table:table-row>
        <table:table-row table:style-name="ro1">
          <table:table-cell office:value-type="float" office:value="5.495" calcext:value-type="float">
            <text:p>5.495</text:p>
          </table:table-cell>
          <table:table-cell office:value-type="float" office:value="597.92498" calcext:value-type="float">
            <text:p>597.9249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598.92498" calcext:value-type="float">
            <text:p>598.92498</text:p>
          </table:table-cell>
        </table:table-row>
        <table:table-row table:style-name="ro1">
          <table:table-cell office:value-type="float" office:value="5.505" calcext:value-type="float">
            <text:p>5.505</text:p>
          </table:table-cell>
          <table:table-cell office:value-type="float" office:value="599.92498" calcext:value-type="float">
            <text:p>599.92498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600.92498" calcext:value-type="float">
            <text:p>600.92498</text:p>
          </table:table-cell>
        </table:table-row>
        <table:table-row table:style-name="ro1">
          <table:table-cell office:value-type="float" office:value="5.515" calcext:value-type="float">
            <text:p>5.515</text:p>
          </table:table-cell>
          <table:table-cell office:value-type="float" office:value="601.92498" calcext:value-type="float">
            <text:p>601.92498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602.92498" calcext:value-type="float">
            <text:p>602.92498</text:p>
          </table:table-cell>
        </table:table-row>
        <table:table-row table:style-name="ro1">
          <table:table-cell office:value-type="float" office:value="5.525" calcext:value-type="float">
            <text:p>5.525</text:p>
          </table:table-cell>
          <table:table-cell office:value-type="float" office:value="603.92498" calcext:value-type="float">
            <text:p>603.92498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604.92498" calcext:value-type="float">
            <text:p>604.92498</text:p>
          </table:table-cell>
        </table:table-row>
        <table:table-row table:style-name="ro1">
          <table:table-cell office:value-type="float" office:value="5.535" calcext:value-type="float">
            <text:p>5.535</text:p>
          </table:table-cell>
          <table:table-cell office:value-type="float" office:value="605.92498" calcext:value-type="float">
            <text:p>605.92498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606.92498" calcext:value-type="float">
            <text:p>606.92498</text:p>
          </table:table-cell>
        </table:table-row>
        <table:table-row table:style-name="ro1">
          <table:table-cell office:value-type="float" office:value="5.545" calcext:value-type="float">
            <text:p>5.545</text:p>
          </table:table-cell>
          <table:table-cell office:value-type="float" office:value="607.92498" calcext:value-type="float">
            <text:p>607.92498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608.92498" calcext:value-type="float">
            <text:p>608.92498</text:p>
          </table:table-cell>
        </table:table-row>
        <table:table-row table:style-name="ro1">
          <table:table-cell office:value-type="float" office:value="5.555" calcext:value-type="float">
            <text:p>5.555</text:p>
          </table:table-cell>
          <table:table-cell office:value-type="float" office:value="609.92498" calcext:value-type="float">
            <text:p>609.92498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610.92498" calcext:value-type="float">
            <text:p>610.92498</text:p>
          </table:table-cell>
        </table:table-row>
        <table:table-row table:style-name="ro1">
          <table:table-cell office:value-type="float" office:value="5.565" calcext:value-type="float">
            <text:p>5.565</text:p>
          </table:table-cell>
          <table:table-cell office:value-type="float" office:value="611.92498" calcext:value-type="float">
            <text:p>611.92498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612.92498" calcext:value-type="float">
            <text:p>612.92498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613.92498" calcext:value-type="float">
            <text:p>613.92498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614.92498" calcext:value-type="float">
            <text:p>614.92498</text:p>
          </table:table-cell>
        </table:table-row>
        <table:table-row table:style-name="ro1">
          <table:table-cell office:value-type="float" office:value="5.585" calcext:value-type="float">
            <text:p>5.585</text:p>
          </table:table-cell>
          <table:table-cell office:value-type="float" office:value="615.92498" calcext:value-type="float">
            <text:p>615.92498</text:p>
          </table:table-cell>
        </table:table-row>
        <table:table-row table:style-name="ro1">
          <table:table-cell office:value-type="float" office:value="5.59" calcext:value-type="float">
            <text:p>5.59</text:p>
          </table:table-cell>
          <table:table-cell office:value-type="float" office:value="616.92498" calcext:value-type="float">
            <text:p>616.92498</text:p>
          </table:table-cell>
        </table:table-row>
        <table:table-row table:style-name="ro1">
          <table:table-cell office:value-type="float" office:value="5.595" calcext:value-type="float">
            <text:p>5.595</text:p>
          </table:table-cell>
          <table:table-cell office:value-type="float" office:value="617.92498" calcext:value-type="float">
            <text:p>617.9249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618.92498" calcext:value-type="float">
            <text:p>618.92498</text:p>
          </table:table-cell>
        </table:table-row>
        <table:table-row table:style-name="ro1">
          <table:table-cell office:value-type="float" office:value="5.605" calcext:value-type="float">
            <text:p>5.605</text:p>
          </table:table-cell>
          <table:table-cell office:value-type="float" office:value="619.92498" calcext:value-type="float">
            <text:p>619.92498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620.92498" calcext:value-type="float">
            <text:p>620.92498</text:p>
          </table:table-cell>
        </table:table-row>
        <table:table-row table:style-name="ro1">
          <table:table-cell office:value-type="float" office:value="5.615" calcext:value-type="float">
            <text:p>5.615</text:p>
          </table:table-cell>
          <table:table-cell office:value-type="float" office:value="621.92498" calcext:value-type="float">
            <text:p>621.92498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622.92498" calcext:value-type="float">
            <text:p>622.92498</text:p>
          </table:table-cell>
        </table:table-row>
        <table:table-row table:style-name="ro1">
          <table:table-cell office:value-type="float" office:value="5.625" calcext:value-type="float">
            <text:p>5.625</text:p>
          </table:table-cell>
          <table:table-cell office:value-type="float" office:value="623.92498" calcext:value-type="float">
            <text:p>623.92498</text:p>
          </table:table-cell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624.92498" calcext:value-type="float">
            <text:p>624.92498</text:p>
          </table:table-cell>
        </table:table-row>
        <table:table-row table:style-name="ro1">
          <table:table-cell office:value-type="float" office:value="5.635" calcext:value-type="float">
            <text:p>5.635</text:p>
          </table:table-cell>
          <table:table-cell office:value-type="float" office:value="625.92498" calcext:value-type="float">
            <text:p>625.92498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626.92498" calcext:value-type="float">
            <text:p>626.92498</text:p>
          </table:table-cell>
        </table:table-row>
        <table:table-row table:style-name="ro1">
          <table:table-cell office:value-type="float" office:value="5.645" calcext:value-type="float">
            <text:p>5.645</text:p>
          </table:table-cell>
          <table:table-cell office:value-type="float" office:value="627.92498" calcext:value-type="float">
            <text:p>627.92498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628.92498" calcext:value-type="float">
            <text:p>628.92498</text:p>
          </table:table-cell>
        </table:table-row>
        <table:table-row table:style-name="ro1">
          <table:table-cell office:value-type="float" office:value="5.655" calcext:value-type="float">
            <text:p>5.655</text:p>
          </table:table-cell>
          <table:table-cell office:value-type="float" office:value="629.92498" calcext:value-type="float">
            <text:p>629.92498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630.92498" calcext:value-type="float">
            <text:p>630.92498</text:p>
          </table:table-cell>
        </table:table-row>
        <table:table-row table:style-name="ro1">
          <table:table-cell office:value-type="float" office:value="5.665" calcext:value-type="float">
            <text:p>5.665</text:p>
          </table:table-cell>
          <table:table-cell office:value-type="float" office:value="631.92498" calcext:value-type="float">
            <text:p>631.92498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632.92498" calcext:value-type="float">
            <text:p>632.92498</text:p>
          </table:table-cell>
        </table:table-row>
        <table:table-row table:style-name="ro1">
          <table:table-cell office:value-type="float" office:value="5.675" calcext:value-type="float">
            <text:p>5.675</text:p>
          </table:table-cell>
          <table:table-cell office:value-type="float" office:value="633.92498" calcext:value-type="float">
            <text:p>633.92498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34.92498" calcext:value-type="float">
            <text:p>634.92498</text:p>
          </table:table-cell>
        </table:table-row>
        <table:table-row table:style-name="ro1">
          <table:table-cell office:value-type="float" office:value="5.685" calcext:value-type="float">
            <text:p>5.685</text:p>
          </table:table-cell>
          <table:table-cell office:value-type="float" office:value="635.92498" calcext:value-type="float">
            <text:p>635.92498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636.92498" calcext:value-type="float">
            <text:p>636.92498</text:p>
          </table:table-cell>
        </table:table-row>
        <table:table-row table:style-name="ro1">
          <table:table-cell office:value-type="float" office:value="5.695" calcext:value-type="float">
            <text:p>5.695</text:p>
          </table:table-cell>
          <table:table-cell office:value-type="float" office:value="637.92498" calcext:value-type="float">
            <text:p>637.9249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638.92498" calcext:value-type="float">
            <text:p>638.92498</text:p>
          </table:table-cell>
        </table:table-row>
        <table:table-row table:style-name="ro1">
          <table:table-cell office:value-type="float" office:value="5.705" calcext:value-type="float">
            <text:p>5.705</text:p>
          </table:table-cell>
          <table:table-cell office:value-type="float" office:value="639.92498" calcext:value-type="float">
            <text:p>639.92498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640.92498" calcext:value-type="float">
            <text:p>640.92498</text:p>
          </table:table-cell>
        </table:table-row>
        <table:table-row table:style-name="ro1">
          <table:table-cell office:value-type="float" office:value="5.715" calcext:value-type="float">
            <text:p>5.715</text:p>
          </table:table-cell>
          <table:table-cell office:value-type="float" office:value="641.92498" calcext:value-type="float">
            <text:p>641.92498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642.92498" calcext:value-type="float">
            <text:p>642.92498</text:p>
          </table:table-cell>
        </table:table-row>
        <table:table-row table:style-name="ro1">
          <table:table-cell office:value-type="float" office:value="5.725" calcext:value-type="float">
            <text:p>5.725</text:p>
          </table:table-cell>
          <table:table-cell office:value-type="float" office:value="643.92498" calcext:value-type="float">
            <text:p>643.92498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644.92498" calcext:value-type="float">
            <text:p>644.92498</text:p>
          </table:table-cell>
        </table:table-row>
        <table:table-row table:style-name="ro1">
          <table:table-cell office:value-type="float" office:value="5.735" calcext:value-type="float">
            <text:p>5.735</text:p>
          </table:table-cell>
          <table:table-cell office:value-type="float" office:value="645.92498" calcext:value-type="float">
            <text:p>645.92498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646.92498" calcext:value-type="float">
            <text:p>646.92498</text:p>
          </table:table-cell>
        </table:table-row>
        <table:table-row table:style-name="ro1">
          <table:table-cell office:value-type="float" office:value="5.745" calcext:value-type="float">
            <text:p>5.745</text:p>
          </table:table-cell>
          <table:table-cell office:value-type="float" office:value="647.92498" calcext:value-type="float">
            <text:p>647.92498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648.92498" calcext:value-type="float">
            <text:p>648.92498</text:p>
          </table:table-cell>
        </table:table-row>
        <table:table-row table:style-name="ro1">
          <table:table-cell office:value-type="float" office:value="5.755" calcext:value-type="float">
            <text:p>5.755</text:p>
          </table:table-cell>
          <table:table-cell office:value-type="float" office:value="649.92498" calcext:value-type="float">
            <text:p>649.92498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650.92498" calcext:value-type="float">
            <text:p>650.92498</text:p>
          </table:table-cell>
        </table:table-row>
        <table:table-row table:style-name="ro1">
          <table:table-cell office:value-type="float" office:value="5.765" calcext:value-type="float">
            <text:p>5.765</text:p>
          </table:table-cell>
          <table:table-cell office:value-type="float" office:value="651.92498" calcext:value-type="float">
            <text:p>651.92498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652.92498" calcext:value-type="float">
            <text:p>652.92498</text:p>
          </table:table-cell>
        </table:table-row>
        <table:table-row table:style-name="ro1">
          <table:table-cell office:value-type="float" office:value="5.775" calcext:value-type="float">
            <text:p>5.775</text:p>
          </table:table-cell>
          <table:table-cell office:value-type="float" office:value="653.92498" calcext:value-type="float">
            <text:p>653.92498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654.92498" calcext:value-type="float">
            <text:p>654.92498</text:p>
          </table:table-cell>
        </table:table-row>
        <table:table-row table:style-name="ro1">
          <table:table-cell office:value-type="float" office:value="5.785" calcext:value-type="float">
            <text:p>5.785</text:p>
          </table:table-cell>
          <table:table-cell office:value-type="float" office:value="655.92498" calcext:value-type="float">
            <text:p>655.92498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656.92498" calcext:value-type="float">
            <text:p>656.92498</text:p>
          </table:table-cell>
        </table:table-row>
        <table:table-row table:style-name="ro1">
          <table:table-cell office:value-type="float" office:value="5.795" calcext:value-type="float">
            <text:p>5.795</text:p>
          </table:table-cell>
          <table:table-cell office:value-type="float" office:value="657.92498" calcext:value-type="float">
            <text:p>657.9249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658.92498" calcext:value-type="float">
            <text:p>658.92498</text:p>
          </table:table-cell>
        </table:table-row>
        <table:table-row table:style-name="ro1">
          <table:table-cell office:value-type="float" office:value="5.805" calcext:value-type="float">
            <text:p>5.805</text:p>
          </table:table-cell>
          <table:table-cell office:value-type="float" office:value="659.92498" calcext:value-type="float">
            <text:p>659.92498</text:p>
          </table:table-cell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660.92498" calcext:value-type="float">
            <text:p>660.92498</text:p>
          </table:table-cell>
        </table:table-row>
        <table:table-row table:style-name="ro1">
          <table:table-cell office:value-type="float" office:value="5.815" calcext:value-type="float">
            <text:p>5.815</text:p>
          </table:table-cell>
          <table:table-cell office:value-type="float" office:value="661.92498" calcext:value-type="float">
            <text:p>661.92498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662.92498" calcext:value-type="float">
            <text:p>662.92498</text:p>
          </table:table-cell>
        </table:table-row>
        <table:table-row table:style-name="ro1">
          <table:table-cell office:value-type="float" office:value="5.825" calcext:value-type="float">
            <text:p>5.825</text:p>
          </table:table-cell>
          <table:table-cell office:value-type="float" office:value="663.92498" calcext:value-type="float">
            <text:p>663.92498</text:p>
          </table:table-cell>
        </table:table-row>
        <table:table-row table:style-name="ro1">
          <table:table-cell office:value-type="float" office:value="5.83" calcext:value-type="float">
            <text:p>5.83</text:p>
          </table:table-cell>
          <table:table-cell office:value-type="float" office:value="664.92498" calcext:value-type="float">
            <text:p>664.92498</text:p>
          </table:table-cell>
        </table:table-row>
        <table:table-row table:style-name="ro1">
          <table:table-cell office:value-type="float" office:value="5.835" calcext:value-type="float">
            <text:p>5.835</text:p>
          </table:table-cell>
          <table:table-cell office:value-type="float" office:value="665.92498" calcext:value-type="float">
            <text:p>665.92498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666.92498" calcext:value-type="float">
            <text:p>666.92498</text:p>
          </table:table-cell>
        </table:table-row>
        <table:table-row table:style-name="ro1">
          <table:table-cell office:value-type="float" office:value="5.845" calcext:value-type="float">
            <text:p>5.845</text:p>
          </table:table-cell>
          <table:table-cell office:value-type="float" office:value="667.92498" calcext:value-type="float">
            <text:p>667.92498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668.92498" calcext:value-type="float">
            <text:p>668.92498</text:p>
          </table:table-cell>
        </table:table-row>
        <table:table-row table:style-name="ro1">
          <table:table-cell office:value-type="float" office:value="5.855" calcext:value-type="float">
            <text:p>5.855</text:p>
          </table:table-cell>
          <table:table-cell office:value-type="float" office:value="669.92498" calcext:value-type="float">
            <text:p>669.92498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670.92498" calcext:value-type="float">
            <text:p>670.92498</text:p>
          </table:table-cell>
        </table:table-row>
        <table:table-row table:style-name="ro1">
          <table:table-cell office:value-type="float" office:value="5.865" calcext:value-type="float">
            <text:p>5.865</text:p>
          </table:table-cell>
          <table:table-cell office:value-type="float" office:value="671.92498" calcext:value-type="float">
            <text:p>671.9249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672.92498" calcext:value-type="float">
            <text:p>672.92498</text:p>
          </table:table-cell>
        </table:table-row>
        <table:table-row table:style-name="ro1">
          <table:table-cell office:value-type="float" office:value="5.875" calcext:value-type="float">
            <text:p>5.875</text:p>
          </table:table-cell>
          <table:table-cell office:value-type="float" office:value="673.92498" calcext:value-type="float">
            <text:p>673.9249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74.92498" calcext:value-type="float">
            <text:p>674.92498</text:p>
          </table:table-cell>
        </table:table-row>
        <table:table-row table:style-name="ro1">
          <table:table-cell office:value-type="float" office:value="5.885" calcext:value-type="float">
            <text:p>5.885</text:p>
          </table:table-cell>
          <table:table-cell office:value-type="float" office:value="675.92498" calcext:value-type="float">
            <text:p>675.92498</text:p>
          </table:table-cell>
        </table:table-row>
        <table:table-row table:style-name="ro1">
          <table:table-cell office:value-type="float" office:value="5.89" calcext:value-type="float">
            <text:p>5.89</text:p>
          </table:table-cell>
          <table:table-cell office:value-type="float" office:value="676.92498" calcext:value-type="float">
            <text:p>676.92498</text:p>
          </table:table-cell>
        </table:table-row>
        <table:table-row table:style-name="ro1">
          <table:table-cell office:value-type="float" office:value="5.895" calcext:value-type="float">
            <text:p>5.895</text:p>
          </table:table-cell>
          <table:table-cell office:value-type="float" office:value="677.92498" calcext:value-type="float">
            <text:p>677.9249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678.92498" calcext:value-type="float">
            <text:p>678.92498</text:p>
          </table:table-cell>
        </table:table-row>
        <table:table-row table:style-name="ro1">
          <table:table-cell office:value-type="float" office:value="5.905" calcext:value-type="float">
            <text:p>5.905</text:p>
          </table:table-cell>
          <table:table-cell office:value-type="float" office:value="679.92498" calcext:value-type="float">
            <text:p>679.92498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680.92498" calcext:value-type="float">
            <text:p>680.92498</text:p>
          </table:table-cell>
        </table:table-row>
        <table:table-row table:style-name="ro1">
          <table:table-cell office:value-type="float" office:value="5.915" calcext:value-type="float">
            <text:p>5.915</text:p>
          </table:table-cell>
          <table:table-cell office:value-type="float" office:value="681.92498" calcext:value-type="float">
            <text:p>681.92498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682.92498" calcext:value-type="float">
            <text:p>682.92498</text:p>
          </table:table-cell>
        </table:table-row>
        <table:table-row table:style-name="ro1">
          <table:table-cell office:value-type="float" office:value="5.925" calcext:value-type="float">
            <text:p>5.925</text:p>
          </table:table-cell>
          <table:table-cell office:value-type="float" office:value="683.92498" calcext:value-type="float">
            <text:p>683.92498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684.92498" calcext:value-type="float">
            <text:p>684.92498</text:p>
          </table:table-cell>
        </table:table-row>
        <table:table-row table:style-name="ro1">
          <table:table-cell office:value-type="float" office:value="5.935" calcext:value-type="float">
            <text:p>5.935</text:p>
          </table:table-cell>
          <table:table-cell office:value-type="float" office:value="685.92498" calcext:value-type="float">
            <text:p>685.92498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686.92498" calcext:value-type="float">
            <text:p>686.92498</text:p>
          </table:table-cell>
        </table:table-row>
        <table:table-row table:style-name="ro1">
          <table:table-cell office:value-type="float" office:value="5.945" calcext:value-type="float">
            <text:p>5.945</text:p>
          </table:table-cell>
          <table:table-cell office:value-type="float" office:value="687.92498" calcext:value-type="float">
            <text:p>687.92498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688.92498" calcext:value-type="float">
            <text:p>688.92498</text:p>
          </table:table-cell>
        </table:table-row>
        <table:table-row table:style-name="ro1">
          <table:table-cell office:value-type="float" office:value="5.955" calcext:value-type="float">
            <text:p>5.955</text:p>
          </table:table-cell>
          <table:table-cell office:value-type="float" office:value="689.92498" calcext:value-type="float">
            <text:p>689.92498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690.92498" calcext:value-type="float">
            <text:p>690.92498</text:p>
          </table:table-cell>
        </table:table-row>
        <table:table-row table:style-name="ro1">
          <table:table-cell office:value-type="float" office:value="5.965" calcext:value-type="float">
            <text:p>5.965</text:p>
          </table:table-cell>
          <table:table-cell office:value-type="float" office:value="691.92498" calcext:value-type="float">
            <text:p>691.92498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692.92498" calcext:value-type="float">
            <text:p>692.92498</text:p>
          </table:table-cell>
        </table:table-row>
        <table:table-row table:style-name="ro1">
          <table:table-cell office:value-type="float" office:value="5.975" calcext:value-type="float">
            <text:p>5.975</text:p>
          </table:table-cell>
          <table:table-cell office:value-type="float" office:value="693.92498" calcext:value-type="float">
            <text:p>693.92498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694.92498" calcext:value-type="float">
            <text:p>694.92498</text:p>
          </table:table-cell>
        </table:table-row>
        <table:table-row table:style-name="ro1">
          <table:table-cell office:value-type="float" office:value="5.985" calcext:value-type="float">
            <text:p>5.985</text:p>
          </table:table-cell>
          <table:table-cell office:value-type="float" office:value="695.92498" calcext:value-type="float">
            <text:p>695.92498</text:p>
          </table:table-cell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696.92498" calcext:value-type="float">
            <text:p>696.92498</text:p>
          </table:table-cell>
        </table:table-row>
        <table:table-row table:style-name="ro1">
          <table:table-cell office:value-type="float" office:value="5.995" calcext:value-type="float">
            <text:p>5.995</text:p>
          </table:table-cell>
          <table:table-cell office:value-type="float" office:value="697.92498" calcext:value-type="float">
            <text:p>697.924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8.92498" calcext:value-type="float">
            <text:p>698.92498</text:p>
          </table:table-cell>
        </table:table-row>
        <table:table-row table:style-name="ro1">
          <table:table-cell office:value-type="float" office:value="6.005" calcext:value-type="float">
            <text:p>6.005</text:p>
          </table:table-cell>
          <table:table-cell office:value-type="float" office:value="699.92498" calcext:value-type="float">
            <text:p>699.92498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700.92498" calcext:value-type="float">
            <text:p>700.92498</text:p>
          </table:table-cell>
        </table:table-row>
        <table:table-row table:style-name="ro1">
          <table:table-cell office:value-type="float" office:value="6.015" calcext:value-type="float">
            <text:p>6.015</text:p>
          </table:table-cell>
          <table:table-cell office:value-type="float" office:value="701.92498" calcext:value-type="float">
            <text:p>701.9249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702.92498" calcext:value-type="float">
            <text:p>702.92498</text:p>
          </table:table-cell>
        </table:table-row>
        <table:table-row table:style-name="ro1">
          <table:table-cell office:value-type="float" office:value="6.025" calcext:value-type="float">
            <text:p>6.025</text:p>
          </table:table-cell>
          <table:table-cell office:value-type="float" office:value="703.92498" calcext:value-type="float">
            <text:p>703.92498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704.92498" calcext:value-type="float">
            <text:p>704.92498</text:p>
          </table:table-cell>
        </table:table-row>
        <table:table-row table:style-name="ro1">
          <table:table-cell office:value-type="float" office:value="6.035" calcext:value-type="float">
            <text:p>6.035</text:p>
          </table:table-cell>
          <table:table-cell office:value-type="float" office:value="705.92498" calcext:value-type="float">
            <text:p>705.92498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706.92498" calcext:value-type="float">
            <text:p>706.92498</text:p>
          </table:table-cell>
        </table:table-row>
        <table:table-row table:style-name="ro1">
          <table:table-cell office:value-type="float" office:value="6.045" calcext:value-type="float">
            <text:p>6.045</text:p>
          </table:table-cell>
          <table:table-cell office:value-type="float" office:value="707.92498" calcext:value-type="float">
            <text:p>707.92498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708.92498" calcext:value-type="float">
            <text:p>708.92498</text:p>
          </table:table-cell>
        </table:table-row>
        <table:table-row table:style-name="ro1">
          <table:table-cell office:value-type="float" office:value="6.055" calcext:value-type="float">
            <text:p>6.055</text:p>
          </table:table-cell>
          <table:table-cell office:value-type="float" office:value="709.92498" calcext:value-type="float">
            <text:p>709.92498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710.92498" calcext:value-type="float">
            <text:p>710.92498</text:p>
          </table:table-cell>
        </table:table-row>
        <table:table-row table:style-name="ro1">
          <table:table-cell office:value-type="float" office:value="6.065" calcext:value-type="float">
            <text:p>6.065</text:p>
          </table:table-cell>
          <table:table-cell office:value-type="float" office:value="711.92498" calcext:value-type="float">
            <text:p>711.92498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712.92498" calcext:value-type="float">
            <text:p>712.92498</text:p>
          </table:table-cell>
        </table:table-row>
        <table:table-row table:style-name="ro1">
          <table:table-cell office:value-type="float" office:value="6.075" calcext:value-type="float">
            <text:p>6.075</text:p>
          </table:table-cell>
          <table:table-cell office:value-type="float" office:value="713.92498" calcext:value-type="float">
            <text:p>713.9249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714.92498" calcext:value-type="float">
            <text:p>714.92498</text:p>
          </table:table-cell>
        </table:table-row>
        <table:table-row table:style-name="ro1">
          <table:table-cell office:value-type="float" office:value="6.085" calcext:value-type="float">
            <text:p>6.085</text:p>
          </table:table-cell>
          <table:table-cell office:value-type="float" office:value="715.92498" calcext:value-type="float">
            <text:p>715.92498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716.92498" calcext:value-type="float">
            <text:p>716.92498</text:p>
          </table:table-cell>
        </table:table-row>
        <table:table-row table:style-name="ro1">
          <table:table-cell office:value-type="float" office:value="6.095" calcext:value-type="float">
            <text:p>6.095</text:p>
          </table:table-cell>
          <table:table-cell office:value-type="float" office:value="717.92498" calcext:value-type="float">
            <text:p>717.9249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718.92498" calcext:value-type="float">
            <text:p>718.92498</text:p>
          </table:table-cell>
        </table:table-row>
        <table:table-row table:style-name="ro1">
          <table:table-cell office:value-type="float" office:value="6.105" calcext:value-type="float">
            <text:p>6.105</text:p>
          </table:table-cell>
          <table:table-cell office:value-type="float" office:value="719.92498" calcext:value-type="float">
            <text:p>719.92498</text:p>
          </table:table-cell>
        </table:table-row>
        <table:table-row table:style-name="ro1">
          <table:table-cell office:value-type="float" office:value="6.11" calcext:value-type="float">
            <text:p>6.11</text:p>
          </table:table-cell>
          <table:table-cell office:value-type="float" office:value="720.92498" calcext:value-type="float">
            <text:p>720.92498</text:p>
          </table:table-cell>
        </table:table-row>
        <table:table-row table:style-name="ro1">
          <table:table-cell office:value-type="float" office:value="6.115" calcext:value-type="float">
            <text:p>6.115</text:p>
          </table:table-cell>
          <table:table-cell office:value-type="float" office:value="721.92498" calcext:value-type="float">
            <text:p>721.9249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722.92498" calcext:value-type="float">
            <text:p>722.92498</text:p>
          </table:table-cell>
        </table:table-row>
        <table:table-row table:style-name="ro1">
          <table:table-cell office:value-type="float" office:value="6.125" calcext:value-type="float">
            <text:p>6.125</text:p>
          </table:table-cell>
          <table:table-cell office:value-type="float" office:value="723.92498" calcext:value-type="float">
            <text:p>723.92498</text:p>
          </table:table-cell>
        </table:table-row>
        <table:table-row table:style-name="ro1">
          <table:table-cell office:value-type="float" office:value="6.13" calcext:value-type="float">
            <text:p>6.13</text:p>
          </table:table-cell>
          <table:table-cell office:value-type="float" office:value="724.92498" calcext:value-type="float">
            <text:p>724.92498</text:p>
          </table:table-cell>
        </table:table-row>
        <table:table-row table:style-name="ro1">
          <table:table-cell office:value-type="float" office:value="6.135" calcext:value-type="float">
            <text:p>6.135</text:p>
          </table:table-cell>
          <table:table-cell office:value-type="float" office:value="725.92498" calcext:value-type="float">
            <text:p>725.92498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726.92498" calcext:value-type="float">
            <text:p>726.92498</text:p>
          </table:table-cell>
        </table:table-row>
        <table:table-row table:style-name="ro1">
          <table:table-cell office:value-type="float" office:value="6.145" calcext:value-type="float">
            <text:p>6.145</text:p>
          </table:table-cell>
          <table:table-cell office:value-type="float" office:value="727.92498" calcext:value-type="float">
            <text:p>727.92498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728.92498" calcext:value-type="float">
            <text:p>728.92498</text:p>
          </table:table-cell>
        </table:table-row>
        <table:table-row table:style-name="ro1">
          <table:table-cell office:value-type="float" office:value="6.155" calcext:value-type="float">
            <text:p>6.155</text:p>
          </table:table-cell>
          <table:table-cell office:value-type="float" office:value="729.92498" calcext:value-type="float">
            <text:p>729.92498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730.92498" calcext:value-type="float">
            <text:p>730.92498</text:p>
          </table:table-cell>
        </table:table-row>
        <table:table-row table:style-name="ro1">
          <table:table-cell office:value-type="float" office:value="6.165" calcext:value-type="float">
            <text:p>6.165</text:p>
          </table:table-cell>
          <table:table-cell office:value-type="float" office:value="731.92498" calcext:value-type="float">
            <text:p>731.92498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732.92498" calcext:value-type="float">
            <text:p>732.92498</text:p>
          </table:table-cell>
        </table:table-row>
        <table:table-row table:style-name="ro1">
          <table:table-cell office:value-type="float" office:value="6.175" calcext:value-type="float">
            <text:p>6.175</text:p>
          </table:table-cell>
          <table:table-cell office:value-type="float" office:value="733.92498" calcext:value-type="float">
            <text:p>733.9249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734.92498" calcext:value-type="float">
            <text:p>734.92498</text:p>
          </table:table-cell>
        </table:table-row>
        <table:table-row table:style-name="ro1">
          <table:table-cell office:value-type="float" office:value="6.185" calcext:value-type="float">
            <text:p>6.185</text:p>
          </table:table-cell>
          <table:table-cell office:value-type="float" office:value="735.92498" calcext:value-type="float">
            <text:p>735.92498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736.92498" calcext:value-type="float">
            <text:p>736.92498</text:p>
          </table:table-cell>
        </table:table-row>
        <table:table-row table:style-name="ro1">
          <table:table-cell office:value-type="float" office:value="6.195" calcext:value-type="float">
            <text:p>6.195</text:p>
          </table:table-cell>
          <table:table-cell office:value-type="float" office:value="737.92498" calcext:value-type="float">
            <text:p>737.9249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38.92498" calcext:value-type="float">
            <text:p>738.92498</text:p>
          </table:table-cell>
        </table:table-row>
        <table:table-row table:style-name="ro1">
          <table:table-cell office:value-type="float" office:value="6.205" calcext:value-type="float">
            <text:p>6.205</text:p>
          </table:table-cell>
          <table:table-cell office:value-type="float" office:value="739.92498" calcext:value-type="float">
            <text:p>739.92498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740.92498" calcext:value-type="float">
            <text:p>740.92498</text:p>
          </table:table-cell>
        </table:table-row>
        <table:table-row table:style-name="ro1">
          <table:table-cell office:value-type="float" office:value="6.215" calcext:value-type="float">
            <text:p>6.215</text:p>
          </table:table-cell>
          <table:table-cell office:value-type="float" office:value="741.92498" calcext:value-type="float">
            <text:p>741.92498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742.92498" calcext:value-type="float">
            <text:p>742.92498</text:p>
          </table:table-cell>
        </table:table-row>
        <table:table-row table:style-name="ro1">
          <table:table-cell office:value-type="float" office:value="6.225" calcext:value-type="float">
            <text:p>6.225</text:p>
          </table:table-cell>
          <table:table-cell office:value-type="float" office:value="743.92498" calcext:value-type="float">
            <text:p>743.92498</text:p>
          </table:table-cell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744.92498" calcext:value-type="float">
            <text:p>744.92498</text:p>
          </table:table-cell>
        </table:table-row>
        <table:table-row table:style-name="ro1">
          <table:table-cell office:value-type="float" office:value="6.235" calcext:value-type="float">
            <text:p>6.235</text:p>
          </table:table-cell>
          <table:table-cell office:value-type="float" office:value="745.92498" calcext:value-type="float">
            <text:p>745.92498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746.92498" calcext:value-type="float">
            <text:p>746.92498</text:p>
          </table:table-cell>
        </table:table-row>
        <table:table-row table:style-name="ro1">
          <table:table-cell office:value-type="float" office:value="6.245" calcext:value-type="float">
            <text:p>6.245</text:p>
          </table:table-cell>
          <table:table-cell office:value-type="float" office:value="747.92498" calcext:value-type="float">
            <text:p>747.92498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748.92498" calcext:value-type="float">
            <text:p>748.92498</text:p>
          </table:table-cell>
        </table:table-row>
        <table:table-row table:style-name="ro1">
          <table:table-cell office:value-type="float" office:value="6.255" calcext:value-type="float">
            <text:p>6.255</text:p>
          </table:table-cell>
          <table:table-cell office:value-type="float" office:value="749.92498" calcext:value-type="float">
            <text:p>749.92498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750.92498" calcext:value-type="float">
            <text:p>750.92498</text:p>
          </table:table-cell>
        </table:table-row>
        <table:table-row table:style-name="ro1">
          <table:table-cell office:value-type="float" office:value="6.265" calcext:value-type="float">
            <text:p>6.265</text:p>
          </table:table-cell>
          <table:table-cell office:value-type="float" office:value="751.92498" calcext:value-type="float">
            <text:p>751.92498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752.92498" calcext:value-type="float">
            <text:p>752.92498</text:p>
          </table:table-cell>
        </table:table-row>
        <table:table-row table:style-name="ro1">
          <table:table-cell office:value-type="float" office:value="6.275" calcext:value-type="float">
            <text:p>6.275</text:p>
          </table:table-cell>
          <table:table-cell office:value-type="float" office:value="753.92498" calcext:value-type="float">
            <text:p>753.92498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754.92498" calcext:value-type="float">
            <text:p>754.92498</text:p>
          </table:table-cell>
        </table:table-row>
        <table:table-row table:style-name="ro1">
          <table:table-cell office:value-type="float" office:value="6.285" calcext:value-type="float">
            <text:p>6.285</text:p>
          </table:table-cell>
          <table:table-cell office:value-type="float" office:value="755.92498" calcext:value-type="float">
            <text:p>755.92498</text:p>
          </table:table-cell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56.92498" calcext:value-type="float">
            <text:p>756.92498</text:p>
          </table:table-cell>
        </table:table-row>
        <table:table-row table:style-name="ro1">
          <table:table-cell office:value-type="float" office:value="6.295" calcext:value-type="float">
            <text:p>6.295</text:p>
          </table:table-cell>
          <table:table-cell office:value-type="float" office:value="757.92498" calcext:value-type="float">
            <text:p>757.9249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758.92498" calcext:value-type="float">
            <text:p>758.92498</text:p>
          </table:table-cell>
        </table:table-row>
        <table:table-row table:style-name="ro1">
          <table:table-cell office:value-type="float" office:value="6.305" calcext:value-type="float">
            <text:p>6.305</text:p>
          </table:table-cell>
          <table:table-cell office:value-type="float" office:value="759.92498" calcext:value-type="float">
            <text:p>759.92498</text:p>
          </table:table-cell>
        </table:table-row>
        <table:table-row table:style-name="ro1">
          <table:table-cell office:value-type="float" office:value="6.31" calcext:value-type="float">
            <text:p>6.31</text:p>
          </table:table-cell>
          <table:table-cell office:value-type="float" office:value="760.92498" calcext:value-type="float">
            <text:p>760.92498</text:p>
          </table:table-cell>
        </table:table-row>
        <table:table-row table:style-name="ro1">
          <table:table-cell office:value-type="float" office:value="6.315" calcext:value-type="float">
            <text:p>6.315</text:p>
          </table:table-cell>
          <table:table-cell office:value-type="float" office:value="761.92498" calcext:value-type="float">
            <text:p>761.9249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762.92498" calcext:value-type="float">
            <text:p>762.92498</text:p>
          </table:table-cell>
        </table:table-row>
        <table:table-row table:style-name="ro1">
          <table:table-cell office:value-type="float" office:value="6.325" calcext:value-type="float">
            <text:p>6.325</text:p>
          </table:table-cell>
          <table:table-cell office:value-type="float" office:value="763.92498" calcext:value-type="float">
            <text:p>763.92498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764.92498" calcext:value-type="float">
            <text:p>764.92498</text:p>
          </table:table-cell>
        </table:table-row>
        <table:table-row table:style-name="ro1">
          <table:table-cell office:value-type="float" office:value="6.335" calcext:value-type="float">
            <text:p>6.335</text:p>
          </table:table-cell>
          <table:table-cell office:value-type="float" office:value="765.92498" calcext:value-type="float">
            <text:p>765.92498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766.92498" calcext:value-type="float">
            <text:p>766.92498</text:p>
          </table:table-cell>
        </table:table-row>
        <table:table-row table:style-name="ro1">
          <table:table-cell office:value-type="float" office:value="6.345" calcext:value-type="float">
            <text:p>6.345</text:p>
          </table:table-cell>
          <table:table-cell office:value-type="float" office:value="767.92498" calcext:value-type="float">
            <text:p>767.9249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768.92498" calcext:value-type="float">
            <text:p>768.92498</text:p>
          </table:table-cell>
        </table:table-row>
        <table:table-row table:style-name="ro1">
          <table:table-cell office:value-type="float" office:value="6.355" calcext:value-type="float">
            <text:p>6.355</text:p>
          </table:table-cell>
          <table:table-cell office:value-type="float" office:value="769.92498" calcext:value-type="float">
            <text:p>769.9249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770.92498" calcext:value-type="float">
            <text:p>770.92498</text:p>
          </table:table-cell>
        </table:table-row>
        <table:table-row table:style-name="ro1">
          <table:table-cell office:value-type="float" office:value="6.365" calcext:value-type="float">
            <text:p>6.365</text:p>
          </table:table-cell>
          <table:table-cell office:value-type="float" office:value="771.92498" calcext:value-type="float">
            <text:p>771.92498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772.92498" calcext:value-type="float">
            <text:p>772.92498</text:p>
          </table:table-cell>
        </table:table-row>
        <table:table-row table:style-name="ro1">
          <table:table-cell office:value-type="float" office:value="6.375" calcext:value-type="float">
            <text:p>6.375</text:p>
          </table:table-cell>
          <table:table-cell office:value-type="float" office:value="773.92498" calcext:value-type="float">
            <text:p>773.92498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774.92498" calcext:value-type="float">
            <text:p>774.92498</text:p>
          </table:table-cell>
        </table:table-row>
        <table:table-row table:style-name="ro1">
          <table:table-cell office:value-type="float" office:value="6.385" calcext:value-type="float">
            <text:p>6.385</text:p>
          </table:table-cell>
          <table:table-cell office:value-type="float" office:value="775.92498" calcext:value-type="float">
            <text:p>775.92498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776.92498" calcext:value-type="float">
            <text:p>776.92498</text:p>
          </table:table-cell>
        </table:table-row>
        <table:table-row table:style-name="ro1">
          <table:table-cell office:value-type="float" office:value="6.395" calcext:value-type="float">
            <text:p>6.395</text:p>
          </table:table-cell>
          <table:table-cell office:value-type="float" office:value="777.92498" calcext:value-type="float">
            <text:p>777.9249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78.92498" calcext:value-type="float">
            <text:p>778.92498</text:p>
          </table:table-cell>
        </table:table-row>
        <table:table-row table:style-name="ro1">
          <table:table-cell office:value-type="float" office:value="6.405" calcext:value-type="float">
            <text:p>6.405</text:p>
          </table:table-cell>
          <table:table-cell office:value-type="float" office:value="779.92498" calcext:value-type="float">
            <text:p>779.92498</text:p>
          </table:table-cell>
        </table:table-row>
        <table:table-row table:style-name="ro1">
          <table:table-cell office:value-type="float" office:value="6.41" calcext:value-type="float">
            <text:p>6.41</text:p>
          </table:table-cell>
          <table:table-cell office:value-type="float" office:value="780.92498" calcext:value-type="float">
            <text:p>780.92498</text:p>
          </table:table-cell>
        </table:table-row>
        <table:table-row table:style-name="ro1">
          <table:table-cell office:value-type="float" office:value="6.415" calcext:value-type="float">
            <text:p>6.415</text:p>
          </table:table-cell>
          <table:table-cell office:value-type="float" office:value="781.92498" calcext:value-type="float">
            <text:p>781.92498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782.92498" calcext:value-type="float">
            <text:p>782.92498</text:p>
          </table:table-cell>
        </table:table-row>
        <table:table-row table:style-name="ro1">
          <table:table-cell office:value-type="float" office:value="6.425" calcext:value-type="float">
            <text:p>6.425</text:p>
          </table:table-cell>
          <table:table-cell office:value-type="float" office:value="783.92498" calcext:value-type="float">
            <text:p>783.92498</text:p>
          </table:table-cell>
        </table:table-row>
        <table:table-row table:style-name="ro1">
          <table:table-cell office:value-type="float" office:value="6.43" calcext:value-type="float">
            <text:p>6.43</text:p>
          </table:table-cell>
          <table:table-cell office:value-type="float" office:value="784.92498" calcext:value-type="float">
            <text:p>784.92498</text:p>
          </table:table-cell>
        </table:table-row>
        <table:table-row table:style-name="ro1">
          <table:table-cell office:value-type="float" office:value="6.435" calcext:value-type="float">
            <text:p>6.435</text:p>
          </table:table-cell>
          <table:table-cell office:value-type="float" office:value="785.92498" calcext:value-type="float">
            <text:p>785.92498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786.92498" calcext:value-type="float">
            <text:p>786.92498</text:p>
          </table:table-cell>
        </table:table-row>
        <table:table-row table:style-name="ro1">
          <table:table-cell office:value-type="float" office:value="6.445" calcext:value-type="float">
            <text:p>6.445</text:p>
          </table:table-cell>
          <table:table-cell office:value-type="float" office:value="787.92498" calcext:value-type="float">
            <text:p>787.92498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788.92498" calcext:value-type="float">
            <text:p>788.92498</text:p>
          </table:table-cell>
        </table:table-row>
        <table:table-row table:style-name="ro1">
          <table:table-cell office:value-type="float" office:value="6.455" calcext:value-type="float">
            <text:p>6.455</text:p>
          </table:table-cell>
          <table:table-cell office:value-type="float" office:value="789.92498" calcext:value-type="float">
            <text:p>789.9249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790.92498" calcext:value-type="float">
            <text:p>790.92498</text:p>
          </table:table-cell>
        </table:table-row>
        <table:table-row table:style-name="ro1">
          <table:table-cell office:value-type="float" office:value="6.465" calcext:value-type="float">
            <text:p>6.465</text:p>
          </table:table-cell>
          <table:table-cell office:value-type="float" office:value="791.92498" calcext:value-type="float">
            <text:p>791.92498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792.92498" calcext:value-type="float">
            <text:p>792.92498</text:p>
          </table:table-cell>
        </table:table-row>
        <table:table-row table:style-name="ro1">
          <table:table-cell office:value-type="float" office:value="6.475" calcext:value-type="float">
            <text:p>6.475</text:p>
          </table:table-cell>
          <table:table-cell office:value-type="float" office:value="793.92498" calcext:value-type="float">
            <text:p>793.9249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794.92498" calcext:value-type="float">
            <text:p>794.92498</text:p>
          </table:table-cell>
        </table:table-row>
        <table:table-row table:style-name="ro1">
          <table:table-cell office:value-type="float" office:value="6.485" calcext:value-type="float">
            <text:p>6.485</text:p>
          </table:table-cell>
          <table:table-cell office:value-type="float" office:value="795.92498" calcext:value-type="float">
            <text:p>795.92498</text:p>
          </table:table-cell>
        </table:table-row>
        <table:table-row table:style-name="ro1">
          <table:table-cell office:value-type="float" office:value="6.49" calcext:value-type="float">
            <text:p>6.49</text:p>
          </table:table-cell>
          <table:table-cell office:value-type="float" office:value="796.92498" calcext:value-type="float">
            <text:p>796.92498</text:p>
          </table:table-cell>
        </table:table-row>
        <table:table-row table:style-name="ro1">
          <table:table-cell office:value-type="float" office:value="6.495" calcext:value-type="float">
            <text:p>6.495</text:p>
          </table:table-cell>
          <table:table-cell office:value-type="float" office:value="797.92498" calcext:value-type="float">
            <text:p>797.9249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798.92498" calcext:value-type="float">
            <text:p>798.92498</text:p>
          </table:table-cell>
        </table:table-row>
        <table:table-row table:style-name="ro1">
          <table:table-cell office:value-type="float" office:value="6.505" calcext:value-type="float">
            <text:p>6.505</text:p>
          </table:table-cell>
          <table:table-cell office:value-type="float" office:value="799.92498" calcext:value-type="float">
            <text:p>799.92498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800.92498" calcext:value-type="float">
            <text:p>800.92498</text:p>
          </table:table-cell>
        </table:table-row>
        <table:table-row table:style-name="ro1">
          <table:table-cell office:value-type="float" office:value="6.515" calcext:value-type="float">
            <text:p>6.515</text:p>
          </table:table-cell>
          <table:table-cell office:value-type="float" office:value="801.92498" calcext:value-type="float">
            <text:p>801.9249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802.92498" calcext:value-type="float">
            <text:p>802.92498</text:p>
          </table:table-cell>
        </table:table-row>
        <table:table-row table:style-name="ro1">
          <table:table-cell office:value-type="float" office:value="6.525" calcext:value-type="float">
            <text:p>6.525</text:p>
          </table:table-cell>
          <table:table-cell office:value-type="float" office:value="803.92498" calcext:value-type="float">
            <text:p>803.92498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804.92498" calcext:value-type="float">
            <text:p>804.92498</text:p>
          </table:table-cell>
        </table:table-row>
        <table:table-row table:style-name="ro1">
          <table:table-cell office:value-type="float" office:value="6.535" calcext:value-type="float">
            <text:p>6.535</text:p>
          </table:table-cell>
          <table:table-cell office:value-type="float" office:value="805.92498" calcext:value-type="float">
            <text:p>805.92498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806.92498" calcext:value-type="float">
            <text:p>806.92498</text:p>
          </table:table-cell>
        </table:table-row>
        <table:table-row table:style-name="ro1">
          <table:table-cell office:value-type="float" office:value="6.545" calcext:value-type="float">
            <text:p>6.545</text:p>
          </table:table-cell>
          <table:table-cell office:value-type="float" office:value="807.92498" calcext:value-type="float">
            <text:p>807.92498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808.92498" calcext:value-type="float">
            <text:p>808.92498</text:p>
          </table:table-cell>
        </table:table-row>
        <table:table-row table:style-name="ro1">
          <table:table-cell office:value-type="float" office:value="6.555" calcext:value-type="float">
            <text:p>6.555</text:p>
          </table:table-cell>
          <table:table-cell office:value-type="float" office:value="809.92498" calcext:value-type="float">
            <text:p>809.9249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810.92498" calcext:value-type="float">
            <text:p>810.92498</text:p>
          </table:table-cell>
        </table:table-row>
        <table:table-row table:style-name="ro1">
          <table:table-cell office:value-type="float" office:value="6.565" calcext:value-type="float">
            <text:p>6.565</text:p>
          </table:table-cell>
          <table:table-cell office:value-type="float" office:value="811.92498" calcext:value-type="float">
            <text:p>811.92498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812.92498" calcext:value-type="float">
            <text:p>812.92498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813.92498" calcext:value-type="float">
            <text:p>813.92498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814.92498" calcext:value-type="float">
            <text:p>814.92498</text:p>
          </table:table-cell>
        </table:table-row>
        <table:table-row table:style-name="ro1">
          <table:table-cell office:value-type="float" office:value="6.585" calcext:value-type="float">
            <text:p>6.585</text:p>
          </table:table-cell>
          <table:table-cell office:value-type="float" office:value="815.92498" calcext:value-type="float">
            <text:p>815.92498</text:p>
          </table:table-cell>
        </table:table-row>
        <table:table-row table:style-name="ro1">
          <table:table-cell office:value-type="float" office:value="6.59" calcext:value-type="float">
            <text:p>6.59</text:p>
          </table:table-cell>
          <table:table-cell office:value-type="float" office:value="816.92498" calcext:value-type="float">
            <text:p>816.92498</text:p>
          </table:table-cell>
        </table:table-row>
        <table:table-row table:style-name="ro1">
          <table:table-cell office:value-type="float" office:value="6.595" calcext:value-type="float">
            <text:p>6.595</text:p>
          </table:table-cell>
          <table:table-cell office:value-type="float" office:value="817.92498" calcext:value-type="float">
            <text:p>817.9249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818.92498" calcext:value-type="float">
            <text:p>818.92498</text:p>
          </table:table-cell>
        </table:table-row>
        <table:table-row table:style-name="ro1">
          <table:table-cell office:value-type="float" office:value="6.605" calcext:value-type="float">
            <text:p>6.605</text:p>
          </table:table-cell>
          <table:table-cell office:value-type="float" office:value="819.92498" calcext:value-type="float">
            <text:p>819.92498</text:p>
          </table:table-cell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820.92498" calcext:value-type="float">
            <text:p>820.92498</text:p>
          </table:table-cell>
        </table:table-row>
        <table:table-row table:style-name="ro1">
          <table:table-cell office:value-type="float" office:value="6.615" calcext:value-type="float">
            <text:p>6.615</text:p>
          </table:table-cell>
          <table:table-cell office:value-type="float" office:value="821.92498" calcext:value-type="float">
            <text:p>821.92498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822.92498" calcext:value-type="float">
            <text:p>822.92498</text:p>
          </table:table-cell>
        </table:table-row>
        <table:table-row table:style-name="ro1">
          <table:table-cell office:value-type="float" office:value="6.625" calcext:value-type="float">
            <text:p>6.625</text:p>
          </table:table-cell>
          <table:table-cell office:value-type="float" office:value="823.92498" calcext:value-type="float">
            <text:p>823.92498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824.92498" calcext:value-type="float">
            <text:p>824.92498</text:p>
          </table:table-cell>
        </table:table-row>
        <table:table-row table:style-name="ro1">
          <table:table-cell office:value-type="float" office:value="6.635" calcext:value-type="float">
            <text:p>6.635</text:p>
          </table:table-cell>
          <table:table-cell office:value-type="float" office:value="825.92498" calcext:value-type="float">
            <text:p>825.92498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826.92498" calcext:value-type="float">
            <text:p>826.92498</text:p>
          </table:table-cell>
        </table:table-row>
        <table:table-row table:style-name="ro1">
          <table:table-cell office:value-type="float" office:value="6.645" calcext:value-type="float">
            <text:p>6.645</text:p>
          </table:table-cell>
          <table:table-cell office:value-type="float" office:value="827.92498" calcext:value-type="float">
            <text:p>827.92498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828.92498" calcext:value-type="float">
            <text:p>828.92498</text:p>
          </table:table-cell>
        </table:table-row>
        <table:table-row table:style-name="ro1">
          <table:table-cell office:value-type="float" office:value="6.655" calcext:value-type="float">
            <text:p>6.655</text:p>
          </table:table-cell>
          <table:table-cell office:value-type="float" office:value="829.92498" calcext:value-type="float">
            <text:p>829.92498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830.92498" calcext:value-type="float">
            <text:p>830.92498</text:p>
          </table:table-cell>
        </table:table-row>
        <table:table-row table:style-name="ro1">
          <table:table-cell office:value-type="float" office:value="6.665" calcext:value-type="float">
            <text:p>6.665</text:p>
          </table:table-cell>
          <table:table-cell office:value-type="float" office:value="831.92498" calcext:value-type="float">
            <text:p>831.92498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832.92498" calcext:value-type="float">
            <text:p>832.92498</text:p>
          </table:table-cell>
        </table:table-row>
        <table:table-row table:style-name="ro1">
          <table:table-cell office:value-type="float" office:value="6.675" calcext:value-type="float">
            <text:p>6.675</text:p>
          </table:table-cell>
          <table:table-cell office:value-type="float" office:value="833.92498" calcext:value-type="float">
            <text:p>833.92498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834.92498" calcext:value-type="float">
            <text:p>834.92498</text:p>
          </table:table-cell>
        </table:table-row>
        <table:table-row table:style-name="ro1">
          <table:table-cell office:value-type="float" office:value="6.685" calcext:value-type="float">
            <text:p>6.685</text:p>
          </table:table-cell>
          <table:table-cell office:value-type="float" office:value="835.92498" calcext:value-type="float">
            <text:p>835.92498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836.92498" calcext:value-type="float">
            <text:p>836.92498</text:p>
          </table:table-cell>
        </table:table-row>
        <table:table-row table:style-name="ro1">
          <table:table-cell office:value-type="float" office:value="6.695" calcext:value-type="float">
            <text:p>6.695</text:p>
          </table:table-cell>
          <table:table-cell office:value-type="float" office:value="837.92498" calcext:value-type="float">
            <text:p>837.9249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838.92498" calcext:value-type="float">
            <text:p>838.92498</text:p>
          </table:table-cell>
        </table:table-row>
        <table:table-row table:style-name="ro1">
          <table:table-cell office:value-type="float" office:value="6.705" calcext:value-type="float">
            <text:p>6.705</text:p>
          </table:table-cell>
          <table:table-cell office:value-type="float" office:value="839.92498" calcext:value-type="float">
            <text:p>839.92498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840.92498" calcext:value-type="float">
            <text:p>840.92498</text:p>
          </table:table-cell>
        </table:table-row>
        <table:table-row table:style-name="ro1">
          <table:table-cell office:value-type="float" office:value="6.715" calcext:value-type="float">
            <text:p>6.715</text:p>
          </table:table-cell>
          <table:table-cell office:value-type="float" office:value="841.92498" calcext:value-type="float">
            <text:p>841.92498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842.92498" calcext:value-type="float">
            <text:p>842.92498</text:p>
          </table:table-cell>
        </table:table-row>
        <table:table-row table:style-name="ro1">
          <table:table-cell office:value-type="float" office:value="6.725" calcext:value-type="float">
            <text:p>6.725</text:p>
          </table:table-cell>
          <table:table-cell office:value-type="float" office:value="843.92498" calcext:value-type="float">
            <text:p>843.92498</text:p>
          </table:table-cell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844.92498" calcext:value-type="float">
            <text:p>844.92498</text:p>
          </table:table-cell>
        </table:table-row>
        <table:table-row table:style-name="ro1">
          <table:table-cell office:value-type="float" office:value="6.735" calcext:value-type="float">
            <text:p>6.735</text:p>
          </table:table-cell>
          <table:table-cell office:value-type="float" office:value="845.92498" calcext:value-type="float">
            <text:p>845.92498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846.92498" calcext:value-type="float">
            <text:p>846.92498</text:p>
          </table:table-cell>
        </table:table-row>
        <table:table-row table:style-name="ro1">
          <table:table-cell office:value-type="float" office:value="6.745" calcext:value-type="float">
            <text:p>6.745</text:p>
          </table:table-cell>
          <table:table-cell office:value-type="float" office:value="847.92498" calcext:value-type="float">
            <text:p>847.92498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848.92498" calcext:value-type="float">
            <text:p>848.92498</text:p>
          </table:table-cell>
        </table:table-row>
        <table:table-row table:style-name="ro1">
          <table:table-cell office:value-type="float" office:value="6.755" calcext:value-type="float">
            <text:p>6.755</text:p>
          </table:table-cell>
          <table:table-cell office:value-type="float" office:value="849.92498" calcext:value-type="float">
            <text:p>849.92498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850.92498" calcext:value-type="float">
            <text:p>850.92498</text:p>
          </table:table-cell>
        </table:table-row>
        <table:table-row table:style-name="ro1">
          <table:table-cell office:value-type="float" office:value="6.765" calcext:value-type="float">
            <text:p>6.765</text:p>
          </table:table-cell>
          <table:table-cell office:value-type="float" office:value="851.92498" calcext:value-type="float">
            <text:p>851.92498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852.92498" calcext:value-type="float">
            <text:p>852.92498</text:p>
          </table:table-cell>
        </table:table-row>
        <table:table-row table:style-name="ro1">
          <table:table-cell office:value-type="float" office:value="6.775" calcext:value-type="float">
            <text:p>6.775</text:p>
          </table:table-cell>
          <table:table-cell office:value-type="float" office:value="853.92498" calcext:value-type="float">
            <text:p>853.92498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854.92498" calcext:value-type="float">
            <text:p>854.92498</text:p>
          </table:table-cell>
        </table:table-row>
        <table:table-row table:style-name="ro1">
          <table:table-cell office:value-type="float" office:value="6.785" calcext:value-type="float">
            <text:p>6.785</text:p>
          </table:table-cell>
          <table:table-cell office:value-type="float" office:value="855.92498" calcext:value-type="float">
            <text:p>855.92498</text:p>
          </table:table-cell>
        </table:table-row>
        <table:table-row table:style-name="ro1">
          <table:table-cell office:value-type="float" office:value="6.79" calcext:value-type="float">
            <text:p>6.79</text:p>
          </table:table-cell>
          <table:table-cell office:value-type="float" office:value="856.92498" calcext:value-type="float">
            <text:p>856.92498</text:p>
          </table:table-cell>
        </table:table-row>
        <table:table-row table:style-name="ro1">
          <table:table-cell office:value-type="float" office:value="6.795" calcext:value-type="float">
            <text:p>6.795</text:p>
          </table:table-cell>
          <table:table-cell office:value-type="float" office:value="857.92498" calcext:value-type="float">
            <text:p>857.9249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858.92498" calcext:value-type="float">
            <text:p>858.92498</text:p>
          </table:table-cell>
        </table:table-row>
        <table:table-row table:style-name="ro1">
          <table:table-cell office:value-type="float" office:value="6.805" calcext:value-type="float">
            <text:p>6.805</text:p>
          </table:table-cell>
          <table:table-cell office:value-type="float" office:value="859.92498" calcext:value-type="float">
            <text:p>859.92498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860.92498" calcext:value-type="float">
            <text:p>860.92498</text:p>
          </table:table-cell>
        </table:table-row>
        <table:table-row table:style-name="ro1">
          <table:table-cell office:value-type="float" office:value="6.815" calcext:value-type="float">
            <text:p>6.815</text:p>
          </table:table-cell>
          <table:table-cell office:value-type="float" office:value="861.92498" calcext:value-type="float">
            <text:p>861.92498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862.92498" calcext:value-type="float">
            <text:p>862.92498</text:p>
          </table:table-cell>
        </table:table-row>
        <table:table-row table:style-name="ro1">
          <table:table-cell office:value-type="float" office:value="6.825" calcext:value-type="float">
            <text:p>6.825</text:p>
          </table:table-cell>
          <table:table-cell office:value-type="float" office:value="863.92498" calcext:value-type="float">
            <text:p>863.92498</text:p>
          </table:table-cell>
        </table:table-row>
        <table:table-row table:style-name="ro1">
          <table:table-cell office:value-type="float" office:value="6.83" calcext:value-type="float">
            <text:p>6.83</text:p>
          </table:table-cell>
          <table:table-cell office:value-type="float" office:value="864.92498" calcext:value-type="float">
            <text:p>864.92498</text:p>
          </table:table-cell>
        </table:table-row>
        <table:table-row table:style-name="ro1">
          <table:table-cell office:value-type="float" office:value="6.835" calcext:value-type="float">
            <text:p>6.835</text:p>
          </table:table-cell>
          <table:table-cell office:value-type="float" office:value="865.92498" calcext:value-type="float">
            <text:p>865.92498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866.92498" calcext:value-type="float">
            <text:p>866.92498</text:p>
          </table:table-cell>
        </table:table-row>
        <table:table-row table:style-name="ro1">
          <table:table-cell office:value-type="float" office:value="6.845" calcext:value-type="float">
            <text:p>6.845</text:p>
          </table:table-cell>
          <table:table-cell office:value-type="float" office:value="867.92498" calcext:value-type="float">
            <text:p>867.92498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868.92498" calcext:value-type="float">
            <text:p>868.92498</text:p>
          </table:table-cell>
        </table:table-row>
        <table:table-row table:style-name="ro1">
          <table:table-cell office:value-type="float" office:value="6.855" calcext:value-type="float">
            <text:p>6.855</text:p>
          </table:table-cell>
          <table:table-cell office:value-type="float" office:value="869.92498" calcext:value-type="float">
            <text:p>869.9249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870.92498" calcext:value-type="float">
            <text:p>870.92498</text:p>
          </table:table-cell>
        </table:table-row>
        <table:table-row table:style-name="ro1">
          <table:table-cell office:value-type="float" office:value="6.865" calcext:value-type="float">
            <text:p>6.865</text:p>
          </table:table-cell>
          <table:table-cell office:value-type="float" office:value="871.92498" calcext:value-type="float">
            <text:p>871.92498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872.92498" calcext:value-type="float">
            <text:p>872.92498</text:p>
          </table:table-cell>
        </table:table-row>
        <table:table-row table:style-name="ro1">
          <table:table-cell office:value-type="float" office:value="6.875" calcext:value-type="float">
            <text:p>6.875</text:p>
          </table:table-cell>
          <table:table-cell office:value-type="float" office:value="873.92498" calcext:value-type="float">
            <text:p>873.9249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874.92498" calcext:value-type="float">
            <text:p>874.92498</text:p>
          </table:table-cell>
        </table:table-row>
        <table:table-row table:style-name="ro1">
          <table:table-cell office:value-type="float" office:value="6.885" calcext:value-type="float">
            <text:p>6.885</text:p>
          </table:table-cell>
          <table:table-cell office:value-type="float" office:value="875.92498" calcext:value-type="float">
            <text:p>875.92498</text:p>
          </table:table-cell>
        </table:table-row>
        <table:table-row table:style-name="ro1">
          <table:table-cell office:value-type="float" office:value="6.89" calcext:value-type="float">
            <text:p>6.89</text:p>
          </table:table-cell>
          <table:table-cell office:value-type="float" office:value="876.92498" calcext:value-type="float">
            <text:p>876.92498</text:p>
          </table:table-cell>
        </table:table-row>
        <table:table-row table:style-name="ro1">
          <table:table-cell office:value-type="float" office:value="6.895" calcext:value-type="float">
            <text:p>6.895</text:p>
          </table:table-cell>
          <table:table-cell office:value-type="float" office:value="877.92498" calcext:value-type="float">
            <text:p>877.92498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878.92498" calcext:value-type="float">
            <text:p>878.92498</text:p>
          </table:table-cell>
        </table:table-row>
        <table:table-row table:style-name="ro1">
          <table:table-cell office:value-type="float" office:value="6.905" calcext:value-type="float">
            <text:p>6.905</text:p>
          </table:table-cell>
          <table:table-cell office:value-type="float" office:value="879.92498" calcext:value-type="float">
            <text:p>879.9249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880.92498" calcext:value-type="float">
            <text:p>880.92498</text:p>
          </table:table-cell>
        </table:table-row>
        <table:table-row table:style-name="ro1">
          <table:table-cell office:value-type="float" office:value="6.915" calcext:value-type="float">
            <text:p>6.915</text:p>
          </table:table-cell>
          <table:table-cell office:value-type="float" office:value="881.92498" calcext:value-type="float">
            <text:p>881.92498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882.92498" calcext:value-type="float">
            <text:p>882.92498</text:p>
          </table:table-cell>
        </table:table-row>
        <table:table-row table:style-name="ro1">
          <table:table-cell office:value-type="float" office:value="6.925" calcext:value-type="float">
            <text:p>6.925</text:p>
          </table:table-cell>
          <table:table-cell office:value-type="float" office:value="883.92498" calcext:value-type="float">
            <text:p>883.92498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884.92498" calcext:value-type="float">
            <text:p>884.92498</text:p>
          </table:table-cell>
        </table:table-row>
        <table:table-row table:style-name="ro1">
          <table:table-cell office:value-type="float" office:value="6.935" calcext:value-type="float">
            <text:p>6.935</text:p>
          </table:table-cell>
          <table:table-cell office:value-type="float" office:value="885.92498" calcext:value-type="float">
            <text:p>885.92498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886.92498" calcext:value-type="float">
            <text:p>886.92498</text:p>
          </table:table-cell>
        </table:table-row>
        <table:table-row table:style-name="ro1">
          <table:table-cell office:value-type="float" office:value="6.945" calcext:value-type="float">
            <text:p>6.945</text:p>
          </table:table-cell>
          <table:table-cell office:value-type="float" office:value="887.92498" calcext:value-type="float">
            <text:p>887.92498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888.92498" calcext:value-type="float">
            <text:p>888.92498</text:p>
          </table:table-cell>
        </table:table-row>
        <table:table-row table:style-name="ro1">
          <table:table-cell office:value-type="float" office:value="6.955" calcext:value-type="float">
            <text:p>6.955</text:p>
          </table:table-cell>
          <table:table-cell office:value-type="float" office:value="889.92498" calcext:value-type="float">
            <text:p>889.9249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890.92498" calcext:value-type="float">
            <text:p>890.92498</text:p>
          </table:table-cell>
        </table:table-row>
        <table:table-row table:style-name="ro1">
          <table:table-cell office:value-type="float" office:value="6.965" calcext:value-type="float">
            <text:p>6.965</text:p>
          </table:table-cell>
          <table:table-cell office:value-type="float" office:value="891.92498" calcext:value-type="float">
            <text:p>891.92498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892.92498" calcext:value-type="float">
            <text:p>892.92498</text:p>
          </table:table-cell>
        </table:table-row>
        <table:table-row table:style-name="ro1">
          <table:table-cell office:value-type="float" office:value="6.975" calcext:value-type="float">
            <text:p>6.975</text:p>
          </table:table-cell>
          <table:table-cell office:value-type="float" office:value="893.92498" calcext:value-type="float">
            <text:p>893.92498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894.92498" calcext:value-type="float">
            <text:p>894.92498</text:p>
          </table:table-cell>
        </table:table-row>
        <table:table-row table:style-name="ro1">
          <table:table-cell office:value-type="float" office:value="6.985" calcext:value-type="float">
            <text:p>6.985</text:p>
          </table:table-cell>
          <table:table-cell office:value-type="float" office:value="895.92498" calcext:value-type="float">
            <text:p>895.92498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896.92498" calcext:value-type="float">
            <text:p>896.92498</text:p>
          </table:table-cell>
        </table:table-row>
        <table:table-row table:style-name="ro1">
          <table:table-cell office:value-type="float" office:value="6.995" calcext:value-type="float">
            <text:p>6.995</text:p>
          </table:table-cell>
          <table:table-cell office:value-type="float" office:value="897.92498" calcext:value-type="float">
            <text:p>897.924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8.92498" calcext:value-type="float">
            <text:p>898.92498</text:p>
          </table:table-cell>
        </table:table-row>
        <table:table-row table:style-name="ro1">
          <table:table-cell office:value-type="float" office:value="7.005" calcext:value-type="float">
            <text:p>7.005</text:p>
          </table:table-cell>
          <table:table-cell office:value-type="float" office:value="899.92498" calcext:value-type="float">
            <text:p>899.92498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900.92498" calcext:value-type="float">
            <text:p>900.92498</text:p>
          </table:table-cell>
        </table:table-row>
        <table:table-row table:style-name="ro1">
          <table:table-cell office:value-type="float" office:value="7.015" calcext:value-type="float">
            <text:p>7.015</text:p>
          </table:table-cell>
          <table:table-cell office:value-type="float" office:value="901.92498" calcext:value-type="float">
            <text:p>901.92498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902.92498" calcext:value-type="float">
            <text:p>902.92498</text:p>
          </table:table-cell>
        </table:table-row>
        <table:table-row table:style-name="ro1">
          <table:table-cell office:value-type="float" office:value="7.025" calcext:value-type="float">
            <text:p>7.025</text:p>
          </table:table-cell>
          <table:table-cell office:value-type="float" office:value="903.92498" calcext:value-type="float">
            <text:p>903.92498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904.92498" calcext:value-type="float">
            <text:p>904.92498</text:p>
          </table:table-cell>
        </table:table-row>
        <table:table-row table:style-name="ro1">
          <table:table-cell office:value-type="float" office:value="7.035" calcext:value-type="float">
            <text:p>7.035</text:p>
          </table:table-cell>
          <table:table-cell office:value-type="float" office:value="905.92498" calcext:value-type="float">
            <text:p>905.92498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906.92498" calcext:value-type="float">
            <text:p>906.92498</text:p>
          </table:table-cell>
        </table:table-row>
        <table:table-row table:style-name="ro1">
          <table:table-cell office:value-type="float" office:value="7.045" calcext:value-type="float">
            <text:p>7.045</text:p>
          </table:table-cell>
          <table:table-cell office:value-type="float" office:value="907.92498" calcext:value-type="float">
            <text:p>907.92498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908.92498" calcext:value-type="float">
            <text:p>908.92498</text:p>
          </table:table-cell>
        </table:table-row>
        <table:table-row table:style-name="ro1">
          <table:table-cell office:value-type="float" office:value="7.055" calcext:value-type="float">
            <text:p>7.055</text:p>
          </table:table-cell>
          <table:table-cell office:value-type="float" office:value="909.92498" calcext:value-type="float">
            <text:p>909.92498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910.92498" calcext:value-type="float">
            <text:p>910.92498</text:p>
          </table:table-cell>
        </table:table-row>
        <table:table-row table:style-name="ro1">
          <table:table-cell office:value-type="float" office:value="7.065" calcext:value-type="float">
            <text:p>7.065</text:p>
          </table:table-cell>
          <table:table-cell office:value-type="float" office:value="911.92498" calcext:value-type="float">
            <text:p>911.92498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912.92498" calcext:value-type="float">
            <text:p>912.92498</text:p>
          </table:table-cell>
        </table:table-row>
        <table:table-row table:style-name="ro1">
          <table:table-cell office:value-type="float" office:value="7.075" calcext:value-type="float">
            <text:p>7.075</text:p>
          </table:table-cell>
          <table:table-cell office:value-type="float" office:value="913.92498" calcext:value-type="float">
            <text:p>913.92498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914.92498" calcext:value-type="float">
            <text:p>914.92498</text:p>
          </table:table-cell>
        </table:table-row>
        <table:table-row table:style-name="ro1">
          <table:table-cell office:value-type="float" office:value="7.085" calcext:value-type="float">
            <text:p>7.085</text:p>
          </table:table-cell>
          <table:table-cell office:value-type="float" office:value="915.92498" calcext:value-type="float">
            <text:p>915.92498</text:p>
          </table:table-cell>
        </table:table-row>
        <table:table-row table:style-name="ro1">
          <table:table-cell office:value-type="float" office:value="7.09" calcext:value-type="float">
            <text:p>7.09</text:p>
          </table:table-cell>
          <table:table-cell office:value-type="float" office:value="916.92498" calcext:value-type="float">
            <text:p>916.92498</text:p>
          </table:table-cell>
        </table:table-row>
        <table:table-row table:style-name="ro1">
          <table:table-cell office:value-type="float" office:value="7.095" calcext:value-type="float">
            <text:p>7.095</text:p>
          </table:table-cell>
          <table:table-cell office:value-type="float" office:value="917.92498" calcext:value-type="float">
            <text:p>917.9249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918.92498" calcext:value-type="float">
            <text:p>918.92498</text:p>
          </table:table-cell>
        </table:table-row>
        <table:table-row table:style-name="ro1">
          <table:table-cell office:value-type="float" office:value="7.105" calcext:value-type="float">
            <text:p>7.105</text:p>
          </table:table-cell>
          <table:table-cell office:value-type="float" office:value="919.92498" calcext:value-type="float">
            <text:p>919.92498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920.92498" calcext:value-type="float">
            <text:p>920.92498</text:p>
          </table:table-cell>
        </table:table-row>
        <table:table-row table:style-name="ro1">
          <table:table-cell office:value-type="float" office:value="7.115" calcext:value-type="float">
            <text:p>7.115</text:p>
          </table:table-cell>
          <table:table-cell office:value-type="float" office:value="921.92498" calcext:value-type="float">
            <text:p>921.92498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922.92498" calcext:value-type="float">
            <text:p>922.92498</text:p>
          </table:table-cell>
        </table:table-row>
        <table:table-row table:style-name="ro1">
          <table:table-cell office:value-type="float" office:value="7.125" calcext:value-type="float">
            <text:p>7.125</text:p>
          </table:table-cell>
          <table:table-cell office:value-type="float" office:value="923.92498" calcext:value-type="float">
            <text:p>923.92498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924.92498" calcext:value-type="float">
            <text:p>924.92498</text:p>
          </table:table-cell>
        </table:table-row>
        <table:table-row table:style-name="ro1">
          <table:table-cell office:value-type="float" office:value="7.135" calcext:value-type="float">
            <text:p>7.135</text:p>
          </table:table-cell>
          <table:table-cell office:value-type="float" office:value="925.92498" calcext:value-type="float">
            <text:p>925.92498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926.92498" calcext:value-type="float">
            <text:p>926.92498</text:p>
          </table:table-cell>
        </table:table-row>
        <table:table-row table:style-name="ro1">
          <table:table-cell office:value-type="float" office:value="7.145" calcext:value-type="float">
            <text:p>7.145</text:p>
          </table:table-cell>
          <table:table-cell office:value-type="float" office:value="927.92498" calcext:value-type="float">
            <text:p>927.92498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928.92498" calcext:value-type="float">
            <text:p>928.92498</text:p>
          </table:table-cell>
        </table:table-row>
        <table:table-row table:style-name="ro1">
          <table:table-cell office:value-type="float" office:value="7.155" calcext:value-type="float">
            <text:p>7.155</text:p>
          </table:table-cell>
          <table:table-cell office:value-type="float" office:value="929.92498" calcext:value-type="float">
            <text:p>929.9249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930.92498" calcext:value-type="float">
            <text:p>930.92498</text:p>
          </table:table-cell>
        </table:table-row>
        <table:table-row table:style-name="ro1">
          <table:table-cell office:value-type="float" office:value="7.165" calcext:value-type="float">
            <text:p>7.165</text:p>
          </table:table-cell>
          <table:table-cell office:value-type="float" office:value="931.92498" calcext:value-type="float">
            <text:p>931.92498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932.92498" calcext:value-type="float">
            <text:p>932.92498</text:p>
          </table:table-cell>
        </table:table-row>
        <table:table-row table:style-name="ro1">
          <table:table-cell office:value-type="float" office:value="7.175" calcext:value-type="float">
            <text:p>7.175</text:p>
          </table:table-cell>
          <table:table-cell office:value-type="float" office:value="933.92498" calcext:value-type="float">
            <text:p>933.92498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934.92498" calcext:value-type="float">
            <text:p>934.92498</text:p>
          </table:table-cell>
        </table:table-row>
        <table:table-row table:style-name="ro1">
          <table:table-cell office:value-type="float" office:value="7.185" calcext:value-type="float">
            <text:p>7.185</text:p>
          </table:table-cell>
          <table:table-cell office:value-type="float" office:value="935.92498" calcext:value-type="float">
            <text:p>935.92498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936.92498" calcext:value-type="float">
            <text:p>936.92498</text:p>
          </table:table-cell>
        </table:table-row>
        <table:table-row table:style-name="ro1">
          <table:table-cell office:value-type="float" office:value="7.195" calcext:value-type="float">
            <text:p>7.195</text:p>
          </table:table-cell>
          <table:table-cell office:value-type="float" office:value="937.92498" calcext:value-type="float">
            <text:p>937.9249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938.92498" calcext:value-type="float">
            <text:p>938.92498</text:p>
          </table:table-cell>
        </table:table-row>
        <table:table-row table:style-name="ro1">
          <table:table-cell office:value-type="float" office:value="7.205" calcext:value-type="float">
            <text:p>7.205</text:p>
          </table:table-cell>
          <table:table-cell office:value-type="float" office:value="939.92498" calcext:value-type="float">
            <text:p>939.92498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940.92498" calcext:value-type="float">
            <text:p>940.92498</text:p>
          </table:table-cell>
        </table:table-row>
        <table:table-row table:style-name="ro1">
          <table:table-cell office:value-type="float" office:value="7.215" calcext:value-type="float">
            <text:p>7.215</text:p>
          </table:table-cell>
          <table:table-cell office:value-type="float" office:value="941.92498" calcext:value-type="float">
            <text:p>941.92498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942.92498" calcext:value-type="float">
            <text:p>942.92498</text:p>
          </table:table-cell>
        </table:table-row>
        <table:table-row table:style-name="ro1">
          <table:table-cell office:value-type="float" office:value="7.225" calcext:value-type="float">
            <text:p>7.225</text:p>
          </table:table-cell>
          <table:table-cell office:value-type="float" office:value="943.92498" calcext:value-type="float">
            <text:p>943.92498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944.92498" calcext:value-type="float">
            <text:p>944.92498</text:p>
          </table:table-cell>
        </table:table-row>
        <table:table-row table:style-name="ro1">
          <table:table-cell office:value-type="float" office:value="7.235" calcext:value-type="float">
            <text:p>7.235</text:p>
          </table:table-cell>
          <table:table-cell office:value-type="float" office:value="945.92498" calcext:value-type="float">
            <text:p>945.92498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946.92498" calcext:value-type="float">
            <text:p>946.92498</text:p>
          </table:table-cell>
        </table:table-row>
        <table:table-row table:style-name="ro1">
          <table:table-cell office:value-type="float" office:value="7.245" calcext:value-type="float">
            <text:p>7.245</text:p>
          </table:table-cell>
          <table:table-cell office:value-type="float" office:value="947.92498" calcext:value-type="float">
            <text:p>947.92498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948.92498" calcext:value-type="float">
            <text:p>948.92498</text:p>
          </table:table-cell>
        </table:table-row>
        <table:table-row table:style-name="ro1">
          <table:table-cell office:value-type="float" office:value="7.255" calcext:value-type="float">
            <text:p>7.255</text:p>
          </table:table-cell>
          <table:table-cell office:value-type="float" office:value="949.92498" calcext:value-type="float">
            <text:p>949.92498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950.92498" calcext:value-type="float">
            <text:p>950.92498</text:p>
          </table:table-cell>
        </table:table-row>
        <table:table-row table:style-name="ro1">
          <table:table-cell office:value-type="float" office:value="7.265" calcext:value-type="float">
            <text:p>7.265</text:p>
          </table:table-cell>
          <table:table-cell office:value-type="float" office:value="951.92498" calcext:value-type="float">
            <text:p>951.92498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952.92498" calcext:value-type="float">
            <text:p>952.92498</text:p>
          </table:table-cell>
        </table:table-row>
        <table:table-row table:style-name="ro1">
          <table:table-cell office:value-type="float" office:value="7.275" calcext:value-type="float">
            <text:p>7.275</text:p>
          </table:table-cell>
          <table:table-cell office:value-type="float" office:value="953.92498" calcext:value-type="float">
            <text:p>953.92498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954.92498" calcext:value-type="float">
            <text:p>954.92498</text:p>
          </table:table-cell>
        </table:table-row>
        <table:table-row table:style-name="ro1">
          <table:table-cell office:value-type="float" office:value="7.285" calcext:value-type="float">
            <text:p>7.285</text:p>
          </table:table-cell>
          <table:table-cell office:value-type="float" office:value="955.92498" calcext:value-type="float">
            <text:p>955.92498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956.92498" calcext:value-type="float">
            <text:p>956.92498</text:p>
          </table:table-cell>
        </table:table-row>
        <table:table-row table:style-name="ro1">
          <table:table-cell office:value-type="float" office:value="7.295" calcext:value-type="float">
            <text:p>7.295</text:p>
          </table:table-cell>
          <table:table-cell office:value-type="float" office:value="957.92498" calcext:value-type="float">
            <text:p>957.9249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958.92498" calcext:value-type="float">
            <text:p>958.92498</text:p>
          </table:table-cell>
        </table:table-row>
        <table:table-row table:style-name="ro1">
          <table:table-cell office:value-type="float" office:value="7.305" calcext:value-type="float">
            <text:p>7.305</text:p>
          </table:table-cell>
          <table:table-cell office:value-type="float" office:value="959.92498" calcext:value-type="float">
            <text:p>959.92498</text:p>
          </table:table-cell>
        </table:table-row>
        <table:table-row table:style-name="ro1">
          <table:table-cell office:value-type="float" office:value="7.31" calcext:value-type="float">
            <text:p>7.31</text:p>
          </table:table-cell>
          <table:table-cell office:value-type="float" office:value="960.92498" calcext:value-type="float">
            <text:p>960.92498</text:p>
          </table:table-cell>
        </table:table-row>
        <table:table-row table:style-name="ro1">
          <table:table-cell office:value-type="float" office:value="7.315" calcext:value-type="float">
            <text:p>7.315</text:p>
          </table:table-cell>
          <table:table-cell office:value-type="float" office:value="961.92498" calcext:value-type="float">
            <text:p>961.92498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62.92498" calcext:value-type="float">
            <text:p>962.92498</text:p>
          </table:table-cell>
        </table:table-row>
        <table:table-row table:style-name="ro1">
          <table:table-cell office:value-type="float" office:value="7.325" calcext:value-type="float">
            <text:p>7.325</text:p>
          </table:table-cell>
          <table:table-cell office:value-type="float" office:value="963.92498" calcext:value-type="float">
            <text:p>963.92498</text:p>
          </table:table-cell>
        </table:table-row>
        <table:table-row table:style-name="ro1">
          <table:table-cell office:value-type="float" office:value="7.33" calcext:value-type="float">
            <text:p>7.33</text:p>
          </table:table-cell>
          <table:table-cell office:value-type="float" office:value="964.92498" calcext:value-type="float">
            <text:p>964.92498</text:p>
          </table:table-cell>
        </table:table-row>
        <table:table-row table:style-name="ro1">
          <table:table-cell office:value-type="float" office:value="7.335" calcext:value-type="float">
            <text:p>7.335</text:p>
          </table:table-cell>
          <table:table-cell office:value-type="float" office:value="965.92498" calcext:value-type="float">
            <text:p>965.92498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966.92498" calcext:value-type="float">
            <text:p>966.92498</text:p>
          </table:table-cell>
        </table:table-row>
        <table:table-row table:style-name="ro1">
          <table:table-cell office:value-type="float" office:value="7.345" calcext:value-type="float">
            <text:p>7.345</text:p>
          </table:table-cell>
          <table:table-cell office:value-type="float" office:value="967.92498" calcext:value-type="float">
            <text:p>967.92498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968.92498" calcext:value-type="float">
            <text:p>968.92498</text:p>
          </table:table-cell>
        </table:table-row>
        <table:table-row table:style-name="ro1">
          <table:table-cell office:value-type="float" office:value="7.355" calcext:value-type="float">
            <text:p>7.355</text:p>
          </table:table-cell>
          <table:table-cell office:value-type="float" office:value="969.92498" calcext:value-type="float">
            <text:p>969.92498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970.92498" calcext:value-type="float">
            <text:p>970.92498</text:p>
          </table:table-cell>
        </table:table-row>
        <table:table-row table:style-name="ro1">
          <table:table-cell office:value-type="float" office:value="7.365" calcext:value-type="float">
            <text:p>7.365</text:p>
          </table:table-cell>
          <table:table-cell office:value-type="float" office:value="971.92498" calcext:value-type="float">
            <text:p>971.92498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972.92498" calcext:value-type="float">
            <text:p>972.92498</text:p>
          </table:table-cell>
        </table:table-row>
        <table:table-row table:style-name="ro1">
          <table:table-cell office:value-type="float" office:value="7.375" calcext:value-type="float">
            <text:p>7.375</text:p>
          </table:table-cell>
          <table:table-cell office:value-type="float" office:value="973.92498" calcext:value-type="float">
            <text:p>973.92498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974.92498" calcext:value-type="float">
            <text:p>974.92498</text:p>
          </table:table-cell>
        </table:table-row>
        <table:table-row table:style-name="ro1">
          <table:table-cell office:value-type="float" office:value="7.385" calcext:value-type="float">
            <text:p>7.385</text:p>
          </table:table-cell>
          <table:table-cell office:value-type="float" office:value="975.92498" calcext:value-type="float">
            <text:p>975.92498</text:p>
          </table:table-cell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976.92498" calcext:value-type="float">
            <text:p>976.92498</text:p>
          </table:table-cell>
        </table:table-row>
        <table:table-row table:style-name="ro1">
          <table:table-cell office:value-type="float" office:value="7.395" calcext:value-type="float">
            <text:p>7.395</text:p>
          </table:table-cell>
          <table:table-cell office:value-type="float" office:value="977.92498" calcext:value-type="float">
            <text:p>977.9249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978.92498" calcext:value-type="float">
            <text:p>978.92498</text:p>
          </table:table-cell>
        </table:table-row>
        <table:table-row table:style-name="ro1">
          <table:table-cell office:value-type="float" office:value="7.405" calcext:value-type="float">
            <text:p>7.405</text:p>
          </table:table-cell>
          <table:table-cell office:value-type="float" office:value="979.92498" calcext:value-type="float">
            <text:p>979.92498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980.92498" calcext:value-type="float">
            <text:p>980.92498</text:p>
          </table:table-cell>
        </table:table-row>
        <table:table-row table:style-name="ro1">
          <table:table-cell office:value-type="float" office:value="7.415" calcext:value-type="float">
            <text:p>7.415</text:p>
          </table:table-cell>
          <table:table-cell office:value-type="float" office:value="981.92498" calcext:value-type="float">
            <text:p>981.92498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982.92498" calcext:value-type="float">
            <text:p>982.92498</text:p>
          </table:table-cell>
        </table:table-row>
        <table:table-row table:style-name="ro1">
          <table:table-cell office:value-type="float" office:value="7.425" calcext:value-type="float">
            <text:p>7.425</text:p>
          </table:table-cell>
          <table:table-cell office:value-type="float" office:value="983.92498" calcext:value-type="float">
            <text:p>983.92498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984.92498" calcext:value-type="float">
            <text:p>984.92498</text:p>
          </table:table-cell>
        </table:table-row>
        <table:table-row table:style-name="ro1">
          <table:table-cell office:value-type="float" office:value="7.435" calcext:value-type="float">
            <text:p>7.435</text:p>
          </table:table-cell>
          <table:table-cell office:value-type="float" office:value="985.92498" calcext:value-type="float">
            <text:p>985.9249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86.92498" calcext:value-type="float">
            <text:p>986.92498</text:p>
          </table:table-cell>
        </table:table-row>
        <table:table-row table:style-name="ro1">
          <table:table-cell office:value-type="float" office:value="7.445" calcext:value-type="float">
            <text:p>7.445</text:p>
          </table:table-cell>
          <table:table-cell office:value-type="float" office:value="987.92498" calcext:value-type="float">
            <text:p>987.92498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988.92498" calcext:value-type="float">
            <text:p>988.92498</text:p>
          </table:table-cell>
        </table:table-row>
        <table:table-row table:style-name="ro1">
          <table:table-cell office:value-type="float" office:value="7.455" calcext:value-type="float">
            <text:p>7.455</text:p>
          </table:table-cell>
          <table:table-cell office:value-type="float" office:value="989.92498" calcext:value-type="float">
            <text:p>989.92498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990.92498" calcext:value-type="float">
            <text:p>990.92498</text:p>
          </table:table-cell>
        </table:table-row>
        <table:table-row table:style-name="ro1">
          <table:table-cell office:value-type="float" office:value="7.465" calcext:value-type="float">
            <text:p>7.465</text:p>
          </table:table-cell>
          <table:table-cell office:value-type="float" office:value="991.92498" calcext:value-type="float">
            <text:p>991.92498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992.92498" calcext:value-type="float">
            <text:p>992.92498</text:p>
          </table:table-cell>
        </table:table-row>
        <table:table-row table:style-name="ro1">
          <table:table-cell office:value-type="float" office:value="7.475" calcext:value-type="float">
            <text:p>7.475</text:p>
          </table:table-cell>
          <table:table-cell office:value-type="float" office:value="993.92498" calcext:value-type="float">
            <text:p>993.9249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994.92498" calcext:value-type="float">
            <text:p>994.92498</text:p>
          </table:table-cell>
        </table:table-row>
        <table:table-row table:style-name="ro1">
          <table:table-cell office:value-type="float" office:value="7.485" calcext:value-type="float">
            <text:p>7.485</text:p>
          </table:table-cell>
          <table:table-cell office:value-type="float" office:value="995.92498" calcext:value-type="float">
            <text:p>995.92498</text:p>
          </table:table-cell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996.92498" calcext:value-type="float">
            <text:p>996.92498</text:p>
          </table:table-cell>
        </table:table-row>
        <table:table-row table:style-name="ro1">
          <table:table-cell office:value-type="float" office:value="7.495" calcext:value-type="float">
            <text:p>7.495</text:p>
          </table:table-cell>
          <table:table-cell office:value-type="float" office:value="997.92498" calcext:value-type="float">
            <text:p>997.9249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753279" calcext:value-type="float">
            <text:p>0.753279</text:p>
          </table:table-cell>
        </table:table-row>
        <table:table-row table:style-name="ro1">
          <table:table-cell office:value-type="float" office:value="7.505" calcext:value-type="float">
            <text:p>7.505</text:p>
          </table:table-cell>
          <table:table-cell office:value-type="float" office:value="-0.0789284" calcext:value-type="float">
            <text:p>-0.0789284</text:p>
          </table:table-cell>
        </table:table-row>
        <table:table-row table:style-name="ro1">
          <table:table-cell office:value-type="float" office:value="7.51" calcext:value-type="float">
            <text:p>7.51</text:p>
          </table:table-cell>
          <table:table-cell office:value-type="float" office:value="3.01315" calcext:value-type="float">
            <text:p>3.01315</text:p>
          </table:table-cell>
        </table:table-row>
        <table:table-row table:style-name="ro1">
          <table:table-cell office:value-type="float" office:value="7.515" calcext:value-type="float">
            <text:p>7.515</text:p>
          </table:table-cell>
          <table:table-cell office:value-type="float" office:value="-0.196287" calcext:value-type="float">
            <text:p>-0.196287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874199" calcext:value-type="float">
            <text:p>0.874199</text:p>
          </table:table-cell>
        </table:table-row>
        <table:table-row table:style-name="ro1">
          <table:table-cell office:value-type="float" office:value="7.525" calcext:value-type="float">
            <text:p>7.525</text:p>
          </table:table-cell>
          <table:table-cell office:value-type="float" office:value="0.755759" calcext:value-type="float">
            <text:p>0.755759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0.0764486" calcext:value-type="float">
            <text:p>-0.0764486</text:p>
          </table:table-cell>
        </table:table-row>
        <table:table-row table:style-name="ro1">
          <table:table-cell office:value-type="float" office:value="7.535" calcext:value-type="float">
            <text:p>7.535</text:p>
          </table:table-cell>
          <table:table-cell office:value-type="float" office:value="1.94513" calcext:value-type="float">
            <text:p>1.94513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.94612" calcext:value-type="float">
            <text:p>1.94612</text:p>
          </table:table-cell>
        </table:table-row>
        <table:table-row table:style-name="ro1">
          <table:table-cell office:value-type="float" office:value="7.545" calcext:value-type="float">
            <text:p>7.545</text:p>
          </table:table-cell>
          <table:table-cell office:value-type="float" office:value="-0.193345" calcext:value-type="float">
            <text:p>-0.193345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0.758187" calcext:value-type="float">
            <text:p>0.758187</text:p>
          </table:table-cell>
        </table:table-row>
        <table:table-row table:style-name="ro1">
          <table:table-cell office:value-type="float" office:value="7.555" calcext:value-type="float">
            <text:p>7.555</text:p>
          </table:table-cell>
          <table:table-cell office:value-type="float" office:value="-0.0740204" calcext:value-type="float">
            <text:p>-0.0740204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.94755" calcext:value-type="float">
            <text:p>1.94755</text:p>
          </table:table-cell>
        </table:table-row>
        <table:table-row table:style-name="ro1">
          <table:table-cell office:value-type="float" office:value="7.565" calcext:value-type="float">
            <text:p>7.565</text:p>
          </table:table-cell>
          <table:table-cell office:value-type="float" office:value="1.94852" calcext:value-type="float">
            <text:p>1.94852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-0.190959" calcext:value-type="float">
            <text:p>-0.190959</text:p>
          </table:table-cell>
        </table:table-row>
        <table:table-row table:style-name="ro1">
          <table:table-cell office:value-type="float" office:value="7.575" calcext:value-type="float">
            <text:p>7.575</text:p>
          </table:table-cell>
          <table:table-cell office:value-type="float" office:value="0.760564" calcext:value-type="float">
            <text:p>0.76056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-0.071644" calcext:value-type="float">
            <text:p>-0.071644</text:p>
          </table:table-cell>
        </table:table-row>
        <table:table-row table:style-name="ro1">
          <table:table-cell office:value-type="float" office:value="7.585" calcext:value-type="float">
            <text:p>7.585</text:p>
          </table:table-cell>
          <table:table-cell office:value-type="float" office:value="3.02037" calcext:value-type="float">
            <text:p>3.02037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1.25955" calcext:value-type="float">
            <text:p>-1.25955</text:p>
          </table:table-cell>
        </table:table-row>
        <table:table-row table:style-name="ro1">
          <table:table-cell office:value-type="float" office:value="7.595" calcext:value-type="float">
            <text:p>7.595</text:p>
          </table:table-cell>
          <table:table-cell office:value-type="float" office:value="1.95086" calcext:value-type="float">
            <text:p>1.9508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762417" calcext:value-type="float">
            <text:p>0.762417</text:p>
          </table:table-cell>
        </table:table-row>
        <table:table-row table:style-name="ro1">
          <table:table-cell office:value-type="float" office:value="7.605" calcext:value-type="float">
            <text:p>7.605</text:p>
          </table:table-cell>
          <table:table-cell office:value-type="float" office:value="1.00066" calcext:value-type="float">
            <text:p>1.00066</text:p>
          </table:table-cell>
        </table:table-row>
        <table:table-row table:style-name="ro1">
          <table:table-cell office:value-type="float" office:value="7.61" calcext:value-type="float">
            <text:p>7.61</text:p>
          </table:table-cell>
          <table:table-cell office:value-type="float" office:value="0.882244" calcext:value-type="float">
            <text:p>0.882244</text:p>
          </table:table-cell>
        </table:table-row>
        <table:table-row table:style-name="ro1">
          <table:table-cell office:value-type="float" office:value="7.615" calcext:value-type="float">
            <text:p>7.615</text:p>
          </table:table-cell>
          <table:table-cell office:value-type="float" office:value="0.882711" calcext:value-type="float">
            <text:p>0.882711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1.83468" calcext:value-type="float">
            <text:p>1.83468</text:p>
          </table:table-cell>
        </table:table-row>
        <table:table-row table:style-name="ro1">
          <table:table-cell office:value-type="float" office:value="7.625" calcext:value-type="float">
            <text:p>7.625</text:p>
          </table:table-cell>
          <table:table-cell office:value-type="float" office:value="-1.13749" calcext:value-type="float">
            <text:p>-1.13749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1.95403" calcext:value-type="float">
            <text:p>1.95403</text:p>
          </table:table-cell>
        </table:table-row>
        <table:table-row table:style-name="ro1">
          <table:table-cell office:value-type="float" office:value="7.635" calcext:value-type="float">
            <text:p>7.635</text:p>
          </table:table-cell>
          <table:table-cell office:value-type="float" office:value="1.95494" calcext:value-type="float">
            <text:p>1.95494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-1.255" calcext:value-type="float">
            <text:p>-1.255</text:p>
          </table:table-cell>
        </table:table-row>
        <table:table-row table:style-name="ro1">
          <table:table-cell office:value-type="float" office:value="7.645" calcext:value-type="float">
            <text:p>7.645</text:p>
          </table:table-cell>
          <table:table-cell office:value-type="float" office:value="2.90689" calcext:value-type="float">
            <text:p>2.90689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0648263" calcext:value-type="float">
            <text:p>-0.0648263</text:p>
          </table:table-cell>
        </table:table-row>
        <table:table-row table:style-name="ro1">
          <table:table-cell office:value-type="float" office:value="7.655" calcext:value-type="float">
            <text:p>7.655</text:p>
          </table:table-cell>
          <table:table-cell office:value-type="float" office:value="0.886716" calcext:value-type="float">
            <text:p>0.886716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-0.183265" calcext:value-type="float">
            <text:p>-0.183265</text:p>
          </table:table-cell>
        </table:table-row>
        <table:table-row table:style-name="ro1">
          <table:table-cell office:value-type="float" office:value="7.665" calcext:value-type="float">
            <text:p>7.665</text:p>
          </table:table-cell>
          <table:table-cell office:value-type="float" office:value="3.02757" calcext:value-type="float">
            <text:p>3.0275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-0.300871" calcext:value-type="float">
            <text:p>-0.300871</text:p>
          </table:table-cell>
        </table:table-row>
        <table:table-row table:style-name="ro1">
          <table:table-cell office:value-type="float" office:value="7.675" calcext:value-type="float">
            <text:p>7.675</text:p>
          </table:table-cell>
          <table:table-cell office:value-type="float" office:value="1.00732" calcext:value-type="float">
            <text:p>1.00732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888873" calcext:value-type="float">
            <text:p>0.888873</text:p>
          </table:table-cell>
        </table:table-row>
        <table:table-row table:style-name="ro1">
          <table:table-cell office:value-type="float" office:value="7.685" calcext:value-type="float">
            <text:p>7.685</text:p>
          </table:table-cell>
          <table:table-cell office:value-type="float" office:value="0.889308" calcext:value-type="float">
            <text:p>0.889308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0.889741" calcext:value-type="float">
            <text:p>0.889741</text:p>
          </table:table-cell>
        </table:table-row>
        <table:table-row table:style-name="ro1">
          <table:table-cell office:value-type="float" office:value="7.695" calcext:value-type="float">
            <text:p>7.69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00944" calcext:value-type="float">
            <text:p>1.00944</text:p>
          </table:table-cell>
        </table:table-row>
        <table:table-row table:style-name="ro1">
          <table:table-cell office:value-type="float" office:value="7.705" calcext:value-type="float">
            <text:p>7.705</text:p>
          </table:table-cell>
          <table:table-cell office:value-type="float" office:value="0.890979" calcext:value-type="float">
            <text:p>0.890979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0.891403" calcext:value-type="float">
            <text:p>0.891403</text:p>
          </table:table-cell>
        </table:table-row>
        <table:table-row table:style-name="ro1">
          <table:table-cell office:value-type="float" office:value="7.715" calcext:value-type="float">
            <text:p>7.715</text:p>
          </table:table-cell>
          <table:table-cell office:value-type="float" office:value="0.772891" calcext:value-type="float">
            <text:p>0.77289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.01108" calcext:value-type="float">
            <text:p>1.01108</text:p>
          </table:table-cell>
        </table:table-row>
        <table:table-row table:style-name="ro1">
          <table:table-cell office:value-type="float" office:value="7.725" calcext:value-type="float">
            <text:p>7.725</text:p>
          </table:table-cell>
          <table:table-cell office:value-type="float" office:value="0.892616" calcext:value-type="float">
            <text:p>0.892616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0.893031" calcext:value-type="float">
            <text:p>0.893031</text:p>
          </table:table-cell>
        </table:table-row>
        <table:table-row table:style-name="ro1">
          <table:table-cell office:value-type="float" office:value="7.735" calcext:value-type="float">
            <text:p>7.735</text:p>
          </table:table-cell>
          <table:table-cell office:value-type="float" office:value="1.8449" calcext:value-type="float">
            <text:p>1.8449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1.12727" calcext:value-type="float">
            <text:p>-1.12727</text:p>
          </table:table-cell>
        </table:table-row>
        <table:table-row table:style-name="ro1">
          <table:table-cell office:value-type="float" office:value="7.745" calcext:value-type="float">
            <text:p>7.745</text:p>
          </table:table-cell>
          <table:table-cell office:value-type="float" office:value="3.03459" calcext:value-type="float">
            <text:p>3.0345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17495" calcext:value-type="float">
            <text:p>-0.17495</text:p>
          </table:table-cell>
        </table:table-row>
        <table:table-row table:style-name="ro1">
          <table:table-cell office:value-type="float" office:value="7.755" calcext:value-type="float">
            <text:p>7.755</text:p>
          </table:table-cell>
          <table:table-cell office:value-type="float" office:value="0.895434" calcext:value-type="float">
            <text:p>0.895434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776903" calcext:value-type="float">
            <text:p>0.776903</text:p>
          </table:table-cell>
        </table:table-row>
        <table:table-row table:style-name="ro1">
          <table:table-cell office:value-type="float" office:value="7.765" calcext:value-type="float">
            <text:p>7.765</text:p>
          </table:table-cell>
          <table:table-cell office:value-type="float" office:value="-0.055305" calcext:value-type="float">
            <text:p>-0.055305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3.03655" calcext:value-type="float">
            <text:p>3.03655</text:p>
          </table:table-cell>
        </table:table-row>
        <table:table-row table:style-name="ro1">
          <table:table-cell office:value-type="float" office:value="7.775" calcext:value-type="float">
            <text:p>7.775</text:p>
          </table:table-cell>
          <table:table-cell office:value-type="float" office:value="-0.173003" calcext:value-type="float">
            <text:p>-0.173003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89737" calcext:value-type="float">
            <text:p>0.89737</text:p>
          </table:table-cell>
        </table:table-row>
        <table:table-row table:style-name="ro1">
          <table:table-cell office:value-type="float" office:value="7.785" calcext:value-type="float">
            <text:p>7.785</text:p>
          </table:table-cell>
          <table:table-cell office:value-type="float" office:value="0.778829" calcext:value-type="float">
            <text:p>0.778829</text:p>
          </table:table-cell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1.01699" calcext:value-type="float">
            <text:p>1.01699</text:p>
          </table:table-cell>
        </table:table-row>
        <table:table-row table:style-name="ro1">
          <table:table-cell office:value-type="float" office:value="7.795" calcext:value-type="float">
            <text:p>7.795</text:p>
          </table:table-cell>
          <table:table-cell office:value-type="float" office:value="-0.171878" calcext:value-type="float">
            <text:p>-0.1718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96847" calcext:value-type="float">
            <text:p>1.96847</text:p>
          </table:table-cell>
        </table:table-row>
        <table:table-row table:style-name="ro1">
          <table:table-cell office:value-type="float" office:value="7.805" calcext:value-type="float">
            <text:p>7.805</text:p>
          </table:table-cell>
          <table:table-cell office:value-type="float" office:value="0.898872" calcext:value-type="float">
            <text:p>0.898872</text:p>
          </table:table-cell>
        </table:table-row>
        <table:table-row table:style-name="ro1">
          <table:table-cell office:value-type="float" office:value="7.81" calcext:value-type="float">
            <text:p>7.81</text:p>
          </table:table-cell>
          <table:table-cell office:value-type="float" office:value="1.85068" calcext:value-type="float">
            <text:p>1.85068</text:p>
          </table:table-cell>
        </table:table-row>
        <table:table-row table:style-name="ro1">
          <table:table-cell office:value-type="float" office:value="7.815" calcext:value-type="float">
            <text:p>7.815</text:p>
          </table:table-cell>
          <table:table-cell office:value-type="float" office:value="-0.0511279" calcext:value-type="float">
            <text:p>-0.0511279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-0.170015" calcext:value-type="float">
            <text:p>-0.170015</text:p>
          </table:table-cell>
        </table:table-row>
        <table:table-row table:style-name="ro1">
          <table:table-cell office:value-type="float" office:value="7.825" calcext:value-type="float">
            <text:p>7.825</text:p>
          </table:table-cell>
          <table:table-cell office:value-type="float" office:value="3.04068" calcext:value-type="float">
            <text:p>3.04068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287826" calcext:value-type="float">
            <text:p>-0.287826</text:p>
          </table:table-cell>
        </table:table-row>
        <table:table-row table:style-name="ro1">
          <table:table-cell office:value-type="float" office:value="7.835" calcext:value-type="float">
            <text:p>7.835</text:p>
          </table:table-cell>
          <table:table-cell office:value-type="float" office:value="-0.050052" calcext:value-type="float">
            <text:p>-0.05005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.97139" calcext:value-type="float">
            <text:p>1.97139</text:p>
          </table:table-cell>
        </table:table-row>
        <table:table-row table:style-name="ro1">
          <table:table-cell office:value-type="float" office:value="7.845" calcext:value-type="float">
            <text:p>7.845</text:p>
          </table:table-cell>
          <table:table-cell office:value-type="float" office:value="0.901776" calcext:value-type="float">
            <text:p>0.901776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0.90214" calcext:value-type="float">
            <text:p>0.90214</text:p>
          </table:table-cell>
        </table:table-row>
        <table:table-row table:style-name="ro1">
          <table:table-cell office:value-type="float" office:value="7.855" calcext:value-type="float">
            <text:p>7.855</text:p>
          </table:table-cell>
          <table:table-cell office:value-type="float" office:value="0.902501" calcext:value-type="float">
            <text:p>0.902501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1.85427" calcext:value-type="float">
            <text:p>1.85427</text:p>
          </table:table-cell>
        </table:table-row>
        <table:table-row table:style-name="ro1">
          <table:table-cell office:value-type="float" office:value="7.865" calcext:value-type="float">
            <text:p>7.865</text:p>
          </table:table-cell>
          <table:table-cell office:value-type="float" office:value="-1.1179" calcext:value-type="float">
            <text:p>-1.1179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1.97351" calcext:value-type="float">
            <text:p>1.97351</text:p>
          </table:table-cell>
        </table:table-row>
        <table:table-row table:style-name="ro1">
          <table:table-cell office:value-type="float" office:value="7.875" calcext:value-type="float">
            <text:p>7.875</text:p>
          </table:table-cell>
          <table:table-cell office:value-type="float" office:value="0.903886" calcext:value-type="float">
            <text:p>0.903886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904236" calcext:value-type="float">
            <text:p>0.904236</text:p>
          </table:table-cell>
        </table:table-row>
        <table:table-row table:style-name="ro1">
          <table:table-cell office:value-type="float" office:value="7.885" calcext:value-type="float">
            <text:p>7.885</text:p>
          </table:table-cell>
          <table:table-cell office:value-type="float" office:value="0.785659" calcext:value-type="float">
            <text:p>0.785659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1.02378" calcext:value-type="float">
            <text:p>1.02378</text:p>
          </table:table-cell>
        </table:table-row>
        <table:table-row table:style-name="ro1">
          <table:table-cell office:value-type="float" office:value="7.895" calcext:value-type="float">
            <text:p>7.895</text:p>
          </table:table-cell>
          <table:table-cell office:value-type="float" office:value="0.905236" calcext:value-type="float">
            <text:p>0.905236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905578" calcext:value-type="float">
            <text:p>0.905578</text:p>
          </table:table-cell>
        </table:table-row>
        <table:table-row table:style-name="ro1">
          <table:table-cell office:value-type="float" office:value="7.905" calcext:value-type="float">
            <text:p>7.905</text:p>
          </table:table-cell>
          <table:table-cell office:value-type="float" office:value="0.905918" calcext:value-type="float">
            <text:p>0.905918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0.787331" calcext:value-type="float">
            <text:p>0.787331</text:p>
          </table:table-cell>
        </table:table-row>
        <table:table-row table:style-name="ro1">
          <table:table-cell office:value-type="float" office:value="7.915" calcext:value-type="float">
            <text:p>7.915</text:p>
          </table:table-cell>
          <table:table-cell office:value-type="float" office:value="-0.0448767" calcext:value-type="float">
            <text:p>-0.0448767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97653" calcext:value-type="float">
            <text:p>1.97653</text:p>
          </table:table-cell>
        </table:table-row>
        <table:table-row table:style-name="ro1">
          <table:table-cell office:value-type="float" office:value="7.925" calcext:value-type="float">
            <text:p>7.925</text:p>
          </table:table-cell>
          <table:table-cell office:value-type="float" office:value="1.9772" calcext:value-type="float">
            <text:p>1.9772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1.23275" calcext:value-type="float">
            <text:p>-1.23275</text:p>
          </table:table-cell>
        </table:table-row>
        <table:table-row table:style-name="ro1">
          <table:table-cell office:value-type="float" office:value="7.935" calcext:value-type="float">
            <text:p>7.935</text:p>
          </table:table-cell>
          <table:table-cell office:value-type="float" office:value="2.92891" calcext:value-type="float">
            <text:p>2.92891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-1.11324" calcext:value-type="float">
            <text:p>-1.11324</text:p>
          </table:table-cell>
        </table:table-row>
        <table:table-row table:style-name="ro1">
          <table:table-cell office:value-type="float" office:value="7.945" calcext:value-type="float">
            <text:p>7.945</text:p>
          </table:table-cell>
          <table:table-cell office:value-type="float" office:value="1.97814" calcext:value-type="float">
            <text:p>1.97814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0.908483" calcext:value-type="float">
            <text:p>0.908483</text:p>
          </table:table-cell>
        </table:table-row>
        <table:table-row table:style-name="ro1">
          <table:table-cell office:value-type="float" office:value="7.955" calcext:value-type="float">
            <text:p>7.955</text:p>
          </table:table-cell>
          <table:table-cell office:value-type="float" office:value="0.908803" calcext:value-type="float">
            <text:p>0.908803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790198" calcext:value-type="float">
            <text:p>0.790198</text:p>
          </table:table-cell>
        </table:table-row>
        <table:table-row table:style-name="ro1">
          <table:table-cell office:value-type="float" office:value="7.965" calcext:value-type="float">
            <text:p>7.965</text:p>
          </table:table-cell>
          <table:table-cell office:value-type="float" office:value="1.02829" calcext:value-type="float">
            <text:p>1.02829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909714" calcext:value-type="float">
            <text:p>0.909714</text:p>
          </table:table-cell>
        </table:table-row>
        <table:table-row table:style-name="ro1">
          <table:table-cell office:value-type="float" office:value="7.975" calcext:value-type="float">
            <text:p>7.975</text:p>
          </table:table-cell>
          <table:table-cell office:value-type="float" office:value="0.910026" calcext:value-type="float">
            <text:p>0.910026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910335" calcext:value-type="float">
            <text:p>0.910335</text:p>
          </table:table-cell>
        </table:table-row>
        <table:table-row table:style-name="ro1">
          <table:table-cell office:value-type="float" office:value="7.985" calcext:value-type="float">
            <text:p>7.985</text:p>
          </table:table-cell>
          <table:table-cell office:value-type="float" office:value="0.791721" calcext:value-type="float">
            <text:p>0.791721</text:p>
          </table:table-cell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.0298" calcext:value-type="float">
            <text:p>1.0298</text:p>
          </table:table-cell>
        </table:table-row>
        <table:table-row table:style-name="ro1">
          <table:table-cell office:value-type="float" office:value="7.995" calcext:value-type="float">
            <text:p>7.995</text:p>
          </table:table-cell>
          <table:table-cell office:value-type="float" office:value="1.9815" calcext:value-type="float">
            <text:p>1.9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58168" calcext:value-type="float">
            <text:p>-0.158168</text:p>
          </table:table-cell>
        </table:table-row>
        <table:table-row table:style-name="ro1">
          <table:table-cell office:value-type="float" office:value="8.005" calcext:value-type="float">
            <text:p>8.005</text:p>
          </table:table-cell>
          <table:table-cell office:value-type="float" office:value="0.793189" calcext:value-type="float">
            <text:p>0.793189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-0.0390186" calcext:value-type="float">
            <text:p>-0.0390186</text:p>
          </table:table-cell>
        </table:table-row>
        <table:table-row table:style-name="ro1">
          <table:table-cell office:value-type="float" office:value="8.015" calcext:value-type="float">
            <text:p>8.015</text:p>
          </table:table-cell>
          <table:table-cell office:value-type="float" office:value="1.98235" calcext:value-type="float">
            <text:p>1.98235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1.98293" calcext:value-type="float">
            <text:p>1.98293</text:p>
          </table:table-cell>
        </table:table-row>
        <table:table-row table:style-name="ro1">
          <table:table-cell office:value-type="float" office:value="8.025" calcext:value-type="float">
            <text:p>8.025</text:p>
          </table:table-cell>
          <table:table-cell office:value-type="float" office:value="-0.156744" calcext:value-type="float">
            <text:p>-0.156744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0.794604" calcext:value-type="float">
            <text:p>0.794604</text:p>
          </table:table-cell>
        </table:table-row>
        <table:table-row table:style-name="ro1">
          <table:table-cell office:value-type="float" office:value="8.035" calcext:value-type="float">
            <text:p>8.035</text:p>
          </table:table-cell>
          <table:table-cell office:value-type="float" office:value="2.10292" calcext:value-type="float">
            <text:p>2.10292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1.22591" calcext:value-type="float">
            <text:p>-1.22591</text:p>
          </table:table-cell>
        </table:table-row>
        <table:table-row table:style-name="ro1">
          <table:table-cell office:value-type="float" office:value="8.045" calcext:value-type="float">
            <text:p>8.045</text:p>
          </table:table-cell>
          <table:table-cell office:value-type="float" office:value="1.98431" calcext:value-type="float">
            <text:p>1.98431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0.795691" calcext:value-type="float">
            <text:p>0.795691</text:p>
          </table:table-cell>
        </table:table-row>
        <table:table-row table:style-name="ro1">
          <table:table-cell office:value-type="float" office:value="8.055" calcext:value-type="float">
            <text:p>8.055</text:p>
          </table:table-cell>
          <table:table-cell office:value-type="float" office:value="1.03374" calcext:value-type="float">
            <text:p>1.03374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15123" calcext:value-type="float">
            <text:p>0.915123</text:p>
          </table:table-cell>
        </table:table-row>
        <table:table-row table:style-name="ro1">
          <table:table-cell office:value-type="float" office:value="8.065" calcext:value-type="float">
            <text:p>8.065</text:p>
          </table:table-cell>
          <table:table-cell office:value-type="float" office:value="1.98564" calcext:value-type="float">
            <text:p>1.98564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272973" calcext:value-type="float">
            <text:p>-0.272973</text:p>
          </table:table-cell>
        </table:table-row>
        <table:table-row table:style-name="ro1">
          <table:table-cell office:value-type="float" office:value="8.075" calcext:value-type="float">
            <text:p>8.075</text:p>
          </table:table-cell>
          <table:table-cell office:value-type="float" office:value="1.03505" calcext:value-type="float">
            <text:p>1.0350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.916419" calcext:value-type="float">
            <text:p>0.916419</text:p>
          </table:table-cell>
        </table:table-row>
        <table:table-row table:style-name="ro1">
          <table:table-cell office:value-type="float" office:value="8.085" calcext:value-type="float">
            <text:p>8.085</text:p>
          </table:table-cell>
          <table:table-cell office:value-type="float" office:value="1.98691" calcext:value-type="float">
            <text:p>1.98691</text:p>
          </table:table-cell>
        </table:table-row>
        <table:table-row table:style-name="ro1">
          <table:table-cell office:value-type="float" office:value="8.09" calcext:value-type="float">
            <text:p>8.09</text:p>
          </table:table-cell>
          <table:table-cell office:value-type="float" office:value="-1.22303" calcext:value-type="float">
            <text:p>-1.22303</text:p>
          </table:table-cell>
        </table:table-row>
        <table:table-row table:style-name="ro1">
          <table:table-cell office:value-type="float" office:value="8.095" calcext:value-type="float">
            <text:p>8.095</text:p>
          </table:table-cell>
          <table:table-cell office:value-type="float" office:value="2.93849" calcext:value-type="float">
            <text:p>2.9384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1.10366" calcext:value-type="float">
            <text:p>-1.10366</text:p>
          </table:table-cell>
        </table:table-row>
        <table:table-row table:style-name="ro1">
          <table:table-cell office:value-type="float" office:value="8.105" calcext:value-type="float">
            <text:p>8.105</text:p>
          </table:table-cell>
          <table:table-cell office:value-type="float" office:value="1.98764" calcext:value-type="float">
            <text:p>1.98764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float" office:value="0.917908" calcext:value-type="float">
            <text:p>0.917908</text:p>
          </table:table-cell>
        </table:table-row>
        <table:table-row table:style-name="ro1">
          <table:table-cell office:value-type="float" office:value="8.115" calcext:value-type="float">
            <text:p>8.115</text:p>
          </table:table-cell>
          <table:table-cell office:value-type="float" office:value="0.918153" calcext:value-type="float">
            <text:p>0.918153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799482" calcext:value-type="float">
            <text:p>0.799482</text:p>
          </table:table-cell>
        </table:table-row>
        <table:table-row table:style-name="ro1">
          <table:table-cell office:value-type="float" office:value="8.125" calcext:value-type="float">
            <text:p>8.125</text:p>
          </table:table-cell>
          <table:table-cell office:value-type="float" office:value="1.0375" calcext:value-type="float">
            <text:p>1.037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0.918848" calcext:value-type="float">
            <text:p>0.918848</text:p>
          </table:table-cell>
        </table:table-row>
        <table:table-row table:style-name="ro1">
          <table:table-cell office:value-type="float" office:value="8.135" calcext:value-type="float">
            <text:p>8.135</text:p>
          </table:table-cell>
          <table:table-cell office:value-type="float" office:value="0.919085" calcext:value-type="float">
            <text:p>0.919085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19319" calcext:value-type="float">
            <text:p>0.919319</text:p>
          </table:table-cell>
        </table:table-row>
        <table:table-row table:style-name="ro1">
          <table:table-cell office:value-type="float" office:value="8.145" calcext:value-type="float">
            <text:p>8.145</text:p>
          </table:table-cell>
          <table:table-cell office:value-type="float" office:value="0.800638" calcext:value-type="float">
            <text:p>0.800638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1.03864" calcext:value-type="float">
            <text:p>1.03864</text:p>
          </table:table-cell>
        </table:table-row>
        <table:table-row table:style-name="ro1">
          <table:table-cell office:value-type="float" office:value="8.155" calcext:value-type="float">
            <text:p>8.155</text:p>
          </table:table-cell>
          <table:table-cell office:value-type="float" office:value="0.919982" calcext:value-type="float">
            <text:p>0.919982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.8715" calcext:value-type="float">
            <text:p>1.8715</text:p>
          </table:table-cell>
        </table:table-row>
        <table:table-row table:style-name="ro1">
          <table:table-cell office:value-type="float" office:value="8.165" calcext:value-type="float">
            <text:p>8.165</text:p>
          </table:table-cell>
          <table:table-cell office:value-type="float" office:value="-1.10067" calcext:value-type="float">
            <text:p>-1.10067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3.06081" calcext:value-type="float">
            <text:p>3.06081</text:p>
          </table:table-cell>
        </table:table-row>
        <table:table-row table:style-name="ro1">
          <table:table-cell office:value-type="float" office:value="8.175" calcext:value-type="float">
            <text:p>8.175</text:p>
          </table:table-cell>
          <table:table-cell office:value-type="float" office:value="-0.14892" calcext:value-type="float">
            <text:p>-0.14892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.921275" calcext:value-type="float">
            <text:p>0.921275</text:p>
          </table:table-cell>
        </table:table-row>
        <table:table-row table:style-name="ro1">
          <table:table-cell office:value-type="float" office:value="8.185" calcext:value-type="float">
            <text:p>8.185</text:p>
          </table:table-cell>
          <table:table-cell office:value-type="float" office:value="-0.148706" calcext:value-type="float">
            <text:p>-0.148706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.94275" calcext:value-type="float">
            <text:p>2.94275</text:p>
          </table:table-cell>
        </table:table-row>
        <table:table-row table:style-name="ro1">
          <table:table-cell office:value-type="float" office:value="8.195" calcext:value-type="float">
            <text:p>8.195</text:p>
          </table:table-cell>
          <table:table-cell office:value-type="float" office:value="-0.0292139" calcext:value-type="float">
            <text:p>-0.029213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.922086" calcext:value-type="float">
            <text:p>0.922086</text:p>
          </table:table-cell>
        </table:table-row>
        <table:table-row table:style-name="ro1">
          <table:table-cell office:value-type="float" office:value="8.205" calcext:value-type="float">
            <text:p>8.205</text:p>
          </table:table-cell>
          <table:table-cell office:value-type="float" office:value="0.922289" calcext:value-type="float">
            <text:p>0.922289</text:p>
          </table:table-cell>
        </table:table-row>
        <table:table-row table:style-name="ro1">
          <table:table-cell office:value-type="float" office:value="8.21" calcext:value-type="float">
            <text:p>8.21</text:p>
          </table:table-cell>
          <table:table-cell office:value-type="float" office:value="0.80358" calcext:value-type="float">
            <text:p>0.80358</text:p>
          </table:table-cell>
        </table:table-row>
        <table:table-row table:style-name="ro1">
          <table:table-cell office:value-type="float" office:value="8.215" calcext:value-type="float">
            <text:p>8.215</text:p>
          </table:table-cell>
          <table:table-cell office:value-type="float" office:value="1.04155" calcext:value-type="float">
            <text:p>1.04155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22862" calcext:value-type="float">
            <text:p>0.922862</text:p>
          </table:table-cell>
        </table:table-row>
        <table:table-row table:style-name="ro1">
          <table:table-cell office:value-type="float" office:value="8.225" calcext:value-type="float">
            <text:p>8.225</text:p>
          </table:table-cell>
          <table:table-cell office:value-type="float" office:value="0.923056" calcext:value-type="float">
            <text:p>0.923056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0.923248" calcext:value-type="float">
            <text:p>0.923248</text:p>
          </table:table-cell>
        </table:table-row>
        <table:table-row table:style-name="ro1">
          <table:table-cell office:value-type="float" office:value="8.235" calcext:value-type="float">
            <text:p>8.235</text:p>
          </table:table-cell>
          <table:table-cell office:value-type="float" office:value="0.80453" calcext:value-type="float">
            <text:p>0.80453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04249" calcext:value-type="float">
            <text:p>1.04249</text:p>
          </table:table-cell>
        </table:table-row>
        <table:table-row table:style-name="ro1">
          <table:table-cell office:value-type="float" office:value="8.245" calcext:value-type="float">
            <text:p>8.245</text:p>
          </table:table-cell>
          <table:table-cell office:value-type="float" office:value="0.923789" calcext:value-type="float">
            <text:p>0.923789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0.923972" calcext:value-type="float">
            <text:p>0.923972</text:p>
          </table:table-cell>
        </table:table-row>
        <table:table-row table:style-name="ro1">
          <table:table-cell office:value-type="float" office:value="8.255" calcext:value-type="float">
            <text:p>8.255</text:p>
          </table:table-cell>
          <table:table-cell office:value-type="float" office:value="0.924153" calcext:value-type="float">
            <text:p>0.924153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805425" calcext:value-type="float">
            <text:p>0.805425</text:p>
          </table:table-cell>
        </table:table-row>
        <table:table-row table:style-name="ro1">
          <table:table-cell office:value-type="float" office:value="8.265" calcext:value-type="float">
            <text:p>8.265</text:p>
          </table:table-cell>
          <table:table-cell office:value-type="float" office:value="1.04337" calcext:value-type="float">
            <text:p>1.04337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924662" calcext:value-type="float">
            <text:p>0.924662</text:p>
          </table:table-cell>
        </table:table-row>
        <table:table-row table:style-name="ro1">
          <table:table-cell office:value-type="float" office:value="8.275" calcext:value-type="float">
            <text:p>8.275</text:p>
          </table:table-cell>
          <table:table-cell office:value-type="float" office:value="0.924834" calcext:value-type="float">
            <text:p>0.924834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806098" calcext:value-type="float">
            <text:p>0.806098</text:p>
          </table:table-cell>
        </table:table-row>
        <table:table-row table:style-name="ro1">
          <table:table-cell office:value-type="float" office:value="8.285" calcext:value-type="float">
            <text:p>8.285</text:p>
          </table:table-cell>
          <table:table-cell office:value-type="float" office:value="1.04404" calcext:value-type="float">
            <text:p>1.04404</text:p>
          </table:table-cell>
        </table:table-row>
        <table:table-row table:style-name="ro1">
          <table:table-cell office:value-type="float" office:value="8.29" calcext:value-type="float">
            <text:p>8.29</text:p>
          </table:table-cell>
          <table:table-cell office:value-type="float" office:value="1.99546" calcext:value-type="float">
            <text:p>1.99546</text:p>
          </table:table-cell>
        </table:table-row>
        <table:table-row table:style-name="ro1">
          <table:table-cell office:value-type="float" office:value="8.295" calcext:value-type="float">
            <text:p>8.295</text:p>
          </table:table-cell>
          <table:table-cell office:value-type="float" office:value="-1.21448" calcext:value-type="float">
            <text:p>-1.2144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94686" calcext:value-type="float">
            <text:p>2.94686</text:p>
          </table:table-cell>
        </table:table-row>
        <table:table-row table:style-name="ro1">
          <table:table-cell office:value-type="float" office:value="8.305" calcext:value-type="float">
            <text:p>8.305</text:p>
          </table:table-cell>
          <table:table-cell office:value-type="float" office:value="-0.0251563" calcext:value-type="float">
            <text:p>-0.0251563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0.926092" calcext:value-type="float">
            <text:p>0.926092</text:p>
          </table:table-cell>
        </table:table-row>
        <table:table-row table:style-name="ro1">
          <table:table-cell office:value-type="float" office:value="8.315" calcext:value-type="float">
            <text:p>8.315</text:p>
          </table:table-cell>
          <table:table-cell office:value-type="float" office:value="0.926244" calcext:value-type="float">
            <text:p>0.926244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26393" calcext:value-type="float">
            <text:p>0.926393</text:p>
          </table:table-cell>
        </table:table-row>
        <table:table-row table:style-name="ro1">
          <table:table-cell office:value-type="float" office:value="8.325" calcext:value-type="float">
            <text:p>8.325</text:p>
          </table:table-cell>
          <table:table-cell office:value-type="float" office:value="0.807638" calcext:value-type="float">
            <text:p>0.807638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.04556" calcext:value-type="float">
            <text:p>1.04556</text:p>
          </table:table-cell>
        </table:table-row>
        <table:table-row table:style-name="ro1">
          <table:table-cell office:value-type="float" office:value="8.335" calcext:value-type="float">
            <text:p>8.335</text:p>
          </table:table-cell>
          <table:table-cell office:value-type="float" office:value="0.926812" calcext:value-type="float">
            <text:p>0.926812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926953" calcext:value-type="float">
            <text:p>0.926953</text:p>
          </table:table-cell>
        </table:table-row>
        <table:table-row table:style-name="ro1">
          <table:table-cell office:value-type="float" office:value="8.345" calcext:value-type="float">
            <text:p>8.345</text:p>
          </table:table-cell>
          <table:table-cell office:value-type="float" office:value="0.927091" calcext:value-type="float">
            <text:p>0.927091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0.808326" calcext:value-type="float">
            <text:p>0.808326</text:p>
          </table:table-cell>
        </table:table-row>
        <table:table-row table:style-name="ro1">
          <table:table-cell office:value-type="float" office:value="8.355" calcext:value-type="float">
            <text:p>8.355</text:p>
          </table:table-cell>
          <table:table-cell office:value-type="float" office:value="1.04623" calcext:value-type="float">
            <text:p>1.04623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27478" calcext:value-type="float">
            <text:p>0.927478</text:p>
          </table:table-cell>
        </table:table-row>
        <table:table-row table:style-name="ro1">
          <table:table-cell office:value-type="float" office:value="8.365" calcext:value-type="float">
            <text:p>8.365</text:p>
          </table:table-cell>
          <table:table-cell office:value-type="float" office:value="0.927607" calcext:value-type="float">
            <text:p>0.92760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808834" calcext:value-type="float">
            <text:p>0.808834</text:p>
          </table:table-cell>
        </table:table-row>
        <table:table-row table:style-name="ro1">
          <table:table-cell office:value-type="float" office:value="8.375" calcext:value-type="float">
            <text:p>8.375</text:p>
          </table:table-cell>
          <table:table-cell office:value-type="float" office:value="1.04673" calcext:value-type="float">
            <text:p>1.04673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27968" calcext:value-type="float">
            <text:p>0.927968</text:p>
          </table:table-cell>
        </table:table-row>
        <table:table-row table:style-name="ro1">
          <table:table-cell office:value-type="float" office:value="8.385" calcext:value-type="float">
            <text:p>8.385</text:p>
          </table:table-cell>
          <table:table-cell office:value-type="float" office:value="0.928089" calcext:value-type="float">
            <text:p>0.928089</text:p>
          </table:table-cell>
        </table:table-row>
        <table:table-row table:style-name="ro1">
          <table:table-cell office:value-type="float" office:value="8.39" calcext:value-type="float">
            <text:p>8.39</text:p>
          </table:table-cell>
          <table:table-cell office:value-type="float" office:value="0.928207" calcext:value-type="float">
            <text:p>0.928207</text:p>
          </table:table-cell>
        </table:table-row>
        <table:table-row table:style-name="ro1">
          <table:table-cell office:value-type="float" office:value="8.395" calcext:value-type="float">
            <text:p>8.395</text:p>
          </table:table-cell>
          <table:table-cell office:value-type="float" office:value="0.809423" calcext:value-type="float">
            <text:p>0.80942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4731" calcext:value-type="float">
            <text:p>1.04731</text:p>
          </table:table-cell>
        </table:table-row>
        <table:table-row table:style-name="ro1">
          <table:table-cell office:value-type="float" office:value="8.405" calcext:value-type="float">
            <text:p>8.405</text:p>
          </table:table-cell>
          <table:table-cell office:value-type="float" office:value="1.99863" calcext:value-type="float">
            <text:p>1.99863</text:p>
          </table:table-cell>
        </table:table-row>
        <table:table-row table:style-name="ro1">
          <table:table-cell office:value-type="float" office:value="8.41" calcext:value-type="float">
            <text:p>8.41</text:p>
          </table:table-cell>
          <table:table-cell office:value-type="float" office:value="-1.21132" calcext:value-type="float">
            <text:p>-1.21132</text:p>
          </table:table-cell>
        </table:table-row>
        <table:table-row table:style-name="ro1">
          <table:table-cell office:value-type="float" office:value="8.415" calcext:value-type="float">
            <text:p>8.415</text:p>
          </table:table-cell>
          <table:table-cell office:value-type="float" office:value="1.99873" calcext:value-type="float">
            <text:p>1.99873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809958" calcext:value-type="float">
            <text:p>0.809958</text:p>
          </table:table-cell>
        </table:table-row>
        <table:table-row table:style-name="ro1">
          <table:table-cell office:value-type="float" office:value="8.425" calcext:value-type="float">
            <text:p>8.425</text:p>
          </table:table-cell>
          <table:table-cell office:value-type="float" office:value="1.04783" calcext:value-type="float">
            <text:p>1.04783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0.929048" calcext:value-type="float">
            <text:p>0.929048</text:p>
          </table:table-cell>
        </table:table-row>
        <table:table-row table:style-name="ro1">
          <table:table-cell office:value-type="float" office:value="8.435" calcext:value-type="float">
            <text:p>8.435</text:p>
          </table:table-cell>
          <table:table-cell office:value-type="float" office:value="0.929146" calcext:value-type="float">
            <text:p>0.929146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-0.140835" calcext:value-type="float">
            <text:p>-0.140835</text:p>
          </table:table-cell>
        </table:table-row>
        <table:table-row table:style-name="ro1">
          <table:table-cell office:value-type="float" office:value="8.445" calcext:value-type="float">
            <text:p>8.445</text:p>
          </table:table-cell>
          <table:table-cell office:value-type="float" office:value="1.99922" calcext:value-type="float">
            <text:p>1.99922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0.140739" calcext:value-type="float">
            <text:p>-0.140739</text:p>
          </table:table-cell>
        </table:table-row>
        <table:table-row table:style-name="ro1">
          <table:table-cell office:value-type="float" office:value="8.455" calcext:value-type="float">
            <text:p>8.455</text:p>
          </table:table-cell>
          <table:table-cell office:value-type="float" office:value="2.95049" calcext:value-type="float">
            <text:p>2.95049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1.09166" calcext:value-type="float">
            <text:p>-1.09166</text:p>
          </table:table-cell>
        </table:table-row>
        <table:table-row table:style-name="ro1">
          <table:table-cell office:value-type="float" office:value="8.465" calcext:value-type="float">
            <text:p>8.46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1.99949" calcext:value-type="float">
            <text:p>1.99949</text:p>
          </table:table-cell>
        </table:table-row>
        <table:table-row table:style-name="ro1">
          <table:table-cell office:value-type="float" office:value="8.475" calcext:value-type="float">
            <text:p>8.475</text:p>
          </table:table-cell>
          <table:table-cell office:value-type="float" office:value="-0.140475" calcext:value-type="float">
            <text:p>-0.14047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929506" calcext:value-type="float">
            <text:p>0.929506</text:p>
          </table:table-cell>
        </table:table-row>
        <table:table-row table:style-name="ro1">
          <table:table-cell office:value-type="float" office:value="8.485" calcext:value-type="float">
            <text:p>8.485</text:p>
          </table:table-cell>
          <table:table-cell office:value-type="float" office:value="-0.140565" calcext:value-type="float">
            <text:p>-0.140565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1.9994" calcext:value-type="float">
            <text:p>1.9994</text:p>
          </table:table-cell>
        </table:table-row>
        <table:table-row table:style-name="ro1">
          <table:table-cell office:value-type="float" office:value="8.495" calcext:value-type="float">
            <text:p>8.49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05" calcext:value-type="float">
            <text:p>8.505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1" calcext:value-type="float">
            <text:p>8.51</text:p>
          </table:table-cell>
          <table:table-cell office:value-type="float" office:value="0.929417" calcext:value-type="float">
            <text:p>0.929417</text:p>
          </table:table-cell>
        </table:table-row>
        <table:table-row table:style-name="ro1">
          <table:table-cell office:value-type="float" office:value="8.515" calcext:value-type="float">
            <text:p>8.515</text:p>
          </table:table-cell>
          <table:table-cell office:value-type="float" office:value="-1.09183" calcext:value-type="float">
            <text:p>-1.09183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88024" calcext:value-type="float">
            <text:p>1.88024</text:p>
          </table:table-cell>
        </table:table-row>
        <table:table-row table:style-name="ro1">
          <table:table-cell office:value-type="float" office:value="8.525" calcext:value-type="float">
            <text:p>8.525</text:p>
          </table:table-cell>
          <table:table-cell office:value-type="float" office:value="1.99913" calcext:value-type="float">
            <text:p>1.99913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-0.140933" calcext:value-type="float">
            <text:p>-0.140933</text:p>
          </table:table-cell>
        </table:table-row>
        <table:table-row table:style-name="ro1">
          <table:table-cell office:value-type="float" office:value="8.535" calcext:value-type="float">
            <text:p>8.535</text:p>
          </table:table-cell>
          <table:table-cell office:value-type="float" office:value="0.928948" calcext:value-type="float">
            <text:p>0.928948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8.545" calcext:value-type="float">
            <text:p>8.545</text:p>
          </table:table-cell>
          <table:table-cell office:value-type="float" office:value="-0.0224496" calcext:value-type="float">
            <text:p>-0.0224496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1.87963" calcext:value-type="float">
            <text:p>1.87963</text:p>
          </table:table-cell>
        </table:table-row>
        <table:table-row table:style-name="ro1">
          <table:table-cell office:value-type="float" office:value="8.555" calcext:value-type="float">
            <text:p>8.555</text:p>
          </table:table-cell>
          <table:table-cell office:value-type="float" office:value="-0.141671" calcext:value-type="float">
            <text:p>-0.141671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.04698" calcext:value-type="float">
            <text:p>1.04698</text:p>
          </table:table-cell>
        </table:table-row>
        <table:table-row table:style-name="ro1">
          <table:table-cell office:value-type="float" office:value="8.565" calcext:value-type="float">
            <text:p>8.565</text:p>
          </table:table-cell>
          <table:table-cell office:value-type="float" office:value="1.87906" calcext:value-type="float">
            <text:p>1.87906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-3.23369" calcext:value-type="float">
            <text:p>-3.23369</text:p>
          </table:table-cell>
        </table:table-row>
        <table:table-row table:style-name="ro1">
          <table:table-cell office:value-type="float" office:value="8.575" calcext:value-type="float">
            <text:p>8.575</text:p>
          </table:table-cell>
          <table:table-cell office:value-type="float" office:value="1.99679" calcext:value-type="float">
            <text:p>1.99679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143889" calcext:value-type="float">
            <text:p>-0.143889</text:p>
          </table:table-cell>
        </table:table-row>
        <table:table-row table:style-name="ro1">
          <table:table-cell office:value-type="float" office:value="8.585" calcext:value-type="float">
            <text:p>8.585</text:p>
          </table:table-cell>
          <table:table-cell office:value-type="float" office:value="0.925317" calcext:value-type="float">
            <text:p>0.925317</text:p>
          </table:table-cell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0.924488" calcext:value-type="float">
            <text:p>0.924488</text:p>
          </table:table-cell>
        </table:table-row>
        <table:table-row table:style-name="ro1">
          <table:table-cell office:value-type="float" office:value="8.595" calcext:value-type="float">
            <text:p>8.595</text:p>
          </table:table-cell>
          <table:table-cell office:value-type="float" office:value="1.99377" calcext:value-type="float">
            <text:p>1.993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0.147119" calcext:value-type="float">
            <text:p>-0.147119</text:p>
          </table:table-cell>
        </table:table-row>
        <table:table-row table:style-name="ro1">
          <table:table-cell office:value-type="float" office:value="8.605" calcext:value-type="float">
            <text:p>8.605</text:p>
          </table:table-cell>
          <table:table-cell office:value-type="float" office:value="-0.148308" calcext:value-type="float">
            <text:p>-0.148308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1.99061" calcext:value-type="float">
            <text:p>1.99061</text:p>
          </table:table-cell>
        </table:table-row>
        <table:table-row table:style-name="ro1">
          <table:table-cell office:value-type="float" office:value="8.615" calcext:value-type="float">
            <text:p>8.615</text:p>
          </table:table-cell>
          <table:table-cell office:value-type="float" office:value="-0.031776" calcext:value-type="float">
            <text:p>-0.031776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799021" calcext:value-type="float">
            <text:p>0.799021</text:p>
          </table:table-cell>
        </table:table-row>
        <table:table-row table:style-name="ro1">
          <table:table-cell office:value-type="float" office:value="8.625" calcext:value-type="float">
            <text:p>8.625</text:p>
          </table:table-cell>
          <table:table-cell office:value-type="float" office:value="3.0569" calcext:value-type="float">
            <text:p>3.0569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-0.154322" calcext:value-type="float">
            <text:p>-0.154322</text:p>
          </table:table-cell>
        </table:table-row>
        <table:table-row table:style-name="ro1">
          <table:table-cell office:value-type="float" office:value="8.635" calcext:value-type="float">
            <text:p>8.635</text:p>
          </table:table-cell>
          <table:table-cell office:value-type="float" office:value="1.86567" calcext:value-type="float">
            <text:p>1.86567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.03238" calcext:value-type="float">
            <text:p>1.03238</text:p>
          </table:table-cell>
        </table:table-row>
        <table:table-row table:style-name="ro1">
          <table:table-cell office:value-type="float" office:value="8.645" calcext:value-type="float">
            <text:p>8.645</text:p>
          </table:table-cell>
          <table:table-cell office:value-type="float" office:value="-0.157905" calcext:value-type="float">
            <text:p>-0.157905</text:p>
          </table:table-cell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0.910607" calcext:value-type="float">
            <text:p>0.910607</text:p>
          </table:table-cell>
        </table:table-row>
        <table:table-row table:style-name="ro1">
          <table:table-cell office:value-type="float" office:value="8.655" calcext:value-type="float">
            <text:p>8.655</text:p>
          </table:table-cell>
          <table:table-cell office:value-type="float" office:value="3.04968" calcext:value-type="float">
            <text:p>3.0496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-0.161499" calcext:value-type="float">
            <text:p>-0.161499</text:p>
          </table:table-cell>
        </table:table-row>
        <table:table-row table:style-name="ro1">
          <table:table-cell office:value-type="float" office:value="8.665" calcext:value-type="float">
            <text:p>8.665</text:p>
          </table:table-cell>
          <table:table-cell office:value-type="float" office:value="1.8586" calcext:value-type="float">
            <text:p>1.8586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0448767" calcext:value-type="float">
            <text:p>-0.0448767</text:p>
          </table:table-cell>
        </table:table-row>
        <table:table-row table:style-name="ro1">
          <table:table-cell office:value-type="float" office:value="8.675" calcext:value-type="float">
            <text:p>8.675</text:p>
          </table:table-cell>
          <table:table-cell office:value-type="float" office:value="1.97522" calcext:value-type="float">
            <text:p>1.975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04236" calcext:value-type="float">
            <text:p>0.904236</text:p>
          </table:table-cell>
        </table:table-row>
        <table:table-row table:style-name="ro1">
          <table:table-cell office:value-type="float" office:value="8.685" calcext:value-type="float">
            <text:p>8.685</text:p>
          </table:table-cell>
          <table:table-cell office:value-type="float" office:value="0.784291" calcext:value-type="float">
            <text:p>0.784291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.09137" calcext:value-type="float">
            <text:p>2.09137</text:p>
          </table:table-cell>
        </table:table-row>
        <table:table-row table:style-name="ro1">
          <table:table-cell office:value-type="float" office:value="8.695" calcext:value-type="float">
            <text:p>8.695</text:p>
          </table:table-cell>
          <table:table-cell office:value-type="float" office:value="0.78289" calcext:value-type="float">
            <text:p>0.78289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01042" calcext:value-type="float">
            <text:p>0.901042</text:p>
          </table:table-cell>
        </table:table-row>
        <table:table-row table:style-name="ro1">
          <table:table-cell office:value-type="float" office:value="8.705" calcext:value-type="float">
            <text:p>8.705</text:p>
          </table:table-cell>
          <table:table-cell office:value-type="float" office:value="1.01923" calcext:value-type="float">
            <text:p>1.01923</text:p>
          </table:table-cell>
        </table:table-row>
        <table:table-row table:style-name="ro1">
          <table:table-cell office:value-type="float" office:value="8.71" calcext:value-type="float">
            <text:p>8.71</text:p>
          </table:table-cell>
          <table:table-cell office:value-type="float" office:value="0.780703" calcext:value-type="float">
            <text:p>0.780703</text:p>
          </table:table-cell>
        </table:table-row>
        <table:table-row table:style-name="ro1">
          <table:table-cell office:value-type="float" office:value="8.715" calcext:value-type="float">
            <text:p>8.715</text:p>
          </table:table-cell>
          <table:table-cell office:value-type="float" office:value="-0.0526054" calcext:value-type="float">
            <text:p>-0.0526054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84881" calcext:value-type="float">
            <text:p>1.84881</text:p>
          </table:table-cell>
        </table:table-row>
        <table:table-row table:style-name="ro1">
          <table:table-cell office:value-type="float" office:value="8.725" calcext:value-type="float">
            <text:p>8.725</text:p>
          </table:table-cell>
          <table:table-cell office:value-type="float" office:value="1.01586" calcext:value-type="float">
            <text:p>1.01586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293079" calcext:value-type="float">
            <text:p>-0.293079</text:p>
          </table:table-cell>
        </table:table-row>
        <table:table-row table:style-name="ro1">
          <table:table-cell office:value-type="float" office:value="8.735" calcext:value-type="float">
            <text:p>8.735</text:p>
          </table:table-cell>
          <table:table-cell office:value-type="float" office:value="2.0839" calcext:value-type="float">
            <text:p>2.0839</text:p>
          </table:table-cell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775332" calcext:value-type="float">
            <text:p>0.775332</text:p>
          </table:table-cell>
        </table:table-row>
        <table:table-row table:style-name="ro1">
          <table:table-cell office:value-type="float" office:value="8.745" calcext:value-type="float">
            <text:p>8.745</text:p>
          </table:table-cell>
          <table:table-cell office:value-type="float" office:value="1.01233" calcext:value-type="float">
            <text:p>1.0123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0.773729" calcext:value-type="float">
            <text:p>0.773729</text:p>
          </table:table-cell>
        </table:table-row>
        <table:table-row table:style-name="ro1">
          <table:table-cell office:value-type="float" office:value="8.755" calcext:value-type="float">
            <text:p>8.755</text:p>
          </table:table-cell>
          <table:table-cell office:value-type="float" office:value="0.891778" calcext:value-type="float">
            <text:p>0.891778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987" calcext:value-type="float">
            <text:p>1.00987</text:p>
          </table:table-cell>
        </table:table-row>
        <table:table-row table:style-name="ro1">
          <table:table-cell office:value-type="float" office:value="8.765" calcext:value-type="float">
            <text:p>8.765</text:p>
          </table:table-cell>
          <table:table-cell office:value-type="float" office:value="0.771237" calcext:value-type="float">
            <text:p>0.771237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1.0082" calcext:value-type="float">
            <text:p>1.0082</text:p>
          </table:table-cell>
        </table:table-row>
        <table:table-row table:style-name="ro1">
          <table:table-cell office:value-type="float" office:value="8.775" calcext:value-type="float">
            <text:p>8.775</text:p>
          </table:table-cell>
          <table:table-cell office:value-type="float" office:value="0.76955" calcext:value-type="float">
            <text:p>0.76955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-0.063933" calcext:value-type="float">
            <text:p>-0.063933</text:p>
          </table:table-cell>
        </table:table-row>
        <table:table-row table:style-name="ro1">
          <table:table-cell office:value-type="float" office:value="8.785" calcext:value-type="float">
            <text:p>8.785</text:p>
          </table:table-cell>
          <table:table-cell office:value-type="float" office:value="1.83736" calcext:value-type="float">
            <text:p>1.83736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.0043" calcext:value-type="float">
            <text:p>1.0043</text:p>
          </table:table-cell>
        </table:table-row>
        <table:table-row table:style-name="ro1">
          <table:table-cell office:value-type="float" office:value="8.795" calcext:value-type="float">
            <text:p>8.795</text:p>
          </table:table-cell>
          <table:table-cell office:value-type="float" office:value="-0.30482" calcext:value-type="float">
            <text:p>-0.30482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02355" calcext:value-type="float">
            <text:p>3.02355</text:p>
          </table:table-cell>
        </table:table-row>
        <table:table-row table:style-name="ro1">
          <table:table-cell office:value-type="float" office:value="8.805" calcext:value-type="float">
            <text:p>8.805</text:p>
          </table:table-cell>
          <table:table-cell office:value-type="float" office:value="-1.13883" calcext:value-type="float">
            <text:p>-1.13883</text:p>
          </table:table-cell>
        </table:table-row>
        <table:table-row table:style-name="ro1">
          <table:table-cell office:value-type="float" office:value="8.81" calcext:value-type="float">
            <text:p>8.81</text:p>
          </table:table-cell>
          <table:table-cell office:value-type="float" office:value="1.8324" calcext:value-type="float">
            <text:p>1.8324</text:p>
          </table:table-cell>
        </table:table-row>
        <table:table-row table:style-name="ro1">
          <table:table-cell office:value-type="float" office:value="8.815" calcext:value-type="float">
            <text:p>8.815</text:p>
          </table:table-cell>
          <table:table-cell office:value-type="float" office:value="-2.09315" calcext:value-type="float">
            <text:p>-2.09315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3.85022" calcext:value-type="float">
            <text:p>3.85022</text:p>
          </table:table-cell>
        </table:table-row>
        <table:table-row table:style-name="ro1">
          <table:table-cell office:value-type="float" office:value="8.825" calcext:value-type="float">
            <text:p>8.825</text:p>
          </table:table-cell>
          <table:table-cell office:value-type="float" office:value="0.877074" calcext:value-type="float">
            <text:p>0.877074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0.995029" calcext:value-type="float">
            <text:p>0.995029</text:p>
          </table:table-cell>
        </table:table-row>
        <table:table-row table:style-name="ro1">
          <table:table-cell office:value-type="float" office:value="8.835" calcext:value-type="float">
            <text:p>8.835</text:p>
          </table:table-cell>
          <table:table-cell office:value-type="float" office:value="0.75626" calcext:value-type="float">
            <text:p>0.75626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-0.0774006" calcext:value-type="float">
            <text:p>-0.0774006</text:p>
          </table:table-cell>
        </table:table-row>
        <table:table-row table:style-name="ro1">
          <table:table-cell office:value-type="float" office:value="8.845" calcext:value-type="float">
            <text:p>8.845</text:p>
          </table:table-cell>
          <table:table-cell office:value-type="float" office:value="2.89426" calcext:value-type="float">
            <text:p>2.89426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197815" calcext:value-type="float">
            <text:p>-0.197815</text:p>
          </table:table-cell>
        </table:table-row>
        <table:table-row table:style-name="ro1">
          <table:table-cell office:value-type="float" office:value="8.855" calcext:value-type="float">
            <text:p>8.855</text:p>
          </table:table-cell>
          <table:table-cell office:value-type="float" office:value="0.990081" calcext:value-type="float">
            <text:p>0.990081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0.75127" calcext:value-type="float">
            <text:p>0.75127</text:p>
          </table:table-cell>
        </table:table-row>
        <table:table-row table:style-name="ro1">
          <table:table-cell office:value-type="float" office:value="8.865" calcext:value-type="float">
            <text:p>8.865</text:p>
          </table:table-cell>
          <table:table-cell office:value-type="float" office:value="0.988056" calcext:value-type="float">
            <text:p>0.988056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749228" calcext:value-type="float">
            <text:p>0.749228</text:p>
          </table:table-cell>
        </table:table-row>
        <table:table-row table:style-name="ro1">
          <table:table-cell office:value-type="float" office:value="8.875" calcext:value-type="float">
            <text:p>8.875</text:p>
          </table:table-cell>
          <table:table-cell office:value-type="float" office:value="0.985998" calcext:value-type="float">
            <text:p>0.985998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747154" calcext:value-type="float">
            <text:p>0.747154</text:p>
          </table:table-cell>
        </table:table-row>
        <table:table-row table:style-name="ro1">
          <table:table-cell office:value-type="float" office:value="8.885" calcext:value-type="float">
            <text:p>8.885</text:p>
          </table:table-cell>
          <table:table-cell office:value-type="float" office:value="0.864962" calcext:value-type="float">
            <text:p>0.864962</text:p>
          </table:table-cell>
        </table:table-row>
        <table:table-row table:style-name="ro1">
          <table:table-cell office:value-type="float" office:value="8.89" calcext:value-type="float">
            <text:p>8.89</text:p>
          </table:table-cell>
          <table:table-cell office:value-type="float" office:value="0.982821" calcext:value-type="float">
            <text:p>0.982821</text:p>
          </table:table-cell>
        </table:table-row>
        <table:table-row table:style-name="ro1">
          <table:table-cell office:value-type="float" office:value="8.895" calcext:value-type="float">
            <text:p>8.895</text:p>
          </table:table-cell>
          <table:table-cell office:value-type="float" office:value="0.743952" calcext:value-type="float">
            <text:p>0.743952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93227" calcext:value-type="float">
            <text:p>1.93227</text:p>
          </table:table-cell>
        </table:table-row>
        <table:table-row table:style-name="ro1">
          <table:table-cell office:value-type="float" office:value="8.905" calcext:value-type="float">
            <text:p>8.905</text:p>
          </table:table-cell>
          <table:table-cell office:value-type="float" office:value="-0.089854" calcext:value-type="float">
            <text:p>-0.08985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741237" calcext:value-type="float">
            <text:p>0.741237</text:p>
          </table:table-cell>
        </table:table-row>
        <table:table-row table:style-name="ro1">
          <table:table-cell office:value-type="float" office:value="8.915" calcext:value-type="float">
            <text:p>8.915</text:p>
          </table:table-cell>
          <table:table-cell office:value-type="float" office:value="0.977948" calcext:value-type="float">
            <text:p>0.977948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80959" calcext:value-type="float">
            <text:p>1.80959</text:p>
          </table:table-cell>
        </table:table-row>
        <table:table-row table:style-name="ro1">
          <table:table-cell office:value-type="float" office:value="8.925" calcext:value-type="float">
            <text:p>8.925</text:p>
          </table:table-cell>
          <table:table-cell office:value-type="float" office:value="-0.212623" calcext:value-type="float">
            <text:p>-0.21262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-0.0953939" calcext:value-type="float">
            <text:p>-0.0953939</text:p>
          </table:table-cell>
        </table:table-row>
        <table:table-row table:style-name="ro1">
          <table:table-cell office:value-type="float" office:value="8.935" calcext:value-type="float">
            <text:p>8.935</text:p>
          </table:table-cell>
          <table:table-cell office:value-type="float" office:value="2.8762" calcext:value-type="float">
            <text:p>2.8762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1.16763" calcext:value-type="float">
            <text:p>-1.16763</text:p>
          </table:table-cell>
        </table:table-row>
        <table:table-row table:style-name="ro1">
          <table:table-cell office:value-type="float" office:value="8.945" calcext:value-type="float">
            <text:p>8.945</text:p>
          </table:table-cell>
          <table:table-cell office:value-type="float" office:value="1.80336" calcext:value-type="float">
            <text:p>1.80336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0.970036" calcext:value-type="float">
            <text:p>0.970036</text:p>
          </table:table-cell>
        </table:table-row>
        <table:table-row table:style-name="ro1">
          <table:table-cell office:value-type="float" office:value="8.955" calcext:value-type="float">
            <text:p>8.955</text:p>
          </table:table-cell>
          <table:table-cell office:value-type="float" office:value="-0.339508" calcext:value-type="float">
            <text:p>-0.33950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2.03709" calcext:value-type="float">
            <text:p>2.03709</text:p>
          </table:table-cell>
        </table:table-row>
        <table:table-row table:style-name="ro1">
          <table:table-cell office:value-type="float" office:value="8.965" calcext:value-type="float">
            <text:p>8.965</text:p>
          </table:table-cell>
          <table:table-cell office:value-type="float" office:value="-0.342464" calcext:value-type="float">
            <text:p>-0.342464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2.03412" calcext:value-type="float">
            <text:p>2.03412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0.72513" calcext:value-type="float">
            <text:p>0.72513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-0.108872" calcext:value-type="float">
            <text:p>-0.108872</text:p>
          </table:table-cell>
        </table:table-row>
        <table:table-row table:style-name="ro1">
          <table:table-cell office:value-type="float" office:value="8.985" calcext:value-type="float">
            <text:p>8.985</text:p>
          </table:table-cell>
          <table:table-cell office:value-type="float" office:value="1.79207" calcext:value-type="float">
            <text:p>1.79207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float" office:value="0.958667" calcext:value-type="float">
            <text:p>0.958667</text:p>
          </table:table-cell>
        </table:table-row>
        <table:table-row table:style-name="ro1">
          <table:table-cell office:value-type="float" office:value="8.995" calcext:value-type="float">
            <text:p>8.995</text:p>
          </table:table-cell>
          <table:table-cell office:value-type="float" office:value="0.719626" calcext:value-type="float">
            <text:p>0.71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37236" calcext:value-type="float">
            <text:p>0.837236</text:p>
          </table:table-cell>
        </table:table-row>
        <table:table-row table:style-name="ro1">
          <table:table-cell office:value-type="float" office:value="9.005" calcext:value-type="float">
            <text:p>9.005</text:p>
          </table:table-cell>
          <table:table-cell office:value-type="float" office:value="-0.115717" calcext:value-type="float">
            <text:p>-0.115717</text:p>
          </table:table-cell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2.85581" calcext:value-type="float">
            <text:p>2.85581</text:p>
          </table:table-cell>
        </table:table-row>
        <table:table-row table:style-name="ro1">
          <table:table-cell office:value-type="float" office:value="9.015" calcext:value-type="float">
            <text:p>9.015</text:p>
          </table:table-cell>
          <table:table-cell office:value-type="float" office:value="-0.117592" calcext:value-type="float">
            <text:p>-0.11759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-0.357332" calcext:value-type="float">
            <text:p>-0.357332</text:p>
          </table:table-cell>
        </table:table-row>
        <table:table-row table:style-name="ro1">
          <table:table-cell office:value-type="float" office:value="9.025" calcext:value-type="float">
            <text:p>9.025</text:p>
          </table:table-cell>
          <table:table-cell office:value-type="float" office:value="2.01916" calcext:value-type="float">
            <text:p>2.01916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0.710074" calcext:value-type="float">
            <text:p>0.710074</text:p>
          </table:table-cell>
        </table:table-row>
        <table:table-row table:style-name="ro1">
          <table:table-cell office:value-type="float" office:value="9.035" calcext:value-type="float">
            <text:p>9.035</text:p>
          </table:table-cell>
          <table:table-cell office:value-type="float" office:value="-0.124068" calcext:value-type="float">
            <text:p>-0.124068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2.84743" calcext:value-type="float">
            <text:p>2.84743</text:p>
          </table:table-cell>
        </table:table-row>
        <table:table-row table:style-name="ro1">
          <table:table-cell office:value-type="float" office:value="9.045" calcext:value-type="float">
            <text:p>9.045</text:p>
          </table:table-cell>
          <table:table-cell office:value-type="float" office:value="-0.24498" calcext:value-type="float">
            <text:p>-0.24498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0.942603" calcext:value-type="float">
            <text:p>0.942603</text:p>
          </table:table-cell>
        </table:table-row>
        <table:table-row table:style-name="ro1">
          <table:table-cell office:value-type="float" office:value="9.055" calcext:value-type="float">
            <text:p>9.055</text:p>
          </table:table-cell>
          <table:table-cell office:value-type="float" office:value="0.703461" calcext:value-type="float">
            <text:p>0.703461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0.939935" calcext:value-type="float">
            <text:p>0.939935</text:p>
          </table:table-cell>
        </table:table-row>
        <table:table-row table:style-name="ro1">
          <table:table-cell office:value-type="float" office:value="9.065" calcext:value-type="float">
            <text:p>9.065</text:p>
          </table:table-cell>
          <table:table-cell office:value-type="float" office:value="0.700777" calcext:value-type="float">
            <text:p>0.700777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818271" calcext:value-type="float">
            <text:p>0.818271</text:p>
          </table:table-cell>
        </table:table-row>
        <table:table-row table:style-name="ro1">
          <table:table-cell office:value-type="float" office:value="9.075" calcext:value-type="float">
            <text:p>9.075</text:p>
          </table:table-cell>
          <table:table-cell office:value-type="float" office:value="0.935836" calcext:value-type="float">
            <text:p>0.935836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-0.374034" calcext:value-type="float">
            <text:p>-0.374034</text:p>
          </table:table-cell>
        </table:table-row>
        <table:table-row table:style-name="ro1">
          <table:table-cell office:value-type="float" office:value="9.085" calcext:value-type="float">
            <text:p>9.085</text:p>
          </table:table-cell>
          <table:table-cell office:value-type="float" office:value="2.00236" calcext:value-type="float">
            <text:p>2.00236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1.76387" calcext:value-type="float">
            <text:p>1.76387</text:p>
          </table:table-cell>
        </table:table-row>
        <table:table-row table:style-name="ro1">
          <table:table-cell office:value-type="float" office:value="9.095" calcext:value-type="float">
            <text:p>9.095</text:p>
          </table:table-cell>
          <table:table-cell office:value-type="float" office:value="-1.21037" calcext:value-type="float">
            <text:p>-1.21037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76036" calcext:value-type="float">
            <text:p>1.76036</text:p>
          </table:table-cell>
        </table:table-row>
        <table:table-row table:style-name="ro1">
          <table:table-cell office:value-type="float" office:value="9.105" calcext:value-type="float">
            <text:p>9.105</text:p>
          </table:table-cell>
          <table:table-cell office:value-type="float" office:value="1.87852" calcext:value-type="float">
            <text:p>1.87852</text:p>
          </table:table-cell>
        </table:table-row>
        <table:table-row table:style-name="ro1">
          <table:table-cell office:value-type="float" office:value="9.11" calcext:value-type="float">
            <text:p>9.11</text:p>
          </table:table-cell>
          <table:table-cell office:value-type="float" office:value="-1.21464" calcext:value-type="float">
            <text:p>-1.21464</text:p>
          </table:table-cell>
        </table:table-row>
        <table:table-row table:style-name="ro1">
          <table:table-cell office:value-type="float" office:value="9.115" calcext:value-type="float">
            <text:p>9.115</text:p>
          </table:table-cell>
          <table:table-cell office:value-type="float" office:value="2.82678" calcext:value-type="float">
            <text:p>2.8267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146778" calcext:value-type="float">
            <text:p>-0.146778</text:p>
          </table:table-cell>
        </table:table-row>
        <table:table-row table:style-name="ro1">
          <table:table-cell office:value-type="float" office:value="9.125" calcext:value-type="float">
            <text:p>9.125</text:p>
          </table:table-cell>
          <table:table-cell office:value-type="float" office:value="0.683951" calcext:value-type="float">
            <text:p>0.683951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0.801352" calcext:value-type="float">
            <text:p>0.801352</text:p>
          </table:table-cell>
        </table:table-row>
        <table:table-row table:style-name="ro1">
          <table:table-cell office:value-type="float" office:value="9.135" calcext:value-type="float">
            <text:p>9.135</text:p>
          </table:table-cell>
          <table:table-cell office:value-type="float" office:value="0.918828" calcext:value-type="float">
            <text:p>0.918828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0.679553" calcext:value-type="float">
            <text:p>0.679553</text:p>
          </table:table-cell>
        </table:table-row>
        <table:table-row table:style-name="ro1">
          <table:table-cell office:value-type="float" office:value="9.145" calcext:value-type="float">
            <text:p>9.145</text:p>
          </table:table-cell>
          <table:table-cell office:value-type="float" office:value="0.915901" calcext:value-type="float">
            <text:p>0.91590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0.676611" calcext:value-type="float">
            <text:p>0.676611</text:p>
          </table:table-cell>
        </table:table-row>
        <table:table-row table:style-name="ro1">
          <table:table-cell office:value-type="float" office:value="9.155" calcext:value-type="float">
            <text:p>9.155</text:p>
          </table:table-cell>
          <table:table-cell office:value-type="float" office:value="0.912945" calcext:value-type="float">
            <text:p>0.912945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0.673639" calcext:value-type="float">
            <text:p>0.673639</text:p>
          </table:table-cell>
        </table:table-row>
        <table:table-row table:style-name="ro1">
          <table:table-cell office:value-type="float" office:value="9.165" calcext:value-type="float">
            <text:p>9.165</text:p>
          </table:table-cell>
          <table:table-cell office:value-type="float" office:value="-0.160795" calcext:value-type="float">
            <text:p>-0.160795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2.8106" calcext:value-type="float">
            <text:p>2.8106</text:p>
          </table:table-cell>
        </table:table-row>
        <table:table-row table:style-name="ro1">
          <table:table-cell office:value-type="float" office:value="9.175" calcext:value-type="float">
            <text:p>9.175</text:p>
          </table:table-cell>
          <table:table-cell office:value-type="float" office:value="-1.35277" calcext:value-type="float">
            <text:p>-1.35277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1.97458" calcext:value-type="float">
            <text:p>1.97458</text:p>
          </table:table-cell>
        </table:table-row>
        <table:table-row table:style-name="ro1">
          <table:table-cell office:value-type="float" office:value="9.185" calcext:value-type="float">
            <text:p>9.185</text:p>
          </table:table-cell>
          <table:table-cell office:value-type="float" office:value="-0.405522" calcext:value-type="float">
            <text:p>-0.405522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1.97072" calcext:value-type="float">
            <text:p>1.97072</text:p>
          </table:table-cell>
        </table:table-row>
        <table:table-row table:style-name="ro1">
          <table:table-cell office:value-type="float" office:value="9.195" calcext:value-type="float">
            <text:p>9.195</text:p>
          </table:table-cell>
          <table:table-cell office:value-type="float" office:value="0.661369" calcext:value-type="float">
            <text:p>0.66136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897631" calcext:value-type="float">
            <text:p>0.897631</text:p>
          </table:table-cell>
        </table:table-row>
        <table:table-row table:style-name="ro1">
          <table:table-cell office:value-type="float" office:value="9.205" calcext:value-type="float">
            <text:p>9.205</text:p>
          </table:table-cell>
          <table:table-cell office:value-type="float" office:value="-0.412539" calcext:value-type="float">
            <text:p>-0.412539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1.96367" calcext:value-type="float">
            <text:p>1.96367</text:p>
          </table:table-cell>
        </table:table-row>
        <table:table-row table:style-name="ro1">
          <table:table-cell office:value-type="float" office:value="9.215" calcext:value-type="float">
            <text:p>9.215</text:p>
          </table:table-cell>
          <table:table-cell office:value-type="float" office:value="0.654287" calcext:value-type="float">
            <text:p>0.654287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890517" calcext:value-type="float">
            <text:p>0.890517</text:p>
          </table:table-cell>
        </table:table-row>
        <table:table-row table:style-name="ro1">
          <table:table-cell office:value-type="float" office:value="9.225" calcext:value-type="float">
            <text:p>9.225</text:p>
          </table:table-cell>
          <table:table-cell office:value-type="float" office:value="0.651102" calcext:value-type="float">
            <text:p>0.651102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-0.18349" calcext:value-type="float">
            <text:p>-0.18349</text:p>
          </table:table-cell>
        </table:table-row>
        <table:table-row table:style-name="ro1">
          <table:table-cell office:value-type="float" office:value="9.235" calcext:value-type="float">
            <text:p>9.235</text:p>
          </table:table-cell>
          <table:table-cell office:value-type="float" office:value="1.71704" calcext:value-type="float">
            <text:p>1.71704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764278" calcext:value-type="float">
            <text:p>0.764278</text:p>
          </table:table-cell>
        </table:table-row>
        <table:table-row table:style-name="ro1">
          <table:table-cell office:value-type="float" office:value="9.245" calcext:value-type="float">
            <text:p>9.245</text:p>
          </table:table-cell>
          <table:table-cell office:value-type="float" office:value="0.881583" calcext:value-type="float">
            <text:p>0.881583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0.642127" calcext:value-type="float">
            <text:p>0.642127</text:p>
          </table:table-cell>
        </table:table-row>
        <table:table-row table:style-name="ro1">
          <table:table-cell office:value-type="float" office:value="9.255" calcext:value-type="float">
            <text:p>9.255</text:p>
          </table:table-cell>
          <table:table-cell office:value-type="float" office:value="-0.192524" calcext:value-type="float">
            <text:p>-0.192524</text:p>
          </table:table-cell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1.70796" calcext:value-type="float">
            <text:p>1.70796</text:p>
          </table:table-cell>
        </table:table-row>
        <table:table-row table:style-name="ro1">
          <table:table-cell office:value-type="float" office:value="9.265" calcext:value-type="float">
            <text:p>9.265</text:p>
          </table:table-cell>
          <table:table-cell office:value-type="float" office:value="0.874144" calcext:value-type="float">
            <text:p>0.874144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634656" calcext:value-type="float">
            <text:p>0.634656</text:p>
          </table:table-cell>
        </table:table-row>
        <table:table-row table:style-name="ro1">
          <table:table-cell office:value-type="float" office:value="9.275" calcext:value-type="float">
            <text:p>9.275</text:p>
          </table:table-cell>
          <table:table-cell office:value-type="float" office:value="0.870803" calcext:value-type="float">
            <text:p>0.870803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0.439549" calcext:value-type="float">
            <text:p>-0.439549</text:p>
          </table:table-cell>
        </table:table-row>
        <table:table-row table:style-name="ro1">
          <table:table-cell office:value-type="float" office:value="9.285" calcext:value-type="float">
            <text:p>9.285</text:p>
          </table:table-cell>
          <table:table-cell office:value-type="float" office:value="1.93654" calcext:value-type="float">
            <text:p>1.93654</text:p>
          </table:table-cell>
        </table:table-row>
        <table:table-row table:style-name="ro1">
          <table:table-cell office:value-type="float" office:value="9.29" calcext:value-type="float">
            <text:p>9.29</text:p>
          </table:table-cell>
          <table:table-cell office:value-type="float" office:value="0.627041" calcext:value-type="float">
            <text:p>0.627041</text:p>
          </table:table-cell>
        </table:table-row>
        <table:table-row table:style-name="ro1">
          <table:table-cell office:value-type="float" office:value="9.295" calcext:value-type="float">
            <text:p>9.295</text:p>
          </table:table-cell>
          <table:table-cell office:value-type="float" office:value="0.744173" calcext:value-type="float">
            <text:p>0.744173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861396" calcext:value-type="float">
            <text:p>0.861396</text:p>
          </table:table-cell>
        </table:table-row>
        <table:table-row table:style-name="ro1">
          <table:table-cell office:value-type="float" office:value="9.305" calcext:value-type="float">
            <text:p>9.305</text:p>
          </table:table-cell>
          <table:table-cell office:value-type="float" office:value="0.621853" calcext:value-type="float">
            <text:p>0.621853</text:p>
          </table:table-cell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1.92882" calcext:value-type="float">
            <text:p>1.92882</text:p>
          </table:table-cell>
        </table:table-row>
        <table:table-row table:style-name="ro1">
          <table:table-cell office:value-type="float" office:value="9.315" calcext:value-type="float">
            <text:p>9.315</text:p>
          </table:table-cell>
          <table:table-cell office:value-type="float" office:value="-0.450697" calcext:value-type="float">
            <text:p>-0.45069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736384" calcext:value-type="float">
            <text:p>0.736384</text:p>
          </table:table-cell>
        </table:table-row>
        <table:table-row table:style-name="ro1">
          <table:table-cell office:value-type="float" office:value="9.325" calcext:value-type="float">
            <text:p>9.325</text:p>
          </table:table-cell>
          <table:table-cell office:value-type="float" office:value="0.853577" calcext:value-type="float">
            <text:p>0.85357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0.614002" calcext:value-type="float">
            <text:p>0.614002</text:p>
          </table:table-cell>
        </table:table-row>
        <table:table-row table:style-name="ro1">
          <table:table-cell office:value-type="float" office:value="9.335" calcext:value-type="float">
            <text:p>9.335</text:p>
          </table:table-cell>
          <table:table-cell office:value-type="float" office:value="0.850068" calcext:value-type="float">
            <text:p>0.850068</text:p>
          </table:table-cell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0.610479" calcext:value-type="float">
            <text:p>0.610479</text:p>
          </table:table-cell>
        </table:table-row>
        <table:table-row table:style-name="ro1">
          <table:table-cell office:value-type="float" office:value="9.345" calcext:value-type="float">
            <text:p>9.345</text:p>
          </table:table-cell>
          <table:table-cell office:value-type="float" office:value="0.727544" calcext:value-type="float">
            <text:p>0.727544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0.844703" calcext:value-type="float">
            <text:p>0.844703</text:p>
          </table:table-cell>
        </table:table-row>
        <table:table-row table:style-name="ro1">
          <table:table-cell office:value-type="float" office:value="9.355" calcext:value-type="float">
            <text:p>9.355</text:p>
          </table:table-cell>
          <table:table-cell office:value-type="float" office:value="0.605093" calcext:value-type="float">
            <text:p>0.605093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0.841126" calcext:value-type="float">
            <text:p>0.841126</text:p>
          </table:table-cell>
        </table:table-row>
        <table:table-row table:style-name="ro1">
          <table:table-cell office:value-type="float" office:value="9.365" calcext:value-type="float">
            <text:p>9.365</text:p>
          </table:table-cell>
          <table:table-cell office:value-type="float" office:value="0.601502" calcext:value-type="float">
            <text:p>0.601502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837522" calcext:value-type="float">
            <text:p>0.837522</text:p>
          </table:table-cell>
        </table:table-row>
        <table:table-row table:style-name="ro1">
          <table:table-cell office:value-type="float" office:value="9.375" calcext:value-type="float">
            <text:p>9.375</text:p>
          </table:table-cell>
          <table:table-cell office:value-type="float" office:value="-0.473032" calcext:value-type="float">
            <text:p>-0.473032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1.90293" calcext:value-type="float">
            <text:p>1.90293</text:p>
          </table:table-cell>
        </table:table-row>
        <table:table-row table:style-name="ro1">
          <table:table-cell office:value-type="float" office:value="9.385" calcext:value-type="float">
            <text:p>9.385</text:p>
          </table:table-cell>
          <table:table-cell office:value-type="float" office:value="0.593298" calcext:value-type="float">
            <text:p>0.593298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0.710297" calcext:value-type="float">
            <text:p>0.710297</text:p>
          </table:table-cell>
        </table:table-row>
        <table:table-row table:style-name="ro1">
          <table:table-cell office:value-type="float" office:value="9.395" calcext:value-type="float">
            <text:p>9.395</text:p>
          </table:table-cell>
          <table:table-cell office:value-type="float" office:value="1.89832" calcext:value-type="float">
            <text:p>1.89832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.55224" calcext:value-type="float">
            <text:p>-1.55224</text:p>
          </table:table-cell>
        </table:table-row>
        <table:table-row table:style-name="ro1">
          <table:table-cell office:value-type="float" office:value="9.405" calcext:value-type="float">
            <text:p>9.405</text:p>
          </table:table-cell>
          <table:table-cell office:value-type="float" office:value="1.89367" calcext:value-type="float">
            <text:p>1.89367</text:p>
          </table:table-cell>
        </table:table-row>
        <table:table-row table:style-name="ro1">
          <table:table-cell office:value-type="float" office:value="9.41" calcext:value-type="float">
            <text:p>9.41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9.415" calcext:value-type="float">
            <text:p>9.415</text:p>
          </table:table-cell>
          <table:table-cell office:value-type="float" office:value="0.819959" calcext:value-type="float">
            <text:p>0.819959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580256" calcext:value-type="float">
            <text:p>0.580256</text:p>
          </table:table-cell>
        </table:table-row>
        <table:table-row table:style-name="ro1">
          <table:table-cell office:value-type="float" office:value="9.425" calcext:value-type="float">
            <text:p>9.425</text:p>
          </table:table-cell>
          <table:table-cell office:value-type="float" office:value="0.697207" calcext:value-type="float">
            <text:p>0.697207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0.81426" calcext:value-type="float">
            <text:p>0.81426</text:p>
          </table:table-cell>
        </table:table-row>
        <table:table-row table:style-name="ro1">
          <table:table-cell office:value-type="float" office:value="9.435" calcext:value-type="float">
            <text:p>9.435</text:p>
          </table:table-cell>
          <table:table-cell office:value-type="float" office:value="0.574537" calcext:value-type="float">
            <text:p>0.574537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-1.33146" calcext:value-type="float">
            <text:p>-1.33146</text:p>
          </table:table-cell>
        </table:table-row>
        <table:table-row table:style-name="ro1">
          <table:table-cell office:value-type="float" office:value="9.445" calcext:value-type="float">
            <text:p>9.445</text:p>
          </table:table-cell>
          <table:table-cell office:value-type="float" office:value="1.75675" calcext:value-type="float">
            <text:p>1.75675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1.63588" calcext:value-type="float">
            <text:p>1.63588</text:p>
          </table:table-cell>
        </table:table-row>
        <table:table-row table:style-name="ro1">
          <table:table-cell office:value-type="float" office:value="9.455" calcext:value-type="float">
            <text:p>9.455</text:p>
          </table:table-cell>
          <table:table-cell office:value-type="float" office:value="0.682803" calcext:value-type="float">
            <text:p>0.682803</text:p>
          </table:table-cell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-0.271172" calcext:value-type="float">
            <text:p>-0.271172</text:p>
          </table:table-cell>
        </table:table-row>
        <table:table-row table:style-name="ro1">
          <table:table-cell office:value-type="float" office:value="9.465" calcext:value-type="float">
            <text:p>9.465</text:p>
          </table:table-cell>
          <table:table-cell office:value-type="float" office:value="1.74801" calcext:value-type="float">
            <text:p>1.74801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557136" calcext:value-type="float">
            <text:p>0.557136</text:p>
          </table:table-cell>
        </table:table-row>
        <table:table-row table:style-name="ro1">
          <table:table-cell office:value-type="float" office:value="9.475" calcext:value-type="float">
            <text:p>9.475</text:p>
          </table:table-cell>
          <table:table-cell office:value-type="float" office:value="0.674008" calcext:value-type="float">
            <text:p>0.674008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790985" calcext:value-type="float">
            <text:p>0.790985</text:p>
          </table:table-cell>
        </table:table-row>
        <table:table-row table:style-name="ro1">
          <table:table-cell office:value-type="float" office:value="9.485" calcext:value-type="float">
            <text:p>9.485</text:p>
          </table:table-cell>
          <table:table-cell office:value-type="float" office:value="0.551183" calcext:value-type="float">
            <text:p>0.551183</text:p>
          </table:table-cell>
        </table:table-row>
        <table:table-row table:style-name="ro1">
          <table:table-cell office:value-type="float" office:value="9.49" calcext:value-type="float">
            <text:p>9.49</text:p>
          </table:table-cell>
          <table:table-cell office:value-type="float" office:value="0.787036" calcext:value-type="float">
            <text:p>0.787036</text:p>
          </table:table-cell>
        </table:table-row>
        <table:table-row table:style-name="ro1">
          <table:table-cell office:value-type="float" office:value="9.495" calcext:value-type="float">
            <text:p>9.495</text:p>
          </table:table-cell>
          <table:table-cell office:value-type="float" office:value="-0.523783" calcext:value-type="float">
            <text:p>-0.52378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80402" calcext:value-type="float">
            <text:p>2.80402</text:p>
          </table:table-cell>
        </table:table-row>
        <table:table-row table:style-name="ro1">
          <table:table-cell office:value-type="float" office:value="9.505" calcext:value-type="float">
            <text:p>9.505</text:p>
          </table:table-cell>
          <table:table-cell office:value-type="float" office:value="-1.35998" calcext:value-type="float">
            <text:p>-1.35998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1.61012" calcext:value-type="float">
            <text:p>1.61012</text:p>
          </table:table-cell>
        </table:table-row>
        <table:table-row table:style-name="ro1">
          <table:table-cell office:value-type="float" office:value="9.515" calcext:value-type="float">
            <text:p>9.515</text:p>
          </table:table-cell>
          <table:table-cell office:value-type="float" office:value="0.77596" calcext:value-type="float">
            <text:p>0.77596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53611" calcext:value-type="float">
            <text:p>0.53611</text:p>
          </table:table-cell>
        </table:table-row>
        <table:table-row table:style-name="ro1">
          <table:table-cell office:value-type="float" office:value="9.525" calcext:value-type="float">
            <text:p>9.525</text:p>
          </table:table-cell>
          <table:table-cell office:value-type="float" office:value="0.771917" calcext:value-type="float">
            <text:p>0.77191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0.532054" calcext:value-type="float">
            <text:p>0.532054</text:p>
          </table:table-cell>
        </table:table-row>
        <table:table-row table:style-name="ro1">
          <table:table-cell office:value-type="float" office:value="9.535" calcext:value-type="float">
            <text:p>9.535</text:p>
          </table:table-cell>
          <table:table-cell office:value-type="float" office:value="0.767849" calcext:value-type="float">
            <text:p>0.767849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527975" calcext:value-type="float">
            <text:p>0.527975</text:p>
          </table:table-cell>
        </table:table-row>
        <table:table-row table:style-name="ro1">
          <table:table-cell office:value-type="float" office:value="9.545" calcext:value-type="float">
            <text:p>9.545</text:p>
          </table:table-cell>
          <table:table-cell office:value-type="float" office:value="0.644754" calcext:value-type="float">
            <text:p>0.644754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0.761644" calcext:value-type="float">
            <text:p>0.761644</text:p>
          </table:table-cell>
        </table:table-row>
        <table:table-row table:style-name="ro1">
          <table:table-cell office:value-type="float" office:value="9.555" calcext:value-type="float">
            <text:p>9.555</text:p>
          </table:table-cell>
          <table:table-cell office:value-type="float" office:value="0.521751" calcext:value-type="float">
            <text:p>0.521751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757516" calcext:value-type="float">
            <text:p>0.757516</text:p>
          </table:table-cell>
        </table:table-row>
        <table:table-row table:style-name="ro1">
          <table:table-cell office:value-type="float" office:value="9.565" calcext:value-type="float">
            <text:p>9.565</text:p>
          </table:table-cell>
          <table:table-cell office:value-type="float" office:value="0.517611" calcext:value-type="float">
            <text:p>0.517611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0.753365" calcext:value-type="float">
            <text:p>0.753365</text:p>
          </table:table-cell>
        </table:table-row>
        <table:table-row table:style-name="ro1">
          <table:table-cell office:value-type="float" office:value="9.575" calcext:value-type="float">
            <text:p>9.575</text:p>
          </table:table-cell>
          <table:table-cell office:value-type="float" office:value="0.513447" calcext:value-type="float">
            <text:p>0.513447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630183" calcext:value-type="float">
            <text:p>0.630183</text:p>
          </table:table-cell>
        </table:table-row>
        <table:table-row table:style-name="ro1">
          <table:table-cell office:value-type="float" office:value="9.585" calcext:value-type="float">
            <text:p>9.585</text:p>
          </table:table-cell>
          <table:table-cell office:value-type="float" office:value="0.747033" calcext:value-type="float">
            <text:p>0.747033</text:p>
          </table:table-cell>
        </table:table-row>
        <table:table-row table:style-name="ro1">
          <table:table-cell office:value-type="float" office:value="9.59" calcext:value-type="float">
            <text:p>9.59</text:p>
          </table:table-cell>
          <table:table-cell office:value-type="float" office:value="0.507096" calcext:value-type="float">
            <text:p>0.507096</text:p>
          </table:table-cell>
        </table:table-row>
        <table:table-row table:style-name="ro1">
          <table:table-cell office:value-type="float" office:value="9.595" calcext:value-type="float">
            <text:p>9.595</text:p>
          </table:table-cell>
          <table:table-cell office:value-type="float" office:value="0.742822" calcext:value-type="float">
            <text:p>0.74282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57394" calcext:value-type="float">
            <text:p>1.57394</text:p>
          </table:table-cell>
        </table:table-row>
        <table:table-row table:style-name="ro1">
          <table:table-cell office:value-type="float" office:value="9.605" calcext:value-type="float">
            <text:p>9.605</text:p>
          </table:table-cell>
          <table:table-cell office:value-type="float" office:value="-0.449311" calcext:value-type="float">
            <text:p>-0.449311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737495" calcext:value-type="float">
            <text:p>0.737495</text:p>
          </table:table-cell>
        </table:table-row>
        <table:table-row table:style-name="ro1">
          <table:table-cell office:value-type="float" office:value="9.615" calcext:value-type="float">
            <text:p>9.615</text:p>
          </table:table-cell>
          <table:table-cell office:value-type="float" office:value="0.497532" calcext:value-type="float">
            <text:p>0.497532</text:p>
          </table:table-cell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0.614223" calcext:value-type="float">
            <text:p>0.614223</text:p>
          </table:table-cell>
        </table:table-row>
        <table:table-row table:style-name="ro1">
          <table:table-cell office:value-type="float" office:value="9.625" calcext:value-type="float">
            <text:p>9.625</text:p>
          </table:table-cell>
          <table:table-cell office:value-type="float" office:value="0.73103" calcext:value-type="float">
            <text:p>0.73103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491049" calcext:value-type="float">
            <text:p>0.491049</text:p>
          </table:table-cell>
        </table:table-row>
        <table:table-row table:style-name="ro1">
          <table:table-cell office:value-type="float" office:value="9.635" calcext:value-type="float">
            <text:p>9.635</text:p>
          </table:table-cell>
          <table:table-cell office:value-type="float" office:value="0.726732" calcext:value-type="float">
            <text:p>0.726732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48674" calcext:value-type="float">
            <text:p>0.48674</text:p>
          </table:table-cell>
        </table:table-row>
        <table:table-row table:style-name="ro1">
          <table:table-cell office:value-type="float" office:value="9.645" calcext:value-type="float">
            <text:p>9.645</text:p>
          </table:table-cell>
          <table:table-cell office:value-type="float" office:value="0.722412" calcext:value-type="float">
            <text:p>0.722412</text:p>
          </table:table-cell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0.482407" calcext:value-type="float">
            <text:p>0.482407</text:p>
          </table:table-cell>
        </table:table-row>
        <table:table-row table:style-name="ro1">
          <table:table-cell office:value-type="float" office:value="9.655" calcext:value-type="float">
            <text:p>9.655</text:p>
          </table:table-cell>
          <table:table-cell office:value-type="float" office:value="-0.353033" calcext:value-type="float">
            <text:p>-0.353033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2.61802" calcext:value-type="float">
            <text:p>2.61802</text:p>
          </table:table-cell>
        </table:table-row>
        <table:table-row table:style-name="ro1">
          <table:table-cell office:value-type="float" office:value="9.665" calcext:value-type="float">
            <text:p>9.665</text:p>
          </table:table-cell>
          <table:table-cell office:value-type="float" office:value="-0.47529" calcext:value-type="float">
            <text:p>-0.47529</text:p>
          </table:table-cell>
        </table:table-row>
        <table:table-row table:style-name="ro1">
          <table:table-cell office:value-type="float" office:value="9.67" calcext:value-type="float">
            <text:p>9.67</text:p>
          </table:table-cell>
          <table:table-cell office:value-type="float" office:value="-0.359661" calcext:value-type="float">
            <text:p>-0.359661</text:p>
          </table:table-cell>
        </table:table-row>
        <table:table-row table:style-name="ro1">
          <table:table-cell office:value-type="float" office:value="9.675" calcext:value-type="float">
            <text:p>9.675</text:p>
          </table:table-cell>
          <table:table-cell office:value-type="float" office:value="1.54027" calcext:value-type="float">
            <text:p>1.5402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-0.365202" calcext:value-type="float">
            <text:p>-0.365202</text:p>
          </table:table-cell>
        </table:table-row>
        <table:table-row table:style-name="ro1">
          <table:table-cell office:value-type="float" office:value="9.685" calcext:value-type="float">
            <text:p>9.685</text:p>
          </table:table-cell>
          <table:table-cell office:value-type="float" office:value="-0.488521" calcext:value-type="float">
            <text:p>-0.488521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2.60025" calcext:value-type="float">
            <text:p>2.60025</text:p>
          </table:table-cell>
        </table:table-row>
        <table:table-row table:style-name="ro1">
          <table:table-cell office:value-type="float" office:value="9.695" calcext:value-type="float">
            <text:p>9.695</text:p>
          </table:table-cell>
          <table:table-cell office:value-type="float" office:value="0.695893" calcext:value-type="float">
            <text:p>0.69589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455821" calcext:value-type="float">
            <text:p>0.455821</text:p>
          </table:table-cell>
        </table:table-row>
        <table:table-row table:style-name="ro1">
          <table:table-cell office:value-type="float" office:value="9.705" calcext:value-type="float">
            <text:p>9.705</text:p>
          </table:table-cell>
          <table:table-cell office:value-type="float" office:value="0.572403" calcext:value-type="float">
            <text:p>0.572403</text:p>
          </table:table-cell>
        </table:table-row>
        <table:table-row table:style-name="ro1">
          <table:table-cell office:value-type="float" office:value="9.71" calcext:value-type="float">
            <text:p>9.71</text:p>
          </table:table-cell>
          <table:table-cell office:value-type="float" office:value="-1.45317" calcext:value-type="float">
            <text:p>-1.45317</text:p>
          </table:table-cell>
        </table:table-row>
        <table:table-row table:style-name="ro1">
          <table:table-cell office:value-type="float" office:value="9.715" calcext:value-type="float">
            <text:p>9.715</text:p>
          </table:table-cell>
          <table:table-cell office:value-type="float" office:value="3.6578" calcext:value-type="float">
            <text:p>3.6578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386544" calcext:value-type="float">
            <text:p>-0.386544</text:p>
          </table:table-cell>
        </table:table-row>
        <table:table-row table:style-name="ro1">
          <table:table-cell office:value-type="float" office:value="9.725" calcext:value-type="float">
            <text:p>9.725</text:p>
          </table:table-cell>
          <table:table-cell office:value-type="float" office:value="0.443335" calcext:value-type="float">
            <text:p>0.443335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678904" calcext:value-type="float">
            <text:p>0.678904</text:p>
          </table:table-cell>
        </table:table-row>
        <table:table-row table:style-name="ro1">
          <table:table-cell office:value-type="float" office:value="9.735" calcext:value-type="float">
            <text:p>9.735</text:p>
          </table:table-cell>
          <table:table-cell office:value-type="float" office:value="-0.632364" calcext:value-type="float">
            <text:p>-0.632364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2.81431" calcext:value-type="float">
            <text:p>2.81431</text:p>
          </table:table-cell>
        </table:table-row>
        <table:table-row table:style-name="ro1">
          <table:table-cell office:value-type="float" office:value="9.745" calcext:value-type="float">
            <text:p>9.745</text:p>
          </table:table-cell>
          <table:table-cell office:value-type="float" office:value="-1.70692" calcext:value-type="float">
            <text:p>-1.70692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1.73857" calcext:value-type="float">
            <text:p>1.73857</text:p>
          </table:table-cell>
        </table:table-row>
        <table:table-row table:style-name="ro1">
          <table:table-cell office:value-type="float" office:value="9.755" calcext:value-type="float">
            <text:p>9.755</text:p>
          </table:table-cell>
          <table:table-cell office:value-type="float" office:value="-0.64271" calcext:value-type="float">
            <text:p>-0.64271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.73279" calcext:value-type="float">
            <text:p>1.73279</text:p>
          </table:table-cell>
        </table:table-row>
        <table:table-row table:style-name="ro1">
          <table:table-cell office:value-type="float" office:value="9.765" calcext:value-type="float">
            <text:p>9.765</text:p>
          </table:table-cell>
          <table:table-cell office:value-type="float" office:value="0.422654" calcext:value-type="float">
            <text:p>0.422654</text:p>
          </table:table-cell>
        </table:table-row>
        <table:table-row table:style-name="ro1">
          <table:table-cell office:value-type="float" office:value="9.77" calcext:value-type="float">
            <text:p>9.77</text:p>
          </table:table-cell>
          <table:table-cell office:value-type="float" office:value="0.539158" calcext:value-type="float">
            <text:p>0.539158</text:p>
          </table:table-cell>
        </table:table-row>
        <table:table-row table:style-name="ro1">
          <table:table-cell office:value-type="float" office:value="9.775" calcext:value-type="float">
            <text:p>9.775</text:p>
          </table:table-cell>
          <table:table-cell office:value-type="float" office:value="0.65579" calcext:value-type="float">
            <text:p>0.65579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536537" calcext:value-type="float">
            <text:p>-0.536537</text:p>
          </table:table-cell>
        </table:table-row>
        <table:table-row table:style-name="ro1">
          <table:table-cell office:value-type="float" office:value="9.785" calcext:value-type="float">
            <text:p>9.785</text:p>
          </table:table-cell>
          <table:table-cell office:value-type="float" office:value="2.55332" calcext:value-type="float">
            <text:p>2.55332</text:p>
          </table:table-cell>
        </table:table-row>
        <table:table-row table:style-name="ro1">
          <table:table-cell office:value-type="float" office:value="9.79" calcext:value-type="float">
            <text:p>9.79</text:p>
          </table:table-cell>
          <table:table-cell office:value-type="float" office:value="-0.540139" calcext:value-type="float">
            <text:p>-0.540139</text:p>
          </table:table-cell>
        </table:table-row>
        <table:table-row table:style-name="ro1">
          <table:table-cell office:value-type="float" office:value="9.795" calcext:value-type="float">
            <text:p>9.795</text:p>
          </table:table-cell>
          <table:table-cell office:value-type="float" office:value="0.646455" calcext:value-type="float">
            <text:p>0.646455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406268" calcext:value-type="float">
            <text:p>0.406268</text:p>
          </table:table-cell>
        </table:table-row>
        <table:table-row table:style-name="ro1">
          <table:table-cell office:value-type="float" office:value="9.805" calcext:value-type="float">
            <text:p>9.805</text:p>
          </table:table-cell>
          <table:table-cell office:value-type="float" office:value="-0.429435" calcext:value-type="float">
            <text:p>-0.429435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0.399132" calcext:value-type="float">
            <text:p>0.399132</text:p>
          </table:table-cell>
        </table:table-row>
        <table:table-row table:style-name="ro1">
          <table:table-cell office:value-type="float" office:value="9.815" calcext:value-type="float">
            <text:p>9.815</text:p>
          </table:table-cell>
          <table:table-cell office:value-type="float" office:value="2.65677" calcext:value-type="float">
            <text:p>2.65677</text:p>
          </table:table-cell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-0.436592" calcext:value-type="float">
            <text:p>-0.436592</text:p>
          </table:table-cell>
        </table:table-row>
        <table:table-row table:style-name="ro1">
          <table:table-cell office:value-type="float" office:value="9.825" calcext:value-type="float">
            <text:p>9.825</text:p>
          </table:table-cell>
          <table:table-cell office:value-type="float" office:value="0.393174" calcext:value-type="float">
            <text:p>0.393174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628638" calcext:value-type="float">
            <text:p>0.628638</text:p>
          </table:table-cell>
        </table:table-row>
        <table:table-row table:style-name="ro1">
          <table:table-cell office:value-type="float" office:value="9.835" calcext:value-type="float">
            <text:p>9.835</text:p>
          </table:table-cell>
          <table:table-cell office:value-type="float" office:value="0.388414" calcext:value-type="float">
            <text:p>0.38841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623868" calcext:value-type="float">
            <text:p>0.623868</text:p>
          </table:table-cell>
        </table:table-row>
        <table:table-row table:style-name="ro1">
          <table:table-cell office:value-type="float" office:value="9.845" calcext:value-type="float">
            <text:p>9.845</text:p>
          </table:table-cell>
          <table:table-cell office:value-type="float" office:value="-0.687579" calcext:value-type="float">
            <text:p>-0.687579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5.69169" calcext:value-type="float">
            <text:p>-5.69169</text:p>
          </table:table-cell>
        </table:table-row>
        <table:table-row table:style-name="ro1">
          <table:table-cell office:value-type="float" office:value="9.855" calcext:value-type="float">
            <text:p>9.855</text:p>
          </table:table-cell>
          <table:table-cell office:value-type="float" office:value="6.78783" calcext:value-type="float">
            <text:p>6.78783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-0.707041" calcext:value-type="float">
            <text:p>-0.707041</text:p>
          </table:table-cell>
        </table:table-row>
        <table:table-row table:style-name="ro1">
          <table:table-cell office:value-type="float" office:value="9.865" calcext:value-type="float">
            <text:p>9.865</text:p>
          </table:table-cell>
          <table:table-cell office:value-type="float" office:value="3.80954" calcext:value-type="float">
            <text:p>3.80954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-1.7819" calcext:value-type="float">
            <text:p>-1.7819</text:p>
          </table:table-cell>
        </table:table-row>
        <table:table-row table:style-name="ro1">
          <table:table-cell office:value-type="float" office:value="9.875" calcext:value-type="float">
            <text:p>9.875</text:p>
          </table:table-cell>
          <table:table-cell office:value-type="float" office:value="1.66344" calcext:value-type="float">
            <text:p>1.66344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-0.718073" calcext:value-type="float">
            <text:p>-0.718073</text:p>
          </table:table-cell>
        </table:table-row>
        <table:table-row table:style-name="ro1">
          <table:table-cell office:value-type="float" office:value="9.885" calcext:value-type="float">
            <text:p>9.885</text:p>
          </table:table-cell>
          <table:table-cell office:value-type="float" office:value="2.72852" calcext:value-type="float">
            <text:p>2.72852</text:p>
          </table:table-cell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-0.721724" calcext:value-type="float">
            <text:p>-0.721724</text:p>
          </table:table-cell>
        </table:table-row>
        <table:table-row table:style-name="ro1">
          <table:table-cell office:value-type="float" office:value="9.895" calcext:value-type="float">
            <text:p>9.895</text:p>
          </table:table-cell>
          <table:table-cell office:value-type="float" office:value="-0.487611" calcext:value-type="float">
            <text:p>-0.48761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730468" calcext:value-type="float">
            <text:p>-0.730468</text:p>
          </table:table-cell>
        </table:table-row>
        <table:table-row table:style-name="ro1">
          <table:table-cell office:value-type="float" office:value="9.905" calcext:value-type="float">
            <text:p>9.905</text:p>
          </table:table-cell>
          <table:table-cell office:value-type="float" office:value="1.64359" calcext:value-type="float">
            <text:p>1.64359</text:p>
          </table:table-cell>
        </table:table-row>
        <table:table-row table:style-name="ro1">
          <table:table-cell office:value-type="float" office:value="9.91" calcext:value-type="float">
            <text:p>9.91</text:p>
          </table:table-cell>
          <table:table-cell office:value-type="float" office:value="0.451025" calcext:value-type="float">
            <text:p>0.451025</text:p>
          </table:table-cell>
        </table:table-row>
        <table:table-row table:style-name="ro1">
          <table:table-cell office:value-type="float" office:value="9.915" calcext:value-type="float">
            <text:p>9.915</text:p>
          </table:table-cell>
          <table:table-cell office:value-type="float" office:value="1.39956" calcext:value-type="float">
            <text:p>1.39956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564927" calcext:value-type="float">
            <text:p>0.564927</text:p>
          </table:table-cell>
        </table:table-row>
        <table:table-row table:style-name="ro1">
          <table:table-cell office:value-type="float" office:value="9.925" calcext:value-type="float">
            <text:p>9.925</text:p>
          </table:table-cell>
          <table:table-cell office:value-type="float" office:value="-0.746685" calcext:value-type="float">
            <text:p>-0.746685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1.62862" calcext:value-type="float">
            <text:p>1.62862</text:p>
          </table:table-cell>
        </table:table-row>
        <table:table-row table:style-name="ro1">
          <table:table-cell office:value-type="float" office:value="9.935" calcext:value-type="float">
            <text:p>9.935</text:p>
          </table:table-cell>
          <table:table-cell office:value-type="float" office:value="-0.752991" calcext:value-type="float">
            <text:p>-0.752991</text:p>
          </table:table-cell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.6223" calcext:value-type="float">
            <text:p>1.6223</text:p>
          </table:table-cell>
        </table:table-row>
        <table:table-row table:style-name="ro1">
          <table:table-cell office:value-type="float" office:value="9.945" calcext:value-type="float">
            <text:p>9.945</text:p>
          </table:table-cell>
          <table:table-cell office:value-type="float" office:value="0.311955" calcext:value-type="float">
            <text:p>0.311955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0.428246" calcext:value-type="float">
            <text:p>0.428246</text:p>
          </table:table-cell>
        </table:table-row>
        <table:table-row table:style-name="ro1">
          <table:table-cell office:value-type="float" office:value="9.955" calcext:value-type="float">
            <text:p>9.955</text:p>
          </table:table-cell>
          <table:table-cell office:value-type="float" office:value="-2.55014" calcext:value-type="float">
            <text:p>-2.5501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2.3203" calcext:value-type="float">
            <text:p>2.3203</text:p>
          </table:table-cell>
        </table:table-row>
        <table:table-row table:style-name="ro1">
          <table:table-cell office:value-type="float" office:value="9.965" calcext:value-type="float">
            <text:p>9.965</text:p>
          </table:table-cell>
          <table:table-cell office:value-type="float" office:value="0.533219" calcext:value-type="float">
            <text:p>0.533219</text:p>
          </table:table-cell>
        </table:table-row>
        <table:table-row table:style-name="ro1">
          <table:table-cell office:value-type="float" office:value="9.97" calcext:value-type="float">
            <text:p>9.97</text:p>
          </table:table-cell>
          <table:table-cell office:value-type="float" office:value="-0.660751" calcext:value-type="float">
            <text:p>-0.660751</text:p>
          </table:table-cell>
        </table:table-row>
        <table:table-row table:style-name="ro1">
          <table:table-cell office:value-type="float" office:value="9.975" calcext:value-type="float">
            <text:p>9.975</text:p>
          </table:table-cell>
          <table:table-cell office:value-type="float" office:value="1.35638" calcext:value-type="float">
            <text:p>1.35638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1.59166" calcext:value-type="float">
            <text:p>1.59166</text:p>
          </table:table-cell>
        </table:table-row>
        <table:table-row table:style-name="ro1">
          <table:table-cell office:value-type="float" office:value="9.985" calcext:value-type="float">
            <text:p>9.985</text:p>
          </table:table-cell>
          <table:table-cell office:value-type="float" office:value="-2.81361" calcext:value-type="float">
            <text:p>-2.81361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2.41344" calcext:value-type="float">
            <text:p>2.41344</text:p>
          </table:table-cell>
        </table:table-row>
        <table:table-row table:style-name="ro1">
          <table:table-cell office:value-type="float" office:value="9.995" calcext:value-type="float">
            <text:p>9.995</text:p>
          </table:table-cell>
          <table:table-cell office:value-type="float" office:value="-0.5639" calcext:value-type="float">
            <text:p>-0.56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2014" calcext:value-type="float">
            <text:p>0.382014</text:p>
          </table:table-cell>
        </table:table-row>
        <table:table-row table:style-name="ro1">
          <table:table-cell office:value-type="float" office:value="10.005" calcext:value-type="float">
            <text:p>10.005</text:p>
          </table:table-cell>
          <table:table-cell office:value-type="float" office:value="0.376819" calcext:value-type="float">
            <text:p>0.376819</text:p>
          </table:table-cell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0.371611" calcext:value-type="float">
            <text:p>0.371611</text:p>
          </table:table-cell>
        </table:table-row>
        <table:table-row table:style-name="ro1">
          <table:table-cell office:value-type="float" office:value="10.015" calcext:value-type="float">
            <text:p>10.015</text:p>
          </table:table-cell>
          <table:table-cell office:value-type="float" office:value="1.31868" calcext:value-type="float">
            <text:p>1.31868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.55391" calcext:value-type="float">
            <text:p>1.55391</text:p>
          </table:table-cell>
        </table:table-row>
        <table:table-row table:style-name="ro1">
          <table:table-cell office:value-type="float" office:value="10.025" calcext:value-type="float">
            <text:p>10.025</text:p>
          </table:table-cell>
          <table:table-cell office:value-type="float" office:value="0.243463" calcext:value-type="float">
            <text:p>0.243463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1.43098" calcext:value-type="float">
            <text:p>1.43098</text:p>
          </table:table-cell>
        </table:table-row>
        <table:table-row table:style-name="ro1">
          <table:table-cell office:value-type="float" office:value="10.035" calcext:value-type="float">
            <text:p>10.035</text:p>
          </table:table-cell>
          <table:table-cell office:value-type="float" office:value="-0.592641" calcext:value-type="float">
            <text:p>-0.592641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.236865" calcext:value-type="float">
            <text:p>0.236865</text:p>
          </table:table-cell>
        </table:table-row>
        <table:table-row table:style-name="ro1">
          <table:table-cell office:value-type="float" office:value="10.045" calcext:value-type="float">
            <text:p>10.045</text:p>
          </table:table-cell>
          <table:table-cell office:value-type="float" office:value="0.472084" calcext:value-type="float">
            <text:p>0.472084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0.231601" calcext:value-type="float">
            <text:p>0.231601</text:p>
          </table:table-cell>
        </table:table-row>
        <table:table-row table:style-name="ro1">
          <table:table-cell office:value-type="float" office:value="10.055" calcext:value-type="float">
            <text:p>10.055</text:p>
          </table:table-cell>
          <table:table-cell office:value-type="float" office:value="-0.604525" calcext:value-type="float">
            <text:p>-0.604525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.223606" calcext:value-type="float">
            <text:p>0.223606</text:p>
          </table:table-cell>
        </table:table-row>
        <table:table-row table:style-name="ro1">
          <table:table-cell office:value-type="float" office:value="10.065" calcext:value-type="float">
            <text:p>10.065</text:p>
          </table:table-cell>
          <table:table-cell office:value-type="float" office:value="2.48109" calcext:value-type="float">
            <text:p>2.48109</text:p>
          </table:table-cell>
        </table:table-row>
        <table:table-row table:style-name="ro1">
          <table:table-cell office:value-type="float" office:value="10.07" calcext:value-type="float">
            <text:p>10.07</text:p>
          </table:table-cell>
          <table:table-cell office:value-type="float" office:value="-1.68388" calcext:value-type="float">
            <text:p>-1.68388</text:p>
          </table:table-cell>
        </table:table-row>
        <table:table-row table:style-name="ro1">
          <table:table-cell office:value-type="float" office:value="10.075" calcext:value-type="float">
            <text:p>10.075</text:p>
          </table:table-cell>
          <table:table-cell office:value-type="float" office:value="1.28556" calcext:value-type="float">
            <text:p>1.2855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450775" calcext:value-type="float">
            <text:p>0.450775</text:p>
          </table:table-cell>
        </table:table-row>
        <table:table-row table:style-name="ro1">
          <table:table-cell office:value-type="float" office:value="10.085" calcext:value-type="float">
            <text:p>10.085</text:p>
          </table:table-cell>
          <table:table-cell office:value-type="float" office:value="1.28162" calcext:value-type="float">
            <text:p>1.28162</text:p>
          </table:table-cell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-0.623158" calcext:value-type="float">
            <text:p>-0.623158</text:p>
          </table:table-cell>
        </table:table-row>
        <table:table-row table:style-name="ro1">
          <table:table-cell office:value-type="float" office:value="10.095" calcext:value-type="float">
            <text:p>10.095</text:p>
          </table:table-cell>
          <table:table-cell office:value-type="float" office:value="-0.865042" calcext:value-type="float">
            <text:p>-0.86504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5101" calcext:value-type="float">
            <text:p>1.5101</text:p>
          </table:table-cell>
        </table:table-row>
        <table:table-row table:style-name="ro1">
          <table:table-cell office:value-type="float" office:value="10.105" calcext:value-type="float">
            <text:p>10.105</text:p>
          </table:table-cell>
          <table:table-cell office:value-type="float" office:value="0.1996" calcext:value-type="float">
            <text:p>0.1996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0.315736" calcext:value-type="float">
            <text:p>0.315736</text:p>
          </table:table-cell>
        </table:table-row>
        <table:table-row table:style-name="ro1">
          <table:table-cell office:value-type="float" office:value="10.115" calcext:value-type="float">
            <text:p>10.115</text:p>
          </table:table-cell>
          <table:table-cell office:value-type="float" office:value="0.432023" calcext:value-type="float">
            <text:p>0.43202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-0.879868" calcext:value-type="float">
            <text:p>-0.879868</text:p>
          </table:table-cell>
        </table:table-row>
        <table:table-row table:style-name="ro1">
          <table:table-cell office:value-type="float" office:value="10.125" calcext:value-type="float">
            <text:p>10.125</text:p>
          </table:table-cell>
          <table:table-cell office:value-type="float" office:value="2.56662" calcext:value-type="float">
            <text:p>2.56662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1.95522" calcext:value-type="float">
            <text:p>-1.95522</text:p>
          </table:table-cell>
        </table:table-row>
        <table:table-row table:style-name="ro1">
          <table:table-cell office:value-type="float" office:value="10.135" calcext:value-type="float">
            <text:p>10.135</text:p>
          </table:table-cell>
          <table:table-cell office:value-type="float" office:value="0.418517" calcext:value-type="float">
            <text:p>0.418517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1.24795" calcext:value-type="float">
            <text:p>1.24795</text:p>
          </table:table-cell>
        </table:table-row>
        <table:table-row table:style-name="ro1">
          <table:table-cell office:value-type="float" office:value="10.145" calcext:value-type="float">
            <text:p>10.145</text:p>
          </table:table-cell>
          <table:table-cell office:value-type="float" office:value="1.48449" calcext:value-type="float">
            <text:p>1.48449</text:p>
          </table:table-cell>
        </table:table-row>
        <table:table-row table:style-name="ro1">
          <table:table-cell office:value-type="float" office:value="10.15" calcext:value-type="float">
            <text:p>10.15</text:p>
          </table:table-cell>
          <table:table-cell office:value-type="float" office:value="-1.96739" calcext:value-type="float">
            <text:p>-1.96739</text:p>
          </table:table-cell>
        </table:table-row>
        <table:table-row table:style-name="ro1">
          <table:table-cell office:value-type="float" office:value="10.155" calcext:value-type="float">
            <text:p>10.155</text:p>
          </table:table-cell>
          <table:table-cell office:value-type="float" office:value="1.4777" calcext:value-type="float">
            <text:p>1.4777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-0.904207" calcext:value-type="float">
            <text:p>-0.904207</text:p>
          </table:table-cell>
        </table:table-row>
        <table:table-row table:style-name="ro1">
          <table:table-cell office:value-type="float" office:value="10.165" calcext:value-type="float">
            <text:p>10.165</text:p>
          </table:table-cell>
          <table:table-cell office:value-type="float" office:value="2.42323" calcext:value-type="float">
            <text:p>2.42323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-0.670459" calcext:value-type="float">
            <text:p>-0.670459</text:p>
          </table:table-cell>
        </table:table-row>
        <table:table-row table:style-name="ro1">
          <table:table-cell office:value-type="float" office:value="10.175" calcext:value-type="float">
            <text:p>10.175</text:p>
          </table:table-cell>
          <table:table-cell office:value-type="float" office:value="-0.91242" calcext:value-type="float">
            <text:p>-0.91242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46268" calcext:value-type="float">
            <text:p>1.46268</text:p>
          </table:table-cell>
        </table:table-row>
        <table:table-row table:style-name="ro1">
          <table:table-cell office:value-type="float" office:value="10.185" calcext:value-type="float">
            <text:p>10.185</text:p>
          </table:table-cell>
          <table:table-cell office:value-type="float" office:value="1.2235" calcext:value-type="float">
            <text:p>1.2235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-1.75271" calcext:value-type="float">
            <text:p>-1.75271</text:p>
          </table:table-cell>
        </table:table-row>
        <table:table-row table:style-name="ro1">
          <table:table-cell office:value-type="float" office:value="10.195" calcext:value-type="float">
            <text:p>10.195</text:p>
          </table:table-cell>
          <table:table-cell office:value-type="float" office:value="1.21666" calcext:value-type="float">
            <text:p>1.2166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0.689584" calcext:value-type="float">
            <text:p>-0.689584</text:p>
          </table:table-cell>
        </table:table-row>
        <table:table-row table:style-name="ro1">
          <table:table-cell office:value-type="float" office:value="10.205" calcext:value-type="float">
            <text:p>10.205</text:p>
          </table:table-cell>
          <table:table-cell office:value-type="float" office:value="-0.813935" calcext:value-type="float">
            <text:p>-0.813935</text:p>
          </table:table-cell>
        </table:table-row>
        <table:table-row table:style-name="ro1">
          <table:table-cell office:value-type="float" office:value="10.21" calcext:value-type="float">
            <text:p>10.21</text:p>
          </table:table-cell>
          <table:table-cell office:value-type="float" office:value="0.13153" calcext:value-type="float">
            <text:p>0.13153</text:p>
          </table:table-cell>
        </table:table-row>
        <table:table-row table:style-name="ro1">
          <table:table-cell office:value-type="float" office:value="10.215" calcext:value-type="float">
            <text:p>10.215</text:p>
          </table:table-cell>
          <table:table-cell office:value-type="float" office:value="0.36382" calcext:value-type="float">
            <text:p>0.36382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23944" calcext:value-type="float">
            <text:p>0.23944</text:p>
          </table:table-cell>
        </table:table-row>
        <table:table-row table:style-name="ro1">
          <table:table-cell office:value-type="float" office:value="10.225" calcext:value-type="float">
            <text:p>10.225</text:p>
          </table:table-cell>
          <table:table-cell office:value-type="float" office:value="0.233939" calcext:value-type="float">
            <text:p>0.233939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842971" calcext:value-type="float">
            <text:p>-0.842971</text:p>
          </table:table-cell>
        </table:table-row>
        <table:table-row table:style-name="ro1">
          <table:table-cell office:value-type="float" office:value="10.235" calcext:value-type="float">
            <text:p>10.235</text:p>
          </table:table-cell>
          <table:table-cell office:value-type="float" office:value="1.29147" calcext:value-type="float">
            <text:p>1.29147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.21596" calcext:value-type="float">
            <text:p>0.21596</text:p>
          </table:table-cell>
        </table:table-row>
        <table:table-row table:style-name="ro1">
          <table:table-cell office:value-type="float" office:value="10.245" calcext:value-type="float">
            <text:p>10.245</text:p>
          </table:table-cell>
          <table:table-cell office:value-type="float" office:value="0.0913778" calcext:value-type="float">
            <text:p>0.0913778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0.323606" calcext:value-type="float">
            <text:p>0.323606</text:p>
          </table:table-cell>
        </table:table-row>
        <table:table-row table:style-name="ro1">
          <table:table-cell office:value-type="float" office:value="10.255" calcext:value-type="float">
            <text:p>10.255</text:p>
          </table:table-cell>
          <table:table-cell office:value-type="float" office:value="0.199166" calcext:value-type="float">
            <text:p>0.199166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193606" calcext:value-type="float">
            <text:p>0.193606</text:p>
          </table:table-cell>
        </table:table-row>
        <table:table-row table:style-name="ro1">
          <table:table-cell office:value-type="float" office:value="10.265" calcext:value-type="float">
            <text:p>10.265</text:p>
          </table:table-cell>
          <table:table-cell office:value-type="float" office:value="0.188038" calcext:value-type="float">
            <text:p>0.188038</text:p>
          </table:table-cell>
        </table:table-row>
        <table:table-row table:style-name="ro1">
          <table:table-cell office:value-type="float" office:value="10.27" calcext:value-type="float">
            <text:p>10.27</text:p>
          </table:table-cell>
          <table:table-cell office:value-type="float" office:value="0.182464" calcext:value-type="float">
            <text:p>0.182464</text:p>
          </table:table-cell>
        </table:table-row>
        <table:table-row table:style-name="ro1">
          <table:table-cell office:value-type="float" office:value="10.275" calcext:value-type="float">
            <text:p>10.275</text:p>
          </table:table-cell>
          <table:table-cell office:value-type="float" office:value="0.176882" calcext:value-type="float">
            <text:p>0.17688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0.900125" calcext:value-type="float">
            <text:p>-0.900125</text:p>
          </table:table-cell>
        </table:table-row>
        <table:table-row table:style-name="ro1">
          <table:table-cell office:value-type="float" office:value="10.285" calcext:value-type="float">
            <text:p>10.285</text:p>
          </table:table-cell>
          <table:table-cell office:value-type="float" office:value="1.11519" calcext:value-type="float">
            <text:p>1.11519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1.34881" calcext:value-type="float">
            <text:p>1.34881</text:p>
          </table:table-cell>
        </table:table-row>
        <table:table-row table:style-name="ro1">
          <table:table-cell office:value-type="float" office:value="10.295" calcext:value-type="float">
            <text:p>10.295</text:p>
          </table:table-cell>
          <table:table-cell office:value-type="float" office:value="-1.98707" calcext:value-type="float">
            <text:p>-1.9870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21726" calcext:value-type="float">
            <text:p>1.21726</text:p>
          </table:table-cell>
        </table:table-row>
        <table:table-row table:style-name="ro1">
          <table:table-cell office:value-type="float" office:value="10.305" calcext:value-type="float">
            <text:p>10.305</text:p>
          </table:table-cell>
          <table:table-cell office:value-type="float" office:value="-0.929771" calcext:value-type="float">
            <text:p>-0.929771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1.20457" calcext:value-type="float">
            <text:p>1.20457</text:p>
          </table:table-cell>
        </table:table-row>
        <table:table-row table:style-name="ro1">
          <table:table-cell office:value-type="float" office:value="10.315" calcext:value-type="float">
            <text:p>10.315</text:p>
          </table:table-cell>
          <table:table-cell office:value-type="float" office:value="0.128953" calcext:value-type="float">
            <text:p>0.128953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757" calcext:value-type="float">
            <text:p>1.0757</text:p>
          </table:table-cell>
        </table:table-row>
        <table:table-row table:style-name="ro1">
          <table:table-cell office:value-type="float" office:value="10.325" calcext:value-type="float">
            <text:p>10.325</text:p>
          </table:table-cell>
          <table:table-cell office:value-type="float" office:value="-1.90356" calcext:value-type="float">
            <text:p>-1.90356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2.25329" calcext:value-type="float">
            <text:p>2.25329</text:p>
          </table:table-cell>
        </table:table-row>
        <table:table-row table:style-name="ro1">
          <table:table-cell office:value-type="float" office:value="10.335" calcext:value-type="float">
            <text:p>10.335</text:p>
          </table:table-cell>
          <table:table-cell office:value-type="float" office:value="-0.962307" calcext:value-type="float">
            <text:p>-0.962307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102022" calcext:value-type="float">
            <text:p>0.102022</text:p>
          </table:table-cell>
        </table:table-row>
        <table:table-row table:style-name="ro1">
          <table:table-cell office:value-type="float" office:value="10.345" calcext:value-type="float">
            <text:p>10.345</text:p>
          </table:table-cell>
          <table:table-cell office:value-type="float" office:value="-0.0226821" calcext:value-type="float">
            <text:p>-0.0226821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0.209432" calcext:value-type="float">
            <text:p>0.209432</text:p>
          </table:table-cell>
        </table:table-row>
        <table:table-row table:style-name="ro1">
          <table:table-cell office:value-type="float" office:value="10.355" calcext:value-type="float">
            <text:p>10.355</text:p>
          </table:table-cell>
          <table:table-cell office:value-type="float" office:value="0.084882" calcext:value-type="float">
            <text:p>0.084882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0792158" calcext:value-type="float">
            <text:p>0.0792158</text:p>
          </table:table-cell>
        </table:table-row>
        <table:table-row table:style-name="ro1">
          <table:table-cell office:value-type="float" office:value="10.365" calcext:value-type="float">
            <text:p>10.365</text:p>
          </table:table-cell>
          <table:table-cell office:value-type="float" office:value="0.0735467" calcext:value-type="float">
            <text:p>0.0735467</text:p>
          </table:table-cell>
        </table:table-row>
        <table:table-row table:style-name="ro1">
          <table:table-cell office:value-type="float" office:value="10.37" calcext:value-type="float">
            <text:p>10.37</text:p>
          </table:table-cell>
          <table:table-cell office:value-type="float" office:value="0.0678748" calcext:value-type="float">
            <text:p>0.0678748</text:p>
          </table:table-cell>
        </table:table-row>
        <table:table-row table:style-name="ro1">
          <table:table-cell office:value-type="float" office:value="10.375" calcext:value-type="float">
            <text:p>10.375</text:p>
          </table:table-cell>
          <table:table-cell office:value-type="float" office:value="-0.0568487" calcext:value-type="float">
            <text:p>-0.0568487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1.24669" calcext:value-type="float">
            <text:p>1.24669</text:p>
          </table:table-cell>
        </table:table-row>
        <table:table-row table:style-name="ro1">
          <table:table-cell office:value-type="float" office:value="10.385" calcext:value-type="float">
            <text:p>10.385</text:p>
          </table:table-cell>
          <table:table-cell office:value-type="float" office:value="-1.01784" calcext:value-type="float">
            <text:p>-1.01784</text:p>
          </table:table-cell>
        </table:table-row>
        <table:table-row table:style-name="ro1">
          <table:table-cell office:value-type="float" office:value="10.39" calcext:value-type="float">
            <text:p>10.39</text:p>
          </table:table-cell>
          <table:table-cell office:value-type="float" office:value="-1.02498" calcext:value-type="float">
            <text:p>-1.02498</text:p>
          </table:table-cell>
        </table:table-row>
        <table:table-row table:style-name="ro1">
          <table:table-cell office:value-type="float" office:value="10.395" calcext:value-type="float">
            <text:p>10.395</text:p>
          </table:table-cell>
          <table:table-cell office:value-type="float" office:value="1.1093" calcext:value-type="float">
            <text:p>1.109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.0336351" calcext:value-type="float">
            <text:p>0.0336351</text:p>
          </table:table-cell>
        </table:table-row>
        <table:table-row table:style-name="ro1">
          <table:table-cell office:value-type="float" office:value="10.405" calcext:value-type="float">
            <text:p>10.405</text:p>
          </table:table-cell>
          <table:table-cell office:value-type="float" office:value="0.980344" calcext:value-type="float">
            <text:p>0.98034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0.143912" calcext:value-type="float">
            <text:p>0.143912</text:p>
          </table:table-cell>
        </table:table-row>
        <table:table-row table:style-name="ro1">
          <table:table-cell office:value-type="float" office:value="10.415" calcext:value-type="float">
            <text:p>10.415</text:p>
          </table:table-cell>
          <table:table-cell office:value-type="float" office:value="-0.098248" calcext:value-type="float">
            <text:p>-0.098248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-0.936143" calcext:value-type="float">
            <text:p>-0.936143</text:p>
          </table:table-cell>
        </table:table-row>
        <table:table-row table:style-name="ro1">
          <table:table-cell office:value-type="float" office:value="10.425" calcext:value-type="float">
            <text:p>10.425</text:p>
          </table:table-cell>
          <table:table-cell office:value-type="float" office:value="1.08071" calcext:value-type="float">
            <text:p>1.08071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3.20783" calcext:value-type="float">
            <text:p>-3.20783</text:p>
          </table:table-cell>
        </table:table-row>
        <table:table-row table:style-name="ro1">
          <table:table-cell office:value-type="float" office:value="10.435" calcext:value-type="float">
            <text:p>10.435</text:p>
          </table:table-cell>
          <table:table-cell office:value-type="float" office:value="4.27928" calcext:value-type="float">
            <text:p>4.27928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2.26535" calcext:value-type="float">
            <text:p>-2.26535</text:p>
          </table:table-cell>
        </table:table-row>
        <table:table-row table:style-name="ro1">
          <table:table-cell office:value-type="float" office:value="10.445" calcext:value-type="float">
            <text:p>10.445</text:p>
          </table:table-cell>
          <table:table-cell office:value-type="float" office:value="0.106698" calcext:value-type="float">
            <text:p>0.106698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0.0178765" calcext:value-type="float">
            <text:p>-0.0178765</text:p>
          </table:table-cell>
        </table:table-row>
        <table:table-row table:style-name="ro1">
          <table:table-cell office:value-type="float" office:value="10.455" calcext:value-type="float">
            <text:p>10.455</text:p>
          </table:table-cell>
          <table:table-cell office:value-type="float" office:value="-0.0235635" calcext:value-type="float">
            <text:p>-0.0235635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-0.0292495" calcext:value-type="float">
            <text:p>-0.0292495</text:p>
          </table:table-cell>
        </table:table-row>
        <table:table-row table:style-name="ro1">
          <table:table-cell office:value-type="float" office:value="10.465" calcext:value-type="float">
            <text:p>10.465</text:p>
          </table:table-cell>
          <table:table-cell office:value-type="float" office:value="-0.0349344" calcext:value-type="float">
            <text:p>-0.0349344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1.11206" calcext:value-type="float">
            <text:p>-1.11206</text:p>
          </table:table-cell>
        </table:table-row>
        <table:table-row table:style-name="ro1">
          <table:table-cell office:value-type="float" office:value="10.475" calcext:value-type="float">
            <text:p>10.475</text:p>
          </table:table-cell>
          <table:table-cell office:value-type="float" office:value="0.903171" calcext:value-type="float">
            <text:p>0.90317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0652836" calcext:value-type="float">
            <text:p>0.0652836</text:p>
          </table:table-cell>
        </table:table-row>
        <table:table-row table:style-name="ro1">
          <table:table-cell office:value-type="float" office:value="10.485" calcext:value-type="float">
            <text:p>10.485</text:p>
          </table:table-cell>
          <table:table-cell office:value-type="float" office:value="-1.13072" calcext:value-type="float">
            <text:p>-1.13072</text:p>
          </table:table-cell>
        </table:table-row>
        <table:table-row table:style-name="ro1">
          <table:table-cell office:value-type="float" office:value="10.49" calcext:value-type="float">
            <text:p>10.49</text:p>
          </table:table-cell>
          <table:table-cell office:value-type="float" office:value="1.00357" calcext:value-type="float">
            <text:p>1.00357</text:p>
          </table:table-cell>
        </table:table-row>
        <table:table-row table:style-name="ro1">
          <table:table-cell office:value-type="float" office:value="10.495" calcext:value-type="float">
            <text:p>10.495</text:p>
          </table:table-cell>
          <table:table-cell office:value-type="float" office:value="-1.14353" calcext:value-type="float">
            <text:p>-1.14353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0765" calcext:value-type="float">
            <text:p>0.990765</text:p>
          </table:table-cell>
        </table:table-row>
        <table:table-row table:style-name="ro1">
          <table:table-cell office:value-type="float" office:value="10.505" calcext:value-type="float">
            <text:p>10.505</text:p>
          </table:table-cell>
          <table:table-cell office:value-type="float" office:value="-0.084882" calcext:value-type="float">
            <text:p>-0.084882</text:p>
          </table:table-cell>
        </table:table-row>
        <table:table-row table:style-name="ro1">
          <table:table-cell office:value-type="float" office:value="10.51" calcext:value-type="float">
            <text:p>10.51</text:p>
          </table:table-cell>
          <table:table-cell office:value-type="float" office:value="-0.0905451" calcext:value-type="float">
            <text:p>-0.0905451</text:p>
          </table:table-cell>
        </table:table-row>
        <table:table-row table:style-name="ro1">
          <table:table-cell office:value-type="float" office:value="10.515" calcext:value-type="float">
            <text:p>10.515</text:p>
          </table:table-cell>
          <table:table-cell office:value-type="float" office:value="-0.0962047" calcext:value-type="float">
            <text:p>-0.096204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-1.1733" calcext:value-type="float">
            <text:p>-1.1733</text:p>
          </table:table-cell>
        </table:table-row>
        <table:table-row table:style-name="ro1">
          <table:table-cell office:value-type="float" office:value="10.525" calcext:value-type="float">
            <text:p>10.525</text:p>
          </table:table-cell>
          <table:table-cell office:value-type="float" office:value="-0.110418" calcext:value-type="float">
            <text:p>-0.110418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953917" calcext:value-type="float">
            <text:p>0.953917</text:p>
          </table:table-cell>
        </table:table-row>
        <table:table-row table:style-name="ro1">
          <table:table-cell office:value-type="float" office:value="10.535" calcext:value-type="float">
            <text:p>10.535</text:p>
          </table:table-cell>
          <table:table-cell office:value-type="float" office:value="-0.240754" calcext:value-type="float">
            <text:p>-0.24075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-1.08005" calcext:value-type="float">
            <text:p>-1.08005</text:p>
          </table:table-cell>
        </table:table-row>
        <table:table-row table:style-name="ro1">
          <table:table-cell office:value-type="float" office:value="10.545" calcext:value-type="float">
            <text:p>10.545</text:p>
          </table:table-cell>
          <table:table-cell office:value-type="float" office:value="0.935397" calcext:value-type="float">
            <text:p>0.935397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0.14021" calcext:value-type="float">
            <text:p>-0.14021</text:p>
          </table:table-cell>
        </table:table-row>
        <table:table-row table:style-name="ro1">
          <table:table-cell office:value-type="float" office:value="10.555" calcext:value-type="float">
            <text:p>10.555</text:p>
          </table:table-cell>
          <table:table-cell office:value-type="float" office:value="-1.21726" calcext:value-type="float">
            <text:p>-1.21726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98852" calcext:value-type="float">
            <text:p>1.98852</text:p>
          </table:table-cell>
        </table:table-row>
        <table:table-row table:style-name="ro1">
          <table:table-cell office:value-type="float" office:value="10.565" calcext:value-type="float">
            <text:p>10.565</text:p>
          </table:table-cell>
          <table:table-cell office:value-type="float" office:value="-2.29846" calcext:value-type="float">
            <text:p>-2.29846</text:p>
          </table:table-cell>
        </table:table-row>
        <table:table-row table:style-name="ro1">
          <table:table-cell office:value-type="float" office:value="10.57" calcext:value-type="float">
            <text:p>10.57</text:p>
          </table:table-cell>
          <table:table-cell office:value-type="float" office:value="0.905881" calcext:value-type="float">
            <text:p>0.905881</text:p>
          </table:table-cell>
        </table:table-row>
        <table:table-row table:style-name="ro1">
          <table:table-cell office:value-type="float" office:value="10.575" calcext:value-type="float">
            <text:p>10.575</text:p>
          </table:table-cell>
          <table:table-cell office:value-type="float" office:value="-0.288743" calcext:value-type="float">
            <text:p>-0.288743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2.08628" calcext:value-type="float">
            <text:p>2.08628</text:p>
          </table:table-cell>
        </table:table-row>
        <table:table-row table:style-name="ro1">
          <table:table-cell office:value-type="float" office:value="10.585" calcext:value-type="float">
            <text:p>10.585</text:p>
          </table:table-cell>
          <table:table-cell office:value-type="float" office:value="-0.294333" calcext:value-type="float">
            <text:p>-0.294333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0.0592719" calcext:value-type="float">
            <text:p>-0.0592719</text:p>
          </table:table-cell>
        </table:table-row>
        <table:table-row table:style-name="ro1">
          <table:table-cell office:value-type="float" office:value="10.595" calcext:value-type="float">
            <text:p>10.595</text:p>
          </table:table-cell>
          <table:table-cell office:value-type="float" office:value="0.7715" calcext:value-type="float">
            <text:p>0.771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2.20481" calcext:value-type="float">
            <text:p>-2.20481</text:p>
          </table:table-cell>
        </table:table-row>
        <table:table-row table:style-name="ro1">
          <table:table-cell office:value-type="float" office:value="10.605" calcext:value-type="float">
            <text:p>10.605</text:p>
          </table:table-cell>
          <table:table-cell office:value-type="float" office:value="1.8359" calcext:value-type="float">
            <text:p>1.8359</text:p>
          </table:table-cell>
        </table:table-row>
        <table:table-row table:style-name="ro1">
          <table:table-cell office:value-type="float" office:value="10.61" calcext:value-type="float">
            <text:p>10.61</text:p>
          </table:table-cell>
          <table:table-cell office:value-type="float" office:value="-1.25802" calcext:value-type="float">
            <text:p>-1.25802</text:p>
          </table:table-cell>
        </table:table-row>
        <table:table-row table:style-name="ro1">
          <table:table-cell office:value-type="float" office:value="10.615" calcext:value-type="float">
            <text:p>10.615</text:p>
          </table:table-cell>
          <table:table-cell office:value-type="float" office:value="-0.0718567" calcext:value-type="float">
            <text:p>-0.071856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1.3839" calcext:value-type="float">
            <text:p>-1.3839</text:p>
          </table:table-cell>
        </table:table-row>
        <table:table-row table:style-name="ro1">
          <table:table-cell office:value-type="float" office:value="10.625" calcext:value-type="float">
            <text:p>10.625</text:p>
          </table:table-cell>
          <table:table-cell office:value-type="float" office:value="-0.0802796" calcext:value-type="float">
            <text:p>-0.0802796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1.2747" calcext:value-type="float">
            <text:p>-1.2747</text:p>
          </table:table-cell>
        </table:table-row>
        <table:table-row table:style-name="ro1">
          <table:table-cell office:value-type="float" office:value="10.635" calcext:value-type="float">
            <text:p>10.635</text:p>
          </table:table-cell>
          <table:table-cell office:value-type="float" office:value="-1.28167" calcext:value-type="float">
            <text:p>-1.28167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.852757" calcext:value-type="float">
            <text:p>0.852757</text:p>
          </table:table-cell>
        </table:table-row>
        <table:table-row table:style-name="ro1">
          <table:table-cell office:value-type="float" office:value="10.645" calcext:value-type="float">
            <text:p>10.645</text:p>
          </table:table-cell>
          <table:table-cell office:value-type="float" office:value="-0.341797" calcext:value-type="float">
            <text:p>-0.341797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0.109542" calcext:value-type="float">
            <text:p>-0.109542</text:p>
          </table:table-cell>
        </table:table-row>
        <table:table-row table:style-name="ro1">
          <table:table-cell office:value-type="float" office:value="10.655" calcext:value-type="float">
            <text:p>10.655</text:p>
          </table:table-cell>
          <table:table-cell office:value-type="float" office:value="-0.233939" calcext:value-type="float">
            <text:p>-0.233939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.831955" calcext:value-type="float">
            <text:p>0.831955</text:p>
          </table:table-cell>
        </table:table-row>
        <table:table-row table:style-name="ro1">
          <table:table-cell office:value-type="float" office:value="10.665" calcext:value-type="float">
            <text:p>10.665</text:p>
          </table:table-cell>
          <table:table-cell office:value-type="float" office:value="-1.3135" calcext:value-type="float">
            <text:p>-1.3135</text:p>
          </table:table-cell>
        </table:table-row>
        <table:table-row table:style-name="ro1">
          <table:table-cell office:value-type="float" office:value="10.67" calcext:value-type="float">
            <text:p>10.67</text:p>
          </table:table-cell>
          <table:table-cell office:value-type="float" office:value="-0.368051" calcext:value-type="float">
            <text:p>-0.368051</text:p>
          </table:table-cell>
        </table:table-row>
        <table:table-row table:style-name="ro1">
          <table:table-cell office:value-type="float" office:value="10.675" calcext:value-type="float">
            <text:p>10.675</text:p>
          </table:table-cell>
          <table:table-cell office:value-type="float" office:value="-0.135753" calcext:value-type="float">
            <text:p>-0.135753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260107" calcext:value-type="float">
            <text:p>-0.260107</text:p>
          </table:table-cell>
        </table:table-row>
        <table:table-row table:style-name="ro1">
          <table:table-cell office:value-type="float" office:value="10.685" calcext:value-type="float">
            <text:p>10.685</text:p>
          </table:table-cell>
          <table:table-cell office:value-type="float" office:value="-0.265564" calcext:value-type="float">
            <text:p>-0.265564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-0.271011" calcext:value-type="float">
            <text:p>-0.271011</text:p>
          </table:table-cell>
        </table:table-row>
        <table:table-row table:style-name="ro1">
          <table:table-cell office:value-type="float" office:value="10.695" calcext:value-type="float">
            <text:p>10.695</text:p>
          </table:table-cell>
          <table:table-cell office:value-type="float" office:value="0.675888" calcext:value-type="float">
            <text:p>0.67588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1.23173" calcext:value-type="float">
            <text:p>-1.23173</text:p>
          </table:table-cell>
        </table:table-row>
        <table:table-row table:style-name="ro1">
          <table:table-cell office:value-type="float" office:value="10.705" calcext:value-type="float">
            <text:p>10.705</text:p>
          </table:table-cell>
          <table:table-cell office:value-type="float" office:value="-0.286054" calcext:value-type="float">
            <text:p>-0.286054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291462" calcext:value-type="float">
            <text:p>-0.291462</text:p>
          </table:table-cell>
        </table:table-row>
        <table:table-row table:style-name="ro1">
          <table:table-cell office:value-type="float" office:value="10.715" calcext:value-type="float">
            <text:p>10.715</text:p>
          </table:table-cell>
          <table:table-cell office:value-type="float" office:value="-0.296859" calcext:value-type="float">
            <text:p>-0.296859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-0.421285" calcext:value-type="float">
            <text:p>-0.421285</text:p>
          </table:table-cell>
        </table:table-row>
        <table:table-row table:style-name="ro1">
          <table:table-cell office:value-type="float" office:value="10.725" calcext:value-type="float">
            <text:p>10.725</text:p>
          </table:table-cell>
          <table:table-cell office:value-type="float" office:value="-1.14121" calcext:value-type="float">
            <text:p>-1.14121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517695" calcext:value-type="float">
            <text:p>0.517695</text:p>
          </table:table-cell>
        </table:table-row>
        <table:table-row table:style-name="ro1">
          <table:table-cell office:value-type="float" office:value="10.735" calcext:value-type="float">
            <text:p>10.735</text:p>
          </table:table-cell>
          <table:table-cell office:value-type="float" office:value="-0.200974" calcext:value-type="float">
            <text:p>-0.200974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0.325197" calcext:value-type="float">
            <text:p>-0.325197</text:p>
          </table:table-cell>
        </table:table-row>
        <table:table-row table:style-name="ro1">
          <table:table-cell office:value-type="float" office:value="10.745" calcext:value-type="float">
            <text:p>10.745</text:p>
          </table:table-cell>
          <table:table-cell office:value-type="float" office:value="-0.330521" calcext:value-type="float">
            <text:p>-0.330521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0.335833" calcext:value-type="float">
            <text:p>-0.335833</text:p>
          </table:table-cell>
        </table:table-row>
        <table:table-row table:style-name="ro1">
          <table:table-cell office:value-type="float" office:value="10.755" calcext:value-type="float">
            <text:p>10.755</text:p>
          </table:table-cell>
          <table:table-cell office:value-type="float" office:value="-0.341132" calcext:value-type="float">
            <text:p>-0.341132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0.465456" calcext:value-type="float">
            <text:p>-0.465456</text:p>
          </table:table-cell>
        </table:table-row>
        <table:table-row table:style-name="ro1">
          <table:table-cell office:value-type="float" office:value="10.765" calcext:value-type="float">
            <text:p>10.765</text:p>
          </table:table-cell>
          <table:table-cell office:value-type="float" office:value="-0.232956" calcext:value-type="float">
            <text:p>-0.23295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0.71423" calcext:value-type="float">
            <text:p>0.71423</text:p>
          </table:table-cell>
        </table:table-row>
        <table:table-row table:style-name="ro1">
          <table:table-cell office:value-type="float" office:value="10.775" calcext:value-type="float">
            <text:p>10.775</text:p>
          </table:table-cell>
          <table:table-cell office:value-type="float" office:value="-1.43098" calcext:value-type="float">
            <text:p>-1.43098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0.366239" calcext:value-type="float">
            <text:p>-0.366239</text:p>
          </table:table-cell>
        </table:table-row>
        <table:table-row table:style-name="ro1">
          <table:table-cell office:value-type="float" office:value="10.785" calcext:value-type="float">
            <text:p>10.785</text:p>
          </table:table-cell>
          <table:table-cell office:value-type="float" office:value="1.65215" calcext:value-type="float">
            <text:p>1.65215</text:p>
          </table:table-cell>
        </table:table-row>
        <table:table-row table:style-name="ro1">
          <table:table-cell office:value-type="float" office:value="10.79" calcext:value-type="float">
            <text:p>10.79</text:p>
          </table:table-cell>
          <table:table-cell office:value-type="float" office:value="-0.371611" calcext:value-type="float">
            <text:p>-0.371611</text:p>
          </table:table-cell>
        </table:table-row>
        <table:table-row table:style-name="ro1">
          <table:table-cell office:value-type="float" office:value="10.795" calcext:value-type="float">
            <text:p>10.795</text:p>
          </table:table-cell>
          <table:table-cell office:value-type="float" office:value="-0.255256" calcext:value-type="float">
            <text:p>-0.25525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0.495706" calcext:value-type="float">
            <text:p>-0.495706</text:p>
          </table:table-cell>
        </table:table-row>
        <table:table-row table:style-name="ro1">
          <table:table-cell office:value-type="float" office:value="10.805" calcext:value-type="float">
            <text:p>10.805</text:p>
          </table:table-cell>
          <table:table-cell office:value-type="float" office:value="-0.260457" calcext:value-type="float">
            <text:p>-0.260457</text:p>
          </table:table-cell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-0.500901" calcext:value-type="float">
            <text:p>-0.500901</text:p>
          </table:table-cell>
        </table:table-row>
        <table:table-row table:style-name="ro1">
          <table:table-cell office:value-type="float" office:value="10.815" calcext:value-type="float">
            <text:p>10.815</text:p>
          </table:table-cell>
          <table:table-cell office:value-type="float" office:value="-0.38468" calcext:value-type="float">
            <text:p>-0.38468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-0.268308" calcext:value-type="float">
            <text:p>-0.268308</text:p>
          </table:table-cell>
        </table:table-row>
        <table:table-row table:style-name="ro1">
          <table:table-cell office:value-type="float" office:value="10.825" calcext:value-type="float">
            <text:p>10.825</text:p>
          </table:table-cell>
          <table:table-cell office:value-type="float" office:value="-0.50874" calcext:value-type="float">
            <text:p>-0.5087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273474" calcext:value-type="float">
            <text:p>-0.273474</text:p>
          </table:table-cell>
        </table:table-row>
        <table:table-row table:style-name="ro1">
          <table:table-cell office:value-type="float" office:value="10.835" calcext:value-type="float">
            <text:p>10.835</text:p>
          </table:table-cell>
          <table:table-cell office:value-type="float" office:value="-0.513899" calcext:value-type="float">
            <text:p>-0.513899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-0.278625" calcext:value-type="float">
            <text:p>-0.278625</text:p>
          </table:table-cell>
        </table:table-row>
        <table:table-row table:style-name="ro1">
          <table:table-cell office:value-type="float" office:value="10.845" calcext:value-type="float">
            <text:p>10.845</text:p>
          </table:table-cell>
          <table:table-cell office:value-type="float" office:value="-0.519042" calcext:value-type="float">
            <text:p>-0.519042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0.402795" calcext:value-type="float">
            <text:p>-0.402795</text:p>
          </table:table-cell>
        </table:table-row>
        <table:table-row table:style-name="ro1">
          <table:table-cell office:value-type="float" office:value="10.855" calcext:value-type="float">
            <text:p>10.855</text:p>
          </table:table-cell>
          <table:table-cell office:value-type="float" office:value="-0.286398" calcext:value-type="float">
            <text:p>-0.286398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0.526803" calcext:value-type="float">
            <text:p>-0.526803</text:p>
          </table:table-cell>
        </table:table-row>
        <table:table-row table:style-name="ro1">
          <table:table-cell office:value-type="float" office:value="10.865" calcext:value-type="float">
            <text:p>10.865</text:p>
          </table:table-cell>
          <table:table-cell office:value-type="float" office:value="-0.291511" calcext:value-type="float">
            <text:p>-0.291511</text:p>
          </table:table-cell>
        </table:table-row>
        <table:table-row table:style-name="ro1">
          <table:table-cell office:value-type="float" office:value="10.87" calcext:value-type="float">
            <text:p>10.87</text:p>
          </table:table-cell>
          <table:table-cell office:value-type="float" office:value="-0.531909" calcext:value-type="float">
            <text:p>-0.531909</text:p>
          </table:table-cell>
        </table:table-row>
        <table:table-row table:style-name="ro1">
          <table:table-cell office:value-type="float" office:value="10.875" calcext:value-type="float">
            <text:p>10.875</text:p>
          </table:table-cell>
          <table:table-cell office:value-type="float" office:value="0.655649" calcext:value-type="float">
            <text:p>0.655649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2.43919" calcext:value-type="float">
            <text:p>-2.43919</text:p>
          </table:table-cell>
        </table:table-row>
        <table:table-row table:style-name="ro1">
          <table:table-cell office:value-type="float" office:value="10.885" calcext:value-type="float">
            <text:p>10.885</text:p>
          </table:table-cell>
          <table:table-cell office:value-type="float" office:value="1.60166" calcext:value-type="float">
            <text:p>1.60166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-1.49201" calcext:value-type="float">
            <text:p>-1.49201</text:p>
          </table:table-cell>
        </table:table-row>
        <table:table-row table:style-name="ro1">
          <table:table-cell office:value-type="float" office:value="10.895" calcext:value-type="float">
            <text:p>10.895</text:p>
          </table:table-cell>
          <table:table-cell office:value-type="float" office:value="-1.37689" calcext:value-type="float">
            <text:p>-1.37689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1.59398" calcext:value-type="float">
            <text:p>1.59398</text:p>
          </table:table-cell>
        </table:table-row>
        <table:table-row table:style-name="ro1">
          <table:table-cell office:value-type="float" office:value="10.905" calcext:value-type="float">
            <text:p>10.905</text:p>
          </table:table-cell>
          <table:table-cell office:value-type="float" office:value="-2.45192" calcext:value-type="float">
            <text:p>-2.45192</text:p>
          </table:table-cell>
        </table:table-row>
        <table:table-row table:style-name="ro1">
          <table:table-cell office:value-type="float" office:value="10.91" calcext:value-type="float">
            <text:p>10.91</text:p>
          </table:table-cell>
          <table:table-cell office:value-type="float" office:value="1.58894" calcext:value-type="float">
            <text:p>1.58894</text:p>
          </table:table-cell>
        </table:table-row>
        <table:table-row table:style-name="ro1">
          <table:table-cell office:value-type="float" office:value="10.915" calcext:value-type="float">
            <text:p>10.915</text:p>
          </table:table-cell>
          <table:table-cell office:value-type="float" office:value="-2.45695" calcext:value-type="float">
            <text:p>-2.45695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512635" calcext:value-type="float">
            <text:p>0.512635</text:p>
          </table:table-cell>
        </table:table-row>
        <table:table-row table:style-name="ro1">
          <table:table-cell office:value-type="float" office:value="10.925" calcext:value-type="float">
            <text:p>10.925</text:p>
          </table:table-cell>
          <table:table-cell office:value-type="float" office:value="0.630232" calcext:value-type="float">
            <text:p>0.630232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1.39328" calcext:value-type="float">
            <text:p>-1.39328</text:p>
          </table:table-cell>
        </table:table-row>
        <table:table-row table:style-name="ro1">
          <table:table-cell office:value-type="float" office:value="10.935" calcext:value-type="float">
            <text:p>10.935</text:p>
          </table:table-cell>
          <table:table-cell office:value-type="float" office:value="-0.563642" calcext:value-type="float">
            <text:p>-0.563642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-0.328294" calcext:value-type="float">
            <text:p>-0.328294</text:p>
          </table:table-cell>
        </table:table-row>
        <table:table-row table:style-name="ro1">
          <table:table-cell office:value-type="float" office:value="10.945" calcext:value-type="float">
            <text:p>10.945</text:p>
          </table:table-cell>
          <table:table-cell office:value-type="float" office:value="-0.568632" calcext:value-type="float">
            <text:p>-0.568632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333275" calcext:value-type="float">
            <text:p>-0.333275</text:p>
          </table:table-cell>
        </table:table-row>
        <table:table-row table:style-name="ro1">
          <table:table-cell office:value-type="float" office:value="10.955" calcext:value-type="float">
            <text:p>10.955</text:p>
          </table:table-cell>
          <table:table-cell office:value-type="float" office:value="-0.573604" calcext:value-type="float">
            <text:p>-0.573604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-0.457268" calcext:value-type="float">
            <text:p>-0.457268</text:p>
          </table:table-cell>
        </table:table-row>
        <table:table-row table:style-name="ro1">
          <table:table-cell office:value-type="float" office:value="10.965" calcext:value-type="float">
            <text:p>10.965</text:p>
          </table:table-cell>
          <table:table-cell office:value-type="float" office:value="-0.340786" calcext:value-type="float">
            <text:p>-0.340786</text:p>
          </table:table-cell>
        </table:table-row>
        <table:table-row table:style-name="ro1">
          <table:table-cell office:value-type="float" office:value="10.97" calcext:value-type="float">
            <text:p>10.97</text:p>
          </table:table-cell>
          <table:table-cell office:value-type="float" office:value="-0.581101" calcext:value-type="float">
            <text:p>-0.581101</text:p>
          </table:table-cell>
        </table:table-row>
        <table:table-row table:style-name="ro1">
          <table:table-cell office:value-type="float" office:value="10.975" calcext:value-type="float">
            <text:p>10.975</text:p>
          </table:table-cell>
          <table:table-cell office:value-type="float" office:value="-0.345724" calcext:value-type="float">
            <text:p>-0.34572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586031" calcext:value-type="float">
            <text:p>-0.586031</text:p>
          </table:table-cell>
        </table:table-row>
        <table:table-row table:style-name="ro1">
          <table:table-cell office:value-type="float" office:value="10.985" calcext:value-type="float">
            <text:p>10.985</text:p>
          </table:table-cell>
          <table:table-cell office:value-type="float" office:value="-0.469672" calcext:value-type="float">
            <text:p>-0.469672</text:p>
          </table:table-cell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-0.353169" calcext:value-type="float">
            <text:p>-0.353169</text:p>
          </table:table-cell>
        </table:table-row>
        <table:table-row table:style-name="ro1">
          <table:table-cell office:value-type="float" office:value="10.995" calcext:value-type="float">
            <text:p>10.995</text:p>
          </table:table-cell>
          <table:table-cell office:value-type="float" office:value="-0.593462" calcext:value-type="float">
            <text:p>-0.59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58064" calcext:value-type="float">
            <text:p>-0.358064</text:p>
          </table:table-cell>
        </table:table-row>
        <table:table-row table:style-name="ro1">
          <table:table-cell office:value-type="float" office:value="11.005" calcext:value-type="float">
            <text:p>11.005</text:p>
          </table:table-cell>
          <table:table-cell office:value-type="float" office:value="-0.598348" calcext:value-type="float">
            <text:p>-0.598348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36294" calcext:value-type="float">
            <text:p>-0.36294</text:p>
          </table:table-cell>
        </table:table-row>
        <table:table-row table:style-name="ro1">
          <table:table-cell office:value-type="float" office:value="11.015" calcext:value-type="float">
            <text:p>11.015</text:p>
          </table:table-cell>
          <table:table-cell office:value-type="float" office:value="-0.603215" calcext:value-type="float">
            <text:p>-0.603215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-0.486824" calcext:value-type="float">
            <text:p>-0.486824</text:p>
          </table:table-cell>
        </table:table-row>
        <table:table-row table:style-name="ro1">
          <table:table-cell office:value-type="float" office:value="11.025" calcext:value-type="float">
            <text:p>11.025</text:p>
          </table:table-cell>
          <table:table-cell office:value-type="float" office:value="0.700936" calcext:value-type="float">
            <text:p>0.700936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-2.75051" calcext:value-type="float">
            <text:p>-2.75051</text:p>
          </table:table-cell>
        </table:table-row>
        <table:table-row table:style-name="ro1">
          <table:table-cell office:value-type="float" office:value="11.035" calcext:value-type="float">
            <text:p>11.035</text:p>
          </table:table-cell>
          <table:table-cell office:value-type="float" office:value="0.69486" calcext:value-type="float">
            <text:p>0.69486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-0.615373" calcext:value-type="float">
            <text:p>-0.615373</text:p>
          </table:table-cell>
        </table:table-row>
        <table:table-row table:style-name="ro1">
          <table:table-cell office:value-type="float" office:value="11.045" calcext:value-type="float">
            <text:p>11.045</text:p>
          </table:table-cell>
          <table:table-cell office:value-type="float" office:value="0.572259" calcext:value-type="float">
            <text:p>0.572259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1.45115" calcext:value-type="float">
            <text:p>-1.45115</text:p>
          </table:table-cell>
        </table:table-row>
        <table:table-row table:style-name="ro1">
          <table:table-cell office:value-type="float" office:value="11.055" calcext:value-type="float">
            <text:p>11.055</text:p>
          </table:table-cell>
          <table:table-cell office:value-type="float" office:value="-0.621408" calcext:value-type="float">
            <text:p>-0.621408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-1.45717" calcext:value-type="float">
            <text:p>-1.45717</text:p>
          </table:table-cell>
        </table:table-row>
        <table:table-row table:style-name="ro1">
          <table:table-cell office:value-type="float" office:value="11.065" calcext:value-type="float">
            <text:p>11.065</text:p>
          </table:table-cell>
          <table:table-cell office:value-type="float" office:value="1.51378" calcext:value-type="float">
            <text:p>1.51378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1.57973" calcext:value-type="float">
            <text:p>-1.57973</text:p>
          </table:table-cell>
        </table:table-row>
        <table:table-row table:style-name="ro1">
          <table:table-cell office:value-type="float" office:value="11.075" calcext:value-type="float">
            <text:p>11.075</text:p>
          </table:table-cell>
          <table:table-cell office:value-type="float" office:value="-0.393174" calcext:value-type="float">
            <text:p>-0.393174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0.633389" calcext:value-type="float">
            <text:p>-0.633389</text:p>
          </table:table-cell>
        </table:table-row>
        <table:table-row table:style-name="ro1">
          <table:table-cell office:value-type="float" office:value="11.085" calcext:value-type="float">
            <text:p>11.085</text:p>
          </table:table-cell>
          <table:table-cell office:value-type="float" office:value="-1.46911" calcext:value-type="float">
            <text:p>-1.46911</text:p>
          </table:table-cell>
        </table:table-row>
        <table:table-row table:style-name="ro1">
          <table:table-cell office:value-type="float" office:value="11.09" calcext:value-type="float">
            <text:p>11.09</text:p>
          </table:table-cell>
          <table:table-cell office:value-type="float" office:value="0.430647" calcext:value-type="float">
            <text:p>0.430647</text:p>
          </table:table-cell>
        </table:table-row>
        <table:table-row table:style-name="ro1">
          <table:table-cell office:value-type="float" office:value="11.095" calcext:value-type="float">
            <text:p>11.095</text:p>
          </table:table-cell>
          <table:table-cell office:value-type="float" office:value="-0.403849" calcext:value-type="float">
            <text:p>-0.403849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644041" calcext:value-type="float">
            <text:p>-0.644041</text:p>
          </table:table-cell>
        </table:table-row>
        <table:table-row table:style-name="ro1">
          <table:table-cell office:value-type="float" office:value="11.105" calcext:value-type="float">
            <text:p>11.105</text:p>
          </table:table-cell>
          <table:table-cell office:value-type="float" office:value="-0.527568" calcext:value-type="float">
            <text:p>-0.527568</text:p>
          </table:table-cell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-0.410955" calcext:value-type="float">
            <text:p>-0.410955</text:p>
          </table:table-cell>
        </table:table-row>
        <table:table-row table:style-name="ro1">
          <table:table-cell office:value-type="float" office:value="11.115" calcext:value-type="float">
            <text:p>11.115</text:p>
          </table:table-cell>
          <table:table-cell office:value-type="float" office:value="0.42005" calcext:value-type="float">
            <text:p>0.42005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-2.55559" calcext:value-type="float">
            <text:p>-2.55559</text:p>
          </table:table-cell>
        </table:table-row>
        <table:table-row table:style-name="ro1">
          <table:table-cell office:value-type="float" office:value="11.125" calcext:value-type="float">
            <text:p>11.125</text:p>
          </table:table-cell>
          <table:table-cell office:value-type="float" office:value="1.48537" calcext:value-type="float">
            <text:p>1.48537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2.56023" calcext:value-type="float">
            <text:p>-2.56023</text:p>
          </table:table-cell>
        </table:table-row>
        <table:table-row table:style-name="ro1">
          <table:table-cell office:value-type="float" office:value="11.135" calcext:value-type="float">
            <text:p>11.135</text:p>
          </table:table-cell>
          <table:table-cell office:value-type="float" office:value="0.409554" calcext:value-type="float">
            <text:p>0.40955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-0.543918" calcext:value-type="float">
            <text:p>-0.543918</text:p>
          </table:table-cell>
        </table:table-row>
        <table:table-row table:style-name="ro1">
          <table:table-cell office:value-type="float" office:value="11.145" calcext:value-type="float">
            <text:p>11.145</text:p>
          </table:table-cell>
          <table:table-cell office:value-type="float" office:value="-1.49844" calcext:value-type="float">
            <text:p>-1.49844</text:p>
          </table:table-cell>
        </table:table-row>
        <table:table-row table:style-name="ro1">
          <table:table-cell office:value-type="float" office:value="11.15" calcext:value-type="float">
            <text:p>11.15</text:p>
          </table:table-cell>
          <table:table-cell office:value-type="float" office:value="0.401389" calcext:value-type="float">
            <text:p>0.401389</text:p>
          </table:table-cell>
        </table:table-row>
        <table:table-row table:style-name="ro1">
          <table:table-cell office:value-type="float" office:value="11.155" calcext:value-type="float">
            <text:p>11.155</text:p>
          </table:table-cell>
          <table:table-cell office:value-type="float" office:value="0.638113" calcext:value-type="float">
            <text:p>0.63811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2.81314" calcext:value-type="float">
            <text:p>-2.81314</text:p>
          </table:table-cell>
        </table:table-row>
        <table:table-row table:style-name="ro1">
          <table:table-cell office:value-type="float" office:value="11.165" calcext:value-type="float">
            <text:p>11.165</text:p>
          </table:table-cell>
          <table:table-cell office:value-type="float" office:value="1.5845" calcext:value-type="float">
            <text:p>1.5845</text:p>
          </table:table-cell>
        </table:table-row>
        <table:table-row table:style-name="ro1">
          <table:table-cell office:value-type="float" office:value="11.17" calcext:value-type="float">
            <text:p>11.17</text:p>
          </table:table-cell>
          <table:table-cell office:value-type="float" office:value="-1.50877" calcext:value-type="float">
            <text:p>-1.50877</text:p>
          </table:table-cell>
        </table:table-row>
        <table:table-row table:style-name="ro1">
          <table:table-cell office:value-type="float" office:value="11.175" calcext:value-type="float">
            <text:p>11.175</text:p>
          </table:table-cell>
          <table:table-cell office:value-type="float" office:value="-0.678904" calcext:value-type="float">
            <text:p>-0.67890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1.51448" calcext:value-type="float">
            <text:p>-1.51448</text:p>
          </table:table-cell>
        </table:table-row>
        <table:table-row table:style-name="ro1">
          <table:table-cell office:value-type="float" office:value="11.185" calcext:value-type="float">
            <text:p>11.185</text:p>
          </table:table-cell>
          <table:table-cell office:value-type="float" office:value="0.385381" calcext:value-type="float">
            <text:p>0.385381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-0.449019" calcext:value-type="float">
            <text:p>-0.449019</text:p>
          </table:table-cell>
        </table:table-row>
        <table:table-row table:style-name="ro1">
          <table:table-cell office:value-type="float" office:value="11.195" calcext:value-type="float">
            <text:p>11.195</text:p>
          </table:table-cell>
          <table:table-cell office:value-type="float" office:value="-0.689108" calcext:value-type="float">
            <text:p>-0.68910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0.453516" calcext:value-type="float">
            <text:p>-0.453516</text:p>
          </table:table-cell>
        </table:table-row>
        <table:table-row table:style-name="ro1">
          <table:table-cell office:value-type="float" office:value="11.205" calcext:value-type="float">
            <text:p>11.205</text:p>
          </table:table-cell>
          <table:table-cell office:value-type="float" office:value="-0.693594" calcext:value-type="float">
            <text:p>-0.693594</text:p>
          </table:table-cell>
        </table:table-row>
        <table:table-row table:style-name="ro1">
          <table:table-cell office:value-type="float" office:value="11.21" calcext:value-type="float">
            <text:p>11.21</text:p>
          </table:table-cell>
          <table:table-cell office:value-type="float" office:value="-0.577007" calcext:value-type="float">
            <text:p>-0.577007</text:p>
          </table:table-cell>
        </table:table-row>
        <table:table-row table:style-name="ro1">
          <table:table-cell office:value-type="float" office:value="11.215" calcext:value-type="float">
            <text:p>11.215</text:p>
          </table:table-cell>
          <table:table-cell office:value-type="float" office:value="-0.460286" calcext:value-type="float">
            <text:p>-0.460286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0.700347" calcext:value-type="float">
            <text:p>-0.700347</text:p>
          </table:table-cell>
        </table:table-row>
        <table:table-row table:style-name="ro1">
          <table:table-cell office:value-type="float" office:value="11.225" calcext:value-type="float">
            <text:p>11.225</text:p>
          </table:table-cell>
          <table:table-cell office:value-type="float" office:value="-0.464729" calcext:value-type="float">
            <text:p>-0.464729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1.7759" calcext:value-type="float">
            <text:p>-1.7759</text:p>
          </table:table-cell>
        </table:table-row>
        <table:table-row table:style-name="ro1">
          <table:table-cell office:value-type="float" office:value="11.235" calcext:value-type="float">
            <text:p>11.235</text:p>
          </table:table-cell>
          <table:table-cell office:value-type="float" office:value="0.599697" calcext:value-type="float">
            <text:p>0.599697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360791" calcext:value-type="float">
            <text:p>0.360791</text:p>
          </table:table-cell>
        </table:table-row>
        <table:table-row table:style-name="ro1">
          <table:table-cell office:value-type="float" office:value="11.245" calcext:value-type="float">
            <text:p>11.245</text:p>
          </table:table-cell>
          <table:table-cell office:value-type="float" office:value="-2.61464" calcext:value-type="float">
            <text:p>-2.61464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715826" calcext:value-type="float">
            <text:p>-0.715826</text:p>
          </table:table-cell>
        </table:table-row>
        <table:table-row table:style-name="ro1">
          <table:table-cell office:value-type="float" office:value="11.255" calcext:value-type="float">
            <text:p>11.255</text:p>
          </table:table-cell>
          <table:table-cell office:value-type="float" office:value="0.589811" calcext:value-type="float">
            <text:p>0.589811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-1.79128" calcext:value-type="float">
            <text:p>-1.79128</text:p>
          </table:table-cell>
        </table:table-row>
        <table:table-row table:style-name="ro1">
          <table:table-cell office:value-type="float" office:value="11.265" calcext:value-type="float">
            <text:p>11.265</text:p>
          </table:table-cell>
          <table:table-cell office:value-type="float" office:value="0.584354" calcext:value-type="float">
            <text:p>0.584354</text:p>
          </table:table-cell>
        </table:table-row>
        <table:table-row table:style-name="ro1">
          <table:table-cell office:value-type="float" office:value="11.27" calcext:value-type="float">
            <text:p>11.27</text:p>
          </table:table-cell>
          <table:table-cell office:value-type="float" office:value="0.345468" calcext:value-type="float">
            <text:p>0.345468</text:p>
          </table:table-cell>
        </table:table-row>
        <table:table-row table:style-name="ro1">
          <table:table-cell office:value-type="float" office:value="11.275" calcext:value-type="float">
            <text:p>11.275</text:p>
          </table:table-cell>
          <table:table-cell office:value-type="float" office:value="-2.74892" calcext:value-type="float">
            <text:p>-2.7489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.64891" calcext:value-type="float">
            <text:p>1.64891</text:p>
          </table:table-cell>
        </table:table-row>
        <table:table-row table:style-name="ro1">
          <table:table-cell office:value-type="float" office:value="11.285" calcext:value-type="float">
            <text:p>11.285</text:p>
          </table:table-cell>
          <table:table-cell office:value-type="float" office:value="-4.89525" calcext:value-type="float">
            <text:p>-4.89525</text:p>
          </table:table-cell>
        </table:table-row>
        <table:table-row table:style-name="ro1">
          <table:table-cell office:value-type="float" office:value="11.29" calcext:value-type="float">
            <text:p>11.29</text:p>
          </table:table-cell>
          <table:table-cell office:value-type="float" office:value="1.40247" calcext:value-type="float">
            <text:p>1.40247</text:p>
          </table:table-cell>
        </table:table-row>
        <table:table-row table:style-name="ro1">
          <table:table-cell office:value-type="float" office:value="11.295" calcext:value-type="float">
            <text:p>11.295</text:p>
          </table:table-cell>
          <table:table-cell office:value-type="float" office:value="1.63927" calcext:value-type="float">
            <text:p>1.6392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2.8817" calcext:value-type="float">
            <text:p>-2.8817</text:p>
          </table:table-cell>
        </table:table-row>
        <table:table-row table:style-name="ro1">
          <table:table-cell office:value-type="float" office:value="11.305" calcext:value-type="float">
            <text:p>11.305</text:p>
          </table:table-cell>
          <table:table-cell office:value-type="float" office:value="0.563969" calcext:value-type="float">
            <text:p>0.563969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0.325111" calcext:value-type="float">
            <text:p>0.325111</text:p>
          </table:table-cell>
        </table:table-row>
        <table:table-row table:style-name="ro1">
          <table:table-cell office:value-type="float" office:value="11.315" calcext:value-type="float">
            <text:p>11.315</text:p>
          </table:table-cell>
          <table:table-cell office:value-type="float" office:value="-1.69813" calcext:value-type="float">
            <text:p>-1.69813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-0.511296" calcext:value-type="float">
            <text:p>-0.511296</text:p>
          </table:table-cell>
        </table:table-row>
        <table:table-row table:style-name="ro1">
          <table:table-cell office:value-type="float" office:value="11.325" calcext:value-type="float">
            <text:p>11.325</text:p>
          </table:table-cell>
          <table:table-cell office:value-type="float" office:value="-0.75122" calcext:value-type="float">
            <text:p>-0.75122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-0.634478" calcext:value-type="float">
            <text:p>-0.634478</text:p>
          </table:table-cell>
        </table:table-row>
        <table:table-row table:style-name="ro1">
          <table:table-cell office:value-type="float" office:value="11.335" calcext:value-type="float">
            <text:p>11.335</text:p>
          </table:table-cell>
          <table:table-cell office:value-type="float" office:value="-0.517611" calcext:value-type="float">
            <text:p>-0.517611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-0.757516" calcext:value-type="float">
            <text:p>-0.757516</text:p>
          </table:table-cell>
        </table:table-row>
        <table:table-row table:style-name="ro1">
          <table:table-cell office:value-type="float" office:value="11.345" calcext:value-type="float">
            <text:p>11.345</text:p>
          </table:table-cell>
          <table:table-cell office:value-type="float" office:value="-0.521751" calcext:value-type="float">
            <text:p>-0.521751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0.761644" calcext:value-type="float">
            <text:p>-0.761644</text:p>
          </table:table-cell>
        </table:table-row>
        <table:table-row table:style-name="ro1">
          <table:table-cell office:value-type="float" office:value="11.355" calcext:value-type="float">
            <text:p>11.355</text:p>
          </table:table-cell>
          <table:table-cell office:value-type="float" office:value="-2.66794" calcext:value-type="float">
            <text:p>-2.66794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1.37211" calcext:value-type="float">
            <text:p>1.37211</text:p>
          </table:table-cell>
        </table:table-row>
        <table:table-row table:style-name="ro1">
          <table:table-cell office:value-type="float" office:value="11.365" calcext:value-type="float">
            <text:p>11.365</text:p>
          </table:table-cell>
          <table:table-cell office:value-type="float" office:value="0.538974" calcext:value-type="float">
            <text:p>0.538974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2.91188" calcext:value-type="float">
            <text:p>-2.91188</text:p>
          </table:table-cell>
        </table:table-row>
        <table:table-row table:style-name="ro1">
          <table:table-cell office:value-type="float" office:value="11.375" calcext:value-type="float">
            <text:p>11.375</text:p>
          </table:table-cell>
          <table:table-cell office:value-type="float" office:value="1.48589" calcext:value-type="float">
            <text:p>1.48589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3.74917" calcext:value-type="float">
            <text:p>-3.74917</text:p>
          </table:table-cell>
        </table:table-row>
        <table:table-row table:style-name="ro1">
          <table:table-cell office:value-type="float" office:value="11.385" calcext:value-type="float">
            <text:p>11.385</text:p>
          </table:table-cell>
          <table:table-cell office:value-type="float" office:value="1.4799" calcext:value-type="float">
            <text:p>1.4799</text:p>
          </table:table-cell>
        </table:table-row>
        <table:table-row table:style-name="ro1">
          <table:table-cell office:value-type="float" office:value="11.39" calcext:value-type="float">
            <text:p>11.39</text:p>
          </table:table-cell>
          <table:table-cell office:value-type="float" office:value="0.290003" calcext:value-type="float">
            <text:p>0.290003</text:p>
          </table:table-cell>
        </table:table-row>
        <table:table-row table:style-name="ro1">
          <table:table-cell office:value-type="float" office:value="11.395" calcext:value-type="float">
            <text:p>11.395</text:p>
          </table:table-cell>
          <table:table-cell office:value-type="float" office:value="-2.68514" calcext:value-type="float">
            <text:p>-2.6851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786016" calcext:value-type="float">
            <text:p>-0.786016</text:p>
          </table:table-cell>
        </table:table-row>
        <table:table-row table:style-name="ro1">
          <table:table-cell office:value-type="float" office:value="11.405" calcext:value-type="float">
            <text:p>11.405</text:p>
          </table:table-cell>
          <table:table-cell office:value-type="float" office:value="1.47181" calcext:value-type="float">
            <text:p>1.47181</text:p>
          </table:table-cell>
        </table:table-row>
        <table:table-row table:style-name="ro1">
          <table:table-cell office:value-type="float" office:value="11.41" calcext:value-type="float">
            <text:p>11.41</text:p>
          </table:table-cell>
          <table:table-cell office:value-type="float" office:value="-2.69216" calcext:value-type="float">
            <text:p>-2.69216</text:p>
          </table:table-cell>
        </table:table-row>
        <table:table-row table:style-name="ro1">
          <table:table-cell office:value-type="float" office:value="11.415" calcext:value-type="float">
            <text:p>11.415</text:p>
          </table:table-cell>
          <table:table-cell office:value-type="float" office:value="0.277985" calcext:value-type="float">
            <text:p>0.277985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-0.556129" calcext:value-type="float">
            <text:p>-0.556129</text:p>
          </table:table-cell>
        </table:table-row>
        <table:table-row table:style-name="ro1">
          <table:table-cell office:value-type="float" office:value="11.425" calcext:value-type="float">
            <text:p>11.425</text:p>
          </table:table-cell>
          <table:table-cell office:value-type="float" office:value="0.275072" calcext:value-type="float">
            <text:p>0.275072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1.74801" calcext:value-type="float">
            <text:p>-1.74801</text:p>
          </table:table-cell>
        </table:table-row>
        <table:table-row table:style-name="ro1">
          <table:table-cell office:value-type="float" office:value="11.435" calcext:value-type="float">
            <text:p>11.435</text:p>
          </table:table-cell>
          <table:table-cell office:value-type="float" office:value="-1.63202" calcext:value-type="float">
            <text:p>-1.6320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1.33916" calcext:value-type="float">
            <text:p>1.33916</text:p>
          </table:table-cell>
        </table:table-row>
        <table:table-row table:style-name="ro1">
          <table:table-cell office:value-type="float" office:value="11.445" calcext:value-type="float">
            <text:p>11.445</text:p>
          </table:table-cell>
          <table:table-cell office:value-type="float" office:value="-1.63489" calcext:value-type="float">
            <text:p>-1.63489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-1.87564" calcext:value-type="float">
            <text:p>-1.87564</text:p>
          </table:table-cell>
        </table:table-row>
        <table:table-row table:style-name="ro1">
          <table:table-cell office:value-type="float" office:value="11.455" calcext:value-type="float">
            <text:p>11.455</text:p>
          </table:table-cell>
          <table:table-cell office:value-type="float" office:value="0.500238" calcext:value-type="float">
            <text:p>0.500238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809483" calcext:value-type="float">
            <text:p>-0.809483</text:p>
          </table:table-cell>
        </table:table-row>
        <table:table-row table:style-name="ro1">
          <table:table-cell office:value-type="float" office:value="11.465" calcext:value-type="float">
            <text:p>11.465</text:p>
          </table:table-cell>
          <table:table-cell office:value-type="float" office:value="-1.64452" calcext:value-type="float">
            <text:p>-1.64452</text:p>
          </table:table-cell>
        </table:table-row>
        <table:table-row table:style-name="ro1">
          <table:table-cell office:value-type="float" office:value="11.47" calcext:value-type="float">
            <text:p>11.47</text:p>
          </table:table-cell>
          <table:table-cell office:value-type="float" office:value="0.255722" calcext:value-type="float">
            <text:p>0.255722</text:p>
          </table:table-cell>
        </table:table-row>
        <table:table-row table:style-name="ro1">
          <table:table-cell office:value-type="float" office:value="11.475" calcext:value-type="float">
            <text:p>11.475</text:p>
          </table:table-cell>
          <table:table-cell office:value-type="float" office:value="0.373637" calcext:value-type="float">
            <text:p>0.373637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-1.64927" calcext:value-type="float">
            <text:p>-1.64927</text:p>
          </table:table-cell>
        </table:table-row>
        <table:table-row table:style-name="ro1">
          <table:table-cell office:value-type="float" office:value="11.485" calcext:value-type="float">
            <text:p>11.485</text:p>
          </table:table-cell>
          <table:table-cell office:value-type="float" office:value="-1.88994" calcext:value-type="float">
            <text:p>-1.88994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1.55692" calcext:value-type="float">
            <text:p>1.55692</text:p>
          </table:table-cell>
        </table:table-row>
        <table:table-row table:style-name="ro1">
          <table:table-cell office:value-type="float" office:value="11.495" calcext:value-type="float">
            <text:p>11.495</text:p>
          </table:table-cell>
          <table:table-cell office:value-type="float" office:value="-1.89271" calcext:value-type="float">
            <text:p>-1.8927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0.586765" calcext:value-type="float">
            <text:p>-0.586765</text:p>
          </table:table-cell>
        </table:table-row>
        <table:table-row table:style-name="ro1">
          <table:table-cell office:value-type="float" office:value="11.505" calcext:value-type="float">
            <text:p>11.505</text:p>
          </table:table-cell>
          <table:table-cell office:value-type="float" office:value="-0.826444" calcext:value-type="float">
            <text:p>-0.826444</text:p>
          </table:table-cell>
        </table:table-row>
        <table:table-row table:style-name="ro1">
          <table:table-cell office:value-type="float" office:value="11.51" calcext:value-type="float">
            <text:p>11.51</text:p>
          </table:table-cell>
          <table:table-cell office:value-type="float" office:value="-0.709455" calcext:value-type="float">
            <text:p>-0.709455</text:p>
          </table:table-cell>
        </table:table-row>
        <table:table-row table:style-name="ro1">
          <table:table-cell office:value-type="float" office:value="11.515" calcext:value-type="float">
            <text:p>11.515</text:p>
          </table:table-cell>
          <table:table-cell office:value-type="float" office:value="-0.592355" calcext:value-type="float">
            <text:p>-0.59235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0.832013" calcext:value-type="float">
            <text:p>-0.832013</text:p>
          </table:table-cell>
        </table:table-row>
        <table:table-row table:style-name="ro1">
          <table:table-cell office:value-type="float" office:value="11.525" calcext:value-type="float">
            <text:p>11.525</text:p>
          </table:table-cell>
          <table:table-cell office:value-type="float" office:value="-0.596013" calcext:value-type="float">
            <text:p>-0.596013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-0.835658" calcext:value-type="float">
            <text:p>-0.835658</text:p>
          </table:table-cell>
        </table:table-row>
        <table:table-row table:style-name="ro1">
          <table:table-cell office:value-type="float" office:value="11.535" calcext:value-type="float">
            <text:p>11.535</text:p>
          </table:table-cell>
          <table:table-cell office:value-type="float" office:value="-1.67056" calcext:value-type="float">
            <text:p>-1.67056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.22978" calcext:value-type="float">
            <text:p>0.22978</text:p>
          </table:table-cell>
        </table:table-row>
        <table:table-row table:style-name="ro1">
          <table:table-cell office:value-type="float" office:value="11.545" calcext:value-type="float">
            <text:p>11.545</text:p>
          </table:table-cell>
          <table:table-cell office:value-type="float" office:value="-0.723162" calcext:value-type="float">
            <text:p>-0.723162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606012" calcext:value-type="float">
            <text:p>-0.606012</text:p>
          </table:table-cell>
        </table:table-row>
        <table:table-row table:style-name="ro1">
          <table:table-cell office:value-type="float" office:value="11.555" calcext:value-type="float">
            <text:p>11.555</text:p>
          </table:table-cell>
          <table:table-cell office:value-type="float" office:value="-0.845618" calcext:value-type="float">
            <text:p>-0.845618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-0.609569" calcext:value-type="float">
            <text:p>-0.609569</text:p>
          </table:table-cell>
        </table:table-row>
        <table:table-row table:style-name="ro1">
          <table:table-cell office:value-type="float" office:value="11.565" calcext:value-type="float">
            <text:p>11.565</text:p>
          </table:table-cell>
          <table:table-cell office:value-type="float" office:value="-1.92005" calcext:value-type="float">
            <text:p>-1.92005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1.52686" calcext:value-type="float">
            <text:p>1.52686</text:p>
          </table:table-cell>
        </table:table-row>
        <table:table-row table:style-name="ro1">
          <table:table-cell office:value-type="float" office:value="11.575" calcext:value-type="float">
            <text:p>11.575</text:p>
          </table:table-cell>
          <table:table-cell office:value-type="float" office:value="-2.99354" calcext:value-type="float">
            <text:p>-2.99354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452484" calcext:value-type="float">
            <text:p>0.452484</text:p>
          </table:table-cell>
        </table:table-row>
        <table:table-row table:style-name="ro1">
          <table:table-cell office:value-type="float" office:value="11.585" calcext:value-type="float">
            <text:p>11.585</text:p>
          </table:table-cell>
          <table:table-cell office:value-type="float" office:value="-0.857058" calcext:value-type="float">
            <text:p>-0.857058</text:p>
          </table:table-cell>
        </table:table-row>
        <table:table-row table:style-name="ro1">
          <table:table-cell office:value-type="float" office:value="11.59" calcext:value-type="float">
            <text:p>11.59</text:p>
          </table:table-cell>
          <table:table-cell office:value-type="float" office:value="0.330919" calcext:value-type="float">
            <text:p>0.330919</text:p>
          </table:table-cell>
        </table:table-row>
        <table:table-row table:style-name="ro1">
          <table:table-cell office:value-type="float" office:value="11.595" calcext:value-type="float">
            <text:p>11.595</text:p>
          </table:table-cell>
          <table:table-cell office:value-type="float" office:value="-1.69183" calcext:value-type="float">
            <text:p>-1.6918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1.93226" calcext:value-type="float">
            <text:p>-1.93226</text:p>
          </table:table-cell>
        </table:table-row>
        <table:table-row table:style-name="ro1">
          <table:table-cell office:value-type="float" office:value="11.605" calcext:value-type="float">
            <text:p>11.605</text:p>
          </table:table-cell>
          <table:table-cell office:value-type="float" office:value="1.51468" calcext:value-type="float">
            <text:p>1.51468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3.00565" calcext:value-type="float">
            <text:p>-3.00565</text:p>
          </table:table-cell>
        </table:table-row>
        <table:table-row table:style-name="ro1">
          <table:table-cell office:value-type="float" office:value="11.615" calcext:value-type="float">
            <text:p>11.615</text:p>
          </table:table-cell>
          <table:table-cell office:value-type="float" office:value="1.39229" calcext:value-type="float">
            <text:p>1.39229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-1.70041" calcext:value-type="float">
            <text:p>-1.70041</text:p>
          </table:table-cell>
        </table:table-row>
        <table:table-row table:style-name="ro1">
          <table:table-cell office:value-type="float" office:value="11.625" calcext:value-type="float">
            <text:p>11.625</text:p>
          </table:table-cell>
          <table:table-cell office:value-type="float" office:value="-0.869939" calcext:value-type="float">
            <text:p>-0.869939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-0.633795" calcext:value-type="float">
            <text:p>-0.633795</text:p>
          </table:table-cell>
        </table:table-row>
        <table:table-row table:style-name="ro1">
          <table:table-cell office:value-type="float" office:value="11.635" calcext:value-type="float">
            <text:p>11.635</text:p>
          </table:table-cell>
          <table:table-cell office:value-type="float" office:value="-1.94413" calcext:value-type="float">
            <text:p>-1.9441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0.638835" calcext:value-type="float">
            <text:p>-0.638835</text:p>
          </table:table-cell>
        </table:table-row>
        <table:table-row table:style-name="ro1">
          <table:table-cell office:value-type="float" office:value="11.645" calcext:value-type="float">
            <text:p>11.645</text:p>
          </table:table-cell>
          <table:table-cell office:value-type="float" office:value="1.26251" calcext:value-type="float">
            <text:p>1.26251</text:p>
          </table:table-cell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-1.83024" calcext:value-type="float">
            <text:p>-1.83024</text:p>
          </table:table-cell>
        </table:table-row>
        <table:table-row table:style-name="ro1">
          <table:table-cell office:value-type="float" office:value="11.655" calcext:value-type="float">
            <text:p>11.655</text:p>
          </table:table-cell>
          <table:table-cell office:value-type="float" office:value="-0.642969" calcext:value-type="float">
            <text:p>-0.642969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-0.882421" calcext:value-type="float">
            <text:p>-0.882421</text:p>
          </table:table-cell>
        </table:table-row>
        <table:table-row table:style-name="ro1">
          <table:table-cell office:value-type="float" office:value="11.665" calcext:value-type="float">
            <text:p>11.665</text:p>
          </table:table-cell>
          <table:table-cell office:value-type="float" office:value="-0.646225" calcext:value-type="float">
            <text:p>-0.64622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-0.885663" calcext:value-type="float">
            <text:p>-0.885663</text:p>
          </table:table-cell>
        </table:table-row>
        <table:table-row table:style-name="ro1">
          <table:table-cell office:value-type="float" office:value="11.675" calcext:value-type="float">
            <text:p>11.675</text:p>
          </table:table-cell>
          <table:table-cell office:value-type="float" office:value="-0.649453" calcext:value-type="float">
            <text:p>-0.649453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-0.888876" calcext:value-type="float">
            <text:p>-0.888876</text:p>
          </table:table-cell>
        </table:table-row>
        <table:table-row table:style-name="ro1">
          <table:table-cell office:value-type="float" office:value="11.685" calcext:value-type="float">
            <text:p>11.685</text:p>
          </table:table-cell>
          <table:table-cell office:value-type="float" office:value="-0.771631" calcext:value-type="float">
            <text:p>-0.771631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-1.72508" calcext:value-type="float">
            <text:p>-1.72508</text:p>
          </table:table-cell>
        </table:table-row>
        <table:table-row table:style-name="ro1">
          <table:table-cell office:value-type="float" office:value="11.695" calcext:value-type="float">
            <text:p>11.695</text:p>
          </table:table-cell>
          <table:table-cell office:value-type="float" office:value="0.175484" calcext:value-type="float">
            <text:p>0.17548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1.72904" calcext:value-type="float">
            <text:p>-1.72904</text:p>
          </table:table-cell>
        </table:table-row>
        <table:table-row table:style-name="ro1">
          <table:table-cell office:value-type="float" office:value="11.705" calcext:value-type="float">
            <text:p>11.705</text:p>
          </table:table-cell>
          <table:table-cell office:value-type="float" office:value="0.171549" calcext:value-type="float">
            <text:p>0.171549</text:p>
          </table:table-cell>
        </table:table-row>
        <table:table-row table:style-name="ro1">
          <table:table-cell office:value-type="float" office:value="11.71" calcext:value-type="float">
            <text:p>11.71</text:p>
          </table:table-cell>
          <table:table-cell office:value-type="float" office:value="-0.662166" calcext:value-type="float">
            <text:p>-0.662166</text:p>
          </table:table-cell>
        </table:table-row>
        <table:table-row table:style-name="ro1">
          <table:table-cell office:value-type="float" office:value="11.715" calcext:value-type="float">
            <text:p>11.715</text:p>
          </table:table-cell>
          <table:table-cell office:value-type="float" office:value="0.169246" calcext:value-type="float">
            <text:p>0.169246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-1.73444" calcext:value-type="float">
            <text:p>-1.73444</text:p>
          </table:table-cell>
        </table:table-row>
        <table:table-row table:style-name="ro1">
          <table:table-cell office:value-type="float" office:value="11.725" calcext:value-type="float">
            <text:p>11.725</text:p>
          </table:table-cell>
          <table:table-cell office:value-type="float" office:value="-0.90381" calcext:value-type="float">
            <text:p>-0.90381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1.73828" calcext:value-type="float">
            <text:p>-1.73828</text:p>
          </table:table-cell>
        </table:table-row>
        <table:table-row table:style-name="ro1">
          <table:table-cell office:value-type="float" office:value="11.735" calcext:value-type="float">
            <text:p>11.735</text:p>
          </table:table-cell>
          <table:table-cell office:value-type="float" office:value="1.23311" calcext:value-type="float">
            <text:p>1.23311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-1.85951" calcext:value-type="float">
            <text:p>-1.85951</text:p>
          </table:table-cell>
        </table:table-row>
        <table:table-row table:style-name="ro1">
          <table:table-cell office:value-type="float" office:value="11.745" calcext:value-type="float">
            <text:p>11.745</text:p>
          </table:table-cell>
          <table:table-cell office:value-type="float" office:value="-0.672099" calcext:value-type="float">
            <text:p>-0.672099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1.98216" calcext:value-type="float">
            <text:p>-1.98216</text:p>
          </table:table-cell>
        </table:table-row>
        <table:table-row table:style-name="ro1">
          <table:table-cell office:value-type="float" office:value="11.755" calcext:value-type="float">
            <text:p>11.755</text:p>
          </table:table-cell>
          <table:table-cell office:value-type="float" office:value="0.394132" calcext:value-type="float">
            <text:p>0.394132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0.915144" calcext:value-type="float">
            <text:p>-0.915144</text:p>
          </table:table-cell>
        </table:table-row>
        <table:table-row table:style-name="ro1">
          <table:table-cell office:value-type="float" office:value="11.765" calcext:value-type="float">
            <text:p>11.765</text:p>
          </table:table-cell>
          <table:table-cell office:value-type="float" office:value="-0.79777" calcext:value-type="float">
            <text:p>-0.79777</text:p>
          </table:table-cell>
        </table:table-row>
        <table:table-row table:style-name="ro1">
          <table:table-cell office:value-type="float" office:value="11.77" calcext:value-type="float">
            <text:p>11.77</text:p>
          </table:table-cell>
          <table:table-cell office:value-type="float" office:value="-0.680304" calcext:value-type="float">
            <text:p>-0.680304</text:p>
          </table:table-cell>
        </table:table-row>
        <table:table-row table:style-name="ro1">
          <table:table-cell office:value-type="float" office:value="11.775" calcext:value-type="float">
            <text:p>11.775</text:p>
          </table:table-cell>
          <table:table-cell office:value-type="float" office:value="-1.87133" calcext:value-type="float">
            <text:p>-1.87133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148257" calcext:value-type="float">
            <text:p>0.148257</text:p>
          </table:table-cell>
        </table:table-row>
        <table:table-row table:style-name="ro1">
          <table:table-cell office:value-type="float" office:value="11.785" calcext:value-type="float">
            <text:p>11.785</text:p>
          </table:table-cell>
          <table:table-cell office:value-type="float" office:value="0.266403" calcext:value-type="float">
            <text:p>0.266403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1.75606" calcext:value-type="float">
            <text:p>-1.75606</text:p>
          </table:table-cell>
        </table:table-row>
        <table:table-row table:style-name="ro1">
          <table:table-cell office:value-type="float" office:value="11.795" calcext:value-type="float">
            <text:p>11.795</text:p>
          </table:table-cell>
          <table:table-cell office:value-type="float" office:value="-0.925324" calcext:value-type="float">
            <text:p>-0.9253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1.75964" calcext:value-type="float">
            <text:p>-1.75964</text:p>
          </table:table-cell>
        </table:table-row>
        <table:table-row table:style-name="ro1">
          <table:table-cell office:value-type="float" office:value="11.805" calcext:value-type="float">
            <text:p>11.805</text:p>
          </table:table-cell>
          <table:table-cell office:value-type="float" office:value="0.141106" calcext:value-type="float">
            <text:p>0.141106</text:p>
          </table:table-cell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-0.811428" calcext:value-type="float">
            <text:p>-0.811428</text:p>
          </table:table-cell>
        </table:table-row>
        <table:table-row table:style-name="ro1">
          <table:table-cell office:value-type="float" office:value="11.815" calcext:value-type="float">
            <text:p>11.815</text:p>
          </table:table-cell>
          <table:table-cell office:value-type="float" office:value="-0.693893" calcext:value-type="float">
            <text:p>-0.693893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1.88482" calcext:value-type="float">
            <text:p>-1.88482</text:p>
          </table:table-cell>
        </table:table-row>
        <table:table-row table:style-name="ro1">
          <table:table-cell office:value-type="float" office:value="11.825" calcext:value-type="float">
            <text:p>11.825</text:p>
          </table:table-cell>
          <table:table-cell office:value-type="float" office:value="0.134849" calcext:value-type="float">
            <text:p>0.134849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-0.81765" calcext:value-type="float">
            <text:p>-0.81765</text:p>
          </table:table-cell>
        </table:table-row>
        <table:table-row table:style-name="ro1">
          <table:table-cell office:value-type="float" office:value="11.835" calcext:value-type="float">
            <text:p>11.835</text:p>
          </table:table-cell>
          <table:table-cell office:value-type="float" office:value="-0.700082" calcext:value-type="float">
            <text:p>-0.700082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2.00992" calcext:value-type="float">
            <text:p>-2.00992</text:p>
          </table:table-cell>
        </table:table-row>
        <table:table-row table:style-name="ro1">
          <table:table-cell office:value-type="float" office:value="11.845" calcext:value-type="float">
            <text:p>11.845</text:p>
          </table:table-cell>
          <table:table-cell office:value-type="float" office:value="0.366521" calcext:value-type="float">
            <text:p>0.366521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0.128062" calcext:value-type="float">
            <text:p>0.128062</text:p>
          </table:table-cell>
        </table:table-row>
        <table:table-row table:style-name="ro1">
          <table:table-cell office:value-type="float" office:value="11.855" calcext:value-type="float">
            <text:p>11.855</text:p>
          </table:table-cell>
          <table:table-cell office:value-type="float" office:value="-1.89438" calcext:value-type="float">
            <text:p>-1.89438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-0.706791" calcext:value-type="float">
            <text:p>-0.706791</text:p>
          </table:table-cell>
        </table:table-row>
        <table:table-row table:style-name="ro1">
          <table:table-cell office:value-type="float" office:value="11.865" calcext:value-type="float">
            <text:p>11.865</text:p>
          </table:table-cell>
          <table:table-cell office:value-type="float" office:value="-2.01657" calcext:value-type="float">
            <text:p>-2.01657</text:p>
          </table:table-cell>
        </table:table-row>
        <table:table-row table:style-name="ro1">
          <table:table-cell office:value-type="float" office:value="11.87" calcext:value-type="float">
            <text:p>11.87</text:p>
          </table:table-cell>
          <table:table-cell office:value-type="float" office:value="0.359908" calcext:value-type="float">
            <text:p>0.359908</text:p>
          </table:table-cell>
        </table:table-row>
        <table:table-row table:style-name="ro1">
          <table:table-cell office:value-type="float" office:value="11.875" calcext:value-type="float">
            <text:p>11.875</text:p>
          </table:table-cell>
          <table:table-cell office:value-type="float" office:value="-0.949176" calcext:value-type="float">
            <text:p>-0.949176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712649" calcext:value-type="float">
            <text:p>-0.712649</text:p>
          </table:table-cell>
        </table:table-row>
        <table:table-row table:style-name="ro1">
          <table:table-cell office:value-type="float" office:value="11.885" calcext:value-type="float">
            <text:p>11.885</text:p>
          </table:table-cell>
          <table:table-cell office:value-type="float" office:value="-0.951736" calcext:value-type="float">
            <text:p>-0.951736</text:p>
          </table:table-cell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-0.715194" calcext:value-type="float">
            <text:p>-0.715194</text:p>
          </table:table-cell>
        </table:table-row>
        <table:table-row table:style-name="ro1">
          <table:table-cell office:value-type="float" office:value="11.895" calcext:value-type="float">
            <text:p>11.895</text:p>
          </table:table-cell>
          <table:table-cell office:value-type="float" office:value="-0.954264" calcext:value-type="float">
            <text:p>-0.954264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0.836666" calcext:value-type="float">
            <text:p>-0.836666</text:p>
          </table:table-cell>
        </table:table-row>
        <table:table-row table:style-name="ro1">
          <table:table-cell office:value-type="float" office:value="11.905" calcext:value-type="float">
            <text:p>11.905</text:p>
          </table:table-cell>
          <table:table-cell office:value-type="float" office:value="-0.718988" calcext:value-type="float">
            <text:p>-0.718988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958034" calcext:value-type="float">
            <text:p>-0.958034</text:p>
          </table:table-cell>
        </table:table-row>
        <table:table-row table:style-name="ro1">
          <table:table-cell office:value-type="float" office:value="11.915" calcext:value-type="float">
            <text:p>11.915</text:p>
          </table:table-cell>
          <table:table-cell office:value-type="float" office:value="-0.721455" calcext:value-type="float">
            <text:p>-0.721455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-0.960485" calcext:value-type="float">
            <text:p>-0.960485</text:p>
          </table:table-cell>
        </table:table-row>
        <table:table-row table:style-name="ro1">
          <table:table-cell office:value-type="float" office:value="11.925" calcext:value-type="float">
            <text:p>11.925</text:p>
          </table:table-cell>
          <table:table-cell office:value-type="float" office:value="-1.79449" calcext:value-type="float">
            <text:p>-1.79449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106461" calcext:value-type="float">
            <text:p>0.106461</text:p>
          </table:table-cell>
        </table:table-row>
        <table:table-row table:style-name="ro1">
          <table:table-cell office:value-type="float" office:value="11.935" calcext:value-type="float">
            <text:p>11.935</text:p>
          </table:table-cell>
          <table:table-cell office:value-type="float" office:value="-0.726906" calcext:value-type="float">
            <text:p>-0.726906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965899" calcext:value-type="float">
            <text:p>-0.965899</text:p>
          </table:table-cell>
        </table:table-row>
        <table:table-row table:style-name="ro1">
          <table:table-cell office:value-type="float" office:value="11.945" calcext:value-type="float">
            <text:p>11.945</text:p>
          </table:table-cell>
          <table:table-cell office:value-type="float" office:value="-0.848224" calcext:value-type="float">
            <text:p>-0.848224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0.730473" calcext:value-type="float">
            <text:p>-0.730473</text:p>
          </table:table-cell>
        </table:table-row>
        <table:table-row table:style-name="ro1">
          <table:table-cell office:value-type="float" office:value="11.955" calcext:value-type="float">
            <text:p>11.955</text:p>
          </table:table-cell>
          <table:table-cell office:value-type="float" office:value="-0.969442" calcext:value-type="float">
            <text:p>-0.969442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1.80336" calcext:value-type="float">
            <text:p>-1.80336</text:p>
          </table:table-cell>
        </table:table-row>
        <table:table-row table:style-name="ro1">
          <table:table-cell office:value-type="float" office:value="11.965" calcext:value-type="float">
            <text:p>11.965</text:p>
          </table:table-cell>
          <table:table-cell office:value-type="float" office:value="0.0976534" calcext:value-type="float">
            <text:p>0.0976534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0.735656" calcext:value-type="float">
            <text:p>-0.735656</text:p>
          </table:table-cell>
        </table:table-row>
        <table:table-row table:style-name="ro1">
          <table:table-cell office:value-type="float" office:value="11.975" calcext:value-type="float">
            <text:p>11.975</text:p>
          </table:table-cell>
          <table:table-cell office:value-type="float" office:value="-0.974587" calcext:value-type="float">
            <text:p>-0.974587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-1.80845" calcext:value-type="float">
            <text:p>-1.80845</text:p>
          </table:table-cell>
        </table:table-row>
        <table:table-row table:style-name="ro1">
          <table:table-cell office:value-type="float" office:value="11.985" calcext:value-type="float">
            <text:p>11.985</text:p>
          </table:table-cell>
          <table:table-cell office:value-type="float" office:value="1.16315" calcext:value-type="float">
            <text:p>1.16315</text:p>
          </table:table-cell>
        </table:table-row>
        <table:table-row table:style-name="ro1">
          <table:table-cell office:value-type="float" office:value="11.99" calcext:value-type="float">
            <text:p>11.99</text:p>
          </table:table-cell>
          <table:table-cell office:value-type="float" office:value="-1.92904" calcext:value-type="float">
            <text:p>-1.92904</text:p>
          </table:table-cell>
        </table:table-row>
        <table:table-row table:style-name="ro1">
          <table:table-cell office:value-type="float" office:value="11.995" calcext:value-type="float">
            <text:p>11.995</text:p>
          </table:table-cell>
          <table:table-cell office:value-type="float" office:value="-0.741237" calcext:value-type="float">
            <text:p>-0.741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980127" calcext:value-type="float">
            <text:p>-0.980127</text:p>
          </table:table-cell>
        </table:table-row>
        <table:table-row table:style-name="ro1">
          <table:table-cell office:value-type="float" office:value="12.005" calcext:value-type="float">
            <text:p>12.005</text:p>
          </table:table-cell>
          <table:table-cell office:value-type="float" office:value="-1.81393" calcext:value-type="float">
            <text:p>-1.81393</text:p>
          </table:table-cell>
        </table:table-row>
        <table:table-row table:style-name="ro1">
          <table:table-cell office:value-type="float" office:value="12.01" calcext:value-type="float">
            <text:p>12.01</text:p>
          </table:table-cell>
          <table:table-cell office:value-type="float" office:value="0.0871601" calcext:value-type="float">
            <text:p>0.0871601</text:p>
          </table:table-cell>
        </table:table-row>
        <table:table-row table:style-name="ro1">
          <table:table-cell office:value-type="float" office:value="12.015" calcext:value-type="float">
            <text:p>12.015</text:p>
          </table:table-cell>
          <table:table-cell office:value-type="float" office:value="-0.746075" calcext:value-type="float">
            <text:p>-0.746075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.0855922" calcext:value-type="float">
            <text:p>0.0855922</text:p>
          </table:table-cell>
        </table:table-row>
        <table:table-row table:style-name="ro1">
          <table:table-cell office:value-type="float" office:value="12.025" calcext:value-type="float">
            <text:p>12.025</text:p>
          </table:table-cell>
          <table:table-cell office:value-type="float" office:value="-1.93656" calcext:value-type="float">
            <text:p>-1.93656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748698" calcext:value-type="float">
            <text:p>-0.748698</text:p>
          </table:table-cell>
        </table:table-row>
        <table:table-row table:style-name="ro1">
          <table:table-cell office:value-type="float" office:value="12.035" calcext:value-type="float">
            <text:p>12.035</text:p>
          </table:table-cell>
          <table:table-cell office:value-type="float" office:value="-0.98753" calcext:value-type="float">
            <text:p>-0.98753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-1.82125" calcext:value-type="float">
            <text:p>-1.82125</text:p>
          </table:table-cell>
        </table:table-row>
        <table:table-row table:style-name="ro1">
          <table:table-cell office:value-type="float" office:value="12.045" calcext:value-type="float">
            <text:p>12.045</text:p>
          </table:table-cell>
          <table:table-cell office:value-type="float" office:value="1.1504" calcext:value-type="float">
            <text:p>1.1504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-2.89324" calcext:value-type="float">
            <text:p>-2.89324</text:p>
          </table:table-cell>
        </table:table-row>
        <table:table-row table:style-name="ro1">
          <table:table-cell office:value-type="float" office:value="12.055" calcext:value-type="float">
            <text:p>12.055</text:p>
          </table:table-cell>
          <table:table-cell office:value-type="float" office:value="1.1484" calcext:value-type="float">
            <text:p>1.1484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3.01416" calcext:value-type="float">
            <text:p>-3.01416</text:p>
          </table:table-cell>
        </table:table-row>
        <table:table-row table:style-name="ro1">
          <table:table-cell office:value-type="float" office:value="12.065" calcext:value-type="float">
            <text:p>12.065</text:p>
          </table:table-cell>
          <table:table-cell office:value-type="float" office:value="0.313721" calcext:value-type="float">
            <text:p>0.313721</text:p>
          </table:table-cell>
        </table:table-row>
        <table:table-row table:style-name="ro1">
          <table:table-cell office:value-type="float" office:value="12.07" calcext:value-type="float">
            <text:p>12.07</text:p>
          </table:table-cell>
          <table:table-cell office:value-type="float" office:value="-2.0655" calcext:value-type="float">
            <text:p>-2.0655</text:p>
          </table:table-cell>
        </table:table-row>
        <table:table-row table:style-name="ro1">
          <table:table-cell office:value-type="float" office:value="12.075" calcext:value-type="float">
            <text:p>12.075</text:p>
          </table:table-cell>
          <table:table-cell office:value-type="float" office:value="-0.759166" calcext:value-type="float">
            <text:p>-0.759166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14254" calcext:value-type="float">
            <text:p>1.14254</text:p>
          </table:table-cell>
        </table:table-row>
        <table:table-row table:style-name="ro1">
          <table:table-cell office:value-type="float" office:value="12.085" calcext:value-type="float">
            <text:p>12.085</text:p>
          </table:table-cell>
          <table:table-cell office:value-type="float" office:value="-1.83055" calcext:value-type="float">
            <text:p>-1.83055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2.06975" calcext:value-type="float">
            <text:p>-2.06975</text:p>
          </table:table-cell>
        </table:table-row>
        <table:table-row table:style-name="ro1">
          <table:table-cell office:value-type="float" office:value="12.095" calcext:value-type="float">
            <text:p>12.095</text:p>
          </table:table-cell>
          <table:table-cell office:value-type="float" office:value="0.307093" calcext:value-type="float">
            <text:p>0.30709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1.0016" calcext:value-type="float">
            <text:p>-1.0016</text:p>
          </table:table-cell>
        </table:table-row>
        <table:table-row table:style-name="ro1">
          <table:table-cell office:value-type="float" office:value="12.105" calcext:value-type="float">
            <text:p>12.105</text:p>
          </table:table-cell>
          <table:table-cell office:value-type="float" office:value="-0.7647" calcext:value-type="float">
            <text:p>-0.7647</text:p>
          </table:table-cell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float" office:value="-1.00339" calcext:value-type="float">
            <text:p>-1.00339</text:p>
          </table:table-cell>
        </table:table-row>
        <table:table-row table:style-name="ro1">
          <table:table-cell office:value-type="float" office:value="12.115" calcext:value-type="float">
            <text:p>12.115</text:p>
          </table:table-cell>
          <table:table-cell office:value-type="float" office:value="-0.885416" calcext:value-type="float">
            <text:p>-0.885416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0.767381" calcext:value-type="float">
            <text:p>-0.767381</text:p>
          </table:table-cell>
        </table:table-row>
        <table:table-row table:style-name="ro1">
          <table:table-cell office:value-type="float" office:value="12.125" calcext:value-type="float">
            <text:p>12.125</text:p>
          </table:table-cell>
          <table:table-cell office:value-type="float" office:value="-1.00605" calcext:value-type="float">
            <text:p>-1.00605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-2.90995" calcext:value-type="float">
            <text:p>-2.90995</text:p>
          </table:table-cell>
        </table:table-row>
        <table:table-row table:style-name="ro1">
          <table:table-cell office:value-type="float" office:value="12.135" calcext:value-type="float">
            <text:p>12.135</text:p>
          </table:table-cell>
          <table:table-cell office:value-type="float" office:value="2.20175" calcext:value-type="float">
            <text:p>2.20175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-2.91163" calcext:value-type="float">
            <text:p>-2.91163</text:p>
          </table:table-cell>
        </table:table-row>
        <table:table-row table:style-name="ro1">
          <table:table-cell office:value-type="float" office:value="12.145" calcext:value-type="float">
            <text:p>12.145</text:p>
          </table:table-cell>
          <table:table-cell office:value-type="float" office:value="0.0596918" calcext:value-type="float">
            <text:p>0.0596918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2.91411" calcext:value-type="float">
            <text:p>-2.91411</text:p>
          </table:table-cell>
        </table:table-row>
        <table:table-row table:style-name="ro1">
          <table:table-cell office:value-type="float" office:value="12.155" calcext:value-type="float">
            <text:p>12.155</text:p>
          </table:table-cell>
          <table:table-cell office:value-type="float" office:value="-0.894626" calcext:value-type="float">
            <text:p>-0.894626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.174192" calcext:value-type="float">
            <text:p>0.174192</text:p>
          </table:table-cell>
        </table:table-row>
        <table:table-row table:style-name="ro1">
          <table:table-cell office:value-type="float" office:value="12.165" calcext:value-type="float">
            <text:p>12.165</text:p>
          </table:table-cell>
          <table:table-cell office:value-type="float" office:value="-2.08624" calcext:value-type="float">
            <text:p>-2.08624</text:p>
          </table:table-cell>
        </table:table-row>
        <table:table-row table:style-name="ro1">
          <table:table-cell office:value-type="float" office:value="12.17" calcext:value-type="float">
            <text:p>12.17</text:p>
          </table:table-cell>
          <table:table-cell office:value-type="float" office:value="2.43111" calcext:value-type="float">
            <text:p>2.43111</text:p>
          </table:table-cell>
        </table:table-row>
        <table:table-row table:style-name="ro1">
          <table:table-cell office:value-type="float" office:value="12.175" calcext:value-type="float">
            <text:p>12.175</text:p>
          </table:table-cell>
          <table:table-cell office:value-type="float" office:value="-3.15772" calcext:value-type="float">
            <text:p>-3.15772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289278" calcext:value-type="float">
            <text:p>0.289278</text:p>
          </table:table-cell>
        </table:table-row>
        <table:table-row table:style-name="ro1">
          <table:table-cell office:value-type="float" office:value="12.185" calcext:value-type="float">
            <text:p>12.185</text:p>
          </table:table-cell>
          <table:table-cell office:value-type="float" office:value="-1.01923" calcext:value-type="float">
            <text:p>-1.01923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-0.782156" calcext:value-type="float">
            <text:p>-0.782156</text:p>
          </table:table-cell>
        </table:table-row>
        <table:table-row table:style-name="ro1">
          <table:table-cell office:value-type="float" office:value="12.195" calcext:value-type="float">
            <text:p>12.195</text:p>
          </table:table-cell>
          <table:table-cell office:value-type="float" office:value="-1.02066" calcext:value-type="float">
            <text:p>-1.0206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0.902501" calcext:value-type="float">
            <text:p>-0.902501</text:p>
          </table:table-cell>
        </table:table-row>
        <table:table-row table:style-name="ro1">
          <table:table-cell office:value-type="float" office:value="12.205" calcext:value-type="float">
            <text:p>12.205</text:p>
          </table:table-cell>
          <table:table-cell office:value-type="float" office:value="-1.85463" calcext:value-type="float">
            <text:p>-1.85463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904546" calcext:value-type="float">
            <text:p>-0.904546</text:p>
          </table:table-cell>
        </table:table-row>
        <table:table-row table:style-name="ro1">
          <table:table-cell office:value-type="float" office:value="12.215" calcext:value-type="float">
            <text:p>12.215</text:p>
          </table:table-cell>
          <table:table-cell office:value-type="float" office:value="1.11618" calcext:value-type="float">
            <text:p>1.11618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-0.905236" calcext:value-type="float">
            <text:p>-0.905236</text:p>
          </table:table-cell>
        </table:table-row>
        <table:table-row table:style-name="ro1">
          <table:table-cell office:value-type="float" office:value="12.225" calcext:value-type="float">
            <text:p>12.225</text:p>
          </table:table-cell>
          <table:table-cell office:value-type="float" office:value="-2.92729" calcext:value-type="float">
            <text:p>-2.92729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442082" calcext:value-type="float">
            <text:p>0.0442082</text:p>
          </table:table-cell>
        </table:table-row>
        <table:table-row table:style-name="ro1">
          <table:table-cell office:value-type="float" office:value="12.235" calcext:value-type="float">
            <text:p>12.235</text:p>
          </table:table-cell>
          <table:table-cell office:value-type="float" office:value="-0.788623" calcext:value-type="float">
            <text:p>-0.78862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1.02705" calcext:value-type="float">
            <text:p>-1.02705</text:p>
          </table:table-cell>
        </table:table-row>
        <table:table-row table:style-name="ro1">
          <table:table-cell office:value-type="float" office:value="12.245" calcext:value-type="float">
            <text:p>12.245</text:p>
          </table:table-cell>
          <table:table-cell office:value-type="float" office:value="-0.908803" calcext:value-type="float">
            <text:p>-0.908803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-0.790514" calcext:value-type="float">
            <text:p>-0.790514</text:p>
          </table:table-cell>
        </table:table-row>
        <table:table-row table:style-name="ro1">
          <table:table-cell office:value-type="float" office:value="12.255" calcext:value-type="float">
            <text:p>12.255</text:p>
          </table:table-cell>
          <table:table-cell office:value-type="float" office:value="-1.02891" calcext:value-type="float">
            <text:p>-1.02891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-0.791721" calcext:value-type="float">
            <text:p>-0.791721</text:p>
          </table:table-cell>
        </table:table-row>
        <table:table-row table:style-name="ro1">
          <table:table-cell office:value-type="float" office:value="12.265" calcext:value-type="float">
            <text:p>12.265</text:p>
          </table:table-cell>
          <table:table-cell office:value-type="float" office:value="-1.0301" calcext:value-type="float">
            <text:p>-1.0301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911813" calcext:value-type="float">
            <text:p>-0.911813</text:p>
          </table:table-cell>
        </table:table-row>
        <table:table-row table:style-name="ro1">
          <table:table-cell office:value-type="float" office:value="12.275" calcext:value-type="float">
            <text:p>12.275</text:p>
          </table:table-cell>
          <table:table-cell office:value-type="float" office:value="-0.793483" calcext:value-type="float">
            <text:p>-0.79348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-1.03184" calcext:value-type="float">
            <text:p>-1.03184</text:p>
          </table:table-cell>
        </table:table-row>
        <table:table-row table:style-name="ro1">
          <table:table-cell office:value-type="float" office:value="12.285" calcext:value-type="float">
            <text:p>12.285</text:p>
          </table:table-cell>
          <table:table-cell office:value-type="float" office:value="-0.794604" calcext:value-type="float">
            <text:p>-0.794604</text:p>
          </table:table-cell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-1.03294" calcext:value-type="float">
            <text:p>-1.03294</text:p>
          </table:table-cell>
        </table:table-row>
        <table:table-row table:style-name="ro1">
          <table:table-cell office:value-type="float" office:value="12.295" calcext:value-type="float">
            <text:p>12.295</text:p>
          </table:table-cell>
          <table:table-cell office:value-type="float" office:value="-0.795691" calcext:value-type="float">
            <text:p>-0.795691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2.10426" calcext:value-type="float">
            <text:p>-2.10426</text:p>
          </table:table-cell>
        </table:table-row>
        <table:table-row table:style-name="ro1">
          <table:table-cell office:value-type="float" office:value="12.305" calcext:value-type="float">
            <text:p>12.305</text:p>
          </table:table-cell>
          <table:table-cell office:value-type="float" office:value="1.2243" calcext:value-type="float">
            <text:p>1.2243</text:p>
          </table:table-cell>
        </table:table-row>
        <table:table-row table:style-name="ro1">
          <table:table-cell office:value-type="float" office:value="12.31" calcext:value-type="float">
            <text:p>12.31</text:p>
          </table:table-cell>
          <table:table-cell office:value-type="float" office:value="-1.86725" calcext:value-type="float">
            <text:p>-1.86725</text:p>
          </table:table-cell>
        </table:table-row>
        <table:table-row table:style-name="ro1">
          <table:table-cell office:value-type="float" office:value="12.315" calcext:value-type="float">
            <text:p>12.315</text:p>
          </table:table-cell>
          <table:table-cell office:value-type="float" office:value="-1.03556" calcext:value-type="float">
            <text:p>-1.03556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-0.798272" calcext:value-type="float">
            <text:p>-0.798272</text:p>
          </table:table-cell>
        </table:table-row>
        <table:table-row table:style-name="ro1">
          <table:table-cell office:value-type="float" office:value="12.325" calcext:value-type="float">
            <text:p>12.325</text:p>
          </table:table-cell>
          <table:table-cell office:value-type="float" office:value="-1.03655" calcext:value-type="float">
            <text:p>-1.03655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918153" calcext:value-type="float">
            <text:p>-0.918153</text:p>
          </table:table-cell>
        </table:table-row>
        <table:table-row table:style-name="ro1">
          <table:table-cell office:value-type="float" office:value="12.335" calcext:value-type="float">
            <text:p>12.335</text:p>
          </table:table-cell>
          <table:table-cell office:value-type="float" office:value="-0.799723" calcext:value-type="float">
            <text:p>-0.799723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-1.03797" calcext:value-type="float">
            <text:p>-1.03797</text:p>
          </table:table-cell>
        </table:table-row>
        <table:table-row table:style-name="ro1">
          <table:table-cell office:value-type="float" office:value="12.345" calcext:value-type="float">
            <text:p>12.345</text:p>
          </table:table-cell>
          <table:table-cell office:value-type="float" office:value="-0.800638" calcext:value-type="float">
            <text:p>-0.800638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-1.03887" calcext:value-type="float">
            <text:p>-1.03887</text:p>
          </table:table-cell>
        </table:table-row>
        <table:table-row table:style-name="ro1">
          <table:table-cell office:value-type="float" office:value="12.355" calcext:value-type="float">
            <text:p>12.355</text:p>
          </table:table-cell>
          <table:table-cell office:value-type="float" office:value="-0.801518" calcext:value-type="float">
            <text:p>-0.801518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1.03973" calcext:value-type="float">
            <text:p>-1.03973</text:p>
          </table:table-cell>
        </table:table-row>
        <table:table-row table:style-name="ro1">
          <table:table-cell office:value-type="float" office:value="12.365" calcext:value-type="float">
            <text:p>12.365</text:p>
          </table:table-cell>
          <table:table-cell office:value-type="float" office:value="-1.87256" calcext:value-type="float">
            <text:p>-1.87256</text:p>
          </table:table-cell>
        </table:table-row>
        <table:table-row table:style-name="ro1">
          <table:table-cell office:value-type="float" office:value="12.37" calcext:value-type="float">
            <text:p>12.37</text:p>
          </table:table-cell>
          <table:table-cell office:value-type="float" office:value="0.0292139" calcext:value-type="float">
            <text:p>0.0292139</text:p>
          </table:table-cell>
        </table:table-row>
        <table:table-row table:style-name="ro1">
          <table:table-cell office:value-type="float" office:value="12.375" calcext:value-type="float">
            <text:p>12.375</text:p>
          </table:table-cell>
          <table:table-cell office:value-type="float" office:value="-0.922289" calcext:value-type="float">
            <text:p>-0.922289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-0.803779" calcext:value-type="float">
            <text:p>-0.803779</text:p>
          </table:table-cell>
        </table:table-row>
        <table:table-row table:style-name="ro1">
          <table:table-cell office:value-type="float" office:value="12.385" calcext:value-type="float">
            <text:p>12.385</text:p>
          </table:table-cell>
          <table:table-cell office:value-type="float" office:value="-1.04194" calcext:value-type="float">
            <text:p>-1.04194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80453" calcext:value-type="float">
            <text:p>-0.80453</text:p>
          </table:table-cell>
        </table:table-row>
        <table:table-row table:style-name="ro1">
          <table:table-cell office:value-type="float" office:value="12.395" calcext:value-type="float">
            <text:p>12.395</text:p>
          </table:table-cell>
          <table:table-cell office:value-type="float" office:value="-1.04268" calcext:value-type="float">
            <text:p>-1.0426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0.924153" calcext:value-type="float">
            <text:p>-0.924153</text:p>
          </table:table-cell>
        </table:table-row>
        <table:table-row table:style-name="ro1">
          <table:table-cell office:value-type="float" office:value="12.405" calcext:value-type="float">
            <text:p>12.405</text:p>
          </table:table-cell>
          <table:table-cell office:value-type="float" office:value="-0.805601" calcext:value-type="float">
            <text:p>-0.805601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float" office:value="-1.04372" calcext:value-type="float">
            <text:p>-1.04372</text:p>
          </table:table-cell>
        </table:table-row>
        <table:table-row table:style-name="ro1">
          <table:table-cell office:value-type="float" office:value="12.415" calcext:value-type="float">
            <text:p>12.415</text:p>
          </table:table-cell>
          <table:table-cell office:value-type="float" office:value="-0.806265" calcext:value-type="float">
            <text:p>-0.806265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-1.04437" calcext:value-type="float">
            <text:p>-1.04437</text:p>
          </table:table-cell>
        </table:table-row>
        <table:table-row table:style-name="ro1">
          <table:table-cell office:value-type="float" office:value="12.425" calcext:value-type="float">
            <text:p>12.425</text:p>
          </table:table-cell>
          <table:table-cell office:value-type="float" office:value="-0.806895" calcext:value-type="float">
            <text:p>-0.806895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-1.04498" calcext:value-type="float">
            <text:p>-1.04498</text:p>
          </table:table-cell>
        </table:table-row>
        <table:table-row table:style-name="ro1">
          <table:table-cell office:value-type="float" office:value="12.435" calcext:value-type="float">
            <text:p>12.435</text:p>
          </table:table-cell>
          <table:table-cell office:value-type="float" office:value="-0.926393" calcext:value-type="float">
            <text:p>-0.926393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-0.807783" calcext:value-type="float">
            <text:p>-0.807783</text:p>
          </table:table-cell>
        </table:table-row>
        <table:table-row table:style-name="ro1">
          <table:table-cell office:value-type="float" office:value="12.445" calcext:value-type="float">
            <text:p>12.445</text:p>
          </table:table-cell>
          <table:table-cell office:value-type="float" office:value="-1.04584" calcext:value-type="float">
            <text:p>-1.0458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808326" calcext:value-type="float">
            <text:p>-0.808326</text:p>
          </table:table-cell>
        </table:table-row>
        <table:table-row table:style-name="ro1">
          <table:table-cell office:value-type="float" office:value="12.455" calcext:value-type="float">
            <text:p>12.455</text:p>
          </table:table-cell>
          <table:table-cell office:value-type="float" office:value="-1.04636" calcext:value-type="float">
            <text:p>-1.04636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-0.808834" calcext:value-type="float">
            <text:p>-0.808834</text:p>
          </table:table-cell>
        </table:table-row>
        <table:table-row table:style-name="ro1">
          <table:table-cell office:value-type="float" office:value="12.465" calcext:value-type="float">
            <text:p>12.465</text:p>
          </table:table-cell>
          <table:table-cell office:value-type="float" office:value="-1.04686" calcext:value-type="float">
            <text:p>-1.04686</text:p>
          </table:table-cell>
        </table:table-row>
        <table:table-row table:style-name="ro1">
          <table:table-cell office:value-type="float" office:value="12.47" calcext:value-type="float">
            <text:p>12.47</text:p>
          </table:table-cell>
          <table:table-cell office:value-type="float" office:value="-0.928207" calcext:value-type="float">
            <text:p>-0.928207</text:p>
          </table:table-cell>
        </table:table-row>
        <table:table-row table:style-name="ro1">
          <table:table-cell office:value-type="float" office:value="12.475" calcext:value-type="float">
            <text:p>12.475</text:p>
          </table:table-cell>
          <table:table-cell office:value-type="float" office:value="-0.809537" calcext:value-type="float">
            <text:p>-0.809537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1.04753" calcext:value-type="float">
            <text:p>-1.04753</text:p>
          </table:table-cell>
        </table:table-row>
        <table:table-row table:style-name="ro1">
          <table:table-cell office:value-type="float" office:value="12.485" calcext:value-type="float">
            <text:p>12.485</text:p>
          </table:table-cell>
          <table:table-cell office:value-type="float" office:value="-0.809958" calcext:value-type="float">
            <text:p>-0.809958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-1.04793" calcext:value-type="float">
            <text:p>-1.04793</text:p>
          </table:table-cell>
        </table:table-row>
        <table:table-row table:style-name="ro1">
          <table:table-cell office:value-type="float" office:value="12.495" calcext:value-type="float">
            <text:p>12.495</text:p>
          </table:table-cell>
          <table:table-cell office:value-type="float" office:value="-0.929242" calcext:value-type="float">
            <text:p>-0.92924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1.8806" calcext:value-type="float">
            <text:p>-1.8806</text:p>
          </table:table-cell>
        </table:table-row>
        <table:table-row table:style-name="ro1">
          <table:table-cell office:value-type="float" office:value="12.505" calcext:value-type="float">
            <text:p>12.505</text:p>
          </table:table-cell>
          <table:table-cell office:value-type="float" office:value="1.09148" calcext:value-type="float">
            <text:p>1.09148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2.95091" calcext:value-type="float">
            <text:p>-2.95091</text:p>
          </table:table-cell>
        </table:table-row>
        <table:table-row table:style-name="ro1">
          <table:table-cell office:value-type="float" office:value="12.515" calcext:value-type="float">
            <text:p>12.515</text:p>
          </table:table-cell>
          <table:table-cell office:value-type="float" office:value="1.09117" calcext:value-type="float">
            <text:p>1.09117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-1.88114" calcext:value-type="float">
            <text:p>-1.88114</text:p>
          </table:table-cell>
        </table:table-row>
        <table:table-row table:style-name="ro1">
          <table:table-cell office:value-type="float" office:value="12.525" calcext:value-type="float">
            <text:p>12.525</text:p>
          </table:table-cell>
          <table:table-cell office:value-type="float" office:value="-1.04908" calcext:value-type="float">
            <text:p>-1.04908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139724" calcext:value-type="float">
            <text:p>0.139724</text:p>
          </table:table-cell>
        </table:table-row>
        <table:table-row table:style-name="ro1">
          <table:table-cell office:value-type="float" office:value="12.535" calcext:value-type="float">
            <text:p>12.535</text:p>
          </table:table-cell>
          <table:table-cell office:value-type="float" office:value="-1.88147" calcext:value-type="float">
            <text:p>-1.88147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.0206578" calcext:value-type="float">
            <text:p>0.0206578</text:p>
          </table:table-cell>
        </table:table-row>
        <table:table-row table:style-name="ro1">
          <table:table-cell office:value-type="float" office:value="12.545" calcext:value-type="float">
            <text:p>12.545</text:p>
          </table:table-cell>
          <table:table-cell office:value-type="float" office:value="-0.930495" calcext:value-type="float">
            <text:p>-0.930495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0.139487" calcext:value-type="float">
            <text:p>0.139487</text:p>
          </table:table-cell>
        </table:table-row>
        <table:table-row table:style-name="ro1">
          <table:table-cell office:value-type="float" office:value="12.555" calcext:value-type="float">
            <text:p>12.555</text:p>
          </table:table-cell>
          <table:table-cell office:value-type="float" office:value="-2.00053" calcext:value-type="float">
            <text:p>-2.00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9:11:03.816038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2T19:15:33.637675346</dc:date>
    <meta:editing-duration>PT4M30S</meta:editing-duration>
    <meta:editing-cycles>1</meta:editing-cycles>
    <meta:document-statistic meta:table-count="1" meta:cell-count="5024" meta:object-count="0"/>
  </office:meta>
</office:document-meta>
</file>